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HeitiTC-Light" svg:font-family="STHeitiTC-Light"/>
    <style:font-face style:name="STSongti-TC-Regular" svg:font-family="STSongti-TC-Regular"/>
    <style:font-face style:name="F" svg:font-family="" style:font-family-generic="roman"/>
    <style:font-face style:name="Times-Roman" svg:font-family="Times-Roman" style:font-family-generic="roman"/>
    <style:font-face style:name="TimesNewRomanPSMT" svg:font-family="TimesNewRomanPSMT" style:font-family-generic="roman"/>
    <style:font-face style:name="Helvetica" svg:font-family="Helvetica"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6mm" fo:break-before="auto" style:use-optimal-row-height="true"/>
    </style:style>
    <style:style style:name="ro3" style:family="table-row">
      <style:table-row-properties style:row-height="5.43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ffffff" fo:border-left="0.06pt solid #000000" fo:border-right="0.99pt solid #000000" fo:border-top="0.06pt solid #000000"/>
      <style:text-properties fo:color="#000000" style:text-outline="false" style:text-line-through-style="none" style:text-line-through-type="none" style:font-name="STHeitiTC-Light"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ackground-color="#ffffff" style:text-align-source="fix" style:repeat-content="false" fo:border-left="0.06pt solid #000000" fo:border-right="0.99pt solid #000000" fo:border-top="0.06pt solid #000000"/>
      <style:paragraph-properties fo:text-align="center"/>
      <style:text-properties fo:color="#000000" style:text-outline="false" style:text-line-through-style="none" style:text-line-through-type="none" style:font-name="TimesNewRomanPSMT"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fo:background-color="#ffffff" fo:border-left="0.06pt solid #000000" fo:border-right="0.99pt solid #000000" fo:border-top="0.06pt solid #000000"/>
      <style:text-properties style:use-window-font-color="true" style:text-outline="false" style:text-line-through-style="none" style:text-line-through-type="none" style:font-name="Helvetica"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fo:background-color="#ffffff" style:text-align-source="fix" style:repeat-content="false" fo:border-left="0.06pt solid #000000" fo:border-right="0.99pt solid #000000" fo:border-top="0.06pt solid #000000"/>
      <style:paragraph-properties fo:text-align="center"/>
      <style:text-properties fo:color="#000000" style:text-outline="false" style:text-line-through-style="none" style:text-line-through-type="none" style:font-name="Helvetica"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6pt solid #000000" fo:background-color="#ffffff" style:text-align-source="fix" style:repeat-content="false" fo:border-left="0.06pt solid #000000" fo:border-right="0.99pt solid #000000" fo:border-top="0.06pt solid #000000"/>
      <style:paragraph-properties fo:text-align="center"/>
      <style:text-properties style:use-window-font-color="true" style:text-outline="false" style:text-line-through-style="none" style:text-line-through-type="none" style:font-name="Helvetica"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6pt solid #000000" fo:background-color="#ffffff" style:text-align-source="fix" style:repeat-content="false" fo:border-left="0.06pt solid #000000" fo:border-right="0.99pt solid #000000" fo:border-top="0.06pt solid #000000"/>
      <style:paragraph-properties fo:text-align="center"/>
      <style:text-properties fo:color="#000000" style:text-outline="false" style:text-line-through-style="none" style:text-line-through-type="none" style:font-name="Times-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fo:background-color="#ffffff" style:text-align-source="fix" style:repeat-content="false" fo:border-left="0.06pt solid #000000" fo:border-right="0.99pt solid #000000" fo:border-top="0.06pt solid #000000"/>
      <style:paragraph-properties fo:text-align="center"/>
      <style:text-properties fo:color="#000000" style:text-outline="false" style:text-line-through-style="none" style:text-line-through-type="none" style:font-name="Times-Roman"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ackground-color="#ffffff" style:text-align-source="fix" style:repeat-content="false" fo:border-left="0.06pt solid #000000" fo:border-right="0.99pt solid #000000" fo:border-top="0.06pt solid #000000"/>
      <style:paragraph-properties fo:text-align="center"/>
      <style:text-properties fo:color="#000000" style:text-outline="false" style:text-line-through-style="none" style:text-line-through-type="none" style:font-name="TimesNewRomanPSMT"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6pt solid #000000" fo:background-color="#c3ffc1" style:text-align-source="fix" style:repeat-content="false" fo:border-left="0.06pt solid #000000" fo:border-right="0.99pt solid #000000" fo:border-top="0.06pt solid #000000"/>
      <style:paragraph-properties fo:text-align="center"/>
      <style:text-properties fo:color="#000000" style:text-outline="false" style:text-line-through-style="none" style:text-line-through-type="none" style:font-name="Helvetica"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ackground-color="#c3ffc1" style:text-align-source="fix" style:repeat-content="false" fo:border-left="0.06pt solid #000000" fo:border-right="0.99pt solid #000000" fo:border-top="0.06pt solid #000000"/>
      <style:paragraph-properties fo:text-align="center"/>
      <style:text-properties style:use-window-font-color="true" style:text-outline="false" style:text-line-through-style="none" style:text-line-through-type="none" style:font-name="Helvetica"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ackground-color="#ffffff" fo:border-left="0.06pt solid #000000" fo:border-right="0.99pt solid #000000" fo:border-top="0.06pt solid #000000"/>
      <style:text-properties fo:color="#000000"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0.06pt solid #000000" fo:background-color="#ffffff" fo:border-left="0.06pt solid #000000" fo:border-right="0.99pt solid #000000" fo:border-top="0.06pt solid #000000"/>
      <style:text-properties fo:color="#000000" style:text-outline="false" style:text-line-through-style="none" style:text-line-through-type="none" style:font-name="STHeitiTC-Light"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0.06pt solid #000000" fo:background-color="#ffffff" style:text-align-source="fix" style:repeat-content="false" fo:border-left="0.06pt solid #000000" fo:border-right="0.99pt solid #000000" fo:border-top="0.06pt solid #000000"/>
      <style:paragraph-properties fo:text-align="center"/>
      <style:text-properties fo:color="#000000" style:text-outline="false" style:text-line-through-style="none" style:text-line-through-type="none" style:font-name="STHeitiTC-Light"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fo:background-color="#ffffff" style:text-align-source="fix" style:repeat-content="false" fo:border-left="0.06pt solid #000000" fo:border-right="0.99pt solid #000000" fo:border-top="0.06pt solid #000000"/>
      <style:paragraph-properties fo:text-align="center"/>
      <style:text-properties fo:color="#000000"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fo:background-color="#ffffff" style:text-align-source="fix" style:repeat-content="false" fo:border-left="0.06pt solid #000000" fo:border-right="0.99pt solid #000000" fo:border-top="0.06pt solid #000000"/>
      <style:paragraph-properties fo:text-align="center"/>
      <style:text-properties fo:color="#000000" style:text-outline="false" style:text-line-through-style="none" style:text-line-through-type="none" style:font-name="STHeitiTC-Light"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06pt solid #000000" fo:background-color="#ffffff" style:text-align-source="fix" style:repeat-content="false" fo:border-left="0.06pt solid #000000" fo:border-right="0.99pt solid #000000" fo:border-top="0.06pt solid #000000"/>
      <style:paragraph-properties fo:text-align="center"/>
      <style:text-properties fo:color="#000000" style:text-outline="false" style:text-line-through-style="none" style:text-line-through-type="none" style:font-name="STSongti-TC-Regular"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06pt solid #000000" fo:background-color="#ffffff" style:text-align-source="fix" style:repeat-content="false" fo:border-left="0.06pt solid #000000" fo:border-right="0.99pt solid #000000" fo:border-top="0.06pt solid #000000"/>
      <style:paragraph-properties fo:text-align="center"/>
      <style:text-properties fo:color="#000000" style:text-outline="false" style:text-line-through-style="none" style:text-line-through-type="none" style:font-name="STSongti-TC-Regular"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06pt solid #000000" fo:background-color="#ffffff" style:text-align-source="fix" style:repeat-content="false" fo:border-left="0.06pt solid #000000" fo:border-right="0.99pt solid #000000" fo:border-top="0.06pt solid #000000"/>
      <style:paragraph-properties fo:text-align="center"/>
      <style:text-properties fo:color="#000000" style:text-outline="false" style:text-line-through-style="none" style:text-line-through-type="none"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06pt solid #000000" fo:background-color="#ffffff" style:text-align-source="fix" style:repeat-content="false" fo:border-left="0.06pt solid #000000" fo:border-right="0.99pt solid #000000" fo:border-top="0.06pt solid #000000"/>
      <style:paragraph-properties fo:text-align="center"/>
      <style:text-properties fo:color="#000000" style:text-outline="false" style:text-line-through-style="none" style:text-line-through-type="none" style:font-name="STSongti-TC-Regular"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fo:background-color="#ffffff" style:text-align-source="fix" style:repeat-content="false" fo:border-left="0.06pt solid #000000" fo:border-right="0.99pt solid #000000" fo:border-top="0.06pt solid #000000"/>
      <style:paragraph-properties fo:text-align="center"/>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0.06pt solid #000000" fo:background-color="#c3ffc1" style:text-align-source="fix" style:repeat-content="false" fo:border-left="0.06pt solid #000000" fo:border-right="0.99pt solid #000000" fo:border-top="0.06pt solid #000000"/>
      <style:paragraph-properties fo:text-align="center"/>
      <style:text-properties fo:color="#000000" style:text-outline="false" style:text-line-through-style="none" style:text-line-through-type="none" style:font-name="STHeitiTC-Light"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06pt solid #000000" fo:background-color="#c3ffc1" style:text-align-source="fix" style:repeat-content="false" fo:border-left="0.06pt solid #000000" fo:border-right="0.99pt solid #000000" fo:border-top="0.06pt solid #000000"/>
      <style:paragraph-properties fo:text-align="center"/>
      <style:text-properties fo:color="#000000"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06pt solid #9a9a9a" style:text-align-source="fix" style:repeat-content="false" fo:border-left="0.06pt solid #000000" fo:border-right="0.99pt solid #9a9a9a" fo:border-top="0.06pt solid #000000"/>
      <style:paragraph-properties fo:text-align="center"/>
      <style:text-properties style:use-window-font-color="true" style:text-outline="false" style:text-line-through-style="none" style:text-line-through-type="none" style:font-name="Helvetica"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0.06pt solid #9a9a9a" style:text-align-source="fix" style:repeat-content="false" fo:border-left="0.06pt solid #000000" fo:border-right="0.99pt solid #9a9a9a" fo:border-top="0.06pt solid #9a9a9a"/>
      <style:paragraph-properties fo:text-align="center"/>
      <style:text-properties style:use-window-font-color="true" style:text-outline="false" style:text-line-through-style="none" style:text-line-through-type="none" style:font-name="Helvetica"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000000" style:font-name="STHeitiTC-Light" fo:font-size="12pt" style:text-underline-style="none" style:text-underline-color="font-color" style:text-outline="false" style:text-position="0%" style:letter-kerning="false" fo:letter-spacing="normal" style:font-name-asian="STHeitiTC-Light" style:font-name-complex="STHeitiTC-Light" style:font-size-asian="12pt" style:font-size-complex="12pt"/>
    </style:style>
    <style:style style:name="T2" style:family="text">
      <style:text-properties fo:color="#000000" fo:font-size="12pt" style:text-underline-style="none" style:text-underline-color="font-color" style:text-outline="false" style:text-position="0%" style:letter-kerning="false" fo:letter-spacing="normal" style:font-size-asian="12pt" style:font-size-complex="12pt" style:font-name="TimesNewRomanPSMT" style:font-name-asian="TimesNewRomanPSMT" style:font-name-complex="TimesNewRomanPSMT"/>
    </style:style>
    <style:style style:name="T3" style:family="text">
      <style:text-properties fo:color="#000000" fo:font-size="12pt" style:text-underline-style="none" style:text-underline-color="font-color" style:text-outline="false" style:text-position="0%" style:letter-kerning="false" fo:letter-spacing="normal" style:font-size-asian="12pt" style:font-size-complex="12pt" style:font-name="STHeitiTC-Light" style:font-name-asian="STHeitiTC-Light" style:font-name-complex="STHeitiTC-Light"/>
    </style:style>
    <style:style style:name="T4" style:family="text">
      <style:text-properties fo:color="#000000" fo:font-size="12pt" style:text-underline-style="none" style:text-underline-color="font-color" style:text-outline="false" style:text-position="0%" style:letter-kerning="false" fo:letter-spacing="normal" style:font-size-asian="12pt" style:font-size-complex="12pt" style:font-name="Helvetica" style:font-name-asian="Helvetica" style:font-name-complex="Helvetica"/>
    </style:style>
    <style:style style:name="T5" style:family="text">
      <style:text-properties fo:color="#000000" style:font-name="STSongti-TC-Regular" fo:font-size="12pt" style:text-underline-style="none" style:text-underline-color="font-color" style:text-outline="false" style:text-position="0%" style:letter-kerning="false" fo:letter-spacing="normal" style:font-name-asian="STSongti-TC-Regular" style:font-name-complex="STSongti-TC-Regular" style:font-size-asian="12pt" style:font-size-complex="12pt"/>
    </style:style>
    <style:style style:name="T6" style:family="text">
      <style:text-properties fo:color="#000000" fo:font-size="12pt" style:text-underline-style="none" style:text-underline-color="font-color" style:text-outline="false" style:text-position="0%" style:letter-kerning="false" fo:letter-spacing="normal" style:font-size-asian="12pt" style:font-size-complex="12pt" style:font-name="Times-Roman" style:font-name-asian="Times-Roman" style:font-name-complex="Times-Roman"/>
    </style:style>
    <style:style style:name="T7" style:family="text">
      <style:text-properties fo:color="#000000" fo:font-size="12pt" style:text-underline-style="none" style:text-underline-color="font-color" style:text-outline="false" style:text-position="0%" style:letter-kerning="false" fo:letter-spacing="normal" style:font-size-asian="12pt" style:font-size-complex="12pt" style:font-name="STSongti-TC-Regular" style:font-name-asian="STSongti-TC-Regular" style:font-name-complex="STSongti-TC-Regular"/>
    </style:style>
    <style:style style:name="T8" style:family="text">
      <style:text-properties fo:color="#000000" style:font-name="STSongti-TC-Regular" fo:font-size="11pt" style:text-underline-style="none" style:text-underline-color="font-color" style:text-outline="false" style:text-position="0%" style:letter-kerning="false" fo:letter-spacing="normal" style:font-name-asian="STSongti-TC-Regular" style:font-name-complex="STSongti-TC-Regular" style:font-size-asian="11pt" style:font-size-complex="11pt"/>
    </style:style>
    <style:style style:name="T9" style:family="text">
      <style:text-properties fo:color="#000000" fo:font-size="11pt" style:text-underline-style="none" style:text-underline-color="font-color" style:text-outline="false" style:text-position="0%" style:letter-kerning="false" fo:letter-spacing="normal" style:font-size-asian="11pt" style:font-size-complex="11pt" style:font-name="Times-Roman" style:font-name-asian="Times-Roman" style:font-name-complex="Times-Roman"/>
    </style:style>
    <style:style style:name="T10" style:family="text">
      <style:text-properties fo:color="#000000" fo:font-size="11pt" style:text-underline-style="none" style:text-underline-color="font-color" style:text-outline="false" style:text-position="0%" style:letter-kerning="false" fo:letter-spacing="normal" style:font-size-asian="11pt" style:font-size-complex="11pt" style:font-name="STSongti-TC-Regular" style:font-name-asian="STSongti-TC-Regular" style:font-name-complex="STSongti-TC-Regular"/>
    </style:style>
    <style:style style:name="T11" style:family="text">
      <style:text-properties fo:color="#000000" style:font-name="STSongti-TC-Regular" fo:font-size="10pt" style:text-underline-style="none" style:text-underline-color="font-color" style:text-outline="false" style:text-position="0%" style:letter-kerning="false" fo:letter-spacing="normal" style:font-name-asian="STSongti-TC-Regular" style:font-name-complex="STSongti-TC-Regular" style:font-size-asian="10pt" style:font-size-complex="10pt"/>
    </style:style>
    <style:style style:name="T12" style:family="text">
      <style:text-properties fo:color="#000000" fo:font-size="10pt" style:text-underline-style="none" style:text-underline-color="font-color" style:text-outline="false" style:text-position="0%" style:letter-kerning="false" fo:letter-spacing="normal" style:font-size-asian="10pt" style:font-size-complex="10pt" style:font-name="TimesNewRomanPSMT" style:font-name-asian="TimesNewRomanPSMT" style:font-name-complex="TimesNewRomanPSMT"/>
    </style:style>
    <style:style style:name="T13" style:family="text">
      <style:text-properties fo:color="#000000" fo:font-size="10pt" style:text-underline-style="none" style:text-underline-color="font-color" style:text-outline="false" style:text-position="0%" style:letter-kerning="false" fo:letter-spacing="normal" style:font-size-asian="10pt" style:font-size-complex="10pt" style:font-name="STSongti-TC-Regular" style:font-name-asian="STSongti-TC-Regular" style:font-name-complex="STSongti-TC-Regular"/>
    </style:style>
    <style:style style:name="T14" style:family="text">
      <style:text-properties fo:color="#000000" fo:font-size="10pt" style:text-underline-style="none" style:text-underline-color="font-color" style:text-outline="false" style:text-position="0%" style:letter-kerning="false" fo:letter-spacing="normal" style:font-size-asian="10pt" style:font-size-complex="10pt" style:font-name="Times-Roman" style:font-name-asian="Times-Roman" style:font-name-complex="Times-Roman"/>
    </style:style>
    <style:style style:name="T15" style:family="text">
      <style:text-properties fo:color="#000000" style:font-name="STHeitiTC-Light" fo:font-size="11pt" style:text-underline-style="none" style:text-underline-color="font-color" style:text-outline="false" style:text-position="0%" style:letter-kerning="false" fo:letter-spacing="normal" style:font-name-asian="STHeitiTC-Light" style:font-name-complex="STHeitiTC-Light" style:font-size-asian="11pt" style:font-size-complex="11pt"/>
    </style:style>
    <style:style style:name="T16" style:family="text">
      <style:text-properties fo:color="#000000" fo:font-size="11pt" style:text-underline-style="none" style:text-underline-color="font-color" style:text-outline="false" style:text-position="0%" style:letter-kerning="false" fo:letter-spacing="normal" style:font-size-asian="11pt" style:font-size-complex="11pt" style:font-name="Helvetica" style:font-name-asian="Helvetica" style:font-name-complex="Helvetica"/>
    </style:style>
    <style:style style:name="T17" style:family="text">
      <style:text-properties fo:color="#000000" fo:font-size="11pt" style:text-underline-style="none" style:text-underline-color="font-color" style:text-outline="false" style:text-position="0%" style:letter-kerning="false" fo:letter-spacing="normal" style:font-size-asian="11pt" style:font-size-complex="11pt" style:font-name="STHeitiTC-Light" style:font-name-asian="STHeitiTC-Light" style:font-name-complex="STHeitiTC-Light"/>
    </style:style>
    <style:style style:name="T18" style:family="text">
      <style:text-properties fo:color="#000000" style:font-name="TimesNewRomanPSMT" fo:font-size="12pt" style:text-underline-style="none" style:text-underline-color="font-color" style:text-outline="false" style:text-position="0%" style:letter-kerning="false" fo:letter-spacing="normal" style:font-name-asian="TimesNewRomanPSMT" style:font-name-complex="TimesNewRomanPSMT" style:font-size-asian="12pt" style:font-size-complex="12pt"/>
    </style:style>
    <style:style style:name="T19" style:family="text">
      <style:text-properties fo:color="#000000" style:font-name="Helvetica" fo:font-size="12pt" style:text-underline-style="none" style:text-underline-color="font-color" style:text-outline="false" style:text-position="0%" style:letter-kerning="false" fo:letter-spacing="normal" style:font-name-asian="Helvetica" style:font-name-complex="Helvetica" style:font-size-asian="12pt" style:font-size-complex="12pt"/>
    </style:style>
    <style:style style:name="T20" style:family="text">
      <style:text-properties fo:color="#000000" style:font-name="Times-Roman" fo:font-size="12pt" style:text-underline-style="none" style:text-underline-color="font-color" style:text-outline="false" style:text-position="0%" style:letter-kerning="false" fo:letter-spacing="normal" style:font-name-asian="Times-Roman" style:font-name-complex="Times-Roman" style:font-size-asian="12pt" style:font-size-complex="12pt"/>
    </style:style>
    <style:style style:name="T21" style:family="text">
      <style:text-properties fo:color="#000000" style:font-name="Times-Roman" fo:font-size="11pt" style:text-underline-style="none" style:text-underline-color="font-color" style:text-outline="false" style:text-position="0%" style:letter-kerning="false" fo:letter-spacing="normal" style:font-name-asian="Times-Roman" style:font-name-complex="Times-Roman" style:font-size-asian="11pt" style:font-size-complex="11pt"/>
    </style:style>
    <style:style style:name="T22" style:family="text">
      <style:text-properties fo:color="#000000" style:font-name="TimesNewRomanPSMT" fo:font-size="10pt" style:text-underline-style="none" style:text-underline-color="font-color" style:text-outline="false" style:text-position="0%" style:letter-kerning="false" fo:letter-spacing="normal" style:font-name-asian="TimesNewRomanPSMT" style:font-name-complex="TimesNewRomanPSMT" style:font-size-asian="10pt" style:font-size-complex="10pt"/>
    </style:style>
  </office:automatic-styles>
  <office:body>
    <office:spreadsheet>
      <table:table table:name="Sheet1" table:style-name="ta1">
        <table:table-column table:style-name="co1" table:number-columns-repeated="2" table:default-cell-style-name="ce5"/>
        <table:table-column table:style-name="co1" table:default-cell-style-name="ce14"/>
        <table:table-column table:style-name="co1" table:default-cell-style-name="ce16"/>
        <table:table-column table:style-name="co1" table:number-columns-repeated="2" table:default-cell-style-name="ce14"/>
        <table:table-column table:style-name="co1" table:default-cell-style-name="ce24"/>
        <table:table-row table:style-name="ro1">
          <table:table-cell table:style-name="ce1" office:value-type="string" calcext:value-type="string">
            <text:p>項次</text:p>
          </table:table-cell>
          <table:table-cell table:style-name="ce11" office:value-type="string" calcext:value-type="string">
            <text:p><text:span text:style-name="T1">事業單位</text:span><text:span text:style-name="T2">/</text:span><text:span text:style-name="T3">事業主</text:span></text:p>
          </table:table-cell>
          <table:table-cell table:style-name="ce1" office:value-type="string" calcext:value-type="string">
            <text:p>違反法令條款</text:p>
          </table:table-cell>
          <table:table-cell table:style-name="ce1" office:value-type="string" calcext:value-type="string">
            <text:p>違反法規內容</text:p>
          </table:table-cell>
          <table:table-cell table:style-name="ce1" office:value-type="string" calcext:value-type="string">
            <text:p>處分書文號</text:p>
          </table:table-cell>
          <table:table-cell table:style-name="ce1" office:value-type="string" calcext:value-type="string">
            <text:p>處分日期</text:p>
          </table:table-cell>
          <table:table-cell table:style-name="ce1" office:value-type="string" calcext:value-type="string">
            <text:p>備註</text:p>
          </table:table-cell>
        </table:table-row>
        <table:table-row table:style-name="ro1">
          <table:table-cell table:style-name="ce2" office:value-type="float" office:value="1" calcext:value-type="float">
            <text:p>1</text:p>
          </table:table-cell>
          <table:table-cell table:style-name="ce1" office:value-type="string" calcext:value-type="string">
            <text:p>正隆股份有限公司</text:p>
          </table:table-cell>
          <table:table-cell table:style-name="ce11" office:value-type="string" calcext:value-type="string">
            <text:p><text:span text:style-name="T1">勞基法第</text:span><text:span text:style-name="T2">32</text:span><text:span text:style-name="T3">條第</text:span><text:span text:style-name="T2">2</text:span><text:span text:style-name="T3">項</text:span></text:p>
          </table:table-cell>
          <table:table-cell table:style-name="ce1" office:value-type="string" calcext:value-type="string">
            <text:p>延長工作時間超過法令規定。</text:p>
          </table:table-cell>
          <table:table-cell table:style-name="ce11" office:value-type="string" calcext:value-type="string">
            <text:p><text:span text:style-name="T1">北府勞條字第</text:span><text:span text:style-name="T2">1023076834</text:span><text:span text:style-name="T3">號函</text:span></text:p>
          </table:table-cell>
          <table:table-cell table:style-name="ce11" office:value-type="string" calcext:value-type="string">
            <text:p><text:span text:style-name="T18">102</text:span><text:span text:style-name="T3">年</text:span><text:span text:style-name="T2">11</text:span><text:span text:style-name="T3">月</text:span><text:span text:style-name="T2">15</text:span><text:span text:style-name="T3">日</text:span></text:p>
          </table:table-cell>
          <table:table-cell table:style-name="ce3"/>
        </table:table-row>
        <table:table-row table:style-name="ro1">
          <table:table-cell table:style-name="ce3" table:number-columns-repeated="2"/>
          <table:table-cell table:style-name="ce11" office:value-type="string" calcext:value-type="string">
            <text:p><text:span text:style-name="T1">勞基法第</text:span><text:span text:style-name="T2">36</text:span><text:span text:style-name="T3">條</text:span></text:p>
          </table:table-cell>
          <table:table-cell table:style-name="ce1" office:value-type="string" calcext:value-type="string">
            <text:p>每七日中未有一日之休息作為例假。</text:p>
          </table:table-cell>
          <table:table-cell table:style-name="ce11" office:value-type="string" calcext:value-type="string">
            <text:p><text:span text:style-name="T1">北府勞條字第</text:span><text:span text:style-name="T2">10230768341</text:span><text:span text:style-name="T3">號函</text:span></text:p>
          </table:table-cell>
          <table:table-cell table:style-name="ce11" office:value-type="string" calcext:value-type="string">
            <text:p><text:span text:style-name="T18">102</text:span><text:span text:style-name="T3">年</text:span><text:span text:style-name="T2">11</text:span><text:span text:style-name="T3">月</text:span><text:span text:style-name="T2">15</text:span><text:span text:style-name="T3">日</text:span></text:p>
          </table:table-cell>
          <table:table-cell table:style-name="ce3"/>
        </table:table-row>
        <table:table-row table:style-name="ro1">
          <table:table-cell table:style-name="ce2" office:value-type="float" office:value="2" calcext:value-type="float">
            <text:p>2</text:p>
          </table:table-cell>
          <table:table-cell table:style-name="ce1" office:value-type="string" calcext:value-type="string">
            <text:p>宏普科技股份有限公司</text:p>
          </table:table-cell>
          <table:table-cell table:style-name="ce11" office:value-type="string" calcext:value-type="string">
            <text:p><text:span text:style-name="T1">勞基法第</text:span><text:span text:style-name="T2">24</text:span><text:span text:style-name="T3">條</text:span></text:p>
          </table:table-cell>
          <table:table-cell table:style-name="ce1" office:value-type="string" calcext:value-type="string">
            <text:p>延長工作時間未依規定加給工資。</text:p>
          </table:table-cell>
          <table:table-cell table:style-name="ce11" office:value-type="string" calcext:value-type="string">
            <text:p><text:span text:style-name="T1">北府勞條字第</text:span><text:span text:style-name="T2">1023006073</text:span><text:span text:style-name="T3">號函</text:span></text:p>
          </table:table-cell>
          <table:table-cell table:style-name="ce11" office:value-type="string" calcext:value-type="string">
            <text:p><text:span text:style-name="T18">102</text:span><text:span text:style-name="T3">年</text:span><text:span text:style-name="T2">11</text:span><text:span text:style-name="T3">月</text:span><text:span text:style-name="T2">05</text:span><text:span text:style-name="T3">日</text:span></text:p>
          </table:table-cell>
          <table:table-cell table:style-name="ce3"/>
        </table:table-row>
        <table:table-row table:style-name="ro1">
          <table:table-cell table:style-name="ce3" table:number-columns-repeated="2"/>
          <table:table-cell table:style-name="ce11" office:value-type="string" calcext:value-type="string">
            <text:p><text:span text:style-name="T1">勞基法第</text:span><text:span text:style-name="T2">30</text:span><text:span text:style-name="T3">條第</text:span><text:span text:style-name="T2">5</text:span><text:span text:style-name="T3">項</text:span></text:p>
          </table:table-cell>
          <table:table-cell table:style-name="ce1" office:value-type="string" calcext:value-type="string">
            <text:p>未依規定置備勞工出勤紀錄表。</text:p>
          </table:table-cell>
          <table:table-cell table:style-name="ce11" office:value-type="string" calcext:value-type="string">
            <text:p><text:span text:style-name="T1">北府勞條字第</text:span><text:span text:style-name="T2">10230060731</text:span><text:span text:style-name="T3">號函</text:span></text:p>
          </table:table-cell>
          <table:table-cell table:style-name="ce11" office:value-type="string" calcext:value-type="string">
            <text:p><text:span text:style-name="T18">102</text:span><text:span text:style-name="T3">年</text:span><text:span text:style-name="T2">11</text:span><text:span text:style-name="T3">月</text:span><text:span text:style-name="T2">05</text:span><text:span text:style-name="T3">日</text:span></text:p>
          </table:table-cell>
          <table:table-cell table:style-name="ce3"/>
        </table:table-row>
        <table:table-row table:style-name="ro1">
          <table:table-cell table:style-name="ce3" table:number-columns-repeated="2"/>
          <table:table-cell table:style-name="ce11" office:value-type="string" calcext:value-type="string">
            <text:p><text:span text:style-name="T1">勞基法第</text:span><text:span text:style-name="T2">32</text:span><text:span text:style-name="T3">條第</text:span><text:span text:style-name="T2">2</text:span><text:span text:style-name="T3">項</text:span></text:p>
          </table:table-cell>
          <table:table-cell table:style-name="ce1" office:value-type="string" calcext:value-type="string">
            <text:p>延長工作時間超過法令規定。</text:p>
          </table:table-cell>
          <table:table-cell table:style-name="ce11" office:value-type="string" calcext:value-type="string">
            <text:p><text:span text:style-name="T1">北府勞條字第</text:span><text:span text:style-name="T2">10230060732</text:span><text:span text:style-name="T3">號函</text:span></text:p>
          </table:table-cell>
          <table:table-cell table:style-name="ce11" office:value-type="string" calcext:value-type="string">
            <text:p><text:span text:style-name="T18">102</text:span><text:span text:style-name="T3">年</text:span><text:span text:style-name="T2">11</text:span><text:span text:style-name="T3">月</text:span><text:span text:style-name="T2">05</text:span><text:span text:style-name="T3">日</text:span></text:p>
          </table:table-cell>
          <table:table-cell table:style-name="ce3"/>
        </table:table-row>
        <table:table-row table:style-name="ro1">
          <table:table-cell table:style-name="ce2" office:value-type="float" office:value="3" calcext:value-type="float">
            <text:p>3</text:p>
          </table:table-cell>
          <table:table-cell table:style-name="ce1" office:value-type="string" calcext:value-type="string">
            <text:p>南亞科技股份有限公司</text:p>
          </table:table-cell>
          <table:table-cell table:style-name="ce11" office:value-type="string" calcext:value-type="string">
            <text:p><text:span text:style-name="T1">勞基法第</text:span><text:span text:style-name="T2">24</text:span><text:span text:style-name="T3">條</text:span></text:p>
          </table:table-cell>
          <table:table-cell table:style-name="ce1" office:value-type="string" calcext:value-type="string">
            <text:p>延長工作時間未依規定加給工資。</text:p>
          </table:table-cell>
          <table:table-cell table:style-name="ce11" office:value-type="string" calcext:value-type="string">
            <text:p><text:span text:style-name="T1">北府勞條字第</text:span><text:span text:style-name="T2">1023129801</text:span><text:span text:style-name="T3">號函</text:span></text:p>
          </table:table-cell>
          <table:table-cell table:style-name="ce11" office:value-type="string" calcext:value-type="string">
            <text:p><text:span text:style-name="T18">102</text:span><text:span text:style-name="T3">年</text:span><text:span text:style-name="T2">11</text:span><text:span text:style-name="T3">月</text:span><text:span text:style-name="T2">28</text:span><text:span text:style-name="T3">日</text:span></text:p>
          </table:table-cell>
          <table:table-cell table:style-name="ce3"/>
        </table:table-row>
        <table:table-row table:style-name="ro1">
          <table:table-cell table:style-name="ce3" table:number-columns-repeated="2"/>
          <table:table-cell table:style-name="ce11" office:value-type="string" calcext:value-type="string">
            <text:p><text:span text:style-name="T1">勞基法第</text:span><text:span text:style-name="T2">32</text:span><text:span text:style-name="T3">條第</text:span><text:span text:style-name="T2">2</text:span><text:span text:style-name="T3">項</text:span></text:p>
          </table:table-cell>
          <table:table-cell table:style-name="ce1" office:value-type="string" calcext:value-type="string">
            <text:p>延長工作時間超過法令規定。</text:p>
          </table:table-cell>
          <table:table-cell table:style-name="ce11" office:value-type="string" calcext:value-type="string">
            <text:p><text:span text:style-name="T1">北府勞條字第</text:span><text:span text:style-name="T2">10231298011</text:span><text:span text:style-name="T3">號函</text:span></text:p>
          </table:table-cell>
          <table:table-cell table:style-name="ce11" office:value-type="string" calcext:value-type="string">
            <text:p><text:span text:style-name="T18">102</text:span><text:span text:style-name="T3">年</text:span><text:span text:style-name="T2">11</text:span><text:span text:style-name="T3">月</text:span><text:span text:style-name="T2">28</text:span><text:span text:style-name="T3">日</text:span></text:p>
          </table:table-cell>
          <table:table-cell table:style-name="ce3"/>
        </table:table-row>
        <table:table-row table:style-name="ro1">
          <table:table-cell table:style-name="ce2" office:value-type="float" office:value="4" calcext:value-type="float">
            <text:p>4</text:p>
          </table:table-cell>
          <table:table-cell table:style-name="ce1" office:value-type="string" calcext:value-type="string">
            <text:p>相互股份有限公司</text:p>
          </table:table-cell>
          <table:table-cell table:style-name="ce11" office:value-type="string" calcext:value-type="string">
            <text:p><text:span text:style-name="T1">勞基法第</text:span><text:span text:style-name="T2">32</text:span><text:span text:style-name="T3">條第</text:span><text:span text:style-name="T2">2</text:span><text:span text:style-name="T3">項</text:span></text:p>
          </table:table-cell>
          <table:table-cell table:style-name="ce1" office:value-type="string" calcext:value-type="string">
            <text:p>延長工作時間超過法令規定。</text:p>
          </table:table-cell>
          <table:table-cell table:style-name="ce11" office:value-type="string" calcext:value-type="string">
            <text:p><text:span text:style-name="T1">北府勞條字第</text:span><text:span text:style-name="T2">1023340132</text:span><text:span text:style-name="T3">號函</text:span></text:p>
          </table:table-cell>
          <table:table-cell table:style-name="ce11" office:value-type="string" calcext:value-type="string">
            <text:p><text:span text:style-name="T18">102</text:span><text:span text:style-name="T3">年</text:span><text:span text:style-name="T2">12</text:span><text:span text:style-name="T3">月</text:span><text:span text:style-name="T2">31</text:span><text:span text:style-name="T3">日</text:span></text:p>
          </table:table-cell>
          <table:table-cell table:style-name="ce3"/>
        </table:table-row>
        <table:table-row table:style-name="ro1">
          <table:table-cell table:style-name="ce2" office:value-type="float" office:value="5" calcext:value-type="float">
            <text:p>5</text:p>
          </table:table-cell>
          <table:table-cell table:style-name="ce1" office:value-type="string" calcext:value-type="string">
            <text:p>凌華科技股份有限公司</text:p>
          </table:table-cell>
          <table:table-cell table:style-name="ce11" office:value-type="string" calcext:value-type="string">
            <text:p><text:span text:style-name="T1">勞基法第</text:span><text:span text:style-name="T2">32</text:span><text:span text:style-name="T3">條第</text:span><text:span text:style-name="T2">2</text:span><text:span text:style-name="T3">項</text:span></text:p>
          </table:table-cell>
          <table:table-cell table:style-name="ce1" office:value-type="string" calcext:value-type="string">
            <text:p>延長工作時間超過法令規定。</text:p>
          </table:table-cell>
          <table:table-cell table:style-name="ce11" office:value-type="string" calcext:value-type="string">
            <text:p><text:span text:style-name="T1">北府勞條字第</text:span><text:span text:style-name="T2">1022982068</text:span><text:span text:style-name="T3">號函</text:span></text:p>
          </table:table-cell>
          <table:table-cell table:style-name="ce11" office:value-type="string" calcext:value-type="string">
            <text:p><text:span text:style-name="T18">102</text:span><text:span text:style-name="T3">年</text:span><text:span text:style-name="T2">11</text:span><text:span text:style-name="T3">月</text:span><text:span text:style-name="T2">04</text:span><text:span text:style-name="T3">日</text:span></text:p>
          </table:table-cell>
          <table:table-cell table:style-name="ce3"/>
        </table:table-row>
        <table:table-row table:style-name="ro1">
          <table:table-cell table:style-name="ce2" office:value-type="float" office:value="6" calcext:value-type="float">
            <text:p>6</text:p>
          </table:table-cell>
          <table:table-cell table:style-name="ce1" office:value-type="string" calcext:value-type="string">
            <text:p>國泰醫療財團法人國泰綜合醫院</text:p>
          </table:table-cell>
          <table:table-cell table:style-name="ce11" office:value-type="string" calcext:value-type="string">
            <text:p><text:span text:style-name="T1">勞基法第</text:span><text:span text:style-name="T2">24</text:span><text:span text:style-name="T3">條</text:span></text:p>
          </table:table-cell>
          <table:table-cell table:style-name="ce1" office:value-type="string" calcext:value-type="string">
            <text:p>延長工作時間未依規定加給工資。</text:p>
          </table:table-cell>
          <table:table-cell table:style-name="ce11" office:value-type="string" calcext:value-type="string">
            <text:p><text:span text:style-name="T1">北府勞條字第</text:span><text:span text:style-name="T2">1023065837</text:span><text:span text:style-name="T3">號函</text:span></text:p>
          </table:table-cell>
          <table:table-cell table:style-name="ce11" office:value-type="string" calcext:value-type="string">
            <text:p><text:span text:style-name="T18">102</text:span><text:span text:style-name="T3">年</text:span><text:span text:style-name="T2">11</text:span><text:span text:style-name="T3">月</text:span><text:span text:style-name="T2">19</text:span><text:span text:style-name="T3">日</text:span></text:p>
          </table:table-cell>
          <table:table-cell table:style-name="ce3"/>
        </table:table-row>
        <table:table-row table:style-name="ro1">
          <table:table-cell table:style-name="ce2" office:value-type="float" office:value="7" calcext:value-type="float">
            <text:p>7</text:p>
          </table:table-cell>
          <table:table-cell table:style-name="ce1" office:value-type="string" calcext:value-type="string">
            <text:p>統一速達股份有限公司</text:p>
          </table:table-cell>
          <table:table-cell table:style-name="ce11" office:value-type="string" calcext:value-type="string">
            <text:p><text:span text:style-name="T1">勞基法第</text:span><text:span text:style-name="T2">32</text:span><text:span text:style-name="T3">條第</text:span><text:span text:style-name="T2">2</text:span><text:span text:style-name="T3">項</text:span></text:p>
          </table:table-cell>
          <table:table-cell table:style-name="ce1" office:value-type="string" calcext:value-type="string">
            <text:p>延長工作時間超過法令規定。</text:p>
          </table:table-cell>
          <table:table-cell table:style-name="ce11" office:value-type="string" calcext:value-type="string">
            <text:p><text:span text:style-name="T1">北府勞條字第</text:span><text:span text:style-name="T2">1023294489</text:span><text:span text:style-name="T3">號函</text:span></text:p>
          </table:table-cell>
          <table:table-cell table:style-name="ce11" office:value-type="string" calcext:value-type="string">
            <text:p><text:span text:style-name="T18">102</text:span><text:span text:style-name="T3">年</text:span><text:span text:style-name="T2">12</text:span><text:span text:style-name="T3">月</text:span><text:span text:style-name="T2">17</text:span><text:span text:style-name="T3">日</text:span></text:p>
          </table:table-cell>
          <table:table-cell table:style-name="ce3"/>
        </table:table-row>
        <table:table-row table:style-name="ro1">
          <table:table-cell table:style-name="ce3" table:number-columns-repeated="2"/>
          <table:table-cell table:style-name="ce11" office:value-type="string" calcext:value-type="string">
            <text:p><text:span text:style-name="T1">勞基法第</text:span><text:span text:style-name="T2">36</text:span><text:span text:style-name="T3">條</text:span></text:p>
          </table:table-cell>
          <table:table-cell table:style-name="ce1" office:value-type="string" calcext:value-type="string">
            <text:p>每七日中未有一日之休息作為例假。</text:p>
          </table:table-cell>
          <table:table-cell table:style-name="ce11" office:value-type="string" calcext:value-type="string">
            <text:p><text:span text:style-name="T1">北府勞條字第</text:span><text:span text:style-name="T2">10232944891</text:span><text:span text:style-name="T3">號函</text:span></text:p>
          </table:table-cell>
          <table:table-cell table:style-name="ce11" office:value-type="string" calcext:value-type="string">
            <text:p><text:span text:style-name="T18">102</text:span><text:span text:style-name="T3">年</text:span><text:span text:style-name="T2">12</text:span><text:span text:style-name="T3">月</text:span><text:span text:style-name="T2">17</text:span><text:span text:style-name="T3">日</text:span></text:p>
          </table:table-cell>
          <table:table-cell table:style-name="ce3"/>
        </table:table-row>
        <table:table-row table:style-name="ro1">
          <table:table-cell table:style-name="ce2" office:value-type="float" office:value="8" calcext:value-type="float">
            <text:p>8</text:p>
          </table:table-cell>
          <table:table-cell table:style-name="ce1" office:value-type="string" calcext:value-type="string">
            <text:p>紫羅軒婚紗攝影有限公司</text:p>
          </table:table-cell>
          <table:table-cell table:style-name="ce11" office:value-type="string" calcext:value-type="string">
            <text:p><text:span text:style-name="T1">勞基法第</text:span><text:span text:style-name="T2">7</text:span><text:span text:style-name="T3">條</text:span></text:p>
          </table:table-cell>
          <table:table-cell table:style-name="ce1" office:value-type="string" calcext:value-type="string">
            <text:p>未依規定置備勞工名卡。</text:p>
          </table:table-cell>
          <table:table-cell table:style-name="ce11" office:value-type="string" calcext:value-type="string">
            <text:p><text:span text:style-name="T1">北府勞條字第</text:span><text:span text:style-name="T2">1023065831</text:span><text:span text:style-name="T3">號函</text:span></text:p>
          </table:table-cell>
          <table:table-cell table:style-name="ce11" office:value-type="string" calcext:value-type="string">
            <text:p><text:span text:style-name="T18">102</text:span><text:span text:style-name="T3">年</text:span><text:span text:style-name="T2">11</text:span><text:span text:style-name="T3">月</text:span><text:span text:style-name="T2">20</text:span><text:span text:style-name="T3">日</text:span></text:p>
          </table:table-cell>
          <table:table-cell table:style-name="ce3"/>
        </table:table-row>
        <table:table-row table:style-name="ro1">
          <table:table-cell table:style-name="ce3" table:number-columns-repeated="2"/>
          <table:table-cell table:style-name="ce11" office:value-type="string" calcext:value-type="string">
            <text:p><text:span text:style-name="T1">勞基法第</text:span><text:span text:style-name="T2">23</text:span><text:span text:style-name="T3">條第</text:span><text:span text:style-name="T2">1</text:span><text:span text:style-name="T3">項</text:span></text:p>
          </table:table-cell>
          <table:table-cell table:style-name="ce1" office:value-type="string" calcext:value-type="string">
            <text:p>工資未定期給付勞工。</text:p>
          </table:table-cell>
          <table:table-cell table:style-name="ce11" office:value-type="string" calcext:value-type="string">
            <text:p><text:span text:style-name="T1">北府勞條字第</text:span><text:span text:style-name="T2">10230658311</text:span><text:span text:style-name="T3">號函</text:span></text:p>
          </table:table-cell>
          <table:table-cell table:style-name="ce11" office:value-type="string" calcext:value-type="string">
            <text:p><text:span text:style-name="T18">102</text:span><text:span text:style-name="T3">年</text:span><text:span text:style-name="T2">11</text:span><text:span text:style-name="T3">月</text:span><text:span text:style-name="T2">20</text:span><text:span text:style-name="T3">日</text:span></text:p>
          </table:table-cell>
          <table:table-cell table:style-name="ce3"/>
        </table:table-row>
        <table:table-row table:style-name="ro1">
          <table:table-cell table:style-name="ce3" table:number-columns-repeated="2"/>
          <table:table-cell table:style-name="ce11" office:value-type="string" calcext:value-type="string">
            <text:p><text:span text:style-name="T1">勞基法第</text:span><text:span text:style-name="T2">30</text:span><text:span text:style-name="T3">條第</text:span><text:span text:style-name="T2">5</text:span><text:span text:style-name="T3">項</text:span></text:p>
          </table:table-cell>
          <table:table-cell table:style-name="ce1" office:value-type="string" calcext:value-type="string">
            <text:p>未依規定置備勞工出勤紀錄表。</text:p>
          </table:table-cell>
          <table:table-cell table:style-name="ce11" office:value-type="string" calcext:value-type="string">
            <text:p><text:span text:style-name="T1">北府勞條字第</text:span><text:span text:style-name="T2">10230658312</text:span><text:span text:style-name="T3">號函</text:span></text:p>
          </table:table-cell>
          <table:table-cell table:style-name="ce11" office:value-type="string" calcext:value-type="string">
            <text:p><text:span text:style-name="T18">102</text:span><text:span text:style-name="T3">年</text:span><text:span text:style-name="T2">11</text:span><text:span text:style-name="T3">月</text:span><text:span text:style-name="T2">20</text:span><text:span text:style-name="T3">日</text:span></text:p>
          </table:table-cell>
          <table:table-cell table:style-name="ce3"/>
        </table:table-row>
        <table:table-row table:style-name="ro1">
          <table:table-cell table:style-name="ce2" office:value-type="float" office:value="9" calcext:value-type="float">
            <text:p>9</text:p>
          </table:table-cell>
          <table:table-cell table:style-name="ce1" office:value-type="string" calcext:value-type="string">
            <text:p>勤力國際股份有限公司</text:p>
          </table:table-cell>
          <table:table-cell table:style-name="ce11" office:value-type="string" calcext:value-type="string">
            <text:p><text:span text:style-name="T1">勞基法第</text:span><text:span text:style-name="T2">36</text:span><text:span text:style-name="T3">條</text:span></text:p>
          </table:table-cell>
          <table:table-cell table:style-name="ce1" office:value-type="string" calcext:value-type="string">
            <text:p>每七日中未有一日之休息作為例假。</text:p>
          </table:table-cell>
          <table:table-cell table:style-name="ce11" office:value-type="string" calcext:value-type="string">
            <text:p><text:span text:style-name="T1">北府勞條字第</text:span><text:span text:style-name="T2">1023340117</text:span><text:span text:style-name="T3">號函</text:span></text:p>
          </table:table-cell>
          <table:table-cell table:style-name="ce11" office:value-type="string" calcext:value-type="string">
            <text:p><text:span text:style-name="T18">102</text:span><text:span text:style-name="T3">年</text:span><text:span text:style-name="T2">12</text:span><text:span text:style-name="T3">月</text:span><text:span text:style-name="T2">31</text:span><text:span text:style-name="T3">日</text:span></text:p>
          </table:table-cell>
          <table:table-cell table:style-name="ce3"/>
        </table:table-row>
        <table:table-row table:style-name="ro1">
          <table:table-cell table:style-name="ce2" office:value-type="float" office:value="10" calcext:value-type="float">
            <text:p>10</text:p>
          </table:table-cell>
          <table:table-cell table:style-name="ce1" office:value-type="string" calcext:value-type="string">
            <text:p>詩德登開發有限公司</text:p>
          </table:table-cell>
          <table:table-cell table:style-name="ce11" office:value-type="string" calcext:value-type="string">
            <text:p><text:span text:style-name="T1">勞基法第</text:span><text:span text:style-name="T2">24</text:span><text:span text:style-name="T3">條</text:span></text:p>
          </table:table-cell>
          <table:table-cell table:style-name="ce1" office:value-type="string" calcext:value-type="string">
            <text:p>延長工作時間未依規定加給工資。</text:p>
          </table:table-cell>
          <table:table-cell table:style-name="ce11" office:value-type="string" calcext:value-type="string">
            <text:p><text:span text:style-name="T1">北府勞條字第</text:span><text:span text:style-name="T2">1023109692</text:span><text:span text:style-name="T3">號函</text:span></text:p>
          </table:table-cell>
          <table:table-cell table:style-name="ce11" office:value-type="string" calcext:value-type="string">
            <text:p><text:span text:style-name="T18">102</text:span><text:span text:style-name="T3">年</text:span><text:span text:style-name="T2">11</text:span><text:span text:style-name="T3">月</text:span><text:span text:style-name="T2">22</text:span><text:span text:style-name="T3">日</text:span></text:p>
          </table:table-cell>
          <table:table-cell table:style-name="ce3"/>
        </table:table-row>
        <table:table-row table:style-name="ro1">
          <table:table-cell table:style-name="ce3" table:number-columns-repeated="2"/>
          <table:table-cell table:style-name="ce11" office:value-type="string" calcext:value-type="string">
            <text:p><text:span text:style-name="T1">勞基法第</text:span><text:span text:style-name="T2">38</text:span><text:span text:style-name="T3">條</text:span></text:p>
          </table:table-cell>
          <table:table-cell table:style-name="ce1" office:value-type="string" calcext:value-type="string">
            <text:p>未依規定給予特別休假。</text:p>
          </table:table-cell>
          <table:table-cell table:style-name="ce11" office:value-type="string" calcext:value-type="string">
            <text:p><text:span text:style-name="T1">北府勞條字第</text:span><text:span text:style-name="T2">10231096921</text:span><text:span text:style-name="T3">號函</text:span></text:p>
          </table:table-cell>
          <table:table-cell table:style-name="ce11" office:value-type="string" calcext:value-type="string">
            <text:p><text:span text:style-name="T18">102</text:span><text:span text:style-name="T3">年</text:span><text:span text:style-name="T2">11</text:span><text:span text:style-name="T3">月</text:span><text:span text:style-name="T2">22</text:span><text:span text:style-name="T3">日</text:span></text:p>
          </table:table-cell>
          <table:table-cell table:style-name="ce3"/>
        </table:table-row>
        <table:table-row table:style-name="ro1">
          <table:table-cell table:style-name="ce3" table:number-columns-repeated="2"/>
          <table:table-cell table:style-name="ce11" office:value-type="string" calcext:value-type="string">
            <text:p><text:span text:style-name="T1">勞基法第</text:span><text:span text:style-name="T2">39</text:span><text:span text:style-name="T3">條</text:span></text:p>
          </table:table-cell>
          <table:table-cell table:style-name="ce1" office:value-type="string" calcext:value-type="string">
            <text:p>假日工資未給或於休假日工作未依規定加給工資。</text:p>
          </table:table-cell>
          <table:table-cell table:style-name="ce11" office:value-type="string" calcext:value-type="string">
            <text:p><text:span text:style-name="T1">北府勞條字第</text:span><text:span text:style-name="T2">10231096922</text:span><text:span text:style-name="T3">號函</text:span></text:p>
          </table:table-cell>
          <table:table-cell table:style-name="ce11" office:value-type="string" calcext:value-type="string">
            <text:p><text:span text:style-name="T18">102</text:span><text:span text:style-name="T3">年</text:span><text:span text:style-name="T2">11</text:span><text:span text:style-name="T3">月</text:span><text:span text:style-name="T2">22</text:span><text:span text:style-name="T3">日</text:span></text:p>
          </table:table-cell>
          <table:table-cell table:style-name="ce3"/>
        </table:table-row>
        <table:table-row table:style-name="ro1">
          <table:table-cell table:style-name="ce3" table:number-columns-repeated="2"/>
          <table:table-cell table:style-name="ce11" office:value-type="string" calcext:value-type="string">
            <text:p><text:span text:style-name="T1">勞基法第</text:span><text:span text:style-name="T2">70</text:span><text:span text:style-name="T3">條第</text:span><text:span text:style-name="T2">1</text:span><text:span text:style-name="T3">項</text:span></text:p>
          </table:table-cell>
          <table:table-cell table:style-name="ce1" office:value-type="string" calcext:value-type="string">
            <text:p>工作規則未依規定報備並公告揭示。</text:p>
          </table:table-cell>
          <table:table-cell table:style-name="ce11" office:value-type="string" calcext:value-type="string">
            <text:p><text:span text:style-name="T1">北府勞條字第</text:span><text:span text:style-name="T2">10231096923</text:span><text:span text:style-name="T3">號函</text:span></text:p>
          </table:table-cell>
          <table:table-cell table:style-name="ce11" office:value-type="string" calcext:value-type="string">
            <text:p><text:span text:style-name="T18">102</text:span><text:span text:style-name="T3">年</text:span><text:span text:style-name="T2">11</text:span><text:span text:style-name="T3">月</text:span><text:span text:style-name="T2">22</text:span><text:span text:style-name="T3">日</text:span></text:p>
          </table:table-cell>
          <table:table-cell table:style-name="ce3"/>
        </table:table-row>
        <table:table-row table:style-name="ro1">
          <table:table-cell table:style-name="ce2" office:value-type="float" office:value="11" calcext:value-type="float">
            <text:p>11</text:p>
          </table:table-cell>
          <table:table-cell table:style-name="ce1" office:value-type="string" calcext:value-type="string">
            <text:p>臺灣湯淺電池股份有限公司</text:p>
          </table:table-cell>
          <table:table-cell table:style-name="ce11" office:value-type="string" calcext:value-type="string">
            <text:p><text:span text:style-name="T1">勞基法第</text:span><text:span text:style-name="T2">32</text:span><text:span text:style-name="T3">條第</text:span><text:span text:style-name="T2">2</text:span><text:span text:style-name="T3">項</text:span></text:p>
          </table:table-cell>
          <table:table-cell table:style-name="ce1" office:value-type="string" calcext:value-type="string">
            <text:p>延長工作時間超過法令規定。</text:p>
          </table:table-cell>
          <table:table-cell table:style-name="ce11" office:value-type="string" calcext:value-type="string">
            <text:p><text:span text:style-name="T1">北府勞條字第</text:span><text:span text:style-name="T2">1023340073</text:span><text:span text:style-name="T3">號函</text:span></text:p>
          </table:table-cell>
          <table:table-cell table:style-name="ce11" office:value-type="string" calcext:value-type="string">
            <text:p><text:span text:style-name="T18">102</text:span><text:span text:style-name="T3">年</text:span><text:span text:style-name="T2">12</text:span><text:span text:style-name="T3">月</text:span><text:span text:style-name="T2">30</text:span><text:span text:style-name="T3">日</text:span></text:p>
          </table:table-cell>
          <table:table-cell table:style-name="ce3"/>
        </table:table-row>
        <table:table-row table:style-name="ro1">
          <table:table-cell table:style-name="ce2" office:value-type="float" office:value="12" calcext:value-type="float">
            <text:p>12</text:p>
          </table:table-cell>
          <table:table-cell table:style-name="ce11" office:value-type="string" calcext:value-type="string">
            <text:p><text:span text:style-name="T1">劉俊昇</text:span><text:span text:style-name="T2">(</text:span><text:span text:style-name="T3">即精英國際文理語文電腦美術珠心算短期補習班</text:span><text:span text:style-name="T2">)</text:span></text:p>
          </table:table-cell>
          <table:table-cell table:style-name="ce11" office:value-type="string" calcext:value-type="string">
            <text:p><text:span text:style-name="T1">勞基法第</text:span><text:span text:style-name="T2">24</text:span><text:span text:style-name="T3">條</text:span></text:p>
          </table:table-cell>
          <table:table-cell table:style-name="ce1" office:value-type="string" calcext:value-type="string">
            <text:p>延長工作時間未依規定加給工資。</text:p>
          </table:table-cell>
          <table:table-cell table:style-name="ce11" office:value-type="string" calcext:value-type="string">
            <text:p><text:span text:style-name="T1">北府勞條字第</text:span><text:span text:style-name="T2">1023227028</text:span><text:span text:style-name="T3">號函</text:span></text:p>
          </table:table-cell>
          <table:table-cell table:style-name="ce11" office:value-type="string" calcext:value-type="string">
            <text:p><text:span text:style-name="T18">102</text:span><text:span text:style-name="T3">年</text:span><text:span text:style-name="T2">12</text:span><text:span text:style-name="T3">月</text:span><text:span text:style-name="T2">10</text:span><text:span text:style-name="T3">日</text:span></text:p>
          </table:table-cell>
          <table:table-cell table:style-name="ce3"/>
        </table:table-row>
        <table:table-row table:style-name="ro1">
          <table:table-cell table:style-name="ce2" office:value-type="float" office:value="13" calcext:value-type="float">
            <text:p>13</text:p>
          </table:table-cell>
          <table:table-cell table:style-name="ce1" office:value-type="string" calcext:value-type="string">
            <text:p>潮興工業股份有限公司</text:p>
          </table:table-cell>
          <table:table-cell table:style-name="ce11" office:value-type="string" calcext:value-type="string">
            <text:p><text:span text:style-name="T1">勞基法第</text:span><text:span text:style-name="T2">24</text:span><text:span text:style-name="T3">條</text:span></text:p>
          </table:table-cell>
          <table:table-cell table:style-name="ce1" office:value-type="string" calcext:value-type="string">
            <text:p>延長工作時間未依規定加給工資。</text:p>
          </table:table-cell>
          <table:table-cell table:style-name="ce11" office:value-type="string" calcext:value-type="string">
            <text:p><text:span text:style-name="T1">北府勞條字第</text:span><text:span text:style-name="T2">1023105633</text:span><text:span text:style-name="T3">號函</text:span></text:p>
          </table:table-cell>
          <table:table-cell table:style-name="ce11" office:value-type="string" calcext:value-type="string">
            <text:p><text:span text:style-name="T18">102</text:span><text:span text:style-name="T3">年</text:span><text:span text:style-name="T2">11</text:span><text:span text:style-name="T3">月</text:span><text:span text:style-name="T2">21</text:span><text:span text:style-name="T3">日</text:span></text:p>
          </table:table-cell>
          <table:table-cell table:style-name="ce3"/>
        </table:table-row>
        <table:table-row table:style-name="ro1">
          <table:table-cell table:style-name="ce3" table:number-columns-repeated="2"/>
          <table:table-cell table:style-name="ce11" office:value-type="string" calcext:value-type="string">
            <text:p><text:span text:style-name="T1">勞基法第</text:span><text:span text:style-name="T2">32</text:span><text:span text:style-name="T3">條第</text:span><text:span text:style-name="T2">2</text:span><text:span text:style-name="T3">項</text:span></text:p>
          </table:table-cell>
          <table:table-cell table:style-name="ce1" office:value-type="string" calcext:value-type="string">
            <text:p>延長工作時間超過法令規定。</text:p>
          </table:table-cell>
          <table:table-cell table:style-name="ce11" office:value-type="string" calcext:value-type="string">
            <text:p><text:span text:style-name="T1">北府勞條字第</text:span><text:span text:style-name="T2">10231056331</text:span><text:span text:style-name="T3">號函</text:span></text:p>
          </table:table-cell>
          <table:table-cell table:style-name="ce11" office:value-type="string" calcext:value-type="string">
            <text:p><text:span text:style-name="T18">102</text:span><text:span text:style-name="T3">年</text:span><text:span text:style-name="T2">11</text:span><text:span text:style-name="T3">月</text:span><text:span text:style-name="T2">21</text:span><text:span text:style-name="T3">日</text:span></text:p>
          </table:table-cell>
          <table:table-cell table:style-name="ce3"/>
        </table:table-row>
        <table:table-row table:style-name="ro1">
          <table:table-cell table:style-name="ce3" table:number-columns-repeated="2"/>
          <table:table-cell table:style-name="ce11" office:value-type="string" calcext:value-type="string">
            <text:p><text:span text:style-name="T1">勞基法第</text:span><text:span text:style-name="T2">38</text:span><text:span text:style-name="T3">條</text:span></text:p>
          </table:table-cell>
          <table:table-cell table:style-name="ce1" office:value-type="string" calcext:value-type="string">
            <text:p>未依規定給予特別休假。</text:p>
          </table:table-cell>
          <table:table-cell table:style-name="ce11" office:value-type="string" calcext:value-type="string">
            <text:p><text:span text:style-name="T1">北府勞條字第</text:span><text:span text:style-name="T2">10231056332</text:span><text:span text:style-name="T3">號函</text:span></text:p>
          </table:table-cell>
          <table:table-cell table:style-name="ce11" office:value-type="string" calcext:value-type="string">
            <text:p><text:span text:style-name="T18">102</text:span><text:span text:style-name="T3">年</text:span><text:span text:style-name="T2">11</text:span><text:span text:style-name="T3">月</text:span><text:span text:style-name="T2">21</text:span><text:span text:style-name="T3">日</text:span></text:p>
          </table:table-cell>
          <table:table-cell table:style-name="ce3"/>
        </table:table-row>
        <table:table-row table:style-name="ro1">
          <table:table-cell table:style-name="ce3" table:number-columns-repeated="2"/>
          <table:table-cell table:style-name="ce11" office:value-type="string" calcext:value-type="string">
            <text:p><text:span text:style-name="T1">勞基法第</text:span><text:span text:style-name="T2">39</text:span><text:span text:style-name="T3">條</text:span></text:p>
          </table:table-cell>
          <table:table-cell table:style-name="ce1" office:value-type="string" calcext:value-type="string">
            <text:p>假日工資未給或於休假日工作未依規定加給工資。</text:p>
          </table:table-cell>
          <table:table-cell table:style-name="ce11" office:value-type="string" calcext:value-type="string">
            <text:p><text:span text:style-name="T1">北府勞條字第</text:span><text:span text:style-name="T2">10231056333</text:span><text:span text:style-name="T3">號函</text:span></text:p>
          </table:table-cell>
          <table:table-cell table:style-name="ce11" office:value-type="string" calcext:value-type="string">
            <text:p><text:span text:style-name="T18">102</text:span><text:span text:style-name="T3">年</text:span><text:span text:style-name="T2">11</text:span><text:span text:style-name="T3">月</text:span><text:span text:style-name="T2">21</text:span><text:span text:style-name="T3">日</text:span></text:p>
          </table:table-cell>
          <table:table-cell table:style-name="ce3"/>
        </table:table-row>
        <table:table-row table:style-name="ro1">
          <table:table-cell table:style-name="ce4" office:value-type="float" office:value="1" calcext:value-type="float">
            <text:p>1</text:p>
          </table:table-cell>
          <table:table-cell table:style-name="ce12" office:value-type="string" calcext:value-type="string">
            <text:p>麗鎮工業股份有限公司</text:p>
          </table:table-cell>
          <table:table-cell table:style-name="ce11" office:value-type="string" calcext:value-type="string">
            <text:p><text:span text:style-name="T1">勞基法第</text:span><text:span text:style-name="T4">24</text:span><text:span text:style-name="T3">條</text:span></text:p>
          </table:table-cell>
          <table:table-cell table:style-name="ce1" office:value-type="string" calcext:value-type="string">
            <text:p>延長工作時間未依規定加給工資</text:p>
          </table:table-cell>
          <table:table-cell table:style-name="ce11" office:value-type="string" calcext:value-type="string">
            <text:p><text:span text:style-name="T1">北府勞條字第</text:span><text:span text:style-name="T4">1022060284</text:span><text:span text:style-name="T3">號</text:span></text:p>
          </table:table-cell>
          <table:table-cell office:value-type="string" calcext:value-type="string">
            <text:p><text:span text:style-name="T19">102</text:span><text:span text:style-name="T3">年</text:span><text:span text:style-name="T4">06</text:span><text:span text:style-name="T3">月</text:span><text:span text:style-name="T4">21</text:span><text:span text:style-name="T3">日</text:span></text:p>
          </table:table-cell>
          <table:table-cell table:style-name="ce5"/>
        </table:table-row>
        <table:table-row table:style-name="ro1">
          <table:table-cell table:number-columns-repeated="2"/>
          <table:table-cell office:value-type="string" calcext:value-type="string">
            <text:p><text:span text:style-name="T1">勞基法第</text:span><text:span text:style-name="T4">38</text:span><text:span text:style-name="T3">條</text:span></text:p>
          </table:table-cell>
          <table:table-cell table:style-name="ce15" office:value-type="string" calcext:value-type="string">
            <text:p>未依規定給予特別休假</text:p>
          </table:table-cell>
          <table:table-cell office:value-type="string" calcext:value-type="string">
            <text:p><text:span text:style-name="T1">北府勞條字第</text:span><text:span text:style-name="T4">10220602841</text:span><text:span text:style-name="T3">號</text:span></text:p>
          </table:table-cell>
          <table:table-cell office:value-type="string" calcext:value-type="string">
            <text:p><text:span text:style-name="T19">102</text:span><text:span text:style-name="T3">年</text:span><text:span text:style-name="T4">06</text:span><text:span text:style-name="T3">月</text:span><text:span text:style-name="T4">21</text:span><text:span text:style-name="T3">日</text:span></text:p>
          </table:table-cell>
          <table:table-cell table:style-name="ce5"/>
        </table:table-row>
        <table:table-row table:style-name="ro1">
          <table:table-cell table:number-columns-repeated="2"/>
          <table:table-cell office:value-type="string" calcext:value-type="string">
            <text:p><text:span text:style-name="T1">勞基法第</text:span><text:span text:style-name="T4">39</text:span><text:span text:style-name="T3">條</text:span></text:p>
          </table:table-cell>
          <table:table-cell table:style-name="ce15" office:value-type="string" calcext:value-type="string">
            <text:p>假日工資未給或於休假日工作未依規定加倍發給</text:p>
          </table:table-cell>
          <table:table-cell office:value-type="string" calcext:value-type="string">
            <text:p><text:span text:style-name="T1">北府勞條字第</text:span><text:span text:style-name="T4">10220602842</text:span><text:span text:style-name="T3">號</text:span></text:p>
          </table:table-cell>
          <table:table-cell office:value-type="string" calcext:value-type="string">
            <text:p><text:span text:style-name="T19">102</text:span><text:span text:style-name="T3">年</text:span><text:span text:style-name="T4">06</text:span><text:span text:style-name="T3">月</text:span><text:span text:style-name="T4">21</text:span><text:span text:style-name="T3">日</text:span></text:p>
          </table:table-cell>
          <table:table-cell table:style-name="ce5"/>
        </table:table-row>
        <table:table-row table:style-name="ro1">
          <table:table-cell table:style-name="ce4" office:value-type="float" office:value="2" calcext:value-type="float">
            <text:p>2</text:p>
          </table:table-cell>
          <table:table-cell table:style-name="ce13" office:value-type="string" calcext:value-type="string">
            <text:p>美而美食品實業有限公司</text:p>
          </table:table-cell>
          <table:table-cell office:value-type="string" calcext:value-type="string">
            <text:p><text:span text:style-name="T1">勞基法第</text:span><text:span text:style-name="T4">22</text:span><text:span text:style-name="T3">條第</text:span><text:span text:style-name="T4">2</text:span><text:span text:style-name="T3">項</text:span></text:p>
          </table:table-cell>
          <table:table-cell table:style-name="ce15" office:value-type="string" calcext:value-type="string">
            <text:p>工資未全額直接給付勞工</text:p>
          </table:table-cell>
          <table:table-cell office:value-type="string" calcext:value-type="string">
            <text:p><text:span text:style-name="T1">北府勞條字第</text:span><text:span text:style-name="T4">1022261500</text:span><text:span text:style-name="T3">號</text:span></text:p>
          </table:table-cell>
          <table:table-cell office:value-type="string" calcext:value-type="string">
            <text:p><text:span text:style-name="T19">102</text:span><text:span text:style-name="T3">年</text:span><text:span text:style-name="T4">07</text:span><text:span text:style-name="T3">月</text:span><text:span text:style-name="T4">22</text:span><text:span text:style-name="T3">日</text:span></text:p>
          </table:table-cell>
          <table:table-cell table:style-name="ce5"/>
        </table:table-row>
        <table:table-row table:style-name="ro1">
          <table:table-cell table:number-columns-repeated="2"/>
          <table:table-cell office:value-type="string" calcext:value-type="string">
            <text:p><text:span text:style-name="T1">勞基法第</text:span><text:span text:style-name="T4">24</text:span><text:span text:style-name="T3">條</text:span></text:p>
          </table:table-cell>
          <table:table-cell table:style-name="ce15" office:value-type="string" calcext:value-type="string">
            <text:p>延長工作時間未依規定加給工資</text:p>
          </table:table-cell>
          <table:table-cell office:value-type="string" calcext:value-type="string">
            <text:p><text:span text:style-name="T1">北府勞條字第</text:span><text:span text:style-name="T4">10222615001</text:span><text:span text:style-name="T3">號</text:span></text:p>
          </table:table-cell>
          <table:table-cell office:value-type="string" calcext:value-type="string">
            <text:p><text:span text:style-name="T19">102</text:span><text:span text:style-name="T3">年</text:span><text:span text:style-name="T4">07</text:span><text:span text:style-name="T3">月</text:span><text:span text:style-name="T4">22</text:span><text:span text:style-name="T3">日</text:span></text:p>
          </table:table-cell>
          <table:table-cell table:style-name="ce5"/>
        </table:table-row>
        <table:table-row table:style-name="ro1">
          <table:table-cell table:number-columns-repeated="2"/>
          <table:table-cell office:value-type="string" calcext:value-type="string">
            <text:p><text:span text:style-name="T1">勞基法第</text:span><text:span text:style-name="T4">32</text:span><text:span text:style-name="T3">條第</text:span><text:span text:style-name="T4">2</text:span><text:span text:style-name="T3">項</text:span></text:p>
          </table:table-cell>
          <table:table-cell table:style-name="ce15" office:value-type="string" calcext:value-type="string">
            <text:p>延長工作時間超過法令限制</text:p>
          </table:table-cell>
          <table:table-cell office:value-type="string" calcext:value-type="string">
            <text:p><text:span text:style-name="T1">北府勞條字第</text:span><text:span text:style-name="T4">10222615002</text:span><text:span text:style-name="T3">號</text:span></text:p>
          </table:table-cell>
          <table:table-cell office:value-type="string" calcext:value-type="string">
            <text:p><text:span text:style-name="T19">102</text:span><text:span text:style-name="T3">年</text:span><text:span text:style-name="T4">07</text:span><text:span text:style-name="T3">月</text:span><text:span text:style-name="T4">22</text:span><text:span text:style-name="T3">日</text:span></text:p>
          </table:table-cell>
          <table:table-cell table:style-name="ce5"/>
        </table:table-row>
        <table:table-row table:style-name="ro1">
          <table:table-cell table:number-columns-repeated="2"/>
          <table:table-cell office:value-type="string" calcext:value-type="string">
            <text:p><text:span text:style-name="T1">勞基法第</text:span><text:span text:style-name="T4">39</text:span><text:span text:style-name="T3">條</text:span></text:p>
          </table:table-cell>
          <table:table-cell table:style-name="ce15" office:value-type="string" calcext:value-type="string">
            <text:p>假日工資未給或於休假日工作未依規定加倍發給</text:p>
          </table:table-cell>
          <table:table-cell office:value-type="string" calcext:value-type="string">
            <text:p><text:span text:style-name="T1">北府勞條字第</text:span><text:span text:style-name="T4">10222615003</text:span><text:span text:style-name="T3">號</text:span></text:p>
          </table:table-cell>
          <table:table-cell office:value-type="string" calcext:value-type="string">
            <text:p><text:span text:style-name="T19">102</text:span><text:span text:style-name="T3">年</text:span><text:span text:style-name="T4">07</text:span><text:span text:style-name="T3">月</text:span><text:span text:style-name="T4">22</text:span><text:span text:style-name="T3">日</text:span></text:p>
          </table:table-cell>
          <table:table-cell table:style-name="ce5"/>
        </table:table-row>
        <table:table-row table:style-name="ro1">
          <table:table-cell table:style-name="ce4" office:value-type="float" office:value="3" calcext:value-type="float">
            <text:p>3</text:p>
          </table:table-cell>
          <table:table-cell table:style-name="ce14" office:value-type="string" calcext:value-type="string">
            <text:p><text:span text:style-name="T1">祥泰保全股份有限公司</text:span><text:span text:style-name="T4"> </text:span></text:p>
          </table:table-cell>
          <table:table-cell office:value-type="string" calcext:value-type="string">
            <text:p><text:span text:style-name="T1">勞基法第</text:span><text:span text:style-name="T4">30</text:span><text:span text:style-name="T3">條第</text:span><text:span text:style-name="T4">5</text:span><text:span text:style-name="T3">項</text:span></text:p>
          </table:table-cell>
          <table:table-cell table:style-name="ce15" office:value-type="string" calcext:value-type="string">
            <text:p>未依規定置備勞工出勤紀錄表</text:p>
          </table:table-cell>
          <table:table-cell office:value-type="string" calcext:value-type="string">
            <text:p><text:span text:style-name="T1">北府勞條字第</text:span><text:span text:style-name="T4">1023340084</text:span><text:span text:style-name="T3">號</text:span></text:p>
          </table:table-cell>
          <table:table-cell office:value-type="string" calcext:value-type="string">
            <text:p><text:span text:style-name="T19">103</text:span><text:span text:style-name="T3">年</text:span><text:span text:style-name="T4">01</text:span><text:span text:style-name="T3">月</text:span><text:span text:style-name="T4">03</text:span><text:span text:style-name="T3">日</text:span></text:p>
          </table:table-cell>
          <table:table-cell table:style-name="ce5"/>
        </table:table-row>
        <table:table-row table:style-name="ro1">
          <table:table-cell table:number-columns-repeated="2"/>
          <table:table-cell office:value-type="string" calcext:value-type="string">
            <text:p><text:span text:style-name="T1">勞基法第</text:span><text:span text:style-name="T4">38</text:span><text:span text:style-name="T3">條</text:span></text:p>
          </table:table-cell>
          <table:table-cell table:style-name="ce15" office:value-type="string" calcext:value-type="string">
            <text:p>未依規定給予特別休假</text:p>
          </table:table-cell>
          <table:table-cell office:value-type="string" calcext:value-type="string">
            <text:p><text:span text:style-name="T1">北府勞條字第</text:span><text:span text:style-name="T4">10233400841</text:span><text:span text:style-name="T3">號</text:span></text:p>
          </table:table-cell>
          <table:table-cell office:value-type="string" calcext:value-type="string">
            <text:p><text:span text:style-name="T19">103</text:span><text:span text:style-name="T3">年</text:span><text:span text:style-name="T4">01</text:span><text:span text:style-name="T3">月</text:span><text:span text:style-name="T4">03</text:span><text:span text:style-name="T3">日</text:span></text:p>
          </table:table-cell>
          <table:table-cell table:style-name="ce5"/>
        </table:table-row>
        <table:table-row table:style-name="ro1">
          <table:table-cell table:style-name="ce4" office:value-type="float" office:value="4" calcext:value-type="float">
            <text:p>4</text:p>
          </table:table-cell>
          <table:table-cell table:style-name="ce15" office:value-type="string" calcext:value-type="string">
            <text:p>欣欣客運股份有限公司</text:p>
          </table:table-cell>
          <table:table-cell office:value-type="string" calcext:value-type="string">
            <text:p><text:span text:style-name="T1">勞基法第</text:span><text:span text:style-name="T4">36</text:span><text:span text:style-name="T3">條</text:span></text:p>
          </table:table-cell>
          <table:table-cell table:style-name="ce14" office:value-type="string" calcext:value-type="string">
            <text:p><text:span text:style-name="T1">每</text:span><text:span text:style-name="T4">7</text:span><text:span text:style-name="T3">日中未有</text:span><text:span text:style-name="T4">1</text:span><text:span text:style-name="T3">日之休息作為例假</text:span></text:p>
          </table:table-cell>
          <table:table-cell office:value-type="string" calcext:value-type="string">
            <text:p><text:span text:style-name="T1">北府勞條字第</text:span><text:span text:style-name="T4">1023398588</text:span><text:span text:style-name="T3">號</text:span></text:p>
          </table:table-cell>
          <table:table-cell office:value-type="string" calcext:value-type="string">
            <text:p><text:span text:style-name="T19">103</text:span><text:span text:style-name="T3">年</text:span><text:span text:style-name="T4">01</text:span><text:span text:style-name="T3">月</text:span><text:span text:style-name="T4">03</text:span><text:span text:style-name="T3">日</text:span></text:p>
          </table:table-cell>
          <table:table-cell table:style-name="ce5"/>
        </table:table-row>
        <table:table-row table:style-name="ro1">
          <table:table-cell table:style-name="ce4" office:value-type="float" office:value="5" calcext:value-type="float">
            <text:p>5</text:p>
          </table:table-cell>
          <table:table-cell table:style-name="ce15" office:value-type="string" calcext:value-type="string">
            <text:p>國際直線科技股份有限公司</text:p>
          </table:table-cell>
          <table:table-cell office:value-type="string" calcext:value-type="string">
            <text:p><text:span text:style-name="T1">勞基法第</text:span><text:span text:style-name="T4">32</text:span><text:span text:style-name="T3">條第</text:span><text:span text:style-name="T4">2</text:span><text:span text:style-name="T3">項</text:span></text:p>
          </table:table-cell>
          <table:table-cell table:style-name="ce15" office:value-type="string" calcext:value-type="string">
            <text:p>延長工作時間超過法令限制</text:p>
          </table:table-cell>
          <table:table-cell office:value-type="string" calcext:value-type="string">
            <text:p><text:span text:style-name="T1">北府勞條字第</text:span><text:span text:style-name="T4">1030008365</text:span><text:span text:style-name="T3">號</text:span></text:p>
          </table:table-cell>
          <table:table-cell office:value-type="string" calcext:value-type="string">
            <text:p><text:span text:style-name="T19">103</text:span><text:span text:style-name="T3">年</text:span><text:span text:style-name="T4">01</text:span><text:span text:style-name="T3">月</text:span><text:span text:style-name="T4">06</text:span><text:span text:style-name="T3">日</text:span></text:p>
          </table:table-cell>
          <table:table-cell table:style-name="ce5"/>
        </table:table-row>
        <table:table-row table:style-name="ro1">
          <table:table-cell table:style-name="ce4" office:value-type="float" office:value="6" calcext:value-type="float">
            <text:p>6</text:p>
          </table:table-cell>
          <table:table-cell table:style-name="ce15" office:value-type="string" calcext:value-type="string">
            <text:p>宏達國際電子股份有限公司</text:p>
          </table:table-cell>
          <table:table-cell office:value-type="string" calcext:value-type="string">
            <text:p><text:span text:style-name="T1">勞基法第</text:span><text:span text:style-name="T4">30</text:span><text:span text:style-name="T3">條第</text:span><text:span text:style-name="T4">5</text:span><text:span text:style-name="T3">項</text:span></text:p>
          </table:table-cell>
          <table:table-cell table:style-name="ce15" office:value-type="string" calcext:value-type="string">
            <text:p>未依規定置備勞工出勤紀錄表</text:p>
          </table:table-cell>
          <table:table-cell office:value-type="string" calcext:value-type="string">
            <text:p><text:span text:style-name="T1">北府勞條字第</text:span><text:span text:style-name="T4">1030017724</text:span><text:span text:style-name="T3">號</text:span></text:p>
          </table:table-cell>
          <table:table-cell office:value-type="string" calcext:value-type="string">
            <text:p><text:span text:style-name="T19">103</text:span><text:span text:style-name="T3">年</text:span><text:span text:style-name="T4">01</text:span><text:span text:style-name="T3">月</text:span><text:span text:style-name="T4">08</text:span><text:span text:style-name="T3">日</text:span></text:p>
          </table:table-cell>
          <table:table-cell table:style-name="ce5"/>
        </table:table-row>
        <table:table-row table:style-name="ro1">
          <table:table-cell table:style-name="ce4" office:value-type="float" office:value="7" calcext:value-type="float">
            <text:p>7</text:p>
          </table:table-cell>
          <table:table-cell table:style-name="ce15" office:value-type="string" calcext:value-type="string">
            <text:p>京凌電子股份有限公司</text:p>
          </table:table-cell>
          <table:table-cell office:value-type="string" calcext:value-type="string">
            <text:p><text:span text:style-name="T1">勞基法第</text:span><text:span text:style-name="T4">22</text:span><text:span text:style-name="T3">條第</text:span><text:span text:style-name="T4">2</text:span><text:span text:style-name="T3">項</text:span></text:p>
          </table:table-cell>
          <table:table-cell table:style-name="ce15" office:value-type="string" calcext:value-type="string">
            <text:p>工資未全額直接給付勞工</text:p>
          </table:table-cell>
          <table:table-cell office:value-type="string" calcext:value-type="string">
            <text:p><text:span text:style-name="T1">北府勞條字第</text:span><text:span text:style-name="T4">1030022432</text:span><text:span text:style-name="T3">號</text:span></text:p>
          </table:table-cell>
          <table:table-cell office:value-type="string" calcext:value-type="string">
            <text:p><text:span text:style-name="T19">103</text:span><text:span text:style-name="T3">年</text:span><text:span text:style-name="T4">01</text:span><text:span text:style-name="T3">月</text:span><text:span text:style-name="T4">09</text:span><text:span text:style-name="T3">日</text:span></text:p>
          </table:table-cell>
          <table:table-cell table:style-name="ce5"/>
        </table:table-row>
        <table:table-row table:style-name="ro1">
          <table:table-cell table:style-name="ce4" office:value-type="float" office:value="8" calcext:value-type="float">
            <text:p>8</text:p>
          </table:table-cell>
          <table:table-cell table:style-name="ce15" office:value-type="string" calcext:value-type="string">
            <text:p>浩然科技股份有限公司</text:p>
          </table:table-cell>
          <table:table-cell office:value-type="string" calcext:value-type="string">
            <text:p><text:span text:style-name="T1">勞基法第</text:span><text:span text:style-name="T4">24</text:span><text:span text:style-name="T3">條</text:span></text:p>
          </table:table-cell>
          <table:table-cell table:style-name="ce15" office:value-type="string" calcext:value-type="string">
            <text:p>延長工作時間未依規定加給工資</text:p>
          </table:table-cell>
          <table:table-cell office:value-type="string" calcext:value-type="string">
            <text:p><text:span text:style-name="T1">北府勞條字第</text:span><text:span text:style-name="T4">1030050816</text:span><text:span text:style-name="T3">號</text:span></text:p>
          </table:table-cell>
          <table:table-cell office:value-type="string" calcext:value-type="string">
            <text:p><text:span text:style-name="T19">103</text:span><text:span text:style-name="T3">年</text:span><text:span text:style-name="T4">01</text:span><text:span text:style-name="T3">月</text:span><text:span text:style-name="T4">16</text:span><text:span text:style-name="T3">日</text:span></text:p>
          </table:table-cell>
          <table:table-cell table:style-name="ce5"/>
        </table:table-row>
        <table:table-row table:style-name="ro1">
          <table:table-cell table:style-name="ce4" office:value-type="float" office:value="9" calcext:value-type="float">
            <text:p>9</text:p>
          </table:table-cell>
          <table:table-cell table:style-name="ce15" office:value-type="string" calcext:value-type="string">
            <text:p>香港商世界健身事業有限公司</text:p>
          </table:table-cell>
          <table:table-cell office:value-type="string" calcext:value-type="string">
            <text:p><text:span text:style-name="T1">勞基法第</text:span><text:span text:style-name="T4">22</text:span><text:span text:style-name="T3">條第</text:span><text:span text:style-name="T4">2</text:span><text:span text:style-name="T3">項</text:span></text:p>
          </table:table-cell>
          <table:table-cell table:style-name="ce15" office:value-type="string" calcext:value-type="string">
            <text:p>工資未全額直接給付勞工</text:p>
          </table:table-cell>
          <table:table-cell office:value-type="string" calcext:value-type="string">
            <text:p><text:span text:style-name="T1">北府勞條字第</text:span><text:span text:style-name="T4">1030153608</text:span><text:span text:style-name="T3">號</text:span></text:p>
          </table:table-cell>
          <table:table-cell office:value-type="string" calcext:value-type="string">
            <text:p><text:span text:style-name="T19">103</text:span><text:span text:style-name="T3">年</text:span><text:span text:style-name="T4">01</text:span><text:span text:style-name="T3">月</text:span><text:span text:style-name="T4">28</text:span><text:span text:style-name="T3">日</text:span></text:p>
          </table:table-cell>
          <table:table-cell table:style-name="ce5"/>
        </table:table-row>
        <table:table-row table:style-name="ro1">
          <table:table-cell table:number-columns-repeated="2"/>
          <table:table-cell office:value-type="string" calcext:value-type="string">
            <text:p><text:span text:style-name="T1">勞基法第</text:span><text:span text:style-name="T4">24</text:span><text:span text:style-name="T3">條</text:span></text:p>
          </table:table-cell>
          <table:table-cell table:style-name="ce15" office:value-type="string" calcext:value-type="string">
            <text:p>延長工作時間未依規定加給工資</text:p>
          </table:table-cell>
          <table:table-cell office:value-type="string" calcext:value-type="string">
            <text:p><text:span text:style-name="T1">北府勞條字第</text:span><text:span text:style-name="T4">10301536081</text:span><text:span text:style-name="T3">號</text:span></text:p>
          </table:table-cell>
          <table:table-cell office:value-type="string" calcext:value-type="string">
            <text:p><text:span text:style-name="T19">103</text:span><text:span text:style-name="T3">年</text:span><text:span text:style-name="T4">01</text:span><text:span text:style-name="T3">月</text:span><text:span text:style-name="T4">28</text:span><text:span text:style-name="T3">日</text:span></text:p>
          </table:table-cell>
          <table:table-cell table:style-name="ce5"/>
        </table:table-row>
        <table:table-row table:style-name="ro1">
          <table:table-cell table:style-name="ce4" office:value-type="float" office:value="10" calcext:value-type="float">
            <text:p>10</text:p>
          </table:table-cell>
          <table:table-cell table:style-name="ce15" office:value-type="string" calcext:value-type="string">
            <text:p>泓展國際物流有限公司</text:p>
          </table:table-cell>
          <table:table-cell office:value-type="string" calcext:value-type="string">
            <text:p><text:span text:style-name="T1">勞基法第</text:span><text:span text:style-name="T4">24</text:span><text:span text:style-name="T3">條</text:span></text:p>
          </table:table-cell>
          <table:table-cell table:style-name="ce15" office:value-type="string" calcext:value-type="string">
            <text:p>延長工作時間未依規定加給工資</text:p>
          </table:table-cell>
          <table:table-cell office:value-type="string" calcext:value-type="string">
            <text:p><text:span text:style-name="T1">北府勞條字第</text:span><text:span text:style-name="T4">1030143077</text:span><text:span text:style-name="T3">號</text:span></text:p>
          </table:table-cell>
          <table:table-cell office:value-type="string" calcext:value-type="string">
            <text:p><text:span text:style-name="T19">103</text:span><text:span text:style-name="T3">年</text:span><text:span text:style-name="T4">01</text:span><text:span text:style-name="T3">月</text:span><text:span text:style-name="T4">28</text:span><text:span text:style-name="T3">日</text:span></text:p>
          </table:table-cell>
          <table:table-cell table:style-name="ce5"/>
        </table:table-row>
        <table:table-row table:style-name="ro1">
          <table:table-cell table:number-columns-repeated="2"/>
          <table:table-cell office:value-type="string" calcext:value-type="string">
            <text:p><text:span text:style-name="T1">勞基法第</text:span><text:span text:style-name="T4">30</text:span><text:span text:style-name="T3">條第</text:span><text:span text:style-name="T4">5</text:span><text:span text:style-name="T3">項</text:span></text:p>
          </table:table-cell>
          <table:table-cell table:style-name="ce15" office:value-type="string" calcext:value-type="string">
            <text:p>未依規定置備勞工出勤紀錄表</text:p>
          </table:table-cell>
          <table:table-cell office:value-type="string" calcext:value-type="string">
            <text:p><text:span text:style-name="T1">北府勞條字第</text:span><text:span text:style-name="T4">10301430771</text:span><text:span text:style-name="T3">號</text:span></text:p>
          </table:table-cell>
          <table:table-cell office:value-type="string" calcext:value-type="string">
            <text:p><text:span text:style-name="T19">103</text:span><text:span text:style-name="T3">年</text:span><text:span text:style-name="T4">01</text:span><text:span text:style-name="T3">月</text:span><text:span text:style-name="T4">28</text:span><text:span text:style-name="T3">日</text:span></text:p>
          </table:table-cell>
          <table:table-cell table:style-name="ce5"/>
        </table:table-row>
        <table:table-row table:style-name="ro1">
          <table:table-cell table:style-name="ce4" office:value-type="float" office:value="11" calcext:value-type="float">
            <text:p>11</text:p>
          </table:table-cell>
          <table:table-cell table:style-name="ce15" office:value-type="string" calcext:value-type="string">
            <text:p>萬盛實業股份有限公司</text:p>
          </table:table-cell>
          <table:table-cell office:value-type="string" calcext:value-type="string">
            <text:p><text:span text:style-name="T1">勞基法第</text:span><text:span text:style-name="T4">32</text:span><text:span text:style-name="T3">條第</text:span><text:span text:style-name="T4">2</text:span><text:span text:style-name="T3">項</text:span></text:p>
          </table:table-cell>
          <table:table-cell table:style-name="ce15" office:value-type="string" calcext:value-type="string">
            <text:p>延長工作時間超過法令限制</text:p>
          </table:table-cell>
          <table:table-cell office:value-type="string" calcext:value-type="string">
            <text:p><text:span text:style-name="T1">北府勞條字第</text:span><text:span text:style-name="T4">1030202577</text:span><text:span text:style-name="T3">號</text:span></text:p>
          </table:table-cell>
          <table:table-cell office:value-type="string" calcext:value-type="string">
            <text:p><text:span text:style-name="T19">103</text:span><text:span text:style-name="T3">年</text:span><text:span text:style-name="T4">02</text:span><text:span text:style-name="T3">月</text:span><text:span text:style-name="T4">06</text:span><text:span text:style-name="T3">日</text:span></text:p>
          </table:table-cell>
          <table:table-cell table:style-name="ce5"/>
        </table:table-row>
        <table:table-row table:style-name="ro1">
          <table:table-cell table:style-name="ce4" office:value-type="float" office:value="12" calcext:value-type="float">
            <text:p>12</text:p>
          </table:table-cell>
          <table:table-cell table:style-name="ce15" office:value-type="string" calcext:value-type="string">
            <text:p>鑫源盛科技股份有限公司</text:p>
          </table:table-cell>
          <table:table-cell office:value-type="string" calcext:value-type="string">
            <text:p><text:span text:style-name="T1">勞基法第</text:span><text:span text:style-name="T4">22</text:span><text:span text:style-name="T3">條第</text:span><text:span text:style-name="T4">2</text:span><text:span text:style-name="T3">項</text:span></text:p>
          </table:table-cell>
          <table:table-cell table:style-name="ce15" office:value-type="string" calcext:value-type="string">
            <text:p>工資未全額直接給付勞工</text:p>
          </table:table-cell>
          <table:table-cell office:value-type="string" calcext:value-type="string">
            <text:p><text:span text:style-name="T1">北府勞條字第</text:span><text:span text:style-name="T4">1030214024</text:span><text:span text:style-name="T3">號</text:span></text:p>
          </table:table-cell>
          <table:table-cell office:value-type="string" calcext:value-type="string">
            <text:p><text:span text:style-name="T19">103</text:span><text:span text:style-name="T3">年</text:span><text:span text:style-name="T4">02</text:span><text:span text:style-name="T3">月</text:span><text:span text:style-name="T4">12</text:span><text:span text:style-name="T3">日</text:span></text:p>
          </table:table-cell>
          <table:table-cell table:style-name="ce5"/>
        </table:table-row>
        <table:table-row table:style-name="ro1">
          <table:table-cell table:style-name="ce4" office:value-type="float" office:value="13" calcext:value-type="float">
            <text:p>13</text:p>
          </table:table-cell>
          <table:table-cell table:style-name="ce14" office:value-type="string" calcext:value-type="string">
            <text:p><text:span text:style-name="T1">家福股份有限公司</text:span><text:span text:style-name="T4"> </text:span></text:p>
          </table:table-cell>
          <table:table-cell office:value-type="string" calcext:value-type="string">
            <text:p><text:span text:style-name="T1">勞基法第</text:span><text:span text:style-name="T4">30</text:span><text:span text:style-name="T3">條第</text:span><text:span text:style-name="T4">5</text:span><text:span text:style-name="T3">項</text:span></text:p>
          </table:table-cell>
          <table:table-cell table:style-name="ce15" office:value-type="string" calcext:value-type="string">
            <text:p>未依規定置備勞工出勤紀錄表</text:p>
          </table:table-cell>
          <table:table-cell office:value-type="string" calcext:value-type="string">
            <text:p><text:span text:style-name="T1">北府勞條字第</text:span><text:span text:style-name="T4">1030261733</text:span><text:span text:style-name="T3">號</text:span></text:p>
          </table:table-cell>
          <table:table-cell office:value-type="string" calcext:value-type="string">
            <text:p><text:span text:style-name="T19">103</text:span><text:span text:style-name="T3">年</text:span><text:span text:style-name="T4">02</text:span><text:span text:style-name="T3">月</text:span><text:span text:style-name="T4">17</text:span><text:span text:style-name="T3">日</text:span></text:p>
          </table:table-cell>
          <table:table-cell table:style-name="ce5"/>
        </table:table-row>
        <table:table-row table:style-name="ro1">
          <table:table-cell table:style-name="ce4" office:value-type="float" office:value="14" calcext:value-type="float">
            <text:p>14</text:p>
          </table:table-cell>
          <table:table-cell table:style-name="ce15" office:value-type="string" calcext:value-type="string">
            <text:p>美淇食品有限公司</text:p>
          </table:table-cell>
          <table:table-cell office:value-type="string" calcext:value-type="string">
            <text:p><text:span text:style-name="T1">勞基法第</text:span><text:span text:style-name="T4">24</text:span><text:span text:style-name="T3">條</text:span></text:p>
          </table:table-cell>
          <table:table-cell table:style-name="ce15" office:value-type="string" calcext:value-type="string">
            <text:p>延長工作時間未依規定加給工資</text:p>
          </table:table-cell>
          <table:table-cell office:value-type="string" calcext:value-type="string">
            <text:p><text:span text:style-name="T1">北府勞條字第</text:span><text:span text:style-name="T4">1030237975</text:span><text:span text:style-name="T3">號</text:span></text:p>
          </table:table-cell>
          <table:table-cell office:value-type="string" calcext:value-type="string">
            <text:p><text:span text:style-name="T19">103</text:span><text:span text:style-name="T3">年</text:span><text:span text:style-name="T4">02</text:span><text:span text:style-name="T3">月</text:span><text:span text:style-name="T4">19</text:span><text:span text:style-name="T3">日</text:span></text:p>
          </table:table-cell>
          <table:table-cell table:style-name="ce5"/>
        </table:table-row>
        <table:table-row table:style-name="ro1">
          <table:table-cell table:number-columns-repeated="2"/>
          <table:table-cell office:value-type="string" calcext:value-type="string">
            <text:p><text:span text:style-name="T1">勞基法第</text:span><text:span text:style-name="T4">32</text:span><text:span text:style-name="T3">條第</text:span><text:span text:style-name="T4">2</text:span><text:span text:style-name="T3">項</text:span></text:p>
          </table:table-cell>
          <table:table-cell table:style-name="ce15" office:value-type="string" calcext:value-type="string">
            <text:p>延長工作時間超過法令限制</text:p>
          </table:table-cell>
          <table:table-cell office:value-type="string" calcext:value-type="string">
            <text:p><text:span text:style-name="T1">北府勞條字第</text:span><text:span text:style-name="T4">10302379751</text:span><text:span text:style-name="T3">號</text:span></text:p>
          </table:table-cell>
          <table:table-cell office:value-type="string" calcext:value-type="string">
            <text:p><text:span text:style-name="T19">103</text:span><text:span text:style-name="T3">年</text:span><text:span text:style-name="T4">02</text:span><text:span text:style-name="T3">月</text:span><text:span text:style-name="T4">19</text:span><text:span text:style-name="T3">日</text:span></text:p>
          </table:table-cell>
          <table:table-cell table:style-name="ce5"/>
        </table:table-row>
        <table:table-row table:style-name="ro1">
          <table:table-cell table:style-name="ce4" office:value-type="float" office:value="15" calcext:value-type="float">
            <text:p>15</text:p>
          </table:table-cell>
          <table:table-cell table:style-name="ce15" office:value-type="string" calcext:value-type="string">
            <text:p>台灣松下電器股份有限公司</text:p>
          </table:table-cell>
          <table:table-cell office:value-type="string" calcext:value-type="string">
            <text:p><text:span text:style-name="T1">勞基法第</text:span><text:span text:style-name="T4">32</text:span><text:span text:style-name="T3">條第</text:span><text:span text:style-name="T4">2</text:span><text:span text:style-name="T3">項</text:span></text:p>
          </table:table-cell>
          <table:table-cell table:style-name="ce15" office:value-type="string" calcext:value-type="string">
            <text:p>延長工作時間超過法令限制</text:p>
          </table:table-cell>
          <table:table-cell office:value-type="string" calcext:value-type="string">
            <text:p><text:span text:style-name="T1">北府勞條字第</text:span><text:span text:style-name="T4">1030207867</text:span><text:span text:style-name="T3">號</text:span></text:p>
          </table:table-cell>
          <table:table-cell office:value-type="string" calcext:value-type="string">
            <text:p><text:span text:style-name="T19">103</text:span><text:span text:style-name="T3">年</text:span><text:span text:style-name="T4">02</text:span><text:span text:style-name="T3">月</text:span><text:span text:style-name="T4">19</text:span><text:span text:style-name="T3">日</text:span></text:p>
          </table:table-cell>
          <table:table-cell table:style-name="ce5"/>
        </table:table-row>
        <table:table-row table:style-name="ro1">
          <table:table-cell table:style-name="ce4" office:value-type="float" office:value="16" calcext:value-type="float">
            <text:p>16</text:p>
          </table:table-cell>
          <table:table-cell table:style-name="ce15" office:value-type="string" calcext:value-type="string">
            <text:p>新航通運有限公司</text:p>
          </table:table-cell>
          <table:table-cell office:value-type="string" calcext:value-type="string">
            <text:p><text:span text:style-name="T1">勞基法第</text:span><text:span text:style-name="T4">30</text:span><text:span text:style-name="T3">條第</text:span><text:span text:style-name="T4">5</text:span><text:span text:style-name="T3">項</text:span></text:p>
          </table:table-cell>
          <table:table-cell table:style-name="ce15" office:value-type="string" calcext:value-type="string">
            <text:p>未依規定置備勞工出勤紀錄表</text:p>
          </table:table-cell>
          <table:table-cell office:value-type="string" calcext:value-type="string">
            <text:p><text:span text:style-name="T1">北府勞條字第</text:span><text:span text:style-name="T4">1030206411</text:span><text:span text:style-name="T3">號</text:span></text:p>
          </table:table-cell>
          <table:table-cell office:value-type="string" calcext:value-type="string">
            <text:p><text:span text:style-name="T19">103</text:span><text:span text:style-name="T3">年</text:span><text:span text:style-name="T4">02</text:span><text:span text:style-name="T3">月</text:span><text:span text:style-name="T4">19</text:span><text:span text:style-name="T3">日</text:span></text:p>
          </table:table-cell>
          <table:table-cell table:style-name="ce5"/>
        </table:table-row>
        <table:table-row table:style-name="ro1">
          <table:table-cell table:style-name="ce4" office:value-type="float" office:value="17" calcext:value-type="float">
            <text:p>17</text:p>
          </table:table-cell>
          <table:table-cell table:style-name="ce15" office:value-type="string" calcext:value-type="string">
            <text:p>瑞晶應用材料科技股份有限公司</text:p>
          </table:table-cell>
          <table:table-cell office:value-type="string" calcext:value-type="string">
            <text:p><text:span text:style-name="T1">勞基法第</text:span><text:span text:style-name="T4">16</text:span><text:span text:style-name="T3">條</text:span></text:p>
          </table:table-cell>
          <table:table-cell table:style-name="ce15" office:value-type="string" calcext:value-type="string">
            <text:p>未依規定期間預告終止勞動契約或未給付不足法定預告期間日數之工資</text:p>
          </table:table-cell>
          <table:table-cell office:value-type="string" calcext:value-type="string">
            <text:p><text:span text:style-name="T1">北府勞條字第</text:span><text:span text:style-name="T4">1030317941</text:span><text:span text:style-name="T3">號</text:span></text:p>
          </table:table-cell>
          <table:table-cell office:value-type="string" calcext:value-type="string">
            <text:p><text:span text:style-name="T19">103</text:span><text:span text:style-name="T3">年</text:span><text:span text:style-name="T4">02</text:span><text:span text:style-name="T3">月</text:span><text:span text:style-name="T4">25</text:span><text:span text:style-name="T3">日</text:span></text:p>
          </table:table-cell>
          <table:table-cell table:style-name="ce5"/>
        </table:table-row>
        <table:table-row table:style-name="ro1">
          <table:table-cell table:number-columns-repeated="2"/>
          <table:table-cell office:value-type="string" calcext:value-type="string">
            <text:p><text:span text:style-name="T1">勞基法第</text:span><text:span text:style-name="T4">22</text:span><text:span text:style-name="T3">條第</text:span><text:span text:style-name="T4">2</text:span><text:span text:style-name="T3">項</text:span></text:p>
          </table:table-cell>
          <table:table-cell table:style-name="ce15" office:value-type="string" calcext:value-type="string">
            <text:p>工資未全額直接給付勞工</text:p>
          </table:table-cell>
          <table:table-cell office:value-type="string" calcext:value-type="string">
            <text:p><text:span text:style-name="T1">北府勞條字第</text:span><text:span text:style-name="T4">10303179411</text:span><text:span text:style-name="T3">號</text:span></text:p>
          </table:table-cell>
          <table:table-cell office:value-type="string" calcext:value-type="string">
            <text:p><text:span text:style-name="T19">103</text:span><text:span text:style-name="T3">年</text:span><text:span text:style-name="T4">02</text:span><text:span text:style-name="T3">月</text:span><text:span text:style-name="T4">25</text:span><text:span text:style-name="T3">日</text:span></text:p>
          </table:table-cell>
          <table:table-cell table:style-name="ce5"/>
        </table:table-row>
        <table:table-row table:style-name="ro1">
          <table:table-cell table:number-columns-repeated="2"/>
          <table:table-cell office:value-type="string" calcext:value-type="string">
            <text:p><text:span text:style-name="T1">勞基法第</text:span><text:span text:style-name="T4">38</text:span><text:span text:style-name="T3">條</text:span></text:p>
          </table:table-cell>
          <table:table-cell table:style-name="ce15" office:value-type="string" calcext:value-type="string">
            <text:p>未依規定給予特別休假</text:p>
          </table:table-cell>
          <table:table-cell office:value-type="string" calcext:value-type="string">
            <text:p><text:span text:style-name="T1">北府勞條字第</text:span><text:span text:style-name="T4">10303179412</text:span><text:span text:style-name="T3">號</text:span></text:p>
          </table:table-cell>
          <table:table-cell office:value-type="string" calcext:value-type="string">
            <text:p><text:span text:style-name="T19">103</text:span><text:span text:style-name="T3">年</text:span><text:span text:style-name="T4">02</text:span><text:span text:style-name="T3">月</text:span><text:span text:style-name="T4">25</text:span><text:span text:style-name="T3">日</text:span></text:p>
          </table:table-cell>
          <table:table-cell table:style-name="ce5"/>
        </table:table-row>
        <table:table-row table:style-name="ro1">
          <table:table-cell table:style-name="ce4" office:value-type="float" office:value="18" calcext:value-type="float">
            <text:p>18</text:p>
          </table:table-cell>
          <table:table-cell table:style-name="ce15" office:value-type="string" calcext:value-type="string">
            <text:p>台灣軟電股份有限公司</text:p>
          </table:table-cell>
          <table:table-cell office:value-type="string" calcext:value-type="string">
            <text:p><text:span text:style-name="T1">勞基法第</text:span><text:span text:style-name="T4">32</text:span><text:span text:style-name="T3">條第</text:span><text:span text:style-name="T4">2</text:span><text:span text:style-name="T3">項</text:span></text:p>
          </table:table-cell>
          <table:table-cell table:style-name="ce15" office:value-type="string" calcext:value-type="string">
            <text:p>延長工作時間超過法令限制</text:p>
          </table:table-cell>
          <table:table-cell office:value-type="string" calcext:value-type="string">
            <text:p><text:span text:style-name="T1">北府勞條字第</text:span><text:span text:style-name="T4">1030327727</text:span><text:span text:style-name="T3">號</text:span></text:p>
          </table:table-cell>
          <table:table-cell office:value-type="string" calcext:value-type="string">
            <text:p><text:span text:style-name="T19">103</text:span><text:span text:style-name="T3">年</text:span><text:span text:style-name="T4">02</text:span><text:span text:style-name="T3">月</text:span><text:span text:style-name="T4">25</text:span><text:span text:style-name="T3">日</text:span></text:p>
          </table:table-cell>
          <table:table-cell table:style-name="ce5"/>
        </table:table-row>
        <table:table-row table:style-name="ro1">
          <table:table-cell table:style-name="ce4" office:value-type="float" office:value="19" calcext:value-type="float">
            <text:p>19</text:p>
          </table:table-cell>
          <table:table-cell table:style-name="ce15" office:value-type="string" calcext:value-type="string">
            <text:p>精讚成功企業有限公司</text:p>
          </table:table-cell>
          <table:table-cell office:value-type="string" calcext:value-type="string">
            <text:p><text:span text:style-name="T1">勞基法第</text:span><text:span text:style-name="T4">24</text:span><text:span text:style-name="T3">條</text:span></text:p>
          </table:table-cell>
          <table:table-cell table:style-name="ce15" office:value-type="string" calcext:value-type="string">
            <text:p>延長工作時間未依規定加給工資</text:p>
          </table:table-cell>
          <table:table-cell office:value-type="string" calcext:value-type="string">
            <text:p><text:span text:style-name="T1">北府勞條字第</text:span><text:span text:style-name="T4">1030325607</text:span><text:span text:style-name="T3">號</text:span></text:p>
          </table:table-cell>
          <table:table-cell office:value-type="string" calcext:value-type="string">
            <text:p><text:span text:style-name="T19">103</text:span><text:span text:style-name="T3">年</text:span><text:span text:style-name="T4">02</text:span><text:span text:style-name="T3">月</text:span><text:span text:style-name="T4">25</text:span><text:span text:style-name="T3">日</text:span></text:p>
          </table:table-cell>
          <table:table-cell table:style-name="ce5"/>
        </table:table-row>
        <table:table-row table:style-name="ro1">
          <table:table-cell table:style-name="ce4" office:value-type="float" office:value="20" calcext:value-type="float">
            <text:p>20</text:p>
          </table:table-cell>
          <table:table-cell table:style-name="ce15" office:value-type="string" calcext:value-type="string">
            <text:p>全崴科技有限公司</text:p>
          </table:table-cell>
          <table:table-cell office:value-type="string" calcext:value-type="string">
            <text:p><text:span text:style-name="T1">勞基法第</text:span><text:span text:style-name="T4">32</text:span><text:span text:style-name="T3">條第</text:span><text:span text:style-name="T4">2</text:span><text:span text:style-name="T3">項</text:span></text:p>
          </table:table-cell>
          <table:table-cell table:style-name="ce15" office:value-type="string" calcext:value-type="string">
            <text:p>延長工作時間超過法令限制</text:p>
          </table:table-cell>
          <table:table-cell office:value-type="string" calcext:value-type="string">
            <text:p><text:span text:style-name="T1">北府勞條字第</text:span><text:span text:style-name="T4">1030317942</text:span><text:span text:style-name="T3">號</text:span></text:p>
          </table:table-cell>
          <table:table-cell office:value-type="string" calcext:value-type="string">
            <text:p><text:span text:style-name="T19">103</text:span><text:span text:style-name="T3">年</text:span><text:span text:style-name="T4">02</text:span><text:span text:style-name="T3">月</text:span><text:span text:style-name="T4">27</text:span><text:span text:style-name="T3">日</text:span></text:p>
          </table:table-cell>
          <table:table-cell table:style-name="ce5"/>
        </table:table-row>
        <table:table-row table:style-name="ro1">
          <table:table-cell table:number-columns-repeated="2"/>
          <table:table-cell office:value-type="string" calcext:value-type="string">
            <text:p><text:span text:style-name="T1">勞基法第</text:span><text:span text:style-name="T4">70</text:span><text:span text:style-name="T3">條</text:span></text:p>
          </table:table-cell>
          <table:table-cell table:style-name="ce14" office:value-type="string" calcext:value-type="string">
            <text:p><text:span text:style-name="T1">僱用勞工</text:span><text:span text:style-name="T4">30</text:span><text:span text:style-name="T3">人以上應訂工作規則報主管機關核備</text:span></text:p>
          </table:table-cell>
          <table:table-cell office:value-type="string" calcext:value-type="string">
            <text:p><text:span text:style-name="T1">北府勞條字第</text:span><text:span text:style-name="T4">10303179421</text:span><text:span text:style-name="T3">號</text:span></text:p>
          </table:table-cell>
          <table:table-cell office:value-type="string" calcext:value-type="string">
            <text:p><text:span text:style-name="T19">103</text:span><text:span text:style-name="T3">年</text:span><text:span text:style-name="T4">02</text:span><text:span text:style-name="T3">月</text:span><text:span text:style-name="T4">27</text:span><text:span text:style-name="T3">日</text:span></text:p>
          </table:table-cell>
          <table:table-cell table:style-name="ce5"/>
        </table:table-row>
        <table:table-row table:style-name="ro1">
          <table:table-cell table:style-name="ce4" office:value-type="float" office:value="21" calcext:value-type="float">
            <text:p>21</text:p>
          </table:table-cell>
          <table:table-cell table:style-name="ce15" office:value-type="string" calcext:value-type="string">
            <text:p>振儀科技股份有限公司</text:p>
          </table:table-cell>
          <table:table-cell office:value-type="string" calcext:value-type="string">
            <text:p><text:span text:style-name="T1">勞基法第</text:span><text:span text:style-name="T4">22</text:span><text:span text:style-name="T3">條第</text:span><text:span text:style-name="T4">2</text:span><text:span text:style-name="T3">項</text:span></text:p>
          </table:table-cell>
          <table:table-cell table:style-name="ce15" office:value-type="string" calcext:value-type="string">
            <text:p>工資未全額直接給付勞工</text:p>
          </table:table-cell>
          <table:table-cell office:value-type="string" calcext:value-type="string">
            <text:p><text:span text:style-name="T1">北府勞條字第</text:span><text:span text:style-name="T4">1030308536</text:span><text:span text:style-name="T3">號</text:span></text:p>
          </table:table-cell>
          <table:table-cell office:value-type="string" calcext:value-type="string">
            <text:p><text:span text:style-name="T19">103</text:span><text:span text:style-name="T3">年</text:span><text:span text:style-name="T4">02</text:span><text:span text:style-name="T3">月</text:span><text:span text:style-name="T4">27</text:span><text:span text:style-name="T3">日</text:span></text:p>
          </table:table-cell>
          <table:table-cell table:style-name="ce5"/>
        </table:table-row>
        <table:table-row table:style-name="ro1">
          <table:table-cell table:number-columns-repeated="2"/>
          <table:table-cell office:value-type="string" calcext:value-type="string">
            <text:p><text:span text:style-name="T1">勞基法第</text:span><text:span text:style-name="T4">24</text:span><text:span text:style-name="T3">條</text:span></text:p>
          </table:table-cell>
          <table:table-cell table:style-name="ce15" office:value-type="string" calcext:value-type="string">
            <text:p>延長工作時間未依規定加給工資</text:p>
          </table:table-cell>
          <table:table-cell office:value-type="string" calcext:value-type="string">
            <text:p><text:span text:style-name="T1">北府勞條字第</text:span><text:span text:style-name="T4">10303085361</text:span><text:span text:style-name="T3">號</text:span></text:p>
          </table:table-cell>
          <table:table-cell office:value-type="string" calcext:value-type="string">
            <text:p><text:span text:style-name="T19">103</text:span><text:span text:style-name="T3">年</text:span><text:span text:style-name="T4">02</text:span><text:span text:style-name="T3">月</text:span><text:span text:style-name="T4">27</text:span><text:span text:style-name="T3">日</text:span></text:p>
          </table:table-cell>
          <table:table-cell table:style-name="ce5"/>
        </table:table-row>
        <table:table-row table:style-name="ro1">
          <table:table-cell table:number-columns-repeated="2"/>
          <table:table-cell office:value-type="string" calcext:value-type="string">
            <text:p><text:span text:style-name="T1">勞基法第</text:span><text:span text:style-name="T4">39</text:span><text:span text:style-name="T3">條</text:span></text:p>
          </table:table-cell>
          <table:table-cell table:style-name="ce15" office:value-type="string" calcext:value-type="string">
            <text:p>假日工資未給或於休假日工作未依規定加倍發給</text:p>
          </table:table-cell>
          <table:table-cell office:value-type="string" calcext:value-type="string">
            <text:p><text:span text:style-name="T1">北府勞條字第</text:span><text:span text:style-name="T4">10303085362</text:span><text:span text:style-name="T3">號</text:span></text:p>
          </table:table-cell>
          <table:table-cell office:value-type="string" calcext:value-type="string">
            <text:p><text:span text:style-name="T19">103</text:span><text:span text:style-name="T3">年</text:span><text:span text:style-name="T4">02</text:span><text:span text:style-name="T3">月</text:span><text:span text:style-name="T4">27</text:span><text:span text:style-name="T3">日</text:span></text:p>
          </table:table-cell>
          <table:table-cell table:style-name="ce5"/>
        </table:table-row>
        <table:table-row table:style-name="ro1">
          <table:table-cell table:style-name="ce4" office:value-type="float" office:value="1" calcext:value-type="float">
            <text:p>1</text:p>
          </table:table-cell>
          <table:table-cell table:style-name="ce15" office:value-type="string" calcext:value-type="string">
            <text:p>雲朗觀光股份有限公司</text:p>
          </table:table-cell>
          <table:table-cell office:value-type="string" calcext:value-type="string">
            <text:p><text:span text:style-name="T1">勞基法第</text:span><text:span text:style-name="T4">24</text:span><text:span text:style-name="T3">條</text:span></text:p>
          </table:table-cell>
          <table:table-cell table:style-name="ce15" office:value-type="string" calcext:value-type="string">
            <text:p>延長工作時間未依規定加給工資。</text:p>
          </table:table-cell>
          <table:table-cell office:value-type="string" calcext:value-type="string">
            <text:p><text:span text:style-name="T1">北府勞條字第</text:span><text:span text:style-name="T4">1022271970</text:span><text:span text:style-name="T3">號</text:span></text:p>
          </table:table-cell>
          <table:table-cell office:value-type="string" calcext:value-type="string">
            <text:p><text:span text:style-name="T19">102</text:span><text:span text:style-name="T3">年</text:span><text:span text:style-name="T4">07</text:span><text:span text:style-name="T3">月</text:span><text:span text:style-name="T4">25</text:span><text:span text:style-name="T3">日</text:span></text:p>
          </table:table-cell>
          <table:table-cell table:style-name="ce5"/>
        </table:table-row>
        <table:table-row table:style-name="ro1">
          <table:table-cell table:style-name="ce4" office:value-type="float" office:value="2" calcext:value-type="float">
            <text:p>2</text:p>
          </table:table-cell>
          <table:table-cell table:style-name="ce15" office:value-type="string" calcext:value-type="string">
            <text:p>福容大飯店股份有限公司</text:p>
          </table:table-cell>
          <table:table-cell office:value-type="string" calcext:value-type="string">
            <text:p><text:span text:style-name="T1">勞基法第</text:span><text:span text:style-name="T4">24</text:span><text:span text:style-name="T3">條</text:span></text:p>
          </table:table-cell>
          <table:table-cell table:style-name="ce15" office:value-type="string" calcext:value-type="string">
            <text:p>延長工作時間未依規定加給工資。</text:p>
          </table:table-cell>
          <table:table-cell office:value-type="string" calcext:value-type="string">
            <text:p><text:span text:style-name="T1">北府勞條字第</text:span><text:span text:style-name="T4">1022577711</text:span><text:span text:style-name="T3">號</text:span></text:p>
          </table:table-cell>
          <table:table-cell office:value-type="string" calcext:value-type="string">
            <text:p><text:span text:style-name="T19">102</text:span><text:span text:style-name="T3">年</text:span><text:span text:style-name="T4">09</text:span><text:span text:style-name="T3">月</text:span><text:span text:style-name="T4">09</text:span><text:span text:style-name="T3">日</text:span></text:p>
          </table:table-cell>
          <table:table-cell table:style-name="ce5"/>
        </table:table-row>
        <table:table-row table:style-name="ro1">
          <table:table-cell table:style-name="ce4" office:value-type="float" office:value="3" calcext:value-type="float">
            <text:p>3</text:p>
          </table:table-cell>
          <table:table-cell table:style-name="ce15" office:value-type="string" calcext:value-type="string">
            <text:p>嘉賀保全股份有限公司</text:p>
          </table:table-cell>
          <table:table-cell office:value-type="string" calcext:value-type="string">
            <text:p><text:span text:style-name="T1">勞基法第</text:span><text:span text:style-name="T4">22-2</text:span><text:span text:style-name="T3">條</text:span></text:p>
          </table:table-cell>
          <table:table-cell table:style-name="ce15" office:value-type="string" calcext:value-type="string">
            <text:p>工資未全額直接給付勞工。</text:p>
          </table:table-cell>
          <table:table-cell office:value-type="string" calcext:value-type="string">
            <text:p><text:span text:style-name="T1">北府勞條字第</text:span><text:span text:style-name="T4">1022668660</text:span><text:span text:style-name="T3">號</text:span></text:p>
          </table:table-cell>
          <table:table-cell office:value-type="string" calcext:value-type="string">
            <text:p><text:span text:style-name="T19">102</text:span><text:span text:style-name="T3">年</text:span><text:span text:style-name="T4">09</text:span><text:span text:style-name="T3">月</text:span><text:span text:style-name="T4">23</text:span><text:span text:style-name="T3">日</text:span></text:p>
          </table:table-cell>
          <table:table-cell table:style-name="ce5"/>
        </table:table-row>
        <table:table-row table:style-name="ro1">
          <table:table-cell table:number-columns-repeated="2"/>
          <table:table-cell office:value-type="string" calcext:value-type="string">
            <text:p><text:span text:style-name="T1">勞基法第</text:span><text:span text:style-name="T4">24</text:span><text:span text:style-name="T3">條</text:span></text:p>
          </table:table-cell>
          <table:table-cell table:style-name="ce15" office:value-type="string" calcext:value-type="string">
            <text:p>延長工作時間未依規定加給工資。</text:p>
          </table:table-cell>
          <table:table-cell office:value-type="string" calcext:value-type="string">
            <text:p><text:span text:style-name="T1">北府勞條字第</text:span><text:span text:style-name="T4">10226686601</text:span><text:span text:style-name="T3">號</text:span></text:p>
          </table:table-cell>
          <table:table-cell office:value-type="string" calcext:value-type="string">
            <text:p><text:span text:style-name="T19">102</text:span><text:span text:style-name="T3">年</text:span><text:span text:style-name="T4">09</text:span><text:span text:style-name="T3">月</text:span><text:span text:style-name="T4">23</text:span><text:span text:style-name="T3">日</text:span></text:p>
          </table:table-cell>
          <table:table-cell table:style-name="ce5"/>
        </table:table-row>
        <table:table-row table:style-name="ro1">
          <table:table-cell table:number-columns-repeated="2"/>
          <table:table-cell office:value-type="string" calcext:value-type="string">
            <text:p><text:span text:style-name="T1">勞基法第</text:span><text:span text:style-name="T4">32-2</text:span><text:span text:style-name="T3">條</text:span></text:p>
          </table:table-cell>
          <table:table-cell table:style-name="ce15" office:value-type="string" calcext:value-type="string">
            <text:p>延長工作時間超過法令規定。</text:p>
          </table:table-cell>
          <table:table-cell office:value-type="string" calcext:value-type="string">
            <text:p><text:span text:style-name="T1">北府勞條字第</text:span><text:span text:style-name="T4">10226686602</text:span><text:span text:style-name="T3">號</text:span></text:p>
          </table:table-cell>
          <table:table-cell office:value-type="string" calcext:value-type="string">
            <text:p><text:span text:style-name="T19">102</text:span><text:span text:style-name="T3">年</text:span><text:span text:style-name="T4">09</text:span><text:span text:style-name="T3">月</text:span><text:span text:style-name="T4">23</text:span><text:span text:style-name="T3">日</text:span></text:p>
          </table:table-cell>
          <table:table-cell table:style-name="ce5"/>
        </table:table-row>
        <table:table-row table:style-name="ro1">
          <table:table-cell table:number-columns-repeated="2"/>
          <table:table-cell office:value-type="string" calcext:value-type="string">
            <text:p><text:span text:style-name="T1">勞基法第</text:span><text:span text:style-name="T4">39</text:span><text:span text:style-name="T3">條</text:span></text:p>
          </table:table-cell>
          <table:table-cell table:style-name="ce15" office:value-type="string" calcext:value-type="string">
            <text:p>假日工資未給或於休假日工作未依規定加給工資。</text:p>
          </table:table-cell>
          <table:table-cell office:value-type="string" calcext:value-type="string">
            <text:p><text:span text:style-name="T1">北府勞條字第</text:span><text:span text:style-name="T4">10226686603</text:span><text:span text:style-name="T3">號</text:span></text:p>
          </table:table-cell>
          <table:table-cell office:value-type="string" calcext:value-type="string">
            <text:p><text:span text:style-name="T19">102</text:span><text:span text:style-name="T3">年</text:span><text:span text:style-name="T4">09</text:span><text:span text:style-name="T3">月</text:span><text:span text:style-name="T4">23</text:span><text:span text:style-name="T3">日</text:span></text:p>
          </table:table-cell>
          <table:table-cell table:style-name="ce5"/>
        </table:table-row>
        <table:table-row table:style-name="ro1">
          <table:table-cell table:style-name="ce4" office:value-type="float" office:value="4" calcext:value-type="float">
            <text:p>4</text:p>
          </table:table-cell>
          <table:table-cell table:style-name="ce15" office:value-type="string" calcext:value-type="string">
            <text:p>轟動租車股份有限公司</text:p>
          </table:table-cell>
          <table:table-cell office:value-type="string" calcext:value-type="string">
            <text:p><text:span text:style-name="T1">勞基法第</text:span><text:span text:style-name="T4">22-2</text:span><text:span text:style-name="T3">條</text:span></text:p>
          </table:table-cell>
          <table:table-cell table:style-name="ce15" office:value-type="string" calcext:value-type="string">
            <text:p>工資未全額直接給付勞工。</text:p>
          </table:table-cell>
          <table:table-cell office:value-type="string" calcext:value-type="string">
            <text:p><text:span text:style-name="T1">北府勞條字第</text:span><text:span text:style-name="T4">1023178237</text:span><text:span text:style-name="T3">號</text:span></text:p>
          </table:table-cell>
          <table:table-cell office:value-type="string" calcext:value-type="string">
            <text:p><text:span text:style-name="T19">102</text:span><text:span text:style-name="T3">年</text:span><text:span text:style-name="T4">12</text:span><text:span text:style-name="T3">月</text:span><text:span text:style-name="T4">03</text:span><text:span text:style-name="T3">日</text:span></text:p>
          </table:table-cell>
          <table:table-cell table:style-name="ce5"/>
        </table:table-row>
        <table:table-row table:style-name="ro1">
          <table:table-cell table:number-columns-repeated="2"/>
          <table:table-cell office:value-type="string" calcext:value-type="string">
            <text:p><text:span text:style-name="T1">勞基法第</text:span><text:span text:style-name="T4">30-5</text:span><text:span text:style-name="T3">條</text:span></text:p>
          </table:table-cell>
          <table:table-cell table:style-name="ce15" office:value-type="string" calcext:value-type="string">
            <text:p>未依規定置備勞工出勤紀錄表。</text:p>
          </table:table-cell>
          <table:table-cell office:value-type="string" calcext:value-type="string">
            <text:p><text:span text:style-name="T1">北府勞條字第</text:span><text:span text:style-name="T4">10231782371</text:span><text:span text:style-name="T3">號</text:span></text:p>
          </table:table-cell>
          <table:table-cell office:value-type="string" calcext:value-type="string">
            <text:p><text:span text:style-name="T19">102</text:span><text:span text:style-name="T3">年</text:span><text:span text:style-name="T4">12</text:span><text:span text:style-name="T3">月</text:span><text:span text:style-name="T4">03</text:span><text:span text:style-name="T3">日</text:span></text:p>
          </table:table-cell>
          <table:table-cell table:style-name="ce5"/>
        </table:table-row>
        <table:table-row table:style-name="ro1">
          <table:table-cell table:number-columns-repeated="2"/>
          <table:table-cell office:value-type="string" calcext:value-type="string">
            <text:p><text:span text:style-name="T1">勞基法第</text:span><text:span text:style-name="T4">38</text:span><text:span text:style-name="T3">條</text:span></text:p>
          </table:table-cell>
          <table:table-cell table:style-name="ce15" office:value-type="string" calcext:value-type="string">
            <text:p>未依規定給予特別休假。</text:p>
          </table:table-cell>
          <table:table-cell office:value-type="string" calcext:value-type="string">
            <text:p><text:span text:style-name="T1">北府勞條字第</text:span><text:span text:style-name="T4">10231782372</text:span><text:span text:style-name="T3">號</text:span></text:p>
          </table:table-cell>
          <table:table-cell office:value-type="string" calcext:value-type="string">
            <text:p><text:span text:style-name="T19">102</text:span><text:span text:style-name="T3">年</text:span><text:span text:style-name="T4">12</text:span><text:span text:style-name="T3">月</text:span><text:span text:style-name="T4">03</text:span><text:span text:style-name="T3">日</text:span></text:p>
          </table:table-cell>
          <table:table-cell table:style-name="ce5"/>
        </table:table-row>
        <table:table-row table:style-name="ro1">
          <table:table-cell table:style-name="ce4" office:value-type="float" office:value="5" calcext:value-type="float">
            <text:p>5</text:p>
          </table:table-cell>
          <table:table-cell table:style-name="ce15" office:value-type="string" calcext:value-type="string">
            <text:p>翔賀保全股份有限公司</text:p>
          </table:table-cell>
          <table:table-cell office:value-type="string" calcext:value-type="string">
            <text:p><text:span text:style-name="T1">勞基法第</text:span><text:span text:style-name="T4">21-1</text:span><text:span text:style-name="T3">條</text:span></text:p>
          </table:table-cell>
          <table:table-cell table:style-name="ce15" office:value-type="string" calcext:value-type="string">
            <text:p>未達基本工資。</text:p>
          </table:table-cell>
          <table:table-cell office:value-type="string" calcext:value-type="string">
            <text:p><text:span text:style-name="T1">北府勞條字第</text:span><text:span text:style-name="T4">1030328617</text:span><text:span text:style-name="T3">號</text:span></text:p>
          </table:table-cell>
          <table:table-cell office:value-type="string" calcext:value-type="string">
            <text:p><text:span text:style-name="T19">103</text:span><text:span text:style-name="T3">年</text:span><text:span text:style-name="T4">03</text:span><text:span text:style-name="T3">月</text:span><text:span text:style-name="T4">05</text:span><text:span text:style-name="T3">日</text:span></text:p>
          </table:table-cell>
          <table:table-cell table:style-name="ce5"/>
        </table:table-row>
        <table:table-row table:style-name="ro1">
          <table:table-cell table:number-columns-repeated="2"/>
          <table:table-cell office:value-type="string" calcext:value-type="string">
            <text:p><text:span text:style-name="T1">勞基法第</text:span><text:span text:style-name="T4">24</text:span><text:span text:style-name="T3">條</text:span></text:p>
          </table:table-cell>
          <table:table-cell table:style-name="ce15" office:value-type="string" calcext:value-type="string">
            <text:p>延長工作時間未依規定加給工資。</text:p>
          </table:table-cell>
          <table:table-cell office:value-type="string" calcext:value-type="string">
            <text:p><text:span text:style-name="T1">北府勞條字第</text:span><text:span text:style-name="T4">10303286171</text:span><text:span text:style-name="T3">號</text:span></text:p>
          </table:table-cell>
          <table:table-cell office:value-type="string" calcext:value-type="string">
            <text:p><text:span text:style-name="T19">103</text:span><text:span text:style-name="T3">年</text:span><text:span text:style-name="T4">03</text:span><text:span text:style-name="T3">月</text:span><text:span text:style-name="T4">05</text:span><text:span text:style-name="T3">日</text:span></text:p>
          </table:table-cell>
          <table:table-cell table:style-name="ce5"/>
        </table:table-row>
        <table:table-row table:style-name="ro1">
          <table:table-cell table:number-columns-repeated="2"/>
          <table:table-cell office:value-type="string" calcext:value-type="string">
            <text:p><text:span text:style-name="T1">勞基法第</text:span><text:span text:style-name="T4">32-2</text:span><text:span text:style-name="T3">條</text:span></text:p>
          </table:table-cell>
          <table:table-cell table:style-name="ce15" office:value-type="string" calcext:value-type="string">
            <text:p>延長工作時間超過法令規定。</text:p>
          </table:table-cell>
          <table:table-cell office:value-type="string" calcext:value-type="string">
            <text:p><text:span text:style-name="T1">北府勞條字第</text:span><text:span text:style-name="T4">10303286172</text:span><text:span text:style-name="T3">號</text:span></text:p>
          </table:table-cell>
          <table:table-cell office:value-type="string" calcext:value-type="string">
            <text:p><text:span text:style-name="T19">103</text:span><text:span text:style-name="T3">年</text:span><text:span text:style-name="T4">03</text:span><text:span text:style-name="T3">月</text:span><text:span text:style-name="T4">05</text:span><text:span text:style-name="T3">日</text:span></text:p>
          </table:table-cell>
          <table:table-cell table:style-name="ce5"/>
        </table:table-row>
        <table:table-row table:style-name="ro1">
          <table:table-cell table:number-columns-repeated="2"/>
          <table:table-cell office:value-type="string" calcext:value-type="string">
            <text:p><text:span text:style-name="T1">勞基法第</text:span><text:span text:style-name="T4">39</text:span><text:span text:style-name="T3">條</text:span></text:p>
          </table:table-cell>
          <table:table-cell table:style-name="ce15" office:value-type="string" calcext:value-type="string">
            <text:p>假日工資未給或於休假日工作未依規定加給工資。</text:p>
          </table:table-cell>
          <table:table-cell office:value-type="string" calcext:value-type="string">
            <text:p><text:span text:style-name="T1">北府勞條字第</text:span><text:span text:style-name="T4">10303286173</text:span><text:span text:style-name="T3">號</text:span></text:p>
          </table:table-cell>
          <table:table-cell office:value-type="string" calcext:value-type="string">
            <text:p><text:span text:style-name="T19">103</text:span><text:span text:style-name="T3">年</text:span><text:span text:style-name="T4">03</text:span><text:span text:style-name="T3">月</text:span><text:span text:style-name="T4">05</text:span><text:span text:style-name="T3">日</text:span></text:p>
          </table:table-cell>
          <table:table-cell table:style-name="ce5"/>
        </table:table-row>
        <table:table-row table:style-name="ro1">
          <table:table-cell table:style-name="ce4" office:value-type="float" office:value="6" calcext:value-type="float">
            <text:p>6</text:p>
          </table:table-cell>
          <table:table-cell table:style-name="ce15" office:value-type="string" calcext:value-type="string">
            <text:p>恆信塑膠廠股份有限公司</text:p>
          </table:table-cell>
          <table:table-cell office:value-type="string" calcext:value-type="string">
            <text:p><text:span text:style-name="T1">勞基法第</text:span><text:span text:style-name="T4">24</text:span><text:span text:style-name="T3">條</text:span></text:p>
          </table:table-cell>
          <table:table-cell table:style-name="ce15" office:value-type="string" calcext:value-type="string">
            <text:p>延長工作時間未依規定加給工資。</text:p>
          </table:table-cell>
          <table:table-cell office:value-type="string" calcext:value-type="string">
            <text:p><text:span text:style-name="T1">北府勞條字第</text:span><text:span text:style-name="T4">1030362705</text:span><text:span text:style-name="T3">號</text:span></text:p>
          </table:table-cell>
          <table:table-cell office:value-type="string" calcext:value-type="string">
            <text:p><text:span text:style-name="T19">103</text:span><text:span text:style-name="T3">年</text:span><text:span text:style-name="T4">03</text:span><text:span text:style-name="T3">月</text:span><text:span text:style-name="T4">10</text:span><text:span text:style-name="T3">日</text:span></text:p>
          </table:table-cell>
          <table:table-cell table:style-name="ce5"/>
        </table:table-row>
        <table:table-row table:style-name="ro1">
          <table:table-cell table:number-columns-repeated="2"/>
          <table:table-cell office:value-type="string" calcext:value-type="string">
            <text:p><text:span text:style-name="T1">勞基法第</text:span><text:span text:style-name="T4">32-2</text:span><text:span text:style-name="T3">條</text:span></text:p>
          </table:table-cell>
          <table:table-cell table:style-name="ce15" office:value-type="string" calcext:value-type="string">
            <text:p>延長工作時間超過法令規定。</text:p>
          </table:table-cell>
          <table:table-cell office:value-type="string" calcext:value-type="string">
            <text:p><text:span text:style-name="T1">北府勞條字第</text:span><text:span text:style-name="T4">10303627051</text:span><text:span text:style-name="T3">號</text:span></text:p>
          </table:table-cell>
          <table:table-cell office:value-type="string" calcext:value-type="string">
            <text:p><text:span text:style-name="T19">103</text:span><text:span text:style-name="T3">年</text:span><text:span text:style-name="T4">03</text:span><text:span text:style-name="T3">月</text:span><text:span text:style-name="T4">10</text:span><text:span text:style-name="T3">日</text:span></text:p>
          </table:table-cell>
          <table:table-cell table:style-name="ce5"/>
        </table:table-row>
        <table:table-row table:style-name="ro1">
          <table:table-cell table:number-columns-repeated="2"/>
          <table:table-cell office:value-type="string" calcext:value-type="string">
            <text:p><text:span text:style-name="T1">勞基法第</text:span><text:span text:style-name="T4">36</text:span><text:span text:style-name="T3">條</text:span></text:p>
          </table:table-cell>
          <table:table-cell table:style-name="ce15" office:value-type="string" calcext:value-type="string">
            <text:p>每七日中未有一日之休息作為例假。</text:p>
          </table:table-cell>
          <table:table-cell office:value-type="string" calcext:value-type="string">
            <text:p><text:span text:style-name="T1">北府勞條字第</text:span><text:span text:style-name="T4">10303627052</text:span><text:span text:style-name="T3">號</text:span></text:p>
          </table:table-cell>
          <table:table-cell office:value-type="string" calcext:value-type="string">
            <text:p><text:span text:style-name="T19">103</text:span><text:span text:style-name="T3">年</text:span><text:span text:style-name="T4">03</text:span><text:span text:style-name="T3">月</text:span><text:span text:style-name="T4">10</text:span><text:span text:style-name="T3">日</text:span></text:p>
          </table:table-cell>
          <table:table-cell table:style-name="ce5"/>
        </table:table-row>
        <table:table-row table:style-name="ro1">
          <table:table-cell table:style-name="ce4" office:value-type="float" office:value="7" calcext:value-type="float">
            <text:p>7</text:p>
          </table:table-cell>
          <table:table-cell table:style-name="ce15" office:value-type="string" calcext:value-type="string">
            <text:p>全聯實業股份有限公司</text:p>
          </table:table-cell>
          <table:table-cell office:value-type="string" calcext:value-type="string">
            <text:p><text:span text:style-name="T1">勞基法第</text:span><text:span text:style-name="T4">24</text:span><text:span text:style-name="T3">條</text:span></text:p>
          </table:table-cell>
          <table:table-cell table:style-name="ce15" office:value-type="string" calcext:value-type="string">
            <text:p>延長工作時間未依規定加給工資。</text:p>
          </table:table-cell>
          <table:table-cell office:value-type="string" calcext:value-type="string">
            <text:p><text:span text:style-name="T1">北府勞條字第</text:span><text:span text:style-name="T4">1030362703</text:span><text:span text:style-name="T3">號</text:span></text:p>
          </table:table-cell>
          <table:table-cell office:value-type="string" calcext:value-type="string">
            <text:p><text:span text:style-name="T19">103</text:span><text:span text:style-name="T3">年</text:span><text:span text:style-name="T4">03</text:span><text:span text:style-name="T3">月</text:span><text:span text:style-name="T4">10</text:span><text:span text:style-name="T3">日</text:span></text:p>
          </table:table-cell>
          <table:table-cell table:style-name="ce5"/>
        </table:table-row>
        <table:table-row table:style-name="ro1">
          <table:table-cell table:style-name="ce4" office:value-type="float" office:value="8" calcext:value-type="float">
            <text:p>8</text:p>
          </table:table-cell>
          <table:table-cell table:style-name="ce15" office:value-type="string" calcext:value-type="string">
            <text:p>永錡大安加油站股份有限公司</text:p>
          </table:table-cell>
          <table:table-cell office:value-type="string" calcext:value-type="string">
            <text:p><text:span text:style-name="T1">勞基法第</text:span><text:span text:style-name="T4">38</text:span><text:span text:style-name="T3">條</text:span></text:p>
          </table:table-cell>
          <table:table-cell table:style-name="ce15" office:value-type="string" calcext:value-type="string">
            <text:p>未依規定給予特別休假。</text:p>
          </table:table-cell>
          <table:table-cell office:value-type="string" calcext:value-type="string">
            <text:p><text:span text:style-name="T1">北府勞條字第</text:span><text:span text:style-name="T4">1030338761</text:span><text:span text:style-name="T3">號</text:span></text:p>
          </table:table-cell>
          <table:table-cell office:value-type="string" calcext:value-type="string">
            <text:p><text:span text:style-name="T19">103</text:span><text:span text:style-name="T3">年</text:span><text:span text:style-name="T4">03</text:span><text:span text:style-name="T3">月</text:span><text:span text:style-name="T4">06</text:span><text:span text:style-name="T3">日</text:span></text:p>
          </table:table-cell>
          <table:table-cell table:style-name="ce5"/>
        </table:table-row>
        <table:table-row table:style-name="ro1">
          <table:table-cell table:number-columns-repeated="2"/>
          <table:table-cell office:value-type="string" calcext:value-type="string">
            <text:p><text:span text:style-name="T1">勞基法第</text:span><text:span text:style-name="T4">39</text:span><text:span text:style-name="T3">條</text:span></text:p>
          </table:table-cell>
          <table:table-cell table:style-name="ce15" office:value-type="string" calcext:value-type="string">
            <text:p>假日工資未給或於休假日工作未依規定加給工資。</text:p>
          </table:table-cell>
          <table:table-cell office:value-type="string" calcext:value-type="string">
            <text:p><text:span text:style-name="T1">北府勞條字第</text:span><text:span text:style-name="T4">10303387611</text:span><text:span text:style-name="T3">號</text:span></text:p>
          </table:table-cell>
          <table:table-cell office:value-type="string" calcext:value-type="string">
            <text:p><text:span text:style-name="T19">103</text:span><text:span text:style-name="T3">年</text:span><text:span text:style-name="T4">03</text:span><text:span text:style-name="T3">月</text:span><text:span text:style-name="T4">06</text:span><text:span text:style-name="T3">日</text:span></text:p>
          </table:table-cell>
          <table:table-cell table:style-name="ce5"/>
        </table:table-row>
        <table:table-row table:style-name="ro1">
          <table:table-cell table:style-name="ce4" office:value-type="float" office:value="9" calcext:value-type="float">
            <text:p>9</text:p>
          </table:table-cell>
          <table:table-cell table:style-name="ce15" office:value-type="string" calcext:value-type="string">
            <text:p>瑞奇科技數位有限公司</text:p>
          </table:table-cell>
          <table:table-cell office:value-type="string" calcext:value-type="string">
            <text:p><text:span text:style-name="T1">勞基法第</text:span><text:span text:style-name="T4">80</text:span><text:span text:style-name="T3">條</text:span></text:p>
          </table:table-cell>
          <table:table-cell table:style-name="ce15" office:value-type="string" calcext:value-type="string">
            <text:p>拒絕、規避或阻撓勞工檢查員依法執行職務。</text:p>
          </table:table-cell>
          <table:table-cell office:value-type="string" calcext:value-type="string">
            <text:p><text:span text:style-name="T1">北府勞條字第</text:span><text:span text:style-name="T4">1030377065</text:span><text:span text:style-name="T3">號</text:span></text:p>
          </table:table-cell>
          <table:table-cell office:value-type="string" calcext:value-type="string">
            <text:p><text:span text:style-name="T19">103</text:span><text:span text:style-name="T3">年</text:span><text:span text:style-name="T4">03</text:span><text:span text:style-name="T3">月</text:span><text:span text:style-name="T4">10</text:span><text:span text:style-name="T3">日</text:span></text:p>
          </table:table-cell>
          <table:table-cell table:style-name="ce5"/>
        </table:table-row>
        <table:table-row table:style-name="ro1">
          <table:table-cell table:style-name="ce4" office:value-type="float" office:value="10" calcext:value-type="float">
            <text:p>10</text:p>
          </table:table-cell>
          <table:table-cell table:style-name="ce14" office:value-type="string" calcext:value-type="string">
            <text:p><text:span text:style-name="T1">游曉芸</text:span><text:span text:style-name="T4">(</text:span><text:span text:style-name="T3">即布娜飛小吃店</text:span><text:span text:style-name="T4">)</text:span></text:p>
          </table:table-cell>
          <table:table-cell office:value-type="string" calcext:value-type="string">
            <text:p><text:span text:style-name="T1">勞基法第</text:span><text:span text:style-name="T4">21-1</text:span><text:span text:style-name="T3">條</text:span></text:p>
          </table:table-cell>
          <table:table-cell table:style-name="ce15" office:value-type="string" calcext:value-type="string">
            <text:p>未達基本工資。</text:p>
          </table:table-cell>
          <table:table-cell office:value-type="string" calcext:value-type="string">
            <text:p><text:span text:style-name="T1">北府勞條字第</text:span><text:span text:style-name="T4">1030460378</text:span><text:span text:style-name="T3">號</text:span></text:p>
          </table:table-cell>
          <table:table-cell office:value-type="string" calcext:value-type="string">
            <text:p><text:span text:style-name="T19">103</text:span><text:span text:style-name="T3">年</text:span><text:span text:style-name="T4">03</text:span><text:span text:style-name="T3">月</text:span><text:span text:style-name="T4">19</text:span><text:span text:style-name="T3">日</text:span></text:p>
          </table:table-cell>
          <table:table-cell table:style-name="ce5"/>
        </table:table-row>
        <table:table-row table:style-name="ro1">
          <table:table-cell table:number-columns-repeated="2"/>
          <table:table-cell office:value-type="string" calcext:value-type="string">
            <text:p><text:span text:style-name="T1">勞基法第</text:span><text:span text:style-name="T4">24</text:span><text:span text:style-name="T3">條</text:span></text:p>
          </table:table-cell>
          <table:table-cell table:style-name="ce15" office:value-type="string" calcext:value-type="string">
            <text:p>延長工作時間未依規定加給工資。</text:p>
          </table:table-cell>
          <table:table-cell office:value-type="string" calcext:value-type="string">
            <text:p><text:span text:style-name="T1">北府勞條字第</text:span><text:span text:style-name="T4">10304603781</text:span><text:span text:style-name="T3">號</text:span></text:p>
          </table:table-cell>
          <table:table-cell office:value-type="string" calcext:value-type="string">
            <text:p><text:span text:style-name="T19">103</text:span><text:span text:style-name="T3">年</text:span><text:span text:style-name="T4">03</text:span><text:span text:style-name="T3">月</text:span><text:span text:style-name="T4">19</text:span><text:span text:style-name="T3">日</text:span></text:p>
          </table:table-cell>
          <table:table-cell table:style-name="ce5"/>
        </table:table-row>
        <table:table-row table:style-name="ro1">
          <table:table-cell table:number-columns-repeated="2"/>
          <table:table-cell office:value-type="string" calcext:value-type="string">
            <text:p><text:span text:style-name="T1">勞基法第</text:span><text:span text:style-name="T4">39</text:span><text:span text:style-name="T3">條</text:span></text:p>
          </table:table-cell>
          <table:table-cell table:style-name="ce15" office:value-type="string" calcext:value-type="string">
            <text:p>假日工資未給或於休假日工作未依規定加給工資。</text:p>
          </table:table-cell>
          <table:table-cell office:value-type="string" calcext:value-type="string">
            <text:p><text:span text:style-name="T1">北府勞條字第</text:span><text:span text:style-name="T4">10304603782</text:span><text:span text:style-name="T3">號</text:span></text:p>
          </table:table-cell>
          <table:table-cell office:value-type="string" calcext:value-type="string">
            <text:p><text:span text:style-name="T19">103</text:span><text:span text:style-name="T3">年</text:span><text:span text:style-name="T4">03</text:span><text:span text:style-name="T3">月</text:span><text:span text:style-name="T4">19</text:span><text:span text:style-name="T3">日</text:span></text:p>
          </table:table-cell>
          <table:table-cell table:style-name="ce5"/>
        </table:table-row>
        <table:table-row table:style-name="ro1">
          <table:table-cell table:style-name="ce4" office:value-type="float" office:value="11" calcext:value-type="float">
            <text:p>11</text:p>
          </table:table-cell>
          <table:table-cell table:style-name="ce15" office:value-type="string" calcext:value-type="string">
            <text:p>統一速達股份有限公司</text:p>
          </table:table-cell>
          <table:table-cell office:value-type="string" calcext:value-type="string">
            <text:p><text:span text:style-name="T1">勞基法第</text:span><text:span text:style-name="T4">32-2</text:span><text:span text:style-name="T3">條</text:span></text:p>
          </table:table-cell>
          <table:table-cell table:style-name="ce15" office:value-type="string" calcext:value-type="string">
            <text:p>延長工作時間超過法令規定。</text:p>
          </table:table-cell>
          <table:table-cell office:value-type="string" calcext:value-type="string">
            <text:p><text:span text:style-name="T1">北府勞條字第</text:span><text:span text:style-name="T4">1030484194</text:span><text:span text:style-name="T3">號</text:span></text:p>
          </table:table-cell>
          <table:table-cell office:value-type="string" calcext:value-type="string">
            <text:p><text:span text:style-name="T19">103</text:span><text:span text:style-name="T3">年</text:span><text:span text:style-name="T4">03</text:span><text:span text:style-name="T3">月</text:span><text:span text:style-name="T4">21</text:span><text:span text:style-name="T3">日</text:span></text:p>
          </table:table-cell>
          <table:table-cell table:style-name="ce5"/>
        </table:table-row>
        <table:table-row table:style-name="ro1">
          <table:table-cell table:style-name="ce4" office:value-type="float" office:value="12" calcext:value-type="float">
            <text:p>12</text:p>
          </table:table-cell>
          <table:table-cell table:style-name="ce15" office:value-type="string" calcext:value-type="string">
            <text:p>文菱科技股份有限公司</text:p>
          </table:table-cell>
          <table:table-cell office:value-type="string" calcext:value-type="string">
            <text:p><text:span text:style-name="T1">勞基法第</text:span><text:span text:style-name="T4">32-2</text:span><text:span text:style-name="T3">條</text:span></text:p>
          </table:table-cell>
          <table:table-cell table:style-name="ce15" office:value-type="string" calcext:value-type="string">
            <text:p>延長工作時間超過法令規定。</text:p>
          </table:table-cell>
          <table:table-cell office:value-type="string" calcext:value-type="string">
            <text:p><text:span text:style-name="T1">北府勞條字第</text:span><text:span text:style-name="T4">1030470245</text:span><text:span text:style-name="T3">號</text:span></text:p>
          </table:table-cell>
          <table:table-cell office:value-type="string" calcext:value-type="string">
            <text:p><text:span text:style-name="T19">103</text:span><text:span text:style-name="T3">年</text:span><text:span text:style-name="T4">03</text:span><text:span text:style-name="T3">月</text:span><text:span text:style-name="T4">24</text:span><text:span text:style-name="T3">日</text:span></text:p>
          </table:table-cell>
          <table:table-cell table:style-name="ce5"/>
        </table:table-row>
        <table:table-row table:style-name="ro1">
          <table:table-cell table:style-name="ce4" office:value-type="float" office:value="13" calcext:value-type="float">
            <text:p>13</text:p>
          </table:table-cell>
          <table:table-cell table:style-name="ce15" office:value-type="string" calcext:value-type="string">
            <text:p>南俊國際股份有限公司</text:p>
          </table:table-cell>
          <table:table-cell office:value-type="string" calcext:value-type="string">
            <text:p><text:span text:style-name="T1">勞基法第</text:span><text:span text:style-name="T4">24</text:span><text:span text:style-name="T3">條</text:span></text:p>
          </table:table-cell>
          <table:table-cell table:style-name="ce15" office:value-type="string" calcext:value-type="string">
            <text:p>延長工作時間未依規定加給工資。</text:p>
          </table:table-cell>
          <table:table-cell office:value-type="string" calcext:value-type="string">
            <text:p><text:span text:style-name="T1">北府勞條字第</text:span><text:span text:style-name="T4">1030470254</text:span><text:span text:style-name="T3">號</text:span></text:p>
          </table:table-cell>
          <table:table-cell office:value-type="string" calcext:value-type="string">
            <text:p><text:span text:style-name="T19">103</text:span><text:span text:style-name="T3">年</text:span><text:span text:style-name="T4">03</text:span><text:span text:style-name="T3">月</text:span><text:span text:style-name="T4">24</text:span><text:span text:style-name="T3">日</text:span></text:p>
          </table:table-cell>
          <table:table-cell table:style-name="ce5"/>
        </table:table-row>
        <table:table-row table:style-name="ro1">
          <table:table-cell table:number-columns-repeated="2"/>
          <table:table-cell office:value-type="string" calcext:value-type="string">
            <text:p><text:span text:style-name="T1">勞基法第</text:span><text:span text:style-name="T4">32-2</text:span><text:span text:style-name="T3">條</text:span></text:p>
          </table:table-cell>
          <table:table-cell table:style-name="ce15" office:value-type="string" calcext:value-type="string">
            <text:p>延長工作時間超過法令規定。</text:p>
          </table:table-cell>
          <table:table-cell office:value-type="string" calcext:value-type="string">
            <text:p><text:span text:style-name="T1">北府勞條字第</text:span><text:span text:style-name="T4">10304702541</text:span><text:span text:style-name="T3">號</text:span></text:p>
          </table:table-cell>
          <table:table-cell office:value-type="string" calcext:value-type="string">
            <text:p><text:span text:style-name="T19">103</text:span><text:span text:style-name="T3">年</text:span><text:span text:style-name="T4">03</text:span><text:span text:style-name="T3">月</text:span><text:span text:style-name="T4">24</text:span><text:span text:style-name="T3">日</text:span></text:p>
          </table:table-cell>
          <table:table-cell table:style-name="ce5"/>
        </table:table-row>
        <table:table-row table:style-name="ro1">
          <table:table-cell table:style-name="ce4" office:value-type="float" office:value="14" calcext:value-type="float">
            <text:p>14</text:p>
          </table:table-cell>
          <table:table-cell table:style-name="ce15" office:value-type="string" calcext:value-type="string">
            <text:p>正誠工業有限公司</text:p>
          </table:table-cell>
          <table:table-cell office:value-type="string" calcext:value-type="string">
            <text:p><text:span text:style-name="T1">勞基法第</text:span><text:span text:style-name="T4">22-2</text:span><text:span text:style-name="T3">條</text:span></text:p>
          </table:table-cell>
          <table:table-cell table:style-name="ce15" office:value-type="string" calcext:value-type="string">
            <text:p>工資未全額直接給付勞工。</text:p>
          </table:table-cell>
          <table:table-cell office:value-type="string" calcext:value-type="string">
            <text:p><text:span text:style-name="T1">北府勞條字第</text:span><text:span text:style-name="T4">1030502508</text:span><text:span text:style-name="T3">號</text:span></text:p>
          </table:table-cell>
          <table:table-cell office:value-type="string" calcext:value-type="string">
            <text:p><text:span text:style-name="T19">103</text:span><text:span text:style-name="T3">年</text:span><text:span text:style-name="T4">03</text:span><text:span text:style-name="T3">月</text:span><text:span text:style-name="T4">25</text:span><text:span text:style-name="T3">日</text:span></text:p>
          </table:table-cell>
          <table:table-cell table:style-name="ce5"/>
        </table:table-row>
        <table:table-row table:style-name="ro1">
          <table:table-cell table:number-columns-repeated="2"/>
          <table:table-cell office:value-type="string" calcext:value-type="string">
            <text:p><text:span text:style-name="T1">勞基法第</text:span><text:span text:style-name="T4">36</text:span><text:span text:style-name="T3">條</text:span></text:p>
          </table:table-cell>
          <table:table-cell table:style-name="ce15" office:value-type="string" calcext:value-type="string">
            <text:p>每七日中未有一日之休息作為例假。</text:p>
          </table:table-cell>
          <table:table-cell office:value-type="string" calcext:value-type="string">
            <text:p><text:span text:style-name="T1">北府勞條字第</text:span><text:span text:style-name="T4">10305025081</text:span><text:span text:style-name="T3">號</text:span></text:p>
          </table:table-cell>
          <table:table-cell office:value-type="string" calcext:value-type="string">
            <text:p><text:span text:style-name="T19">103</text:span><text:span text:style-name="T3">年</text:span><text:span text:style-name="T4">03</text:span><text:span text:style-name="T3">月</text:span><text:span text:style-name="T4">25</text:span><text:span text:style-name="T3">日</text:span></text:p>
          </table:table-cell>
          <table:table-cell table:style-name="ce5"/>
        </table:table-row>
        <table:table-row table:style-name="ro1">
          <table:table-cell table:number-columns-repeated="2"/>
          <table:table-cell office:value-type="string" calcext:value-type="string">
            <text:p><text:span text:style-name="T1">勞基法第</text:span><text:span text:style-name="T4">39</text:span><text:span text:style-name="T3">條</text:span></text:p>
          </table:table-cell>
          <table:table-cell table:style-name="ce15" office:value-type="string" calcext:value-type="string">
            <text:p>假日工資未給或於休假日工作未依規定加給工資。</text:p>
          </table:table-cell>
          <table:table-cell office:value-type="string" calcext:value-type="string">
            <text:p><text:span text:style-name="T1">北府勞條字第</text:span><text:span text:style-name="T4">10305025082</text:span><text:span text:style-name="T3">號</text:span></text:p>
          </table:table-cell>
          <table:table-cell office:value-type="string" calcext:value-type="string">
            <text:p><text:span text:style-name="T19">103</text:span><text:span text:style-name="T3">年</text:span><text:span text:style-name="T4">03</text:span><text:span text:style-name="T3">月</text:span><text:span text:style-name="T4">25</text:span><text:span text:style-name="T3">日</text:span></text:p>
          </table:table-cell>
          <table:table-cell table:style-name="ce5"/>
        </table:table-row>
        <table:table-row table:style-name="ro1">
          <table:table-cell table:style-name="ce4" office:value-type="float" office:value="15" calcext:value-type="float">
            <text:p>15</text:p>
          </table:table-cell>
          <table:table-cell table:style-name="ce14" office:value-type="string" calcext:value-type="string">
            <text:p><text:span text:style-name="T1">苗鵬生</text:span><text:span text:style-name="T4">(</text:span><text:span text:style-name="T3">即台裕塑膠廠</text:span><text:span text:style-name="T4">)</text:span></text:p>
          </table:table-cell>
          <table:table-cell office:value-type="string" calcext:value-type="string">
            <text:p><text:span text:style-name="T1">勞基法第</text:span><text:span text:style-name="T4">23-2</text:span><text:span text:style-name="T3">條</text:span></text:p>
          </table:table-cell>
          <table:table-cell table:style-name="ce15" office:value-type="string" calcext:value-type="string">
            <text:p>未依規定置備勞工工資清冊。</text:p>
          </table:table-cell>
          <table:table-cell office:value-type="string" calcext:value-type="string">
            <text:p><text:span text:style-name="T1">北府勞條字第</text:span><text:span text:style-name="T4">1030535050</text:span><text:span text:style-name="T3">號</text:span></text:p>
          </table:table-cell>
          <table:table-cell office:value-type="string" calcext:value-type="string">
            <text:p><text:span text:style-name="T19">103</text:span><text:span text:style-name="T3">年</text:span><text:span text:style-name="T4">03</text:span><text:span text:style-name="T3">月</text:span><text:span text:style-name="T4">31</text:span><text:span text:style-name="T3">日</text:span></text:p>
          </table:table-cell>
          <table:table-cell table:style-name="ce5"/>
        </table:table-row>
        <table:table-row table:style-name="ro1">
          <table:table-cell table:number-columns-repeated="2"/>
          <table:table-cell office:value-type="string" calcext:value-type="string">
            <text:p><text:span text:style-name="T1">勞基法第</text:span><text:span text:style-name="T4">30-5</text:span><text:span text:style-name="T3">條</text:span></text:p>
          </table:table-cell>
          <table:table-cell table:style-name="ce15" office:value-type="string" calcext:value-type="string">
            <text:p>未依規定置備勞工出勤紀錄表。</text:p>
          </table:table-cell>
          <table:table-cell office:value-type="string" calcext:value-type="string">
            <text:p><text:span text:style-name="T1">北府勞條字第</text:span><text:span text:style-name="T4">10305350501</text:span><text:span text:style-name="T3">號</text:span></text:p>
          </table:table-cell>
          <table:table-cell office:value-type="string" calcext:value-type="string">
            <text:p><text:span text:style-name="T19">103</text:span><text:span text:style-name="T3">年</text:span><text:span text:style-name="T4">03</text:span><text:span text:style-name="T3">月</text:span><text:span text:style-name="T4">31</text:span><text:span text:style-name="T3">日</text:span></text:p>
          </table:table-cell>
          <table:table-cell table:style-name="ce5"/>
        </table:table-row>
        <table:table-row table:style-name="ro1">
          <table:table-cell table:number-columns-repeated="2"/>
          <table:table-cell office:value-type="string" calcext:value-type="string">
            <text:p><text:span text:style-name="T1">勞基法第</text:span><text:span text:style-name="T4">38</text:span><text:span text:style-name="T3">條</text:span></text:p>
          </table:table-cell>
          <table:table-cell table:style-name="ce15" office:value-type="string" calcext:value-type="string">
            <text:p>未依規定給予特別休假。</text:p>
          </table:table-cell>
          <table:table-cell office:value-type="string" calcext:value-type="string">
            <text:p><text:span text:style-name="T1">北府勞條字第</text:span><text:span text:style-name="T4">10305350502</text:span><text:span text:style-name="T3">號</text:span></text:p>
          </table:table-cell>
          <table:table-cell office:value-type="string" calcext:value-type="string">
            <text:p><text:span text:style-name="T19">103</text:span><text:span text:style-name="T3">年</text:span><text:span text:style-name="T4">03</text:span><text:span text:style-name="T3">月</text:span><text:span text:style-name="T4">31</text:span><text:span text:style-name="T3">日</text:span></text:p>
          </table:table-cell>
          <table:table-cell table:style-name="ce5"/>
        </table:table-row>
        <table:table-row table:style-name="ro1">
          <table:table-cell table:style-name="ce4" office:value-type="float" office:value="16" calcext:value-type="float">
            <text:p>16</text:p>
          </table:table-cell>
          <table:table-cell table:style-name="ce15" office:value-type="string" calcext:value-type="string">
            <text:p>聯米企業股份有限公司</text:p>
          </table:table-cell>
          <table:table-cell office:value-type="string" calcext:value-type="string">
            <text:p><text:span text:style-name="T1">勞基法第</text:span><text:span text:style-name="T4">24</text:span><text:span text:style-name="T3">條</text:span></text:p>
          </table:table-cell>
          <table:table-cell table:style-name="ce15" office:value-type="string" calcext:value-type="string">
            <text:p>延長工作時間未依規定加給工資。</text:p>
          </table:table-cell>
          <table:table-cell office:value-type="string" calcext:value-type="string">
            <text:p><text:span text:style-name="T1">北府勞條字第</text:span><text:span text:style-name="T4">1030546608</text:span><text:span text:style-name="T3">號</text:span></text:p>
          </table:table-cell>
          <table:table-cell office:value-type="string" calcext:value-type="string">
            <text:p><text:span text:style-name="T19">103</text:span><text:span text:style-name="T3">年</text:span><text:span text:style-name="T4">04</text:span><text:span text:style-name="T3">月</text:span><text:span text:style-name="T4">03</text:span><text:span text:style-name="T3">日</text:span></text:p>
          </table:table-cell>
          <table:table-cell table:style-name="ce5"/>
        </table:table-row>
        <table:table-row table:style-name="ro1">
          <table:table-cell table:number-columns-repeated="2"/>
          <table:table-cell office:value-type="string" calcext:value-type="string">
            <text:p><text:span text:style-name="T1">勞基法第</text:span><text:span text:style-name="T4">39</text:span><text:span text:style-name="T3">條</text:span></text:p>
          </table:table-cell>
          <table:table-cell table:style-name="ce15" office:value-type="string" calcext:value-type="string">
            <text:p>假日工資未給或於休假日工作未依規定加給工資。</text:p>
          </table:table-cell>
          <table:table-cell office:value-type="string" calcext:value-type="string">
            <text:p><text:span text:style-name="T1">北府勞條字第</text:span><text:span text:style-name="T4">10305466081</text:span><text:span text:style-name="T3">號</text:span></text:p>
          </table:table-cell>
          <table:table-cell office:value-type="string" calcext:value-type="string">
            <text:p><text:span text:style-name="T19">103</text:span><text:span text:style-name="T3">年</text:span><text:span text:style-name="T4">04</text:span><text:span text:style-name="T3">月</text:span><text:span text:style-name="T4">03</text:span><text:span text:style-name="T3">日</text:span></text:p>
          </table:table-cell>
          <table:table-cell table:style-name="ce5"/>
        </table:table-row>
        <table:table-row table:style-name="ro1">
          <table:table-cell table:style-name="ce4" office:value-type="float" office:value="17" calcext:value-type="float">
            <text:p>17</text:p>
          </table:table-cell>
          <table:table-cell table:style-name="ce15" office:value-type="string" calcext:value-type="string">
            <text:p>鋁祥發實業有限公司</text:p>
          </table:table-cell>
          <table:table-cell office:value-type="string" calcext:value-type="string">
            <text:p><text:span text:style-name="T1">勞基法第</text:span><text:span text:style-name="T4">22-2</text:span><text:span text:style-name="T3">條</text:span></text:p>
          </table:table-cell>
          <table:table-cell table:style-name="ce15" office:value-type="string" calcext:value-type="string">
            <text:p>工資未全額直接給付勞工。</text:p>
          </table:table-cell>
          <table:table-cell office:value-type="string" calcext:value-type="string">
            <text:p><text:span text:style-name="T1">北府勞條字第</text:span><text:span text:style-name="T4">1030578462</text:span><text:span text:style-name="T3">號</text:span></text:p>
          </table:table-cell>
          <table:table-cell office:value-type="string" calcext:value-type="string">
            <text:p><text:span text:style-name="T19">103</text:span><text:span text:style-name="T3">年</text:span><text:span text:style-name="T4">04</text:span><text:span text:style-name="T3">月</text:span><text:span text:style-name="T4">02</text:span><text:span text:style-name="T3">日</text:span></text:p>
          </table:table-cell>
          <table:table-cell table:style-name="ce5"/>
        </table:table-row>
        <table:table-row table:style-name="ro1">
          <table:table-cell table:number-columns-repeated="2"/>
          <table:table-cell office:value-type="string" calcext:value-type="string">
            <text:p><text:span text:style-name="T1">勞基法第</text:span><text:span text:style-name="T4">39</text:span><text:span text:style-name="T3">條</text:span></text:p>
          </table:table-cell>
          <table:table-cell table:style-name="ce15" office:value-type="string" calcext:value-type="string">
            <text:p>假日工資未給或於休假日工作未依規定加給工資。</text:p>
          </table:table-cell>
          <table:table-cell office:value-type="string" calcext:value-type="string">
            <text:p><text:span text:style-name="T1">北府勞條字第</text:span><text:span text:style-name="T4">10305784621</text:span><text:span text:style-name="T3">號</text:span></text:p>
          </table:table-cell>
          <table:table-cell office:value-type="string" calcext:value-type="string">
            <text:p><text:span text:style-name="T19">103</text:span><text:span text:style-name="T3">年</text:span><text:span text:style-name="T4">04</text:span><text:span text:style-name="T3">月</text:span><text:span text:style-name="T4">02</text:span><text:span text:style-name="T3">日</text:span></text:p>
          </table:table-cell>
          <table:table-cell table:style-name="ce5"/>
        </table:table-row>
        <table:table-row table:style-name="ro1">
          <table:table-cell table:style-name="ce4" office:value-type="float" office:value="18" calcext:value-type="float">
            <text:p>18</text:p>
          </table:table-cell>
          <table:table-cell table:style-name="ce15" office:value-type="string" calcext:value-type="string">
            <text:p>喜寶食品生技股份有限公司</text:p>
          </table:table-cell>
          <table:table-cell office:value-type="string" calcext:value-type="string">
            <text:p><text:span text:style-name="T1">勞基法第</text:span><text:span text:style-name="T4">23-2</text:span><text:span text:style-name="T3">條</text:span></text:p>
          </table:table-cell>
          <table:table-cell table:style-name="ce15" office:value-type="string" calcext:value-type="string">
            <text:p>未依規定置備勞工工資清冊。</text:p>
          </table:table-cell>
          <table:table-cell office:value-type="string" calcext:value-type="string">
            <text:p><text:span text:style-name="T1">北府勞條字第</text:span><text:span text:style-name="T4">1030603163</text:span><text:span text:style-name="T3">號</text:span></text:p>
          </table:table-cell>
          <table:table-cell office:value-type="string" calcext:value-type="string">
            <text:p><text:span text:style-name="T19">103</text:span><text:span text:style-name="T3">年</text:span><text:span text:style-name="T4">04</text:span><text:span text:style-name="T3">月</text:span><text:span text:style-name="T4">09</text:span><text:span text:style-name="T3">日</text:span></text:p>
          </table:table-cell>
          <table:table-cell table:style-name="ce5"/>
        </table:table-row>
        <table:table-row table:style-name="ro1">
          <table:table-cell table:number-columns-repeated="2"/>
          <table:table-cell office:value-type="string" calcext:value-type="string">
            <text:p><text:span text:style-name="T1">勞基法第</text:span><text:span text:style-name="T4">36</text:span><text:span text:style-name="T3">條</text:span></text:p>
          </table:table-cell>
          <table:table-cell table:style-name="ce15" office:value-type="string" calcext:value-type="string">
            <text:p>每七日中未有一日之休息作為例假。</text:p>
          </table:table-cell>
          <table:table-cell office:value-type="string" calcext:value-type="string">
            <text:p><text:span text:style-name="T1">北府勞條字第</text:span><text:span text:style-name="T4">10306031631</text:span><text:span text:style-name="T3">號</text:span></text:p>
          </table:table-cell>
          <table:table-cell office:value-type="string" calcext:value-type="string">
            <text:p><text:span text:style-name="T19">103</text:span><text:span text:style-name="T3">年</text:span><text:span text:style-name="T4">04</text:span><text:span text:style-name="T3">月</text:span><text:span text:style-name="T4">09</text:span><text:span text:style-name="T3">日</text:span></text:p>
          </table:table-cell>
          <table:table-cell table:style-name="ce5"/>
        </table:table-row>
        <table:table-row table:style-name="ro1">
          <table:table-cell table:style-name="ce4" office:value-type="float" office:value="19" calcext:value-type="float">
            <text:p>19</text:p>
          </table:table-cell>
          <table:table-cell table:style-name="ce15" office:value-type="string" calcext:value-type="string">
            <text:p>遠傳電信股份有限公司</text:p>
          </table:table-cell>
          <table:table-cell office:value-type="string" calcext:value-type="string">
            <text:p><text:span text:style-name="T1">勞基法第</text:span><text:span text:style-name="T4">24</text:span><text:span text:style-name="T3">條</text:span></text:p>
          </table:table-cell>
          <table:table-cell table:style-name="ce15" office:value-type="string" calcext:value-type="string">
            <text:p>延長工作時間未依規定加給工資。</text:p>
          </table:table-cell>
          <table:table-cell office:value-type="string" calcext:value-type="string">
            <text:p><text:span text:style-name="T1">北府勞條字第</text:span><text:span text:style-name="T4">1030608486</text:span><text:span text:style-name="T3">號</text:span></text:p>
          </table:table-cell>
          <table:table-cell office:value-type="string" calcext:value-type="string">
            <text:p><text:span text:style-name="T19">103</text:span><text:span text:style-name="T3">年</text:span><text:span text:style-name="T4">04</text:span><text:span text:style-name="T3">月</text:span><text:span text:style-name="T4">11</text:span><text:span text:style-name="T3">日</text:span></text:p>
          </table:table-cell>
          <table:table-cell table:style-name="ce5"/>
        </table:table-row>
        <table:table-row table:style-name="ro1">
          <table:table-cell table:style-name="ce4" office:value-type="float" office:value="20" calcext:value-type="float">
            <text:p>20</text:p>
          </table:table-cell>
          <table:table-cell table:style-name="ce15" office:value-type="string" calcext:value-type="string">
            <text:p>千翔保全股份有限公司</text:p>
          </table:table-cell>
          <table:table-cell office:value-type="string" calcext:value-type="string">
            <text:p><text:span text:style-name="T1">勞基法第</text:span><text:span text:style-name="T4">24</text:span><text:span text:style-name="T3">條</text:span></text:p>
          </table:table-cell>
          <table:table-cell table:style-name="ce15" office:value-type="string" calcext:value-type="string">
            <text:p>延長工作時間未依規定加給工資。</text:p>
          </table:table-cell>
          <table:table-cell office:value-type="string" calcext:value-type="string">
            <text:p><text:span text:style-name="T1">北府勞條字第</text:span><text:span text:style-name="T4">1022804252</text:span><text:span text:style-name="T3">號</text:span></text:p>
          </table:table-cell>
          <table:table-cell office:value-type="string" calcext:value-type="string">
            <text:p><text:span text:style-name="T19">102</text:span><text:span text:style-name="T3">年</text:span><text:span text:style-name="T4">10</text:span><text:span text:style-name="T3">月</text:span><text:span text:style-name="T4">11</text:span><text:span text:style-name="T3">日</text:span></text:p>
          </table:table-cell>
          <table:table-cell table:style-name="ce5"/>
        </table:table-row>
        <table:table-row table:style-name="ro1">
          <table:table-cell table:number-columns-repeated="2"/>
          <table:table-cell office:value-type="string" calcext:value-type="string">
            <text:p><text:span text:style-name="T1">勞基法第</text:span><text:span text:style-name="T4">39</text:span><text:span text:style-name="T3">條</text:span></text:p>
          </table:table-cell>
          <table:table-cell table:style-name="ce15" office:value-type="string" calcext:value-type="string">
            <text:p>假日工資未給或於休假日工作未依規定加給工資。</text:p>
          </table:table-cell>
          <table:table-cell office:value-type="string" calcext:value-type="string">
            <text:p><text:span text:style-name="T1">北府勞條字第</text:span><text:span text:style-name="T4">1030650946</text:span><text:span text:style-name="T3">號</text:span></text:p>
          </table:table-cell>
          <table:table-cell office:value-type="string" calcext:value-type="string">
            <text:p><text:span text:style-name="T19">103</text:span><text:span text:style-name="T3">年</text:span><text:span text:style-name="T4">04 </text:span><text:span text:style-name="T3">月</text:span><text:span text:style-name="T4">15</text:span><text:span text:style-name="T3">日</text:span></text:p>
          </table:table-cell>
          <table:table-cell table:style-name="ce5"/>
        </table:table-row>
        <table:table-row table:style-name="ro1">
          <table:table-cell table:style-name="ce4" office:value-type="float" office:value="21" calcext:value-type="float">
            <text:p>21</text:p>
          </table:table-cell>
          <table:table-cell table:style-name="ce15" office:value-type="string" calcext:value-type="string">
            <text:p>竣百有限公司</text:p>
          </table:table-cell>
          <table:table-cell office:value-type="string" calcext:value-type="string">
            <text:p><text:span text:style-name="T1">勞基法第</text:span><text:span text:style-name="T4">24</text:span><text:span text:style-name="T3">條</text:span></text:p>
          </table:table-cell>
          <table:table-cell table:style-name="ce15" office:value-type="string" calcext:value-type="string">
            <text:p>延長工作時間未依規定加給工資。</text:p>
          </table:table-cell>
          <table:table-cell office:value-type="string" calcext:value-type="string">
            <text:p><text:span text:style-name="T1">北府勞條字第</text:span><text:span text:style-name="T4">1030671010</text:span><text:span text:style-name="T3">號</text:span></text:p>
          </table:table-cell>
          <table:table-cell office:value-type="string" calcext:value-type="string">
            <text:p><text:span text:style-name="T19">103</text:span><text:span text:style-name="T3">年</text:span><text:span text:style-name="T4">04</text:span><text:span text:style-name="T3">月</text:span><text:span text:style-name="T4">22</text:span><text:span text:style-name="T3">日</text:span></text:p>
          </table:table-cell>
          <table:table-cell table:style-name="ce5"/>
        </table:table-row>
        <table:table-row table:style-name="ro1">
          <table:table-cell table:number-columns-repeated="2"/>
          <table:table-cell office:value-type="string" calcext:value-type="string">
            <text:p><text:span text:style-name="T1">勞基法第</text:span><text:span text:style-name="T4">32-2</text:span><text:span text:style-name="T3">條</text:span></text:p>
          </table:table-cell>
          <table:table-cell table:style-name="ce15" office:value-type="string" calcext:value-type="string">
            <text:p>延長工作時間超過法令規定。</text:p>
          </table:table-cell>
          <table:table-cell office:value-type="string" calcext:value-type="string">
            <text:p><text:span text:style-name="T1">北府勞條字第</text:span><text:span text:style-name="T4">10306710101</text:span><text:span text:style-name="T3">號</text:span></text:p>
          </table:table-cell>
          <table:table-cell office:value-type="string" calcext:value-type="string">
            <text:p><text:span text:style-name="T19">103</text:span><text:span text:style-name="T3">年</text:span><text:span text:style-name="T4">04</text:span><text:span text:style-name="T3">月</text:span><text:span text:style-name="T4">22</text:span><text:span text:style-name="T3">日</text:span></text:p>
          </table:table-cell>
          <table:table-cell table:style-name="ce5"/>
        </table:table-row>
        <table:table-row table:style-name="ro1">
          <table:table-cell table:number-columns-repeated="2"/>
          <table:table-cell office:value-type="string" calcext:value-type="string">
            <text:p><text:span text:style-name="T1">勞基法第</text:span><text:span text:style-name="T4">38</text:span><text:span text:style-name="T3">條</text:span></text:p>
          </table:table-cell>
          <table:table-cell table:style-name="ce15" office:value-type="string" calcext:value-type="string">
            <text:p>未依規定給予特別休假。</text:p>
          </table:table-cell>
          <table:table-cell office:value-type="string" calcext:value-type="string">
            <text:p><text:span text:style-name="T1">北府勞條字第</text:span><text:span text:style-name="T4">10306710102</text:span><text:span text:style-name="T3">號</text:span></text:p>
          </table:table-cell>
          <table:table-cell office:value-type="string" calcext:value-type="string">
            <text:p><text:span text:style-name="T19">103</text:span><text:span text:style-name="T3">年</text:span><text:span text:style-name="T4">04</text:span><text:span text:style-name="T3">月</text:span><text:span text:style-name="T4">22</text:span><text:span text:style-name="T3">日</text:span></text:p>
          </table:table-cell>
          <table:table-cell table:style-name="ce5"/>
        </table:table-row>
        <table:table-row table:style-name="ro1">
          <table:table-cell table:style-name="ce4" office:value-type="float" office:value="22" calcext:value-type="float">
            <text:p>22</text:p>
          </table:table-cell>
          <table:table-cell table:style-name="ce15" office:value-type="string" calcext:value-type="string">
            <text:p>韓華國際有限公司</text:p>
          </table:table-cell>
          <table:table-cell office:value-type="string" calcext:value-type="string">
            <text:p><text:span text:style-name="T1">勞基法第</text:span><text:span text:style-name="T4">30-5</text:span><text:span text:style-name="T3">條</text:span></text:p>
          </table:table-cell>
          <table:table-cell table:style-name="ce15" office:value-type="string" calcext:value-type="string">
            <text:p>未依規定置備勞工出勤紀錄表。</text:p>
          </table:table-cell>
          <table:table-cell office:value-type="string" calcext:value-type="string">
            <text:p><text:span text:style-name="T1">北府勞條字第</text:span><text:span text:style-name="T4">1030729831</text:span><text:span text:style-name="T3">號</text:span></text:p>
          </table:table-cell>
          <table:table-cell office:value-type="string" calcext:value-type="string">
            <text:p><text:span text:style-name="T19">103</text:span><text:span text:style-name="T3">年</text:span><text:span text:style-name="T4">04</text:span><text:span text:style-name="T3">月</text:span><text:span text:style-name="T4">24</text:span><text:span text:style-name="T3">日</text:span></text:p>
          </table:table-cell>
          <table:table-cell table:style-name="ce5"/>
        </table:table-row>
        <table:table-row table:style-name="ro1">
          <table:table-cell table:style-name="ce4" office:value-type="float" office:value="23" calcext:value-type="float">
            <text:p>23</text:p>
          </table:table-cell>
          <table:table-cell table:style-name="ce15" office:value-type="string" calcext:value-type="string">
            <text:p>鴻銳保全股份有限公司</text:p>
          </table:table-cell>
          <table:table-cell office:value-type="string" calcext:value-type="string">
            <text:p><text:span text:style-name="T1">勞基法第</text:span><text:span text:style-name="T4">24</text:span><text:span text:style-name="T3">條</text:span></text:p>
          </table:table-cell>
          <table:table-cell table:style-name="ce15" office:value-type="string" calcext:value-type="string">
            <text:p>延長工作時間未依規定加給工資。</text:p>
          </table:table-cell>
          <table:table-cell office:value-type="string" calcext:value-type="string">
            <text:p><text:span text:style-name="T1">北府勞條字第</text:span><text:span text:style-name="T4">1030735832</text:span><text:span text:style-name="T3">號</text:span></text:p>
          </table:table-cell>
          <table:table-cell office:value-type="string" calcext:value-type="string">
            <text:p><text:span text:style-name="T19">103</text:span><text:span text:style-name="T3">年</text:span><text:span text:style-name="T4">04</text:span><text:span text:style-name="T3">月</text:span><text:span text:style-name="T4">25</text:span><text:span text:style-name="T3">日</text:span></text:p>
          </table:table-cell>
          <table:table-cell table:style-name="ce5"/>
        </table:table-row>
        <table:table-row table:style-name="ro1">
          <table:table-cell table:number-columns-repeated="2"/>
          <table:table-cell office:value-type="string" calcext:value-type="string">
            <text:p><text:span text:style-name="T1">勞基法第</text:span><text:span text:style-name="T4">39</text:span><text:span text:style-name="T3">條</text:span></text:p>
          </table:table-cell>
          <table:table-cell table:style-name="ce15" office:value-type="string" calcext:value-type="string">
            <text:p>假日工資未給或於休假日工作未依規定加給工資。</text:p>
          </table:table-cell>
          <table:table-cell office:value-type="string" calcext:value-type="string">
            <text:p><text:span text:style-name="T1">北府勞條字第</text:span><text:span text:style-name="T4">10307358321</text:span><text:span text:style-name="T3">號</text:span></text:p>
          </table:table-cell>
          <table:table-cell office:value-type="string" calcext:value-type="string">
            <text:p><text:span text:style-name="T19">103</text:span><text:span text:style-name="T3">年</text:span><text:span text:style-name="T4">04</text:span><text:span text:style-name="T3">月</text:span><text:span text:style-name="T4">25</text:span><text:span text:style-name="T3">日</text:span></text:p>
          </table:table-cell>
          <table:table-cell table:style-name="ce5"/>
        </table:table-row>
        <table:table-row table:style-name="ro1">
          <table:table-cell table:style-name="ce4" office:value-type="float" office:value="24" calcext:value-type="float">
            <text:p>24</text:p>
          </table:table-cell>
          <table:table-cell table:style-name="ce15" office:value-type="string" calcext:value-type="string">
            <text:p>怡盛保全股份有限公司</text:p>
          </table:table-cell>
          <table:table-cell office:value-type="string" calcext:value-type="string">
            <text:p><text:span text:style-name="T1">勞基法第</text:span><text:span text:style-name="T4">32-2</text:span><text:span text:style-name="T3">條</text:span></text:p>
          </table:table-cell>
          <table:table-cell table:style-name="ce15" office:value-type="string" calcext:value-type="string">
            <text:p>延長工作時間超過法令規定。</text:p>
          </table:table-cell>
          <table:table-cell office:value-type="string" calcext:value-type="string">
            <text:p><text:span text:style-name="T1">北府勞條字第</text:span><text:span text:style-name="T4">1030741391</text:span><text:span text:style-name="T3">號</text:span></text:p>
          </table:table-cell>
          <table:table-cell office:value-type="string" calcext:value-type="string">
            <text:p><text:span text:style-name="T19">103</text:span><text:span text:style-name="T3">年</text:span><text:span text:style-name="T4">04</text:span><text:span text:style-name="T3">月</text:span><text:span text:style-name="T4">25</text:span><text:span text:style-name="T3">日</text:span></text:p>
          </table:table-cell>
          <table:table-cell table:style-name="ce5"/>
        </table:table-row>
        <table:table-row table:style-name="ro1">
          <table:table-cell table:number-columns-repeated="2"/>
          <table:table-cell office:value-type="string" calcext:value-type="string">
            <text:p><text:span text:style-name="T1">勞基法第</text:span><text:span text:style-name="T4">36</text:span><text:span text:style-name="T3">條</text:span></text:p>
          </table:table-cell>
          <table:table-cell table:style-name="ce15" office:value-type="string" calcext:value-type="string">
            <text:p>每七日中未有一日之休息作為例假。</text:p>
          </table:table-cell>
          <table:table-cell office:value-type="string" calcext:value-type="string">
            <text:p><text:span text:style-name="T1">北府勞條字第</text:span><text:span text:style-name="T4">10307413911</text:span><text:span text:style-name="T3">號</text:span></text:p>
          </table:table-cell>
          <table:table-cell office:value-type="string" calcext:value-type="string">
            <text:p><text:span text:style-name="T19">103</text:span><text:span text:style-name="T3">年</text:span><text:span text:style-name="T4">04</text:span><text:span text:style-name="T3">月</text:span><text:span text:style-name="T4">25</text:span><text:span text:style-name="T3">日</text:span></text:p>
          </table:table-cell>
          <table:table-cell table:style-name="ce5"/>
        </table:table-row>
        <table:table-row table:style-name="ro1">
          <table:table-cell table:style-name="ce4" office:value-type="float" office:value="25" calcext:value-type="float">
            <text:p>25</text:p>
          </table:table-cell>
          <table:table-cell table:style-name="ce15" office:value-type="string" calcext:value-type="string">
            <text:p>友順科技股份有限公司</text:p>
          </table:table-cell>
          <table:table-cell office:value-type="string" calcext:value-type="string">
            <text:p><text:span text:style-name="T1">勞基法第</text:span><text:span text:style-name="T4">24</text:span><text:span text:style-name="T3">條</text:span></text:p>
          </table:table-cell>
          <table:table-cell table:style-name="ce15" office:value-type="string" calcext:value-type="string">
            <text:p>延長工作時間未依規定加給工資。</text:p>
          </table:table-cell>
          <table:table-cell office:value-type="string" calcext:value-type="string">
            <text:p><text:span text:style-name="T1">北府勞條字第</text:span><text:span text:style-name="T4">1030731832</text:span><text:span text:style-name="T3">號</text:span></text:p>
          </table:table-cell>
          <table:table-cell office:value-type="string" calcext:value-type="string">
            <text:p><text:span text:style-name="T19">103</text:span><text:span text:style-name="T3">年</text:span><text:span text:style-name="T4">04</text:span><text:span text:style-name="T3">月</text:span><text:span text:style-name="T4">29</text:span><text:span text:style-name="T3">日</text:span></text:p>
          </table:table-cell>
          <table:table-cell table:style-name="ce5"/>
        </table:table-row>
        <table:table-row table:style-name="ro1">
          <table:table-cell table:style-name="ce4" office:value-type="float" office:value="26" calcext:value-type="float">
            <text:p>26</text:p>
          </table:table-cell>
          <table:table-cell table:style-name="ce15" office:value-type="string" calcext:value-type="string">
            <text:p>誼光保全股份有限公司</text:p>
          </table:table-cell>
          <table:table-cell office:value-type="string" calcext:value-type="string">
            <text:p><text:span text:style-name="T1">勞基法第</text:span><text:span text:style-name="T4">24</text:span><text:span text:style-name="T3">條</text:span></text:p>
          </table:table-cell>
          <table:table-cell table:style-name="ce15" office:value-type="string" calcext:value-type="string">
            <text:p>延長工作時間未依規定加給工資。</text:p>
          </table:table-cell>
          <table:table-cell office:value-type="string" calcext:value-type="string">
            <text:p><text:span text:style-name="T1">北府勞條字第</text:span><text:span text:style-name="T4">1030754540</text:span><text:span text:style-name="T3">號</text:span></text:p>
          </table:table-cell>
          <table:table-cell office:value-type="string" calcext:value-type="string">
            <text:p><text:span text:style-name="T19">103</text:span><text:span text:style-name="T3">年</text:span><text:span text:style-name="T4">04</text:span><text:span text:style-name="T3">月</text:span><text:span text:style-name="T4">29</text:span><text:span text:style-name="T3">日</text:span></text:p>
          </table:table-cell>
          <table:table-cell table:style-name="ce5"/>
        </table:table-row>
        <table:table-row table:style-name="ro1">
          <table:table-cell table:number-columns-repeated="2"/>
          <table:table-cell office:value-type="string" calcext:value-type="string">
            <text:p><text:span text:style-name="T1">勞基法第</text:span><text:span text:style-name="T4">30-5</text:span><text:span text:style-name="T3">條</text:span></text:p>
          </table:table-cell>
          <table:table-cell table:style-name="ce15" office:value-type="string" calcext:value-type="string">
            <text:p>未依規定置備勞工出勤紀錄表。</text:p>
          </table:table-cell>
          <table:table-cell office:value-type="string" calcext:value-type="string">
            <text:p><text:span text:style-name="T1">北府勞條字第</text:span><text:span text:style-name="T4">10307545401</text:span><text:span text:style-name="T3">號</text:span></text:p>
          </table:table-cell>
          <table:table-cell office:value-type="string" calcext:value-type="string">
            <text:p><text:span text:style-name="T19">103</text:span><text:span text:style-name="T3">年</text:span><text:span text:style-name="T4">04</text:span><text:span text:style-name="T3">月</text:span><text:span text:style-name="T4">29</text:span><text:span text:style-name="T3">日</text:span></text:p>
          </table:table-cell>
          <table:table-cell table:style-name="ce5"/>
        </table:table-row>
        <table:table-row table:style-name="ro1">
          <table:table-cell table:number-columns-repeated="2"/>
          <table:table-cell office:value-type="string" calcext:value-type="string">
            <text:p><text:span text:style-name="T1">勞基法第</text:span><text:span text:style-name="T4">39</text:span><text:span text:style-name="T3">條</text:span></text:p>
          </table:table-cell>
          <table:table-cell table:style-name="ce15" office:value-type="string" calcext:value-type="string">
            <text:p>假日工資未給或於休假日工作未依規定加給工資。</text:p>
          </table:table-cell>
          <table:table-cell office:value-type="string" calcext:value-type="string">
            <text:p><text:span text:style-name="T1">北府勞條字第</text:span><text:span text:style-name="T4">10307545402</text:span><text:span text:style-name="T3">號</text:span></text:p>
          </table:table-cell>
          <table:table-cell office:value-type="string" calcext:value-type="string">
            <text:p><text:span text:style-name="T19">103</text:span><text:span text:style-name="T3">年</text:span><text:span text:style-name="T4">04</text:span><text:span text:style-name="T3">月</text:span><text:span text:style-name="T4">29</text:span><text:span text:style-name="T3">日</text:span></text:p>
          </table:table-cell>
          <table:table-cell table:style-name="ce5"/>
        </table:table-row>
        <table:table-row table:style-name="ro2">
          <table:table-cell table:style-name="ce6" office:value-type="float" office:value="1" calcext:value-type="float">
            <text:p>1</text:p>
          </table:table-cell>
          <table:table-cell table:style-name="ce16" office:value-type="string" calcext:value-type="string">
            <text:p>三豐壓送股份有限公司</text:p>
          </table:table-cell>
          <table:table-cell office:value-type="string" calcext:value-type="string">
            <text:p><text:span text:style-name="T5">勞基法第</text:span><text:span text:style-name="T6">32-1</text:span><text:span text:style-name="T7">條</text:span></text:p>
          </table:table-cell>
          <table:table-cell office:value-type="string" calcext:value-type="string">
            <text:p>延長工作時間不符法定要件。</text:p>
          </table:table-cell>
          <table:table-cell office:value-type="string" calcext:value-type="string">
            <text:p><text:span text:style-name="T5">北府勞條字第</text:span><text:span text:style-name="T6">10223080090</text:span><text:span text:style-name="T7">號</text:span></text:p>
          </table:table-cell>
          <table:table-cell office:value-type="string" calcext:value-type="string">
            <text:p><text:span text:style-name="T20">102</text:span><text:span text:style-name="T7">年</text:span><text:span text:style-name="T6">7</text:span><text:span text:style-name="T7">月</text:span><text:span text:style-name="T6">26</text:span><text:span text:style-name="T7">日</text:span></text:p>
          </table:table-cell>
          <table:table-cell table:style-name="ce23"/>
        </table:table-row>
        <table:table-row table:style-name="ro2">
          <table:table-cell table:number-columns-repeated="2"/>
          <table:table-cell office:value-type="string" calcext:value-type="string">
            <text:p><text:span text:style-name="T5">勞基法第</text:span><text:span text:style-name="T6">38</text:span><text:span text:style-name="T7">條</text:span></text:p>
          </table:table-cell>
          <table:table-cell office:value-type="string" calcext:value-type="string">
            <text:p>未依規定給予特別休假。</text:p>
          </table:table-cell>
          <table:table-cell office:value-type="string" calcext:value-type="string">
            <text:p><text:span text:style-name="T5">北府勞條字第</text:span><text:span text:style-name="T6">102230800901</text:span><text:span text:style-name="T7">號</text:span></text:p>
          </table:table-cell>
          <table:table-cell office:value-type="string" calcext:value-type="string">
            <text:p><text:span text:style-name="T20">102</text:span><text:span text:style-name="T7">年</text:span><text:span text:style-name="T6">7</text:span><text:span text:style-name="T7">月</text:span><text:span text:style-name="T6">26</text:span><text:span text:style-name="T7">日</text:span></text:p>
          </table:table-cell>
          <table:table-cell/>
        </table:table-row>
        <table:table-row table:style-name="ro2">
          <table:table-cell table:number-columns-repeated="2"/>
          <table:table-cell office:value-type="string" calcext:value-type="string">
            <text:p><text:span text:style-name="T5">勞基法第</text:span><text:span text:style-name="T6">39</text:span><text:span text:style-name="T7">條</text:span></text:p>
          </table:table-cell>
          <table:table-cell office:value-type="string" calcext:value-type="string">
            <text:p>假日工資未給或於休假日工作未依規定加給工資。</text:p>
          </table:table-cell>
          <table:table-cell office:value-type="string" calcext:value-type="string">
            <text:p><text:span text:style-name="T5">北府勞條字第</text:span><text:span text:style-name="T6">102230800902</text:span><text:span text:style-name="T7">號</text:span></text:p>
          </table:table-cell>
          <table:table-cell office:value-type="string" calcext:value-type="string">
            <text:p><text:span text:style-name="T20">102</text:span><text:span text:style-name="T7">年</text:span><text:span text:style-name="T6">7</text:span><text:span text:style-name="T7">月</text:span><text:span text:style-name="T6">26</text:span><text:span text:style-name="T7">日</text:span></text:p>
          </table:table-cell>
          <table:table-cell/>
        </table:table-row>
        <table:table-row table:style-name="ro2">
          <table:table-cell table:style-name="ce6" office:value-type="float" office:value="2" calcext:value-type="float">
            <text:p>2</text:p>
          </table:table-cell>
          <table:table-cell table:style-name="ce16" office:value-type="string" calcext:value-type="string">
            <text:p>北智捷汽車股份有限公司</text:p>
          </table:table-cell>
          <table:table-cell office:value-type="string" calcext:value-type="string">
            <text:p><text:span text:style-name="T5">勞基法第</text:span><text:span text:style-name="T6">24</text:span><text:span text:style-name="T7">條</text:span></text:p>
          </table:table-cell>
          <table:table-cell office:value-type="string" calcext:value-type="string">
            <text:p>延長工作時間未依規定加給工資。</text:p>
          </table:table-cell>
          <table:table-cell office:value-type="string" calcext:value-type="string">
            <text:p><text:span text:style-name="T5">北府勞條字第</text:span><text:span text:style-name="T6">1023047948</text:span><text:span text:style-name="T7">號</text:span></text:p>
          </table:table-cell>
          <table:table-cell office:value-type="string" calcext:value-type="string">
            <text:p><text:span text:style-name="T20">102</text:span><text:span text:style-name="T7">年</text:span><text:span text:style-name="T6">11</text:span><text:span text:style-name="T7">月</text:span><text:span text:style-name="T6">18</text:span><text:span text:style-name="T7">日</text:span></text:p>
          </table:table-cell>
          <table:table-cell/>
        </table:table-row>
        <table:table-row table:style-name="ro2">
          <table:table-cell table:number-columns-repeated="2"/>
          <table:table-cell office:value-type="string" calcext:value-type="string">
            <text:p><text:span text:style-name="T5">勞基法第</text:span><text:span text:style-name="T6">32-2</text:span><text:span text:style-name="T7">條</text:span></text:p>
          </table:table-cell>
          <table:table-cell office:value-type="string" calcext:value-type="string">
            <text:p>延長工作時間超過法令規定。</text:p>
          </table:table-cell>
          <table:table-cell office:value-type="string" calcext:value-type="string">
            <text:p><text:span text:style-name="T5">北府勞條字第</text:span><text:span text:style-name="T6">10230479481</text:span><text:span text:style-name="T7">號</text:span></text:p>
          </table:table-cell>
          <table:table-cell office:value-type="string" calcext:value-type="string">
            <text:p><text:span text:style-name="T20">102</text:span><text:span text:style-name="T7">年</text:span><text:span text:style-name="T6">11</text:span><text:span text:style-name="T7">月</text:span><text:span text:style-name="T6">18</text:span><text:span text:style-name="T7">日</text:span></text:p>
          </table:table-cell>
          <table:table-cell/>
        </table:table-row>
        <table:table-row table:style-name="ro2">
          <table:table-cell table:number-columns-repeated="2"/>
          <table:table-cell office:value-type="string" calcext:value-type="string">
            <text:p><text:span text:style-name="T5">勞基法第</text:span><text:span text:style-name="T6">36</text:span><text:span text:style-name="T7">條</text:span></text:p>
          </table:table-cell>
          <table:table-cell office:value-type="string" calcext:value-type="string">
            <text:p>每七日中未有一日之休息作為例假。</text:p>
          </table:table-cell>
          <table:table-cell office:value-type="string" calcext:value-type="string">
            <text:p><text:span text:style-name="T5">北府勞條字第</text:span><text:span text:style-name="T6">10230479482</text:span><text:span text:style-name="T7">號</text:span></text:p>
          </table:table-cell>
          <table:table-cell office:value-type="string" calcext:value-type="string">
            <text:p><text:span text:style-name="T20">102</text:span><text:span text:style-name="T7">年</text:span><text:span text:style-name="T6">11</text:span><text:span text:style-name="T7">月</text:span><text:span text:style-name="T6">18</text:span><text:span text:style-name="T7">日</text:span></text:p>
          </table:table-cell>
          <table:table-cell/>
        </table:table-row>
        <table:table-row table:style-name="ro2">
          <table:table-cell table:number-columns-repeated="2"/>
          <table:table-cell office:value-type="string" calcext:value-type="string">
            <text:p><text:span text:style-name="T5">勞基法第</text:span><text:span text:style-name="T6">24</text:span><text:span text:style-name="T7">條</text:span></text:p>
          </table:table-cell>
          <table:table-cell office:value-type="string" calcext:value-type="string">
            <text:p>延長工作時間未依規定加給工資。</text:p>
          </table:table-cell>
          <table:table-cell office:value-type="string" calcext:value-type="string">
            <text:p><text:span text:style-name="T5">北府勞條字第</text:span><text:span text:style-name="T6">1030609803</text:span><text:span text:style-name="T7">號</text:span></text:p>
          </table:table-cell>
          <table:table-cell office:value-type="string" calcext:value-type="string">
            <text:p><text:span text:style-name="T20">103</text:span><text:span text:style-name="T7">年</text:span><text:span text:style-name="T6">4</text:span><text:span text:style-name="T7">月</text:span><text:span text:style-name="T6">11</text:span><text:span text:style-name="T7">日</text:span></text:p>
          </table:table-cell>
          <table:table-cell/>
        </table:table-row>
        <table:table-row table:style-name="ro2">
          <table:table-cell table:number-columns-repeated="2"/>
          <table:table-cell office:value-type="string" calcext:value-type="string">
            <text:p><text:span text:style-name="T5">勞基法第</text:span><text:span text:style-name="T6">32-2</text:span><text:span text:style-name="T7">條</text:span></text:p>
          </table:table-cell>
          <table:table-cell office:value-type="string" calcext:value-type="string">
            <text:p>延長工作時間超過法令規定。</text:p>
          </table:table-cell>
          <table:table-cell office:value-type="string" calcext:value-type="string">
            <text:p><text:span text:style-name="T5">北府勞條字第</text:span><text:span text:style-name="T6">10306098031</text:span><text:span text:style-name="T7">號</text:span></text:p>
          </table:table-cell>
          <table:table-cell office:value-type="string" calcext:value-type="string">
            <text:p><text:span text:style-name="T20">103</text:span><text:span text:style-name="T7">年</text:span><text:span text:style-name="T6">4</text:span><text:span text:style-name="T7">月</text:span><text:span text:style-name="T6">11</text:span><text:span text:style-name="T7">日</text:span></text:p>
          </table:table-cell>
          <table:table-cell/>
        </table:table-row>
        <table:table-row table:style-name="ro2">
          <table:table-cell table:style-name="ce6" office:value-type="float" office:value="3" calcext:value-type="float">
            <text:p>3</text:p>
          </table:table-cell>
          <table:table-cell table:style-name="ce16" office:value-type="string" calcext:value-type="string">
            <text:p>佑豐貨運有限公司</text:p>
          </table:table-cell>
          <table:table-cell office:value-type="string" calcext:value-type="string">
            <text:p><text:span text:style-name="T5">勞基法第</text:span><text:span text:style-name="T6">24</text:span><text:span text:style-name="T7">條</text:span></text:p>
          </table:table-cell>
          <table:table-cell office:value-type="string" calcext:value-type="string">
            <text:p>延長工作時間未依規定加給工資。</text:p>
          </table:table-cell>
          <table:table-cell office:value-type="string" calcext:value-type="string">
            <text:p><text:span text:style-name="T5">北府勞條字第</text:span><text:span text:style-name="T6">1030035808</text:span><text:span text:style-name="T7">號</text:span></text:p>
          </table:table-cell>
          <table:table-cell office:value-type="string" calcext:value-type="string">
            <text:p><text:span text:style-name="T20">103</text:span><text:span text:style-name="T7">年</text:span><text:span text:style-name="T6">1</text:span><text:span text:style-name="T7">月</text:span><text:span text:style-name="T6">9</text:span><text:span text:style-name="T7">日</text:span></text:p>
          </table:table-cell>
          <table:table-cell/>
        </table:table-row>
        <table:table-row table:style-name="ro2">
          <table:table-cell table:style-name="ce6" office:value-type="float" office:value="4" calcext:value-type="float">
            <text:p>4</text:p>
          </table:table-cell>
          <table:table-cell table:style-name="ce16" office:value-type="string" calcext:value-type="string">
            <text:p>璨譽企業有限公司</text:p>
          </table:table-cell>
          <table:table-cell office:value-type="string" calcext:value-type="string">
            <text:p><text:span text:style-name="T5">勞基法第</text:span><text:span text:style-name="T6">24</text:span><text:span text:style-name="T7">條</text:span></text:p>
          </table:table-cell>
          <table:table-cell office:value-type="string" calcext:value-type="string">
            <text:p>延長工作時間未依規定加給工資。</text:p>
          </table:table-cell>
          <table:table-cell office:value-type="string" calcext:value-type="string">
            <text:p><text:span text:style-name="T5">北府勞條字第</text:span><text:span text:style-name="T6">1030760103</text:span><text:span text:style-name="T7">號</text:span></text:p>
          </table:table-cell>
          <table:table-cell office:value-type="string" calcext:value-type="string">
            <text:p><text:span text:style-name="T20">103</text:span><text:span text:style-name="T7">年</text:span><text:span text:style-name="T6">5</text:span><text:span text:style-name="T7">月</text:span><text:span text:style-name="T6">1</text:span><text:span text:style-name="T7">日</text:span></text:p>
          </table:table-cell>
          <table:table-cell/>
        </table:table-row>
        <table:table-row table:style-name="ro2">
          <table:table-cell table:number-columns-repeated="2"/>
          <table:table-cell office:value-type="string" calcext:value-type="string">
            <text:p><text:span text:style-name="T5">勞基法第</text:span><text:span text:style-name="T6">32-2</text:span><text:span text:style-name="T7">條</text:span></text:p>
          </table:table-cell>
          <table:table-cell office:value-type="string" calcext:value-type="string">
            <text:p>延長工作時間超過法令規定。</text:p>
          </table:table-cell>
          <table:table-cell office:value-type="string" calcext:value-type="string">
            <text:p><text:span text:style-name="T5">北府勞條字第</text:span><text:span text:style-name="T6">10307601031</text:span><text:span text:style-name="T7">號</text:span></text:p>
          </table:table-cell>
          <table:table-cell office:value-type="string" calcext:value-type="string">
            <text:p><text:span text:style-name="T20">103</text:span><text:span text:style-name="T7">年</text:span><text:span text:style-name="T6">5</text:span><text:span text:style-name="T7">月</text:span><text:span text:style-name="T6">1</text:span><text:span text:style-name="T7">日</text:span></text:p>
          </table:table-cell>
          <table:table-cell/>
        </table:table-row>
        <table:table-row table:style-name="ro2">
          <table:table-cell table:number-columns-repeated="2"/>
          <table:table-cell office:value-type="string" calcext:value-type="string">
            <text:p><text:span text:style-name="T5">勞基法第</text:span><text:span text:style-name="T6">39</text:span><text:span text:style-name="T7">條</text:span></text:p>
          </table:table-cell>
          <table:table-cell office:value-type="string" calcext:value-type="string">
            <text:p>假日工資未給或於休假日工作未依規定加給工資。</text:p>
          </table:table-cell>
          <table:table-cell office:value-type="string" calcext:value-type="string">
            <text:p><text:span text:style-name="T5">北府勞條字第</text:span><text:span text:style-name="T6">10307601032</text:span><text:span text:style-name="T7">號</text:span></text:p>
          </table:table-cell>
          <table:table-cell office:value-type="string" calcext:value-type="string">
            <text:p><text:span text:style-name="T20">103</text:span><text:span text:style-name="T7">年</text:span><text:span text:style-name="T6">5</text:span><text:span text:style-name="T7">月</text:span><text:span text:style-name="T6">1</text:span><text:span text:style-name="T7">日</text:span></text:p>
          </table:table-cell>
          <table:table-cell/>
        </table:table-row>
        <table:table-row table:style-name="ro2">
          <table:table-cell table:style-name="ce6" office:value-type="float" office:value="5" calcext:value-type="float">
            <text:p>5</text:p>
          </table:table-cell>
          <table:table-cell table:style-name="ce16" office:value-type="string" calcext:value-type="string">
            <text:p>皇翔保全股份有限公司</text:p>
          </table:table-cell>
          <table:table-cell office:value-type="string" calcext:value-type="string">
            <text:p><text:span text:style-name="T5">勞基法第</text:span><text:span text:style-name="T6">22-2</text:span><text:span text:style-name="T7">條</text:span></text:p>
          </table:table-cell>
          <table:table-cell office:value-type="string" calcext:value-type="string">
            <text:p>工資未全額直接給付勞工。</text:p>
          </table:table-cell>
          <table:table-cell office:value-type="string" calcext:value-type="string">
            <text:p><text:span text:style-name="T5">北府勞條字第</text:span><text:span text:style-name="T6">1030766051</text:span><text:span text:style-name="T7">號</text:span></text:p>
          </table:table-cell>
          <table:table-cell office:value-type="string" calcext:value-type="string">
            <text:p><text:span text:style-name="T20">103</text:span><text:span text:style-name="T7">年</text:span><text:span text:style-name="T6">5</text:span><text:span text:style-name="T7">月</text:span><text:span text:style-name="T6">5</text:span><text:span text:style-name="T7">日</text:span></text:p>
          </table:table-cell>
          <table:table-cell/>
        </table:table-row>
        <table:table-row table:style-name="ro2">
          <table:table-cell table:number-columns-repeated="2"/>
          <table:table-cell office:value-type="string" calcext:value-type="string">
            <text:p><text:span text:style-name="T5">勞基法第</text:span><text:span text:style-name="T6">24</text:span><text:span text:style-name="T7">條</text:span></text:p>
          </table:table-cell>
          <table:table-cell office:value-type="string" calcext:value-type="string">
            <text:p>延長工作時間未依規定加給工資。</text:p>
          </table:table-cell>
          <table:table-cell office:value-type="string" calcext:value-type="string">
            <text:p><text:span text:style-name="T5">北府勞條字第</text:span><text:span text:style-name="T6">10307660511</text:span><text:span text:style-name="T7">號</text:span></text:p>
          </table:table-cell>
          <table:table-cell office:value-type="string" calcext:value-type="string">
            <text:p><text:span text:style-name="T20">103</text:span><text:span text:style-name="T7">年</text:span><text:span text:style-name="T6">5</text:span><text:span text:style-name="T7">月</text:span><text:span text:style-name="T6">5</text:span><text:span text:style-name="T7">日</text:span></text:p>
          </table:table-cell>
          <table:table-cell/>
        </table:table-row>
        <table:table-row table:style-name="ro2">
          <table:table-cell table:number-columns-repeated="2"/>
          <table:table-cell office:value-type="string" calcext:value-type="string">
            <text:p><text:span text:style-name="T5">勞基法第</text:span><text:span text:style-name="T6">36</text:span><text:span text:style-name="T7">條</text:span></text:p>
          </table:table-cell>
          <table:table-cell office:value-type="string" calcext:value-type="string">
            <text:p>每七日中未有一日之休息作為例假。</text:p>
          </table:table-cell>
          <table:table-cell office:value-type="string" calcext:value-type="string">
            <text:p><text:span text:style-name="T5">北府勞條字第</text:span><text:span text:style-name="T6">10307660512</text:span><text:span text:style-name="T7">號</text:span></text:p>
          </table:table-cell>
          <table:table-cell office:value-type="string" calcext:value-type="string">
            <text:p><text:span text:style-name="T20">103</text:span><text:span text:style-name="T7">年</text:span><text:span text:style-name="T6">5</text:span><text:span text:style-name="T7">月</text:span><text:span text:style-name="T6">5</text:span><text:span text:style-name="T7">日</text:span></text:p>
          </table:table-cell>
          <table:table-cell/>
        </table:table-row>
        <table:table-row table:style-name="ro2">
          <table:table-cell table:number-columns-repeated="2"/>
          <table:table-cell office:value-type="string" calcext:value-type="string">
            <text:p><text:span text:style-name="T5">勞基法第</text:span><text:span text:style-name="T6">39</text:span><text:span text:style-name="T7">條</text:span></text:p>
          </table:table-cell>
          <table:table-cell office:value-type="string" calcext:value-type="string">
            <text:p>假日工資未給或於休假日工作未依規定加給工資。</text:p>
          </table:table-cell>
          <table:table-cell office:value-type="string" calcext:value-type="string">
            <text:p><text:span text:style-name="T5">北府勞條字第</text:span><text:span text:style-name="T6">10307660513</text:span><text:span text:style-name="T7">號</text:span></text:p>
          </table:table-cell>
          <table:table-cell office:value-type="string" calcext:value-type="string">
            <text:p><text:span text:style-name="T20">103</text:span><text:span text:style-name="T7">年</text:span><text:span text:style-name="T6">5</text:span><text:span text:style-name="T7">月</text:span><text:span text:style-name="T6">5</text:span><text:span text:style-name="T7">日</text:span></text:p>
          </table:table-cell>
          <table:table-cell/>
        </table:table-row>
        <table:table-row table:style-name="ro2">
          <table:table-cell table:style-name="ce6" office:value-type="float" office:value="6" calcext:value-type="float">
            <text:p>6</text:p>
          </table:table-cell>
          <table:table-cell table:style-name="ce16" office:value-type="string" calcext:value-type="string">
            <text:p>萬盛實業股份有限公司</text:p>
          </table:table-cell>
          <table:table-cell office:value-type="string" calcext:value-type="string">
            <text:p><text:span text:style-name="T5">勞基法第</text:span><text:span text:style-name="T6">36</text:span><text:span text:style-name="T7">條</text:span></text:p>
          </table:table-cell>
          <table:table-cell office:value-type="string" calcext:value-type="string">
            <text:p>每七日中未有一日之休息作為例假。</text:p>
          </table:table-cell>
          <table:table-cell office:value-type="string" calcext:value-type="string">
            <text:p><text:span text:style-name="T5">北府勞條字第</text:span><text:span text:style-name="T6">1030793568</text:span><text:span text:style-name="T7">號</text:span></text:p>
          </table:table-cell>
          <table:table-cell office:value-type="string" calcext:value-type="string">
            <text:p><text:span text:style-name="T20">103</text:span><text:span text:style-name="T7">年</text:span><text:span text:style-name="T6">5</text:span><text:span text:style-name="T7">月</text:span><text:span text:style-name="T6">5</text:span><text:span text:style-name="T7">日</text:span></text:p>
          </table:table-cell>
          <table:table-cell/>
        </table:table-row>
        <table:table-row table:style-name="ro2">
          <table:table-cell table:style-name="ce6" office:value-type="float" office:value="7" calcext:value-type="float">
            <text:p>7</text:p>
          </table:table-cell>
          <table:table-cell table:style-name="ce16" office:value-type="string" calcext:value-type="string">
            <text:p>欣欣客運股份有限公司</text:p>
          </table:table-cell>
          <table:table-cell office:value-type="string" calcext:value-type="string">
            <text:p><text:span text:style-name="T5">勞基法第</text:span><text:span text:style-name="T6">36</text:span><text:span text:style-name="T7">條</text:span></text:p>
          </table:table-cell>
          <table:table-cell office:value-type="string" calcext:value-type="string">
            <text:p>每七日中未有一日之休息作為例假。</text:p>
          </table:table-cell>
          <table:table-cell office:value-type="string" calcext:value-type="string">
            <text:p><text:span text:style-name="T5">北府勞條字第</text:span><text:span text:style-name="T6">1030787973</text:span><text:span text:style-name="T7">號</text:span></text:p>
          </table:table-cell>
          <table:table-cell office:value-type="string" calcext:value-type="string">
            <text:p><text:span text:style-name="T20">103</text:span><text:span text:style-name="T7">年</text:span><text:span text:style-name="T6">5</text:span><text:span text:style-name="T7">月</text:span><text:span text:style-name="T6">8</text:span><text:span text:style-name="T7">日</text:span></text:p>
          </table:table-cell>
          <table:table-cell/>
        </table:table-row>
        <table:table-row table:style-name="ro2">
          <table:table-cell table:style-name="ce6" office:value-type="float" office:value="8" calcext:value-type="float">
            <text:p>8</text:p>
          </table:table-cell>
          <table:table-cell table:style-name="ce16" office:value-type="string" calcext:value-type="string">
            <text:p>柏昌紙器股份有限公司</text:p>
          </table:table-cell>
          <table:table-cell office:value-type="string" calcext:value-type="string">
            <text:p><text:span text:style-name="T5">勞基法第</text:span><text:span text:style-name="T6">24</text:span><text:span text:style-name="T7">條</text:span></text:p>
          </table:table-cell>
          <table:table-cell office:value-type="string" calcext:value-type="string">
            <text:p>延長工作時間未依規定加給工資。</text:p>
          </table:table-cell>
          <table:table-cell office:value-type="string" calcext:value-type="string">
            <text:p><text:span text:style-name="T5">北府勞條字第</text:span><text:span text:style-name="T6">1030829184</text:span><text:span text:style-name="T7">號</text:span></text:p>
          </table:table-cell>
          <table:table-cell office:value-type="string" calcext:value-type="string">
            <text:p><text:span text:style-name="T20">103</text:span><text:span text:style-name="T7">年</text:span><text:span text:style-name="T6">5</text:span><text:span text:style-name="T7">月</text:span><text:span text:style-name="T6">9</text:span><text:span text:style-name="T7">日</text:span></text:p>
          </table:table-cell>
          <table:table-cell/>
        </table:table-row>
        <table:table-row table:style-name="ro2">
          <table:table-cell table:style-name="ce6" office:value-type="float" office:value="9" calcext:value-type="float">
            <text:p>9</text:p>
          </table:table-cell>
          <table:table-cell table:style-name="ce16" office:value-type="string" calcext:value-type="string">
            <text:p>神腦國際企業股份有限公司</text:p>
          </table:table-cell>
          <table:table-cell office:value-type="string" calcext:value-type="string">
            <text:p><text:span text:style-name="T5">勞基法第</text:span><text:span text:style-name="T6">32-2</text:span><text:span text:style-name="T7">條</text:span></text:p>
          </table:table-cell>
          <table:table-cell office:value-type="string" calcext:value-type="string">
            <text:p>延長工作時間超過法令規定。</text:p>
          </table:table-cell>
          <table:table-cell office:value-type="string" calcext:value-type="string">
            <text:p><text:span text:style-name="T5">北府勞條字第</text:span><text:span text:style-name="T6">1030865652</text:span><text:span text:style-name="T7">號</text:span></text:p>
          </table:table-cell>
          <table:table-cell office:value-type="string" calcext:value-type="string">
            <text:p><text:span text:style-name="T20">103</text:span><text:span text:style-name="T7">年</text:span><text:span text:style-name="T6">5</text:span><text:span text:style-name="T7">月</text:span><text:span text:style-name="T6">14</text:span><text:span text:style-name="T7">日</text:span></text:p>
          </table:table-cell>
          <table:table-cell/>
        </table:table-row>
        <table:table-row table:style-name="ro2">
          <table:table-cell table:style-name="ce6" office:value-type="float" office:value="10" calcext:value-type="float">
            <text:p>10</text:p>
          </table:table-cell>
          <table:table-cell table:style-name="ce16" office:value-type="string" calcext:value-type="string">
            <text:p>弘揚國際運通有限公司</text:p>
          </table:table-cell>
          <table:table-cell office:value-type="string" calcext:value-type="string">
            <text:p><text:span text:style-name="T5">勞基法第</text:span><text:span text:style-name="T6">22-2</text:span><text:span text:style-name="T7">條</text:span></text:p>
          </table:table-cell>
          <table:table-cell office:value-type="string" calcext:value-type="string">
            <text:p>工資未全額直接給付勞工。</text:p>
          </table:table-cell>
          <table:table-cell office:value-type="string" calcext:value-type="string">
            <text:p><text:span text:style-name="T5">北府勞條字第</text:span><text:span text:style-name="T6">1030842422</text:span><text:span text:style-name="T7">號</text:span></text:p>
          </table:table-cell>
          <table:table-cell office:value-type="string" calcext:value-type="string">
            <text:p><text:span text:style-name="T20">103</text:span><text:span text:style-name="T7">年</text:span><text:span text:style-name="T6">5</text:span><text:span text:style-name="T7">月</text:span><text:span text:style-name="T6">16</text:span><text:span text:style-name="T7">日</text:span></text:p>
          </table:table-cell>
          <table:table-cell/>
        </table:table-row>
        <table:table-row table:style-name="ro2">
          <table:table-cell table:number-columns-repeated="2"/>
          <table:table-cell office:value-type="string" calcext:value-type="string">
            <text:p><text:span text:style-name="T5">勞基法第</text:span><text:span text:style-name="T6">24</text:span><text:span text:style-name="T7">條</text:span></text:p>
          </table:table-cell>
          <table:table-cell office:value-type="string" calcext:value-type="string">
            <text:p>延長工作時間未依規定加給工資。</text:p>
          </table:table-cell>
          <table:table-cell office:value-type="string" calcext:value-type="string">
            <text:p><text:span text:style-name="T5">北府勞條字第</text:span><text:span text:style-name="T6">10308424221</text:span><text:span text:style-name="T7">號</text:span></text:p>
          </table:table-cell>
          <table:table-cell office:value-type="string" calcext:value-type="string">
            <text:p><text:span text:style-name="T20">103</text:span><text:span text:style-name="T7">年</text:span><text:span text:style-name="T6">5</text:span><text:span text:style-name="T7">月</text:span><text:span text:style-name="T6">16</text:span><text:span text:style-name="T7">日</text:span></text:p>
          </table:table-cell>
          <table:table-cell/>
        </table:table-row>
        <table:table-row table:style-name="ro2">
          <table:table-cell table:number-columns-repeated="2"/>
          <table:table-cell office:value-type="string" calcext:value-type="string">
            <text:p><text:span text:style-name="T5">勞基法第</text:span><text:span text:style-name="T6">32-2</text:span><text:span text:style-name="T7">條</text:span></text:p>
          </table:table-cell>
          <table:table-cell office:value-type="string" calcext:value-type="string">
            <text:p>延長工作時間超過法令規定。</text:p>
          </table:table-cell>
          <table:table-cell office:value-type="string" calcext:value-type="string">
            <text:p><text:span text:style-name="T5">北府勞條字第</text:span><text:span text:style-name="T6">10308424222</text:span><text:span text:style-name="T7">號</text:span></text:p>
          </table:table-cell>
          <table:table-cell office:value-type="string" calcext:value-type="string">
            <text:p><text:span text:style-name="T20">103</text:span><text:span text:style-name="T7">年</text:span><text:span text:style-name="T6">5</text:span><text:span text:style-name="T7">月</text:span><text:span text:style-name="T6">16</text:span><text:span text:style-name="T7">日</text:span></text:p>
          </table:table-cell>
          <table:table-cell/>
        </table:table-row>
        <table:table-row table:style-name="ro2">
          <table:table-cell table:number-columns-repeated="2"/>
          <table:table-cell office:value-type="string" calcext:value-type="string">
            <text:p><text:span text:style-name="T5">勞基法第</text:span><text:span text:style-name="T6">39</text:span><text:span text:style-name="T7">條</text:span></text:p>
          </table:table-cell>
          <table:table-cell office:value-type="string" calcext:value-type="string">
            <text:p>假日工資未給或於休假日工作未依規定加給工資。</text:p>
          </table:table-cell>
          <table:table-cell office:value-type="string" calcext:value-type="string">
            <text:p><text:span text:style-name="T5">北府勞條字第</text:span><text:span text:style-name="T6">10308424223</text:span><text:span text:style-name="T7">號</text:span></text:p>
          </table:table-cell>
          <table:table-cell office:value-type="string" calcext:value-type="string">
            <text:p><text:span text:style-name="T20">103</text:span><text:span text:style-name="T7">年</text:span><text:span text:style-name="T6">5</text:span><text:span text:style-name="T7">月</text:span><text:span text:style-name="T6">16</text:span><text:span text:style-name="T7">日</text:span></text:p>
          </table:table-cell>
          <table:table-cell/>
        </table:table-row>
        <table:table-row table:style-name="ro2">
          <table:table-cell table:style-name="ce6" office:value-type="float" office:value="11" calcext:value-type="float">
            <text:p>11</text:p>
          </table:table-cell>
          <table:table-cell table:style-name="ce16" office:value-type="string" calcext:value-type="string">
            <text:p>華冠通訊股份有限公司</text:p>
          </table:table-cell>
          <table:table-cell office:value-type="string" calcext:value-type="string">
            <text:p><text:span text:style-name="T5">勞基法第</text:span><text:span text:style-name="T6">24</text:span><text:span text:style-name="T7">條</text:span></text:p>
          </table:table-cell>
          <table:table-cell office:value-type="string" calcext:value-type="string">
            <text:p>延長工作時間未依規定加給工資。</text:p>
          </table:table-cell>
          <table:table-cell office:value-type="string" calcext:value-type="string">
            <text:p><text:span text:style-name="T5">北府勞條字第</text:span><text:span text:style-name="T6">1030904748</text:span><text:span text:style-name="T7">號</text:span></text:p>
          </table:table-cell>
          <table:table-cell office:value-type="string" calcext:value-type="string">
            <text:p><text:span text:style-name="T20">103</text:span><text:span text:style-name="T7">年</text:span><text:span text:style-name="T6">5</text:span><text:span text:style-name="T7">月</text:span><text:span text:style-name="T6">19</text:span><text:span text:style-name="T7">日</text:span></text:p>
          </table:table-cell>
          <table:table-cell/>
        </table:table-row>
        <table:table-row table:style-name="ro2">
          <table:table-cell table:style-name="ce6" office:value-type="float" office:value="12" calcext:value-type="float">
            <text:p>12</text:p>
          </table:table-cell>
          <table:table-cell table:style-name="ce16" office:value-type="string" calcext:value-type="string">
            <text:p>普巨工業股份有限公司</text:p>
          </table:table-cell>
          <table:table-cell office:value-type="string" calcext:value-type="string">
            <text:p><text:span text:style-name="T5">勞基法第</text:span><text:span text:style-name="T6">24</text:span><text:span text:style-name="T7">條</text:span></text:p>
          </table:table-cell>
          <table:table-cell office:value-type="string" calcext:value-type="string">
            <text:p>延長工作時間未依規定加給工資。</text:p>
          </table:table-cell>
          <table:table-cell office:value-type="string" calcext:value-type="string">
            <text:p><text:span text:style-name="T5">北府勞條字第</text:span><text:span text:style-name="T6">1030887571</text:span><text:span text:style-name="T7">號</text:span></text:p>
          </table:table-cell>
          <table:table-cell office:value-type="string" calcext:value-type="string">
            <text:p><text:span text:style-name="T20">103</text:span><text:span text:style-name="T7">年</text:span><text:span text:style-name="T6">5</text:span><text:span text:style-name="T7">月</text:span><text:span text:style-name="T6">21</text:span><text:span text:style-name="T7">日</text:span></text:p>
          </table:table-cell>
          <table:table-cell/>
        </table:table-row>
        <table:table-row table:style-name="ro2">
          <table:table-cell table:number-columns-repeated="2"/>
          <table:table-cell office:value-type="string" calcext:value-type="string">
            <text:p><text:span text:style-name="T5">勞基法第</text:span><text:span text:style-name="T6">32-2</text:span><text:span text:style-name="T7">條</text:span></text:p>
          </table:table-cell>
          <table:table-cell office:value-type="string" calcext:value-type="string">
            <text:p>延長工作時間超過法令規定。</text:p>
          </table:table-cell>
          <table:table-cell office:value-type="string" calcext:value-type="string">
            <text:p><text:span text:style-name="T5">北府勞條字第</text:span><text:span text:style-name="T6">10308875711</text:span><text:span text:style-name="T7">號</text:span></text:p>
          </table:table-cell>
          <table:table-cell office:value-type="string" calcext:value-type="string">
            <text:p><text:span text:style-name="T20">103</text:span><text:span text:style-name="T7">年</text:span><text:span text:style-name="T6">5</text:span><text:span text:style-name="T7">月</text:span><text:span text:style-name="T6">21</text:span><text:span text:style-name="T7">日</text:span></text:p>
          </table:table-cell>
          <table:table-cell/>
        </table:table-row>
        <table:table-row table:style-name="ro2">
          <table:table-cell table:number-columns-repeated="2"/>
          <table:table-cell office:value-type="string" calcext:value-type="string">
            <text:p><text:span text:style-name="T5">勞基法第</text:span><text:span text:style-name="T6">39</text:span><text:span text:style-name="T7">條</text:span></text:p>
          </table:table-cell>
          <table:table-cell office:value-type="string" calcext:value-type="string">
            <text:p>假日工資未給或於休假日工作未依規定加給工資。</text:p>
          </table:table-cell>
          <table:table-cell office:value-type="string" calcext:value-type="string">
            <text:p><text:span text:style-name="T5">北府勞條字第</text:span><text:span text:style-name="T6">10308875712</text:span><text:span text:style-name="T7">號</text:span></text:p>
          </table:table-cell>
          <table:table-cell office:value-type="string" calcext:value-type="string">
            <text:p><text:span text:style-name="T20">103</text:span><text:span text:style-name="T7">年</text:span><text:span text:style-name="T6">5</text:span><text:span text:style-name="T7">月</text:span><text:span text:style-name="T6">21</text:span><text:span text:style-name="T7">日</text:span></text:p>
          </table:table-cell>
          <table:table-cell/>
        </table:table-row>
        <table:table-row table:style-name="ro2">
          <table:table-cell table:style-name="ce6" office:value-type="float" office:value="13" calcext:value-type="float">
            <text:p>13</text:p>
          </table:table-cell>
          <table:table-cell table:style-name="ce16" office:value-type="string" calcext:value-type="string">
            <text:p>台灣舒旺高股份有限公司</text:p>
          </table:table-cell>
          <table:table-cell office:value-type="string" calcext:value-type="string">
            <text:p><text:span text:style-name="T5">勞基法第</text:span><text:span text:style-name="T6">22-2</text:span><text:span text:style-name="T7">條</text:span></text:p>
          </table:table-cell>
          <table:table-cell office:value-type="string" calcext:value-type="string">
            <text:p>工資未全額直接給付勞工。</text:p>
          </table:table-cell>
          <table:table-cell office:value-type="string" calcext:value-type="string">
            <text:p><text:span text:style-name="T5">北府勞條字第</text:span><text:span text:style-name="T6">1030909923</text:span><text:span text:style-name="T7">號</text:span></text:p>
          </table:table-cell>
          <table:table-cell office:value-type="string" calcext:value-type="string">
            <text:p><text:span text:style-name="T20">103</text:span><text:span text:style-name="T7">年</text:span><text:span text:style-name="T6">5</text:span><text:span text:style-name="T7">月</text:span><text:span text:style-name="T6">23</text:span><text:span text:style-name="T7">日</text:span></text:p>
          </table:table-cell>
          <table:table-cell/>
        </table:table-row>
        <table:table-row table:style-name="ro2">
          <table:table-cell table:number-columns-repeated="2"/>
          <table:table-cell office:value-type="string" calcext:value-type="string">
            <text:p><text:span text:style-name="T5">勞基法第</text:span><text:span text:style-name="T6">24</text:span><text:span text:style-name="T7">條</text:span></text:p>
          </table:table-cell>
          <table:table-cell office:value-type="string" calcext:value-type="string">
            <text:p>延長工作時間未依規定加給工資。</text:p>
          </table:table-cell>
          <table:table-cell office:value-type="string" calcext:value-type="string">
            <text:p><text:span text:style-name="T5">北府勞條字第</text:span><text:span text:style-name="T6">10309099231</text:span><text:span text:style-name="T7">號</text:span></text:p>
          </table:table-cell>
          <table:table-cell office:value-type="string" calcext:value-type="string">
            <text:p><text:span text:style-name="T20">103</text:span><text:span text:style-name="T7">年</text:span><text:span text:style-name="T6">5</text:span><text:span text:style-name="T7">月</text:span><text:span text:style-name="T6">23</text:span><text:span text:style-name="T7">日</text:span></text:p>
          </table:table-cell>
          <table:table-cell/>
        </table:table-row>
        <table:table-row table:style-name="ro2">
          <table:table-cell table:number-columns-repeated="2"/>
          <table:table-cell office:value-type="string" calcext:value-type="string">
            <text:p><text:span text:style-name="T5">勞基法第</text:span><text:span text:style-name="T6">32-2</text:span><text:span text:style-name="T7">條</text:span></text:p>
          </table:table-cell>
          <table:table-cell office:value-type="string" calcext:value-type="string">
            <text:p>延長工作時間超過法令規定。</text:p>
          </table:table-cell>
          <table:table-cell office:value-type="string" calcext:value-type="string">
            <text:p><text:span text:style-name="T5">北府勞條字第</text:span><text:span text:style-name="T6">10309099232</text:span><text:span text:style-name="T7">號</text:span></text:p>
          </table:table-cell>
          <table:table-cell office:value-type="string" calcext:value-type="string">
            <text:p><text:span text:style-name="T20">103</text:span><text:span text:style-name="T7">年</text:span><text:span text:style-name="T6">5</text:span><text:span text:style-name="T7">月</text:span><text:span text:style-name="T6">23</text:span><text:span text:style-name="T7">日</text:span></text:p>
          </table:table-cell>
          <table:table-cell/>
        </table:table-row>
        <table:table-row table:style-name="ro2">
          <table:table-cell table:style-name="ce6" office:value-type="float" office:value="14" calcext:value-type="float">
            <text:p>14</text:p>
          </table:table-cell>
          <table:table-cell table:style-name="ce16" office:value-type="string" calcext:value-type="string">
            <text:p>鳥丸工場食品股份有限公司</text:p>
          </table:table-cell>
          <table:table-cell office:value-type="string" calcext:value-type="string">
            <text:p><text:span text:style-name="T5">勞基法第</text:span><text:span text:style-name="T6">17</text:span><text:span text:style-name="T7">條</text:span></text:p>
          </table:table-cell>
          <table:table-cell office:value-type="string" calcext:value-type="string">
            <text:p>未依規定發給勞工資遣費。</text:p>
          </table:table-cell>
          <table:table-cell office:value-type="string" calcext:value-type="string">
            <text:p><text:span text:style-name="T5">北府勞條字第</text:span><text:span text:style-name="T6">1031014247</text:span><text:span text:style-name="T7">號</text:span></text:p>
          </table:table-cell>
          <table:table-cell office:value-type="string" calcext:value-type="string">
            <text:p><text:span text:style-name="T20">103</text:span><text:span text:style-name="T7">年</text:span><text:span text:style-name="T6">6</text:span><text:span text:style-name="T7">月</text:span><text:span text:style-name="T6">6</text:span><text:span text:style-name="T7">日</text:span></text:p>
          </table:table-cell>
          <table:table-cell/>
        </table:table-row>
        <table:table-row table:style-name="ro2">
          <table:table-cell table:number-columns-repeated="2"/>
          <table:table-cell office:value-type="string" calcext:value-type="string">
            <text:p><text:span text:style-name="T5">勞基法第</text:span><text:span text:style-name="T6">22-2</text:span><text:span text:style-name="T7">條</text:span></text:p>
          </table:table-cell>
          <table:table-cell office:value-type="string" calcext:value-type="string">
            <text:p>工資未全額直接給付勞工。</text:p>
          </table:table-cell>
          <table:table-cell office:value-type="string" calcext:value-type="string">
            <text:p><text:span text:style-name="T5">北府勞條字第</text:span><text:span text:style-name="T6">10310142471</text:span><text:span text:style-name="T7">號</text:span></text:p>
          </table:table-cell>
          <table:table-cell office:value-type="string" calcext:value-type="string">
            <text:p><text:span text:style-name="T20">103</text:span><text:span text:style-name="T7">年</text:span><text:span text:style-name="T6">6</text:span><text:span text:style-name="T7">月</text:span><text:span text:style-name="T6">6</text:span><text:span text:style-name="T7">日</text:span></text:p>
          </table:table-cell>
          <table:table-cell/>
        </table:table-row>
        <table:table-row table:style-name="ro2">
          <table:table-cell table:number-columns-repeated="2"/>
          <table:table-cell office:value-type="string" calcext:value-type="string">
            <text:p><text:span text:style-name="T5">勞基法第</text:span><text:span text:style-name="T6">24</text:span><text:span text:style-name="T7">條</text:span></text:p>
          </table:table-cell>
          <table:table-cell office:value-type="string" calcext:value-type="string">
            <text:p>延長工作時間未依規定加給工資。</text:p>
          </table:table-cell>
          <table:table-cell office:value-type="string" calcext:value-type="string">
            <text:p><text:span text:style-name="T5">北府勞條字第</text:span><text:span text:style-name="T6">10310142472</text:span><text:span text:style-name="T7">號</text:span></text:p>
          </table:table-cell>
          <table:table-cell office:value-type="string" calcext:value-type="string">
            <text:p><text:span text:style-name="T20">103</text:span><text:span text:style-name="T7">年</text:span><text:span text:style-name="T6">6</text:span><text:span text:style-name="T7">月</text:span><text:span text:style-name="T6">6</text:span><text:span text:style-name="T7">日</text:span></text:p>
          </table:table-cell>
          <table:table-cell/>
        </table:table-row>
        <table:table-row table:style-name="ro2">
          <table:table-cell table:style-name="ce6" office:value-type="float" office:value="15" calcext:value-type="float">
            <text:p>15</text:p>
          </table:table-cell>
          <table:table-cell table:style-name="ce16" office:value-type="string" calcext:value-type="string">
            <text:p>永錡加油站股份有限公司</text:p>
          </table:table-cell>
          <table:table-cell office:value-type="string" calcext:value-type="string">
            <text:p><text:span text:style-name="T5">勞基法第</text:span><text:span text:style-name="T6">39</text:span><text:span text:style-name="T7">條</text:span></text:p>
          </table:table-cell>
          <table:table-cell office:value-type="string" calcext:value-type="string">
            <text:p>假日工資未給或於休假日工作未依規定加給工資。</text:p>
          </table:table-cell>
          <table:table-cell office:value-type="string" calcext:value-type="string">
            <text:p><text:span text:style-name="T5">北府勞條字第</text:span><text:span text:style-name="T6">1031035742</text:span><text:span text:style-name="T7">號</text:span></text:p>
          </table:table-cell>
          <table:table-cell office:value-type="string" calcext:value-type="string">
            <text:p><text:span text:style-name="T20">103</text:span><text:span text:style-name="T7">年</text:span><text:span text:style-name="T6">6</text:span><text:span text:style-name="T7">月</text:span><text:span text:style-name="T6">9</text:span><text:span text:style-name="T7">日</text:span></text:p>
          </table:table-cell>
          <table:table-cell/>
        </table:table-row>
        <table:table-row table:style-name="ro2">
          <table:table-cell table:style-name="ce6" office:value-type="float" office:value="16" calcext:value-type="float">
            <text:p>16</text:p>
          </table:table-cell>
          <table:table-cell table:style-name="ce16" office:value-type="string" calcext:value-type="string">
            <text:p>台灣軟電股份有限公司</text:p>
          </table:table-cell>
          <table:table-cell office:value-type="string" calcext:value-type="string">
            <text:p><text:span text:style-name="T5">勞基法第</text:span><text:span text:style-name="T6">32-2</text:span><text:span text:style-name="T7">條</text:span></text:p>
          </table:table-cell>
          <table:table-cell office:value-type="string" calcext:value-type="string">
            <text:p>延長工作時間超過法令規定。</text:p>
          </table:table-cell>
          <table:table-cell office:value-type="string" calcext:value-type="string">
            <text:p><text:span text:style-name="T5">北府勞條字第</text:span><text:span text:style-name="T6">1031058239</text:span><text:span text:style-name="T7">號</text:span></text:p>
          </table:table-cell>
          <table:table-cell office:value-type="string" calcext:value-type="string">
            <text:p><text:span text:style-name="T20">103</text:span><text:span text:style-name="T7">年</text:span><text:span text:style-name="T6">6</text:span><text:span text:style-name="T7">月</text:span><text:span text:style-name="T6">11</text:span><text:span text:style-name="T7">日</text:span></text:p>
          </table:table-cell>
          <table:table-cell/>
        </table:table-row>
        <table:table-row table:style-name="ro2">
          <table:table-cell table:style-name="ce6" office:value-type="float" office:value="17" calcext:value-type="float">
            <text:p>17</text:p>
          </table:table-cell>
          <table:table-cell table:style-name="ce14" office:value-type="string" calcext:value-type="string">
            <text:p><text:span text:style-name="T5">陳正芬</text:span><text:span text:style-name="T6">(</text:span><text:span text:style-name="T7">即新北市私立丹力幼兒園</text:span><text:span text:style-name="T6">)</text:span></text:p>
          </table:table-cell>
          <table:table-cell office:value-type="string" calcext:value-type="string">
            <text:p><text:span text:style-name="T5">勞基法第</text:span><text:span text:style-name="T6">30-5</text:span><text:span text:style-name="T7">條</text:span></text:p>
          </table:table-cell>
          <table:table-cell office:value-type="string" calcext:value-type="string">
            <text:p>未依規定置備勞工出勤紀錄表。</text:p>
          </table:table-cell>
          <table:table-cell office:value-type="string" calcext:value-type="string">
            <text:p><text:span text:style-name="T5">北府勞條字第</text:span><text:span text:style-name="T6">1031077647</text:span><text:span text:style-name="T7">號</text:span></text:p>
          </table:table-cell>
          <table:table-cell office:value-type="string" calcext:value-type="string">
            <text:p><text:span text:style-name="T20">103</text:span><text:span text:style-name="T7">年</text:span><text:span text:style-name="T6">6</text:span><text:span text:style-name="T7">月</text:span><text:span text:style-name="T6">13</text:span><text:span text:style-name="T7">日</text:span></text:p>
          </table:table-cell>
          <table:table-cell/>
        </table:table-row>
        <table:table-row table:style-name="ro2">
          <table:table-cell table:style-name="ce6" office:value-type="float" office:value="18" calcext:value-type="float">
            <text:p>18</text:p>
          </table:table-cell>
          <table:table-cell table:style-name="ce14" office:value-type="string" calcext:value-type="string">
            <text:p><text:span text:style-name="T5">李博文</text:span><text:span text:style-name="T6">(</text:span><text:span text:style-name="T7">即齊豐餐飲</text:span><text:span text:style-name="T6">)</text:span></text:p>
          </table:table-cell>
          <table:table-cell office:value-type="string" calcext:value-type="string">
            <text:p><text:span text:style-name="T5">勞基法第</text:span><text:span text:style-name="T6">22-2</text:span><text:span text:style-name="T7">條</text:span></text:p>
          </table:table-cell>
          <table:table-cell office:value-type="string" calcext:value-type="string">
            <text:p>工資未全額直接給付勞工。</text:p>
          </table:table-cell>
          <table:table-cell office:value-type="string" calcext:value-type="string">
            <text:p><text:span text:style-name="T5">北府勞條字第</text:span><text:span text:style-name="T6">1031109719</text:span><text:span text:style-name="T7">號</text:span></text:p>
          </table:table-cell>
          <table:table-cell office:value-type="string" calcext:value-type="string">
            <text:p><text:span text:style-name="T20">103</text:span><text:span text:style-name="T7">年</text:span><text:span text:style-name="T6">6</text:span><text:span text:style-name="T7">月</text:span><text:span text:style-name="T6">19</text:span><text:span text:style-name="T7">日</text:span></text:p>
          </table:table-cell>
          <table:table-cell/>
        </table:table-row>
        <table:table-row table:style-name="ro2">
          <table:table-cell table:number-columns-repeated="2"/>
          <table:table-cell office:value-type="string" calcext:value-type="string">
            <text:p><text:span text:style-name="T5">勞基法第</text:span><text:span text:style-name="T6">35</text:span><text:span text:style-name="T7">條</text:span></text:p>
          </table:table-cell>
          <table:table-cell office:value-type="string" calcext:value-type="string">
            <text:p>繼續工作四小時未有三十分鐘休息。</text:p>
          </table:table-cell>
          <table:table-cell office:value-type="string" calcext:value-type="string">
            <text:p><text:span text:style-name="T5">北府勞條字第</text:span><text:span text:style-name="T6">10311097191</text:span><text:span text:style-name="T7">號</text:span></text:p>
          </table:table-cell>
          <table:table-cell office:value-type="string" calcext:value-type="string">
            <text:p><text:span text:style-name="T20">103</text:span><text:span text:style-name="T7">年</text:span><text:span text:style-name="T6">6</text:span><text:span text:style-name="T7">月</text:span><text:span text:style-name="T6">19</text:span><text:span text:style-name="T7">日</text:span></text:p>
          </table:table-cell>
          <table:table-cell/>
        </table:table-row>
        <table:table-row table:style-name="ro2">
          <table:table-cell table:number-columns-repeated="2"/>
          <table:table-cell office:value-type="string" calcext:value-type="string">
            <text:p><text:span text:style-name="T5">勞基法第</text:span><text:span text:style-name="T6">39</text:span><text:span text:style-name="T7">條</text:span></text:p>
          </table:table-cell>
          <table:table-cell office:value-type="string" calcext:value-type="string">
            <text:p>假日工資未給或於休假日工作未依規定加給工資。</text:p>
          </table:table-cell>
          <table:table-cell office:value-type="string" calcext:value-type="string">
            <text:p><text:span text:style-name="T5">北府勞條字第</text:span><text:span text:style-name="T6">10311097192</text:span><text:span text:style-name="T7">號</text:span></text:p>
          </table:table-cell>
          <table:table-cell office:value-type="string" calcext:value-type="string">
            <text:p><text:span text:style-name="T20">103</text:span><text:span text:style-name="T7">年</text:span><text:span text:style-name="T6">6</text:span><text:span text:style-name="T7">月</text:span><text:span text:style-name="T6">19</text:span><text:span text:style-name="T7">日</text:span></text:p>
          </table:table-cell>
          <table:table-cell/>
        </table:table-row>
        <table:table-row table:style-name="ro2">
          <table:table-cell table:style-name="ce6" office:value-type="float" office:value="19" calcext:value-type="float">
            <text:p>19</text:p>
          </table:table-cell>
          <table:table-cell table:style-name="ce14" office:value-type="string" calcext:value-type="string">
            <text:p><text:span text:style-name="T5">鄭明朗</text:span><text:span text:style-name="T6">(</text:span><text:span text:style-name="T7">即鮮坊小吃店</text:span><text:span text:style-name="T6">)</text:span></text:p>
          </table:table-cell>
          <table:table-cell office:value-type="string" calcext:value-type="string">
            <text:p><text:span text:style-name="T5">勞基法第</text:span><text:span text:style-name="T6">30-5</text:span><text:span text:style-name="T7">條</text:span></text:p>
          </table:table-cell>
          <table:table-cell office:value-type="string" calcext:value-type="string">
            <text:p>未依規定置備勞工出勤紀錄表。</text:p>
          </table:table-cell>
          <table:table-cell office:value-type="string" calcext:value-type="string">
            <text:p><text:span text:style-name="T5">北府勞條字第</text:span><text:span text:style-name="T6">1031111051</text:span><text:span text:style-name="T7">號</text:span></text:p>
          </table:table-cell>
          <table:table-cell office:value-type="string" calcext:value-type="string">
            <text:p><text:span text:style-name="T20">103</text:span><text:span text:style-name="T7">年</text:span><text:span text:style-name="T6">6</text:span><text:span text:style-name="T7">月</text:span><text:span text:style-name="T6">19</text:span><text:span text:style-name="T7">日</text:span></text:p>
          </table:table-cell>
          <table:table-cell/>
        </table:table-row>
        <table:table-row table:style-name="ro2">
          <table:table-cell table:style-name="ce6" office:value-type="float" office:value="20" calcext:value-type="float">
            <text:p>20</text:p>
          </table:table-cell>
          <table:table-cell table:style-name="ce16" office:value-type="string" calcext:value-type="string">
            <text:p>萬安保全股份有限公司</text:p>
          </table:table-cell>
          <table:table-cell office:value-type="string" calcext:value-type="string">
            <text:p><text:span text:style-name="T5">勞基法第</text:span><text:span text:style-name="T6">21-1</text:span><text:span text:style-name="T7">條</text:span></text:p>
          </table:table-cell>
          <table:table-cell office:value-type="string" calcext:value-type="string">
            <text:p>未達基本工資。</text:p>
          </table:table-cell>
          <table:table-cell office:value-type="string" calcext:value-type="string">
            <text:p><text:span text:style-name="T5">北府勞條字第</text:span><text:span text:style-name="T6">1031111039</text:span><text:span text:style-name="T7">號</text:span></text:p>
          </table:table-cell>
          <table:table-cell office:value-type="string" calcext:value-type="string">
            <text:p><text:span text:style-name="T20">103</text:span><text:span text:style-name="T7">年</text:span><text:span text:style-name="T6">6</text:span><text:span text:style-name="T7">月</text:span><text:span text:style-name="T6">23</text:span><text:span text:style-name="T7">日</text:span></text:p>
          </table:table-cell>
          <table:table-cell/>
        </table:table-row>
        <table:table-row table:style-name="ro2">
          <table:table-cell table:number-columns-repeated="2"/>
          <table:table-cell office:value-type="string" calcext:value-type="string">
            <text:p><text:span text:style-name="T5">勞基法第</text:span><text:span text:style-name="T6">24</text:span><text:span text:style-name="T7">條</text:span></text:p>
          </table:table-cell>
          <table:table-cell office:value-type="string" calcext:value-type="string">
            <text:p>延長工作時間未依規定加給工資。</text:p>
          </table:table-cell>
          <table:table-cell office:value-type="string" calcext:value-type="string">
            <text:p><text:span text:style-name="T5">北府勞條字第</text:span><text:span text:style-name="T6">10311110391</text:span><text:span text:style-name="T7">號</text:span></text:p>
          </table:table-cell>
          <table:table-cell office:value-type="string" calcext:value-type="string">
            <text:p><text:span text:style-name="T20">103</text:span><text:span text:style-name="T7">年</text:span><text:span text:style-name="T6">6</text:span><text:span text:style-name="T7">月</text:span><text:span text:style-name="T6">23</text:span><text:span text:style-name="T7">日</text:span></text:p>
          </table:table-cell>
          <table:table-cell/>
        </table:table-row>
        <table:table-row table:style-name="ro2">
          <table:table-cell table:number-columns-repeated="2"/>
          <table:table-cell office:value-type="string" calcext:value-type="string">
            <text:p><text:span text:style-name="T5">勞基法第</text:span><text:span text:style-name="T6">38</text:span><text:span text:style-name="T7">條</text:span></text:p>
          </table:table-cell>
          <table:table-cell office:value-type="string" calcext:value-type="string">
            <text:p>未依規定給予特別休假。</text:p>
          </table:table-cell>
          <table:table-cell office:value-type="string" calcext:value-type="string">
            <text:p><text:span text:style-name="T5">北府勞條字第</text:span><text:span text:style-name="T6">10311110392</text:span><text:span text:style-name="T7">號</text:span></text:p>
          </table:table-cell>
          <table:table-cell office:value-type="string" calcext:value-type="string">
            <text:p><text:span text:style-name="T20">103</text:span><text:span text:style-name="T7">年</text:span><text:span text:style-name="T6">6</text:span><text:span text:style-name="T7">月</text:span><text:span text:style-name="T6">23</text:span><text:span text:style-name="T7">日</text:span></text:p>
          </table:table-cell>
          <table:table-cell/>
        </table:table-row>
        <table:table-row table:style-name="ro2">
          <table:table-cell table:style-name="ce6" office:value-type="float" office:value="21" calcext:value-type="float">
            <text:p>21</text:p>
          </table:table-cell>
          <table:table-cell table:style-name="ce16" office:value-type="string" calcext:value-type="string">
            <text:p>瀧漢企業有限公司</text:p>
          </table:table-cell>
          <table:table-cell office:value-type="string" calcext:value-type="string">
            <text:p><text:span text:style-name="T5">勞基法第</text:span><text:span text:style-name="T6">24</text:span><text:span text:style-name="T7">條</text:span></text:p>
          </table:table-cell>
          <table:table-cell office:value-type="string" calcext:value-type="string">
            <text:p>延長工作時間未依規定加給工資。</text:p>
          </table:table-cell>
          <table:table-cell office:value-type="string" calcext:value-type="string">
            <text:p><text:span text:style-name="T5">北府勞條字第</text:span><text:span text:style-name="T6">1031121273</text:span><text:span text:style-name="T7">號</text:span></text:p>
          </table:table-cell>
          <table:table-cell office:value-type="string" calcext:value-type="string">
            <text:p><text:span text:style-name="T20">103</text:span><text:span text:style-name="T7">年</text:span><text:span text:style-name="T6">6</text:span><text:span text:style-name="T7">月</text:span><text:span text:style-name="T6">24</text:span><text:span text:style-name="T7">日</text:span></text:p>
          </table:table-cell>
          <table:table-cell/>
        </table:table-row>
        <table:table-row table:style-name="ro2">
          <table:table-cell table:number-columns-repeated="2"/>
          <table:table-cell office:value-type="string" calcext:value-type="string">
            <text:p><text:span text:style-name="T5">勞基法第</text:span><text:span text:style-name="T6">38</text:span><text:span text:style-name="T7">條</text:span></text:p>
          </table:table-cell>
          <table:table-cell office:value-type="string" calcext:value-type="string">
            <text:p>未依規定給予特別休假。</text:p>
          </table:table-cell>
          <table:table-cell office:value-type="string" calcext:value-type="string">
            <text:p><text:span text:style-name="T5">北府勞條字第</text:span><text:span text:style-name="T6">10311212731</text:span><text:span text:style-name="T7">號</text:span></text:p>
          </table:table-cell>
          <table:table-cell office:value-type="string" calcext:value-type="string">
            <text:p><text:span text:style-name="T20">103</text:span><text:span text:style-name="T7">年</text:span><text:span text:style-name="T6">6</text:span><text:span text:style-name="T7">月</text:span><text:span text:style-name="T6">24</text:span><text:span text:style-name="T7">日</text:span></text:p>
          </table:table-cell>
          <table:table-cell/>
        </table:table-row>
        <table:table-row table:style-name="ro2">
          <table:table-cell table:number-columns-repeated="2"/>
          <table:table-cell office:value-type="string" calcext:value-type="string">
            <text:p><text:span text:style-name="T5">勞基法第</text:span><text:span text:style-name="T6">39</text:span><text:span text:style-name="T7">條</text:span></text:p>
          </table:table-cell>
          <table:table-cell office:value-type="string" calcext:value-type="string">
            <text:p>假日工資未給或於休假日工作未依規定加給工資。</text:p>
          </table:table-cell>
          <table:table-cell office:value-type="string" calcext:value-type="string">
            <text:p><text:span text:style-name="T5">北府勞條字第</text:span><text:span text:style-name="T6">10311212732</text:span><text:span text:style-name="T7">號</text:span></text:p>
          </table:table-cell>
          <table:table-cell office:value-type="string" calcext:value-type="string">
            <text:p><text:span text:style-name="T20">103</text:span><text:span text:style-name="T7">年</text:span><text:span text:style-name="T6">6</text:span><text:span text:style-name="T7">月</text:span><text:span text:style-name="T6">24</text:span><text:span text:style-name="T7">日</text:span></text:p>
          </table:table-cell>
          <table:table-cell/>
        </table:table-row>
        <table:table-row table:style-name="ro2">
          <table:table-cell table:style-name="ce6" office:value-type="float" office:value="22" calcext:value-type="float">
            <text:p>22</text:p>
          </table:table-cell>
          <table:table-cell table:style-name="ce16" office:value-type="string" calcext:value-type="string">
            <text:p>台灣金歌蘭股份有限公司</text:p>
          </table:table-cell>
          <table:table-cell office:value-type="string" calcext:value-type="string">
            <text:p><text:span text:style-name="T5">勞基法第</text:span><text:span text:style-name="T6">24</text:span><text:span text:style-name="T7">條</text:span></text:p>
          </table:table-cell>
          <table:table-cell office:value-type="string" calcext:value-type="string">
            <text:p>延長工作時間未依規定加給工資。</text:p>
          </table:table-cell>
          <table:table-cell office:value-type="string" calcext:value-type="string">
            <text:p><text:span text:style-name="T5">北府勞條字第</text:span><text:span text:style-name="T6">1031111041</text:span><text:span text:style-name="T7">號</text:span></text:p>
          </table:table-cell>
          <table:table-cell office:value-type="string" calcext:value-type="string">
            <text:p><text:span text:style-name="T20">103</text:span><text:span text:style-name="T7">年</text:span><text:span text:style-name="T6">6</text:span><text:span text:style-name="T7">月</text:span><text:span text:style-name="T6">24</text:span><text:span text:style-name="T7">日</text:span></text:p>
          </table:table-cell>
          <table:table-cell/>
        </table:table-row>
        <table:table-row table:style-name="ro2">
          <table:table-cell table:number-columns-repeated="2"/>
          <table:table-cell office:value-type="string" calcext:value-type="string">
            <text:p><text:span text:style-name="T5">勞基法第</text:span><text:span text:style-name="T6">38</text:span><text:span text:style-name="T7">條</text:span></text:p>
          </table:table-cell>
          <table:table-cell office:value-type="string" calcext:value-type="string">
            <text:p>未依規定給予特別休假。</text:p>
          </table:table-cell>
          <table:table-cell office:value-type="string" calcext:value-type="string">
            <text:p><text:span text:style-name="T5">北府勞條字第</text:span><text:span text:style-name="T6">10311110411</text:span><text:span text:style-name="T7">號</text:span></text:p>
          </table:table-cell>
          <table:table-cell office:value-type="string" calcext:value-type="string">
            <text:p><text:span text:style-name="T20">103</text:span><text:span text:style-name="T7">年</text:span><text:span text:style-name="T6">6</text:span><text:span text:style-name="T7">月</text:span><text:span text:style-name="T6">24</text:span><text:span text:style-name="T7">日</text:span></text:p>
          </table:table-cell>
          <table:table-cell/>
        </table:table-row>
        <table:table-row table:style-name="ro2">
          <table:table-cell table:number-columns-repeated="2"/>
          <table:table-cell office:value-type="string" calcext:value-type="string">
            <text:p><text:span text:style-name="T5">勞基法第</text:span><text:span text:style-name="T6">39</text:span><text:span text:style-name="T7">條</text:span></text:p>
          </table:table-cell>
          <table:table-cell office:value-type="string" calcext:value-type="string">
            <text:p>假日工資未給或於休假日工作未依規定加給工資。</text:p>
          </table:table-cell>
          <table:table-cell office:value-type="string" calcext:value-type="string">
            <text:p><text:span text:style-name="T5">北府勞條字第</text:span><text:span text:style-name="T6">10311110412</text:span><text:span text:style-name="T7">號</text:span></text:p>
          </table:table-cell>
          <table:table-cell office:value-type="string" calcext:value-type="string">
            <text:p><text:span text:style-name="T20">103</text:span><text:span text:style-name="T7">年</text:span><text:span text:style-name="T6">6</text:span><text:span text:style-name="T7">月</text:span><text:span text:style-name="T6">24</text:span><text:span text:style-name="T7">日</text:span></text:p>
          </table:table-cell>
          <table:table-cell/>
        </table:table-row>
        <table:table-row table:style-name="ro2">
          <table:table-cell table:style-name="ce6" office:value-type="float" office:value="23" calcext:value-type="float">
            <text:p>23</text:p>
          </table:table-cell>
          <table:table-cell table:style-name="ce16" office:value-type="string" calcext:value-type="string">
            <text:p>閔暉實業股份有限公司</text:p>
          </table:table-cell>
          <table:table-cell office:value-type="string" calcext:value-type="string">
            <text:p><text:span text:style-name="T5">勞基法第</text:span><text:span text:style-name="T6">32-2</text:span><text:span text:style-name="T7">條</text:span></text:p>
          </table:table-cell>
          <table:table-cell office:value-type="string" calcext:value-type="string">
            <text:p>延長工作時間超過法令規定。</text:p>
          </table:table-cell>
          <table:table-cell office:value-type="string" calcext:value-type="string">
            <text:p><text:span text:style-name="T5">北府勞條字第</text:span><text:span text:style-name="T6">1031121272</text:span><text:span text:style-name="T7">號</text:span></text:p>
          </table:table-cell>
          <table:table-cell office:value-type="string" calcext:value-type="string">
            <text:p><text:span text:style-name="T20">103</text:span><text:span text:style-name="T7">年</text:span><text:span text:style-name="T6">6</text:span><text:span text:style-name="T7">月</text:span><text:span text:style-name="T6">24</text:span><text:span text:style-name="T7">日</text:span></text:p>
          </table:table-cell>
          <table:table-cell/>
        </table:table-row>
        <table:table-row table:style-name="ro2">
          <table:table-cell table:style-name="ce6" office:value-type="float" office:value="24" calcext:value-type="float">
            <text:p>24</text:p>
          </table:table-cell>
          <table:table-cell table:style-name="ce16" office:value-type="string" calcext:value-type="string">
            <text:p>源和鋁業有限公司</text:p>
          </table:table-cell>
          <table:table-cell office:value-type="string" calcext:value-type="string">
            <text:p><text:span text:style-name="T5">勞基法第</text:span><text:span text:style-name="T6">24</text:span><text:span text:style-name="T7">條</text:span></text:p>
          </table:table-cell>
          <table:table-cell office:value-type="string" calcext:value-type="string">
            <text:p>延長工作時間未依規定加給工資。</text:p>
          </table:table-cell>
          <table:table-cell office:value-type="string" calcext:value-type="string">
            <text:p><text:span text:style-name="T5">北府勞條字第</text:span><text:span text:style-name="T6">1031162629</text:span><text:span text:style-name="T7">號</text:span></text:p>
          </table:table-cell>
          <table:table-cell office:value-type="string" calcext:value-type="string">
            <text:p><text:span text:style-name="T20">103</text:span><text:span text:style-name="T7">年</text:span><text:span text:style-name="T6">6</text:span><text:span text:style-name="T7">月</text:span><text:span text:style-name="T6">27</text:span><text:span text:style-name="T7">日</text:span></text:p>
          </table:table-cell>
          <table:table-cell/>
        </table:table-row>
        <table:table-row table:style-name="ro2">
          <table:table-cell table:number-columns-repeated="2"/>
          <table:table-cell office:value-type="string" calcext:value-type="string">
            <text:p><text:span text:style-name="T5">勞基法第</text:span><text:span text:style-name="T6">38</text:span><text:span text:style-name="T7">條</text:span></text:p>
          </table:table-cell>
          <table:table-cell office:value-type="string" calcext:value-type="string">
            <text:p>未依規定給予特別休假。</text:p>
          </table:table-cell>
          <table:table-cell office:value-type="string" calcext:value-type="string">
            <text:p><text:span text:style-name="T5">北府勞條字第</text:span><text:span text:style-name="T6">10311626291</text:span><text:span text:style-name="T7">號</text:span></text:p>
          </table:table-cell>
          <table:table-cell office:value-type="string" calcext:value-type="string">
            <text:p><text:span text:style-name="T20">103</text:span><text:span text:style-name="T7">年</text:span><text:span text:style-name="T6">6</text:span><text:span text:style-name="T7">月</text:span><text:span text:style-name="T6">27</text:span><text:span text:style-name="T7">日</text:span></text:p>
          </table:table-cell>
          <table:table-cell/>
        </table:table-row>
        <table:table-row table:style-name="ro2">
          <table:table-cell table:number-columns-repeated="2"/>
          <table:table-cell office:value-type="string" calcext:value-type="string">
            <text:p><text:span text:style-name="T5">勞基法第</text:span><text:span text:style-name="T6">39</text:span><text:span text:style-name="T7">條</text:span></text:p>
          </table:table-cell>
          <table:table-cell office:value-type="string" calcext:value-type="string">
            <text:p>假日工資未給或於休假日工作未依規定加給工資。</text:p>
          </table:table-cell>
          <table:table-cell office:value-type="string" calcext:value-type="string">
            <text:p><text:span text:style-name="T5">北府勞條字第</text:span><text:span text:style-name="T6">10311626292</text:span><text:span text:style-name="T7">號</text:span></text:p>
          </table:table-cell>
          <table:table-cell office:value-type="string" calcext:value-type="string">
            <text:p><text:span text:style-name="T20">103</text:span><text:span text:style-name="T7">年</text:span><text:span text:style-name="T6">6</text:span><text:span text:style-name="T7">月</text:span><text:span text:style-name="T6">27</text:span><text:span text:style-name="T7">日</text:span></text:p>
          </table:table-cell>
          <table:table-cell/>
        </table:table-row>
        <table:table-row table:style-name="ro2">
          <table:table-cell table:style-name="ce6" office:value-type="float" office:value="25" calcext:value-type="float">
            <text:p>25</text:p>
          </table:table-cell>
          <table:table-cell table:style-name="ce16" office:value-type="string" calcext:value-type="string">
            <text:p>新竹物流股份有限公司</text:p>
          </table:table-cell>
          <table:table-cell office:value-type="string" calcext:value-type="string">
            <text:p><text:span text:style-name="T5">勞基法第</text:span><text:span text:style-name="T6">30-5</text:span><text:span text:style-name="T7">條</text:span></text:p>
          </table:table-cell>
          <table:table-cell office:value-type="string" calcext:value-type="string">
            <text:p>未依規定置備勞工出勤紀錄表。</text:p>
          </table:table-cell>
          <table:table-cell office:value-type="string" calcext:value-type="string">
            <text:p><text:span text:style-name="T5">北府勞條字第</text:span><text:span text:style-name="T6">1031154389</text:span><text:span text:style-name="T7">號</text:span></text:p>
          </table:table-cell>
          <table:table-cell office:value-type="string" calcext:value-type="string">
            <text:p><text:span text:style-name="T20">103</text:span><text:span text:style-name="T7">年</text:span><text:span text:style-name="T6">6</text:span><text:span text:style-name="T7">月</text:span><text:span text:style-name="T6">27</text:span><text:span text:style-name="T7">日</text:span></text:p>
          </table:table-cell>
          <table:table-cell/>
        </table:table-row>
        <table:table-row table:style-name="ro2">
          <table:table-cell table:style-name="ce6" office:value-type="float" office:value="26" calcext:value-type="float">
            <text:p>26</text:p>
          </table:table-cell>
          <table:table-cell table:style-name="ce16" office:value-type="string" calcext:value-type="string">
            <text:p>泰舜工業有限公司</text:p>
          </table:table-cell>
          <table:table-cell office:value-type="string" calcext:value-type="string">
            <text:p><text:span text:style-name="T5">勞基法第</text:span><text:span text:style-name="T6">24</text:span><text:span text:style-name="T7">條</text:span></text:p>
          </table:table-cell>
          <table:table-cell office:value-type="string" calcext:value-type="string">
            <text:p>延長工作時間未依規定加給工資。</text:p>
          </table:table-cell>
          <table:table-cell office:value-type="string" calcext:value-type="string">
            <text:p><text:span text:style-name="T5">北府勞條字第</text:span><text:span text:style-name="T6">1031169476</text:span><text:span text:style-name="T7">號</text:span></text:p>
          </table:table-cell>
          <table:table-cell office:value-type="string" calcext:value-type="string">
            <text:p><text:span text:style-name="T20">103</text:span><text:span text:style-name="T7">年</text:span><text:span text:style-name="T6">6</text:span><text:span text:style-name="T7">月</text:span><text:span text:style-name="T6">30</text:span><text:span text:style-name="T7">日</text:span></text:p>
          </table:table-cell>
          <table:table-cell/>
        </table:table-row>
        <table:table-row table:style-name="ro2">
          <table:table-cell table:number-columns-repeated="2"/>
          <table:table-cell office:value-type="string" calcext:value-type="string">
            <text:p><text:span text:style-name="T5">勞基法第</text:span><text:span text:style-name="T6">32-2</text:span><text:span text:style-name="T7">條</text:span></text:p>
          </table:table-cell>
          <table:table-cell office:value-type="string" calcext:value-type="string">
            <text:p>延長工作時間超過法令規定。</text:p>
          </table:table-cell>
          <table:table-cell office:value-type="string" calcext:value-type="string">
            <text:p><text:span text:style-name="T5">北府勞條字第</text:span><text:span text:style-name="T6">10311694761</text:span><text:span text:style-name="T7">號</text:span></text:p>
          </table:table-cell>
          <table:table-cell office:value-type="string" calcext:value-type="string">
            <text:p><text:span text:style-name="T20">103</text:span><text:span text:style-name="T7">年</text:span><text:span text:style-name="T6">6</text:span><text:span text:style-name="T7">月</text:span><text:span text:style-name="T6">30</text:span><text:span text:style-name="T7">日</text:span></text:p>
          </table:table-cell>
          <table:table-cell/>
        </table:table-row>
        <table:table-row table:style-name="ro2">
          <table:table-cell table:number-columns-repeated="2"/>
          <table:table-cell office:value-type="string" calcext:value-type="string">
            <text:p><text:span text:style-name="T5">勞基法第</text:span><text:span text:style-name="T6">39</text:span><text:span text:style-name="T7">條</text:span></text:p>
          </table:table-cell>
          <table:table-cell office:value-type="string" calcext:value-type="string">
            <text:p>假日工資未給或於休假日工作未依規定加給工資。</text:p>
          </table:table-cell>
          <table:table-cell office:value-type="string" calcext:value-type="string">
            <text:p><text:span text:style-name="T5">北府勞條字第</text:span><text:span text:style-name="T6">10311694762</text:span><text:span text:style-name="T7">號</text:span></text:p>
          </table:table-cell>
          <table:table-cell office:value-type="string" calcext:value-type="string">
            <text:p><text:span text:style-name="T20">103</text:span><text:span text:style-name="T7">年</text:span><text:span text:style-name="T6">6</text:span><text:span text:style-name="T7">月</text:span><text:span text:style-name="T6">30</text:span><text:span text:style-name="T7">日</text:span></text:p>
          </table:table-cell>
          <table:table-cell/>
        </table:table-row>
        <table:table-row table:style-name="ro3">
          <table:table-cell table:style-name="ce7" office:value-type="float" office:value="1" calcext:value-type="float">
            <text:p>1</text:p>
          </table:table-cell>
          <table:table-cell table:style-name="ce17" office:value-type="string" calcext:value-type="string">
            <text:p>宜益有限公司</text:p>
          </table:table-cell>
          <table:table-cell table:style-name="ce18" office:value-type="string" calcext:value-type="string">
            <text:p><text:span text:style-name="T8">勞基法第</text:span><text:span text:style-name="T9">24</text:span><text:span text:style-name="T10">條</text:span></text:p>
          </table:table-cell>
          <table:table-cell table:style-name="ce17" office:value-type="string" calcext:value-type="string">
            <text:p>延長工作時間未依規定加給工資</text:p>
          </table:table-cell>
          <table:table-cell table:style-name="ce18" office:value-type="string" calcext:value-type="string">
            <text:p><text:span text:style-name="T8">北府勞條字第</text:span><text:span text:style-name="T9">1031159409</text:span><text:span text:style-name="T10">號</text:span></text:p>
          </table:table-cell>
          <table:table-cell table:style-name="ce18" office:value-type="string" calcext:value-type="string">
            <text:p><text:span text:style-name="T21">103</text:span><text:span text:style-name="T10">年</text:span><text:span text:style-name="T9">7</text:span><text:span text:style-name="T10">月</text:span><text:span text:style-name="T9">1</text:span><text:span text:style-name="T10">日</text:span></text:p>
          </table:table-cell>
          <table:table-cell/>
        </table:table-row>
        <table:table-row table:style-name="ro3">
          <table:table-cell table:number-columns-repeated="2"/>
          <table:table-cell table:style-name="ce18" office:value-type="string" calcext:value-type="string">
            <text:p><text:span text:style-name="T8">勞基法第</text:span><text:span text:style-name="T9">38</text:span><text:span text:style-name="T10">條</text:span></text:p>
          </table:table-cell>
          <table:table-cell table:style-name="ce17" office:value-type="string" calcext:value-type="string">
            <text:p>未依規定給予特別休假</text:p>
          </table:table-cell>
          <table:table-cell table:style-name="ce18" office:value-type="string" calcext:value-type="string">
            <text:p><text:span text:style-name="T8">北府勞條字第</text:span><text:span text:style-name="T9">10311594091</text:span><text:span text:style-name="T10">號</text:span></text:p>
          </table:table-cell>
          <table:table-cell table:style-name="ce18" office:value-type="string" calcext:value-type="string">
            <text:p><text:span text:style-name="T21">103</text:span><text:span text:style-name="T10">年</text:span><text:span text:style-name="T9">7</text:span><text:span text:style-name="T10">月</text:span><text:span text:style-name="T9">1</text:span><text:span text:style-name="T10">日</text:span></text:p>
          </table:table-cell>
          <table:table-cell/>
        </table:table-row>
        <table:table-row table:style-name="ro3">
          <table:table-cell table:number-columns-repeated="2"/>
          <table:table-cell table:style-name="ce18" office:value-type="string" calcext:value-type="string">
            <text:p><text:span text:style-name="T8">勞基法第</text:span><text:span text:style-name="T9">39</text:span><text:span text:style-name="T10">條</text:span></text:p>
          </table:table-cell>
          <table:table-cell table:style-name="ce17" office:value-type="string" calcext:value-type="string">
            <text:p>假日工資未給或於休假日工作未依規定加給工資</text:p>
          </table:table-cell>
          <table:table-cell table:style-name="ce18" office:value-type="string" calcext:value-type="string">
            <text:p><text:span text:style-name="T8">北府勞條字第</text:span><text:span text:style-name="T9">10311594092</text:span><text:span text:style-name="T10">號</text:span></text:p>
          </table:table-cell>
          <table:table-cell table:style-name="ce18" office:value-type="string" calcext:value-type="string">
            <text:p><text:span text:style-name="T21">103</text:span><text:span text:style-name="T10">年</text:span><text:span text:style-name="T9">7</text:span><text:span text:style-name="T10">月</text:span><text:span text:style-name="T9">1</text:span><text:span text:style-name="T10">日</text:span></text:p>
          </table:table-cell>
          <table:table-cell/>
        </table:table-row>
        <table:table-row table:style-name="ro3">
          <table:table-cell table:style-name="ce7" office:value-type="float" office:value="2" calcext:value-type="float">
            <text:p>2</text:p>
          </table:table-cell>
          <table:table-cell table:style-name="ce17" office:value-type="string" calcext:value-type="string">
            <text:p>亞聯興業有限公司</text:p>
          </table:table-cell>
          <table:table-cell table:style-name="ce18" office:value-type="string" calcext:value-type="string">
            <text:p><text:span text:style-name="T8">勞基法第</text:span><text:span text:style-name="T9">24</text:span><text:span text:style-name="T10">條</text:span></text:p>
          </table:table-cell>
          <table:table-cell table:style-name="ce17" office:value-type="string" calcext:value-type="string">
            <text:p>延長工作時間未依規定加給工資</text:p>
          </table:table-cell>
          <table:table-cell table:style-name="ce18" office:value-type="string" calcext:value-type="string">
            <text:p><text:span text:style-name="T8">北府勞條字第</text:span><text:span text:style-name="T9">1031196818</text:span><text:span text:style-name="T10">號</text:span></text:p>
          </table:table-cell>
          <table:table-cell table:style-name="ce18" office:value-type="string" calcext:value-type="string">
            <text:p><text:span text:style-name="T21">103</text:span><text:span text:style-name="T10">年</text:span><text:span text:style-name="T9">7</text:span><text:span text:style-name="T10">月</text:span><text:span text:style-name="T9">3</text:span><text:span text:style-name="T10">日</text:span></text:p>
          </table:table-cell>
          <table:table-cell/>
        </table:table-row>
        <table:table-row table:style-name="ro3">
          <table:table-cell table:number-columns-repeated="2"/>
          <table:table-cell table:style-name="ce18" office:value-type="string" calcext:value-type="string">
            <text:p><text:span text:style-name="T8">勞基法第</text:span><text:span text:style-name="T9">32-2</text:span><text:span text:style-name="T10">條</text:span></text:p>
          </table:table-cell>
          <table:table-cell table:style-name="ce17" office:value-type="string" calcext:value-type="string">
            <text:p>延長工作時間超過法令規定</text:p>
          </table:table-cell>
          <table:table-cell table:style-name="ce18" office:value-type="string" calcext:value-type="string">
            <text:p><text:span text:style-name="T8">北府勞條字第</text:span><text:span text:style-name="T9">10311968181</text:span><text:span text:style-name="T10">號</text:span></text:p>
          </table:table-cell>
          <table:table-cell table:style-name="ce18" office:value-type="string" calcext:value-type="string">
            <text:p><text:span text:style-name="T21">103</text:span><text:span text:style-name="T10">年</text:span><text:span text:style-name="T9">7</text:span><text:span text:style-name="T10">月</text:span><text:span text:style-name="T9">3</text:span><text:span text:style-name="T10">日</text:span></text:p>
          </table:table-cell>
          <table:table-cell/>
        </table:table-row>
        <table:table-row table:style-name="ro3">
          <table:table-cell table:number-columns-repeated="2"/>
          <table:table-cell table:style-name="ce18" office:value-type="string" calcext:value-type="string">
            <text:p><text:span text:style-name="T8">勞基法第</text:span><text:span text:style-name="T9">39</text:span><text:span text:style-name="T10">條</text:span></text:p>
          </table:table-cell>
          <table:table-cell table:style-name="ce17" office:value-type="string" calcext:value-type="string">
            <text:p>假日工資未給或於休假日工作未依規定加給工資</text:p>
          </table:table-cell>
          <table:table-cell table:style-name="ce18" office:value-type="string" calcext:value-type="string">
            <text:p><text:span text:style-name="T8">北府勞條字第</text:span><text:span text:style-name="T9">10311968182</text:span><text:span text:style-name="T10">號</text:span></text:p>
          </table:table-cell>
          <table:table-cell table:style-name="ce18" office:value-type="string" calcext:value-type="string">
            <text:p><text:span text:style-name="T21">103</text:span><text:span text:style-name="T10">年</text:span><text:span text:style-name="T9">7</text:span><text:span text:style-name="T10">月</text:span><text:span text:style-name="T9">3</text:span><text:span text:style-name="T10">日</text:span></text:p>
          </table:table-cell>
          <table:table-cell/>
        </table:table-row>
        <table:table-row table:style-name="ro3">
          <table:table-cell table:style-name="ce7" office:value-type="float" office:value="3" calcext:value-type="float">
            <text:p>3</text:p>
          </table:table-cell>
          <table:table-cell table:style-name="ce17" office:value-type="string" calcext:value-type="string">
            <text:p>嘉北國際股份有限公司</text:p>
          </table:table-cell>
          <table:table-cell table:style-name="ce18" office:value-type="string" calcext:value-type="string">
            <text:p><text:span text:style-name="T8">勞基法第</text:span><text:span text:style-name="T9">32-2</text:span><text:span text:style-name="T10">條</text:span></text:p>
          </table:table-cell>
          <table:table-cell table:style-name="ce17" office:value-type="string" calcext:value-type="string">
            <text:p>延長工作時間超過法令規定</text:p>
          </table:table-cell>
          <table:table-cell table:style-name="ce18" office:value-type="string" calcext:value-type="string">
            <text:p><text:span text:style-name="T8">北府勞條字第</text:span><text:span text:style-name="T9">1031199846</text:span><text:span text:style-name="T10">號</text:span></text:p>
          </table:table-cell>
          <table:table-cell table:style-name="ce18" office:value-type="string" calcext:value-type="string">
            <text:p><text:span text:style-name="T21">103</text:span><text:span text:style-name="T10">年</text:span><text:span text:style-name="T9">7</text:span><text:span text:style-name="T10">月</text:span><text:span text:style-name="T9">4</text:span><text:span text:style-name="T10">日</text:span></text:p>
          </table:table-cell>
          <table:table-cell/>
        </table:table-row>
        <table:table-row table:style-name="ro3">
          <table:table-cell table:number-columns-repeated="2"/>
          <table:table-cell table:style-name="ce18" office:value-type="string" calcext:value-type="string">
            <text:p><text:span text:style-name="T8">勞基法第</text:span><text:span text:style-name="T9">36</text:span><text:span text:style-name="T10">條</text:span></text:p>
          </table:table-cell>
          <table:table-cell table:style-name="ce18" office:value-type="string" calcext:value-type="string">
            <text:p><text:span text:style-name="T8">每</text:span><text:span text:style-name="T9">7</text:span><text:span text:style-name="T10">日中未有</text:span><text:span text:style-name="T9">1</text:span><text:span text:style-name="T10">日之休息作為例假</text:span></text:p>
          </table:table-cell>
          <table:table-cell table:style-name="ce18" office:value-type="string" calcext:value-type="string">
            <text:p><text:span text:style-name="T8">北府勞條字第</text:span><text:span text:style-name="T9">10311998461</text:span><text:span text:style-name="T10">號</text:span></text:p>
          </table:table-cell>
          <table:table-cell table:style-name="ce18" office:value-type="string" calcext:value-type="string">
            <text:p><text:span text:style-name="T21">103</text:span><text:span text:style-name="T10">年</text:span><text:span text:style-name="T9">7</text:span><text:span text:style-name="T10">月</text:span><text:span text:style-name="T9">4</text:span><text:span text:style-name="T10">日</text:span></text:p>
          </table:table-cell>
          <table:table-cell/>
        </table:table-row>
        <table:table-row table:style-name="ro3">
          <table:table-cell table:style-name="ce7" office:value-type="float" office:value="4" calcext:value-type="float">
            <text:p>4</text:p>
          </table:table-cell>
          <table:table-cell table:style-name="ce17" office:value-type="string" calcext:value-type="string">
            <text:p>遠冠股份有限公司</text:p>
          </table:table-cell>
          <table:table-cell table:style-name="ce18" office:value-type="string" calcext:value-type="string">
            <text:p><text:span text:style-name="T8">勞基法第</text:span><text:span text:style-name="T9">32-2</text:span><text:span text:style-name="T10">條</text:span></text:p>
          </table:table-cell>
          <table:table-cell table:style-name="ce17" office:value-type="string" calcext:value-type="string">
            <text:p>延長工作時間超過法令規定</text:p>
          </table:table-cell>
          <table:table-cell table:style-name="ce18" office:value-type="string" calcext:value-type="string">
            <text:p><text:span text:style-name="T8">北府勞條字第</text:span><text:span text:style-name="T9">1031312103</text:span><text:span text:style-name="T10">號</text:span></text:p>
          </table:table-cell>
          <table:table-cell table:style-name="ce18" office:value-type="string" calcext:value-type="string">
            <text:p><text:span text:style-name="T21">103</text:span><text:span text:style-name="T10">年</text:span><text:span text:style-name="T9">7</text:span><text:span text:style-name="T10">月</text:span><text:span text:style-name="T9">16</text:span><text:span text:style-name="T10">日</text:span></text:p>
          </table:table-cell>
          <table:table-cell/>
        </table:table-row>
        <table:table-row table:style-name="ro3">
          <table:table-cell table:style-name="ce7" office:value-type="float" office:value="5" calcext:value-type="float">
            <text:p>5</text:p>
          </table:table-cell>
          <table:table-cell table:style-name="ce18" office:value-type="string" calcext:value-type="string">
            <text:p><text:span text:style-name="T8">林冠廷</text:span><text:span text:style-name="T9">(</text:span><text:span text:style-name="T10">即大樹林體育用品社</text:span><text:span text:style-name="T9">)</text:span></text:p>
          </table:table-cell>
          <table:table-cell table:style-name="ce18" office:value-type="string" calcext:value-type="string">
            <text:p><text:span text:style-name="T8">勞基法第</text:span><text:span text:style-name="T9">22-2</text:span><text:span text:style-name="T10">條</text:span></text:p>
          </table:table-cell>
          <table:table-cell table:style-name="ce17" office:value-type="string" calcext:value-type="string">
            <text:p>工資未全額直接給付勞工</text:p>
          </table:table-cell>
          <table:table-cell table:style-name="ce18" office:value-type="string" calcext:value-type="string">
            <text:p><text:span text:style-name="T8">北府勞條字第</text:span><text:span text:style-name="T9">1031339093</text:span><text:span text:style-name="T10">號</text:span></text:p>
          </table:table-cell>
          <table:table-cell table:style-name="ce18" office:value-type="string" calcext:value-type="string">
            <text:p><text:span text:style-name="T21">103</text:span><text:span text:style-name="T10">年</text:span><text:span text:style-name="T9">7</text:span><text:span text:style-name="T10">月</text:span><text:span text:style-name="T9">21</text:span><text:span text:style-name="T10">日</text:span></text:p>
          </table:table-cell>
          <table:table-cell/>
        </table:table-row>
        <table:table-row table:style-name="ro3">
          <table:table-cell table:number-columns-repeated="2"/>
          <table:table-cell table:style-name="ce18" office:value-type="string" calcext:value-type="string">
            <text:p><text:span text:style-name="T8">勞基法第</text:span><text:span text:style-name="T9">24</text:span><text:span text:style-name="T10">條</text:span></text:p>
          </table:table-cell>
          <table:table-cell table:style-name="ce17" office:value-type="string" calcext:value-type="string">
            <text:p>延長工作時間未依規定加給工資</text:p>
          </table:table-cell>
          <table:table-cell table:style-name="ce18" office:value-type="string" calcext:value-type="string">
            <text:p><text:span text:style-name="T8">北府勞條字第</text:span><text:span text:style-name="T9">10313390931</text:span><text:span text:style-name="T10">號</text:span></text:p>
          </table:table-cell>
          <table:table-cell table:style-name="ce18" office:value-type="string" calcext:value-type="string">
            <text:p><text:span text:style-name="T21">103</text:span><text:span text:style-name="T10">年</text:span><text:span text:style-name="T9">7</text:span><text:span text:style-name="T10">月</text:span><text:span text:style-name="T9">21</text:span><text:span text:style-name="T10">日</text:span></text:p>
          </table:table-cell>
          <table:table-cell/>
        </table:table-row>
        <table:table-row table:style-name="ro3">
          <table:table-cell table:number-columns-repeated="2"/>
          <table:table-cell table:style-name="ce18" office:value-type="string" calcext:value-type="string">
            <text:p><text:span text:style-name="T8">勞基法第</text:span><text:span text:style-name="T9">38</text:span><text:span text:style-name="T10">條</text:span></text:p>
          </table:table-cell>
          <table:table-cell table:style-name="ce17" office:value-type="string" calcext:value-type="string">
            <text:p>未依規定給予特別休假</text:p>
          </table:table-cell>
          <table:table-cell table:style-name="ce18" office:value-type="string" calcext:value-type="string">
            <text:p><text:span text:style-name="T8">北府勞條字第</text:span><text:span text:style-name="T9">10313390932</text:span><text:span text:style-name="T10">號</text:span></text:p>
          </table:table-cell>
          <table:table-cell table:style-name="ce18" office:value-type="string" calcext:value-type="string">
            <text:p><text:span text:style-name="T21">103</text:span><text:span text:style-name="T10">年</text:span><text:span text:style-name="T9">7</text:span><text:span text:style-name="T10">月</text:span><text:span text:style-name="T9">21</text:span><text:span text:style-name="T10">日</text:span></text:p>
          </table:table-cell>
          <table:table-cell/>
        </table:table-row>
        <table:table-row table:style-name="ro3">
          <table:table-cell table:number-columns-repeated="2"/>
          <table:table-cell table:style-name="ce18" office:value-type="string" calcext:value-type="string">
            <text:p><text:span text:style-name="T8">勞基法第</text:span><text:span text:style-name="T9">39</text:span><text:span text:style-name="T10">條</text:span></text:p>
          </table:table-cell>
          <table:table-cell table:style-name="ce17" office:value-type="string" calcext:value-type="string">
            <text:p>假日工資未給或於休假日工作未依規定加給工資</text:p>
          </table:table-cell>
          <table:table-cell table:style-name="ce18" office:value-type="string" calcext:value-type="string">
            <text:p><text:span text:style-name="T8">北府勞條字第</text:span><text:span text:style-name="T9">10313390933</text:span><text:span text:style-name="T10">號</text:span></text:p>
          </table:table-cell>
          <table:table-cell table:style-name="ce18" office:value-type="string" calcext:value-type="string">
            <text:p><text:span text:style-name="T21">103</text:span><text:span text:style-name="T10">年</text:span><text:span text:style-name="T9">7</text:span><text:span text:style-name="T10">月</text:span><text:span text:style-name="T9">21</text:span><text:span text:style-name="T10">日</text:span></text:p>
          </table:table-cell>
          <table:table-cell/>
        </table:table-row>
        <table:table-row table:style-name="ro3">
          <table:table-cell table:style-name="ce7" office:value-type="float" office:value="6" calcext:value-type="float">
            <text:p>6</text:p>
          </table:table-cell>
          <table:table-cell table:style-name="ce17" office:value-type="string" calcext:value-type="string">
            <text:p>祥峰金屬工業有限公司</text:p>
          </table:table-cell>
          <table:table-cell table:style-name="ce18" office:value-type="string" calcext:value-type="string">
            <text:p><text:span text:style-name="T8">勞基法第</text:span><text:span text:style-name="T9">24</text:span><text:span text:style-name="T10">條</text:span></text:p>
          </table:table-cell>
          <table:table-cell table:style-name="ce17" office:value-type="string" calcext:value-type="string">
            <text:p>延長工作時間未依規定加給工資</text:p>
          </table:table-cell>
          <table:table-cell table:style-name="ce18" office:value-type="string" calcext:value-type="string">
            <text:p><text:span text:style-name="T8">北府勞條字第</text:span><text:span text:style-name="T9">1031350140</text:span><text:span text:style-name="T10">號</text:span></text:p>
          </table:table-cell>
          <table:table-cell table:style-name="ce18" office:value-type="string" calcext:value-type="string">
            <text:p><text:span text:style-name="T21">103</text:span><text:span text:style-name="T10">年</text:span><text:span text:style-name="T9">7</text:span><text:span text:style-name="T10">月</text:span><text:span text:style-name="T9">24</text:span><text:span text:style-name="T10">日</text:span></text:p>
          </table:table-cell>
          <table:table-cell/>
        </table:table-row>
        <table:table-row table:style-name="ro3">
          <table:table-cell table:style-name="ce7" office:value-type="float" office:value="7" calcext:value-type="float">
            <text:p>7</text:p>
          </table:table-cell>
          <table:table-cell table:style-name="ce17" office:value-type="string" calcext:value-type="string">
            <text:p>嘉賀保全股份有限公司</text:p>
          </table:table-cell>
          <table:table-cell table:style-name="ce18" office:value-type="string" calcext:value-type="string">
            <text:p><text:span text:style-name="T8">勞基法第</text:span><text:span text:style-name="T9">80</text:span><text:span text:style-name="T10">條</text:span></text:p>
          </table:table-cell>
          <table:table-cell table:style-name="ce17" office:value-type="string" calcext:value-type="string">
            <text:p>拒絕、規避或阻撓勞工檢查員依法執行職務</text:p>
          </table:table-cell>
          <table:table-cell table:style-name="ce18" office:value-type="string" calcext:value-type="string">
            <text:p><text:span text:style-name="T8">北府勞條字第</text:span><text:span text:style-name="T9">1031350170</text:span><text:span text:style-name="T10">號</text:span></text:p>
          </table:table-cell>
          <table:table-cell table:style-name="ce18" office:value-type="string" calcext:value-type="string">
            <text:p><text:span text:style-name="T21">103</text:span><text:span text:style-name="T10">年</text:span><text:span text:style-name="T9">7</text:span><text:span text:style-name="T10">月</text:span><text:span text:style-name="T9">24</text:span><text:span text:style-name="T10">日</text:span></text:p>
          </table:table-cell>
          <table:table-cell/>
        </table:table-row>
        <table:table-row table:style-name="ro3">
          <table:table-cell table:style-name="ce7" office:value-type="float" office:value="8" calcext:value-type="float">
            <text:p>8</text:p>
          </table:table-cell>
          <table:table-cell table:style-name="ce17" office:value-type="string" calcext:value-type="string">
            <text:p>銘鋼鋼鐵有限公司</text:p>
          </table:table-cell>
          <table:table-cell table:style-name="ce18" office:value-type="string" calcext:value-type="string">
            <text:p><text:span text:style-name="T8">勞基法第</text:span><text:span text:style-name="T9">24</text:span><text:span text:style-name="T10">條</text:span></text:p>
          </table:table-cell>
          <table:table-cell table:style-name="ce17" office:value-type="string" calcext:value-type="string">
            <text:p>延長工作時間未依規定加給工資</text:p>
          </table:table-cell>
          <table:table-cell table:style-name="ce18" office:value-type="string" calcext:value-type="string">
            <text:p><text:span text:style-name="T8">北府勞條字第</text:span><text:span text:style-name="T9">1031356572</text:span><text:span text:style-name="T10">號</text:span></text:p>
          </table:table-cell>
          <table:table-cell table:style-name="ce18" office:value-type="string" calcext:value-type="string">
            <text:p><text:span text:style-name="T21">103</text:span><text:span text:style-name="T10">年</text:span><text:span text:style-name="T9">7</text:span><text:span text:style-name="T10">月</text:span><text:span text:style-name="T9">29</text:span><text:span text:style-name="T10">日</text:span></text:p>
          </table:table-cell>
          <table:table-cell/>
        </table:table-row>
        <table:table-row table:style-name="ro3">
          <table:table-cell table:number-columns-repeated="2"/>
          <table:table-cell table:style-name="ce18" office:value-type="string" calcext:value-type="string">
            <text:p><text:span text:style-name="T8">勞基法第</text:span><text:span text:style-name="T9">32-2</text:span><text:span text:style-name="T10">條</text:span></text:p>
          </table:table-cell>
          <table:table-cell table:style-name="ce17" office:value-type="string" calcext:value-type="string">
            <text:p>延長工作時間超過法令規定</text:p>
          </table:table-cell>
          <table:table-cell table:style-name="ce18" office:value-type="string" calcext:value-type="string">
            <text:p><text:span text:style-name="T8">北府勞條字第</text:span><text:span text:style-name="T9">10313565721</text:span><text:span text:style-name="T10">號</text:span></text:p>
          </table:table-cell>
          <table:table-cell table:style-name="ce18" office:value-type="string" calcext:value-type="string">
            <text:p><text:span text:style-name="T21">103</text:span><text:span text:style-name="T10">年</text:span><text:span text:style-name="T9">7</text:span><text:span text:style-name="T10">月</text:span><text:span text:style-name="T9">29</text:span><text:span text:style-name="T10">日</text:span></text:p>
          </table:table-cell>
          <table:table-cell/>
        </table:table-row>
        <table:table-row table:style-name="ro3">
          <table:table-cell table:number-columns-repeated="2"/>
          <table:table-cell table:style-name="ce18" office:value-type="string" calcext:value-type="string">
            <text:p><text:span text:style-name="T8">勞基法第</text:span><text:span text:style-name="T9">38</text:span><text:span text:style-name="T10">條</text:span></text:p>
          </table:table-cell>
          <table:table-cell table:style-name="ce17" office:value-type="string" calcext:value-type="string">
            <text:p>未依規定給予特別休假</text:p>
          </table:table-cell>
          <table:table-cell table:style-name="ce18" office:value-type="string" calcext:value-type="string">
            <text:p><text:span text:style-name="T8">北府勞條字第</text:span><text:span text:style-name="T9">10313565722</text:span><text:span text:style-name="T10">號</text:span></text:p>
          </table:table-cell>
          <table:table-cell table:style-name="ce18" office:value-type="string" calcext:value-type="string">
            <text:p><text:span text:style-name="T21">103</text:span><text:span text:style-name="T10">年</text:span><text:span text:style-name="T9">7</text:span><text:span text:style-name="T10">月</text:span><text:span text:style-name="T9">29</text:span><text:span text:style-name="T10">日</text:span></text:p>
          </table:table-cell>
          <table:table-cell/>
        </table:table-row>
        <table:table-row table:style-name="ro3">
          <table:table-cell table:style-name="ce7" office:value-type="float" office:value="9" calcext:value-type="float">
            <text:p>9</text:p>
          </table:table-cell>
          <table:table-cell table:style-name="ce17" office:value-type="string" calcext:value-type="string">
            <text:p>全聯實業股份有限公司</text:p>
          </table:table-cell>
          <table:table-cell table:style-name="ce18" office:value-type="string" calcext:value-type="string">
            <text:p><text:span text:style-name="T8">勞基法第</text:span><text:span text:style-name="T9">32-2</text:span><text:span text:style-name="T10">條</text:span></text:p>
          </table:table-cell>
          <table:table-cell table:style-name="ce17" office:value-type="string" calcext:value-type="string">
            <text:p>延長工作時間超過法令規定</text:p>
          </table:table-cell>
          <table:table-cell table:style-name="ce18" office:value-type="string" calcext:value-type="string">
            <text:p><text:span text:style-name="T8">北府勞條字第</text:span><text:span text:style-name="T9">1031423420</text:span><text:span text:style-name="T10">號</text:span></text:p>
          </table:table-cell>
          <table:table-cell table:style-name="ce18" office:value-type="string" calcext:value-type="string">
            <text:p><text:span text:style-name="T21">103</text:span><text:span text:style-name="T10">年</text:span><text:span text:style-name="T9">8</text:span><text:span text:style-name="T10">月</text:span><text:span text:style-name="T9">1</text:span><text:span text:style-name="T10">日</text:span></text:p>
          </table:table-cell>
          <table:table-cell/>
        </table:table-row>
        <table:table-row table:style-name="ro3">
          <table:table-cell table:style-name="ce7" office:value-type="float" office:value="10" calcext:value-type="float">
            <text:p>10</text:p>
          </table:table-cell>
          <table:table-cell table:style-name="ce18" office:value-type="string" calcext:value-type="string">
            <text:p><text:span text:style-name="T8">沈惠萍</text:span><text:span text:style-name="T9">(</text:span><text:span text:style-name="T10">即詠靜護理之家</text:span><text:span text:style-name="T9">)</text:span></text:p>
          </table:table-cell>
          <table:table-cell table:style-name="ce18" office:value-type="string" calcext:value-type="string">
            <text:p><text:span text:style-name="T8">勞基法第</text:span><text:span text:style-name="T9">24</text:span><text:span text:style-name="T10">條</text:span></text:p>
          </table:table-cell>
          <table:table-cell table:style-name="ce17" office:value-type="string" calcext:value-type="string">
            <text:p>延長工作時間未依規定加給工資</text:p>
          </table:table-cell>
          <table:table-cell table:style-name="ce18" office:value-type="string" calcext:value-type="string">
            <text:p><text:span text:style-name="T8">北府勞條字第</text:span><text:span text:style-name="T9">1031481576</text:span><text:span text:style-name="T10">號</text:span></text:p>
          </table:table-cell>
          <table:table-cell table:style-name="ce18" office:value-type="string" calcext:value-type="string">
            <text:p><text:span text:style-name="T21">103</text:span><text:span text:style-name="T10">年</text:span><text:span text:style-name="T9">8</text:span><text:span text:style-name="T10">月</text:span><text:span text:style-name="T9">12</text:span><text:span text:style-name="T10">日</text:span></text:p>
          </table:table-cell>
          <table:table-cell/>
        </table:table-row>
        <table:table-row table:style-name="ro3">
          <table:table-cell table:number-columns-repeated="2"/>
          <table:table-cell table:style-name="ce18" office:value-type="string" calcext:value-type="string">
            <text:p><text:span text:style-name="T8">勞基法第</text:span><text:span text:style-name="T9">32-2</text:span><text:span text:style-name="T10">條</text:span></text:p>
          </table:table-cell>
          <table:table-cell table:style-name="ce17" office:value-type="string" calcext:value-type="string">
            <text:p>延長工作時間超過法令規定</text:p>
          </table:table-cell>
          <table:table-cell table:style-name="ce18" office:value-type="string" calcext:value-type="string">
            <text:p><text:span text:style-name="T8">北府勞條字第</text:span><text:span text:style-name="T9">10314815761</text:span><text:span text:style-name="T10">號</text:span></text:p>
          </table:table-cell>
          <table:table-cell table:style-name="ce18" office:value-type="string" calcext:value-type="string">
            <text:p><text:span text:style-name="T21">103</text:span><text:span text:style-name="T10">年</text:span><text:span text:style-name="T9">8</text:span><text:span text:style-name="T10">月</text:span><text:span text:style-name="T9">12</text:span><text:span text:style-name="T10">日</text:span></text:p>
          </table:table-cell>
          <table:table-cell/>
        </table:table-row>
        <table:table-row table:style-name="ro3">
          <table:table-cell table:style-name="ce7" office:value-type="float" office:value="11" calcext:value-type="float">
            <text:p>11</text:p>
          </table:table-cell>
          <table:table-cell table:style-name="ce17" office:value-type="string" calcext:value-type="string">
            <text:p>美商祥茂光電科技股份有限公司</text:p>
          </table:table-cell>
          <table:table-cell table:style-name="ce18" office:value-type="string" calcext:value-type="string">
            <text:p><text:span text:style-name="T8">勞基法第</text:span><text:span text:style-name="T9">24</text:span><text:span text:style-name="T10">條</text:span></text:p>
          </table:table-cell>
          <table:table-cell table:style-name="ce17" office:value-type="string" calcext:value-type="string">
            <text:p>延長工作時間未依規定加給工資</text:p>
          </table:table-cell>
          <table:table-cell table:style-name="ce18" office:value-type="string" calcext:value-type="string">
            <text:p><text:span text:style-name="T8">北府勞條字第</text:span><text:span text:style-name="T9">1031502452</text:span><text:span text:style-name="T10">號</text:span></text:p>
          </table:table-cell>
          <table:table-cell table:style-name="ce18" office:value-type="string" calcext:value-type="string">
            <text:p><text:span text:style-name="T21">103</text:span><text:span text:style-name="T10">年</text:span><text:span text:style-name="T9">8</text:span><text:span text:style-name="T10">月</text:span><text:span text:style-name="T9">13</text:span><text:span text:style-name="T10">日</text:span></text:p>
          </table:table-cell>
          <table:table-cell/>
        </table:table-row>
        <table:table-row table:style-name="ro3">
          <table:table-cell table:style-name="ce7" office:value-type="float" office:value="12" calcext:value-type="float">
            <text:p>12</text:p>
          </table:table-cell>
          <table:table-cell table:style-name="ce17" office:value-type="string" calcext:value-type="string">
            <text:p>利聯機械工業股份有限公司</text:p>
          </table:table-cell>
          <table:table-cell table:style-name="ce18" office:value-type="string" calcext:value-type="string">
            <text:p><text:span text:style-name="T8">勞基法第</text:span><text:span text:style-name="T9">22-2</text:span><text:span text:style-name="T10">條</text:span></text:p>
          </table:table-cell>
          <table:table-cell table:style-name="ce17" office:value-type="string" calcext:value-type="string">
            <text:p>工資未全額直接給付勞工</text:p>
          </table:table-cell>
          <table:table-cell table:style-name="ce18" office:value-type="string" calcext:value-type="string">
            <text:p><text:span text:style-name="T8">北府勞條字第</text:span><text:span text:style-name="T9">1031488398</text:span><text:span text:style-name="T10">號</text:span></text:p>
          </table:table-cell>
          <table:table-cell table:style-name="ce18" office:value-type="string" calcext:value-type="string">
            <text:p><text:span text:style-name="T21">103</text:span><text:span text:style-name="T10">年</text:span><text:span text:style-name="T9">8</text:span><text:span text:style-name="T10">月</text:span><text:span text:style-name="T9">14</text:span><text:span text:style-name="T10">日</text:span></text:p>
          </table:table-cell>
          <table:table-cell/>
        </table:table-row>
        <table:table-row table:style-name="ro3">
          <table:table-cell table:number-columns-repeated="2"/>
          <table:table-cell table:style-name="ce18" office:value-type="string" calcext:value-type="string">
            <text:p><text:span text:style-name="T8">勞基法第</text:span><text:span text:style-name="T9">24</text:span><text:span text:style-name="T10">條</text:span></text:p>
          </table:table-cell>
          <table:table-cell table:style-name="ce17" office:value-type="string" calcext:value-type="string">
            <text:p>延長工作時間未依規定加給工資</text:p>
          </table:table-cell>
          <table:table-cell table:style-name="ce18" office:value-type="string" calcext:value-type="string">
            <text:p><text:span text:style-name="T8">北府勞條字第</text:span><text:span text:style-name="T9">10314883981</text:span><text:span text:style-name="T10">號</text:span></text:p>
          </table:table-cell>
          <table:table-cell table:style-name="ce18" office:value-type="string" calcext:value-type="string">
            <text:p><text:span text:style-name="T21">103</text:span><text:span text:style-name="T10">年</text:span><text:span text:style-name="T9">8</text:span><text:span text:style-name="T10">月</text:span><text:span text:style-name="T9">14</text:span><text:span text:style-name="T10">日</text:span></text:p>
          </table:table-cell>
          <table:table-cell/>
        </table:table-row>
        <table:table-row table:style-name="ro3">
          <table:table-cell table:number-columns-repeated="2"/>
          <table:table-cell table:style-name="ce18" office:value-type="string" calcext:value-type="string">
            <text:p><text:span text:style-name="T8">勞基法第</text:span><text:span text:style-name="T9">38</text:span><text:span text:style-name="T10">條</text:span></text:p>
          </table:table-cell>
          <table:table-cell table:style-name="ce17" office:value-type="string" calcext:value-type="string">
            <text:p>未依規定給予特別休假</text:p>
          </table:table-cell>
          <table:table-cell table:style-name="ce18" office:value-type="string" calcext:value-type="string">
            <text:p><text:span text:style-name="T8">北府勞條字第</text:span><text:span text:style-name="T9">10314883982</text:span><text:span text:style-name="T10">號</text:span></text:p>
          </table:table-cell>
          <table:table-cell table:style-name="ce18" office:value-type="string" calcext:value-type="string">
            <text:p><text:span text:style-name="T21">103</text:span><text:span text:style-name="T10">年</text:span><text:span text:style-name="T9">8</text:span><text:span text:style-name="T10">月</text:span><text:span text:style-name="T9">14</text:span><text:span text:style-name="T10">日</text:span></text:p>
          </table:table-cell>
          <table:table-cell/>
        </table:table-row>
        <table:table-row table:style-name="ro1">
          <table:table-cell table:style-name="ce8" office:value-type="float" office:value="1" calcext:value-type="float">
            <text:p>1</text:p>
          </table:table-cell>
          <table:table-cell table:style-name="ce19" office:value-type="string" calcext:value-type="string">
            <text:p>中鼎工程股份有限公司</text:p>
          </table:table-cell>
          <table:table-cell table:style-name="ce20" office:value-type="string" calcext:value-type="string">
            <text:p><text:span text:style-name="T11">勞基法第</text:span><text:span text:style-name="T14">32</text:span><text:span text:style-name="T13">條第</text:span><text:span text:style-name="T14">1</text:span><text:span text:style-name="T13">項</text:span></text:p>
          </table:table-cell>
          <table:table-cell table:style-name="ce19" office:value-type="string" calcext:value-type="string">
            <text:p>延長工作時間不符法定要件。</text:p>
          </table:table-cell>
          <table:table-cell table:style-name="ce20" office:value-type="string" calcext:value-type="string">
            <text:p><text:span text:style-name="T11">北府勞條字第</text:span><text:span text:style-name="T12">1031557707</text:span><text:span text:style-name="T13">號</text:span></text:p>
          </table:table-cell>
          <table:table-cell table:style-name="ce20" office:value-type="string" calcext:value-type="string">
            <text:p><text:span text:style-name="T22">103</text:span><text:span text:style-name="T13">年</text:span><text:span text:style-name="T12">08</text:span><text:span text:style-name="T13">月</text:span><text:span text:style-name="T12">25</text:span><text:span text:style-name="T13">日</text:span></text:p>
          </table:table-cell>
          <table:table-cell/>
        </table:table-row>
        <table:table-row table:style-name="ro1">
          <table:table-cell table:number-columns-repeated="2"/>
          <table:table-cell table:style-name="ce20" office:value-type="string" calcext:value-type="string">
            <text:p><text:span text:style-name="T11">勞基法第</text:span><text:span text:style-name="T14">32</text:span><text:span text:style-name="T13">條第</text:span><text:span text:style-name="T14">2</text:span><text:span text:style-name="T13">項</text:span></text:p>
          </table:table-cell>
          <table:table-cell table:style-name="ce19" office:value-type="string" calcext:value-type="string">
            <text:p>延長工作時間超過法令規定。</text:p>
          </table:table-cell>
          <table:table-cell table:style-name="ce20" office:value-type="string" calcext:value-type="string">
            <text:p><text:span text:style-name="T11">北府勞條字第</text:span><text:span text:style-name="T12">10315577071</text:span><text:span text:style-name="T13">號</text:span></text:p>
          </table:table-cell>
          <table:table-cell table:style-name="ce20" office:value-type="string" calcext:value-type="string">
            <text:p><text:span text:style-name="T22">103</text:span><text:span text:style-name="T13">年</text:span><text:span text:style-name="T12">08</text:span><text:span text:style-name="T13">月</text:span><text:span text:style-name="T12">25</text:span><text:span text:style-name="T13">日</text:span></text:p>
          </table:table-cell>
          <table:table-cell/>
        </table:table-row>
        <table:table-row table:style-name="ro1">
          <table:table-cell table:number-columns-repeated="2"/>
          <table:table-cell table:style-name="ce20" office:value-type="string" calcext:value-type="string">
            <text:p><text:span text:style-name="T11">勞基法第</text:span><text:span text:style-name="T14">36</text:span><text:span text:style-name="T13">條</text:span></text:p>
          </table:table-cell>
          <table:table-cell table:style-name="ce19" office:value-type="string" calcext:value-type="string">
            <text:p>每七日中未有一日之休息作為例假。</text:p>
          </table:table-cell>
          <table:table-cell table:style-name="ce20" office:value-type="string" calcext:value-type="string">
            <text:p><text:span text:style-name="T11">北府勞條字第</text:span><text:span text:style-name="T12">10315577072</text:span><text:span text:style-name="T13">號</text:span></text:p>
          </table:table-cell>
          <table:table-cell table:style-name="ce20" office:value-type="string" calcext:value-type="string">
            <text:p><text:span text:style-name="T22">103</text:span><text:span text:style-name="T13">年</text:span><text:span text:style-name="T12">08</text:span><text:span text:style-name="T13">月</text:span><text:span text:style-name="T12">25</text:span><text:span text:style-name="T13">日</text:span></text:p>
          </table:table-cell>
          <table:table-cell/>
        </table:table-row>
        <table:table-row table:style-name="ro1">
          <table:table-cell table:style-name="ce8" office:value-type="float" office:value="2" calcext:value-type="float">
            <text:p>2</text:p>
          </table:table-cell>
          <table:table-cell table:style-name="ce19" office:value-type="string" calcext:value-type="string">
            <text:p>芸妮有限公司</text:p>
          </table:table-cell>
          <table:table-cell table:style-name="ce20" office:value-type="string" calcext:value-type="string">
            <text:p><text:span text:style-name="T11">勞基法第</text:span><text:span text:style-name="T14">22</text:span><text:span text:style-name="T13">條第</text:span><text:span text:style-name="T14">2</text:span><text:span text:style-name="T13">項</text:span></text:p>
          </table:table-cell>
          <table:table-cell table:style-name="ce19" office:value-type="string" calcext:value-type="string">
            <text:p>工資未全額直接給付勞工。</text:p>
          </table:table-cell>
          <table:table-cell table:style-name="ce20" office:value-type="string" calcext:value-type="string">
            <text:p><text:span text:style-name="T11">北府勞條字第</text:span><text:span text:style-name="T12">1031536766</text:span><text:span text:style-name="T13">號</text:span></text:p>
          </table:table-cell>
          <table:table-cell table:style-name="ce20" office:value-type="string" calcext:value-type="string">
            <text:p><text:span text:style-name="T22">103</text:span><text:span text:style-name="T13">年</text:span><text:span text:style-name="T12">08</text:span><text:span text:style-name="T13">月</text:span><text:span text:style-name="T12">25</text:span><text:span text:style-name="T13">日</text:span></text:p>
          </table:table-cell>
          <table:table-cell/>
        </table:table-row>
        <table:table-row table:style-name="ro1">
          <table:table-cell table:number-columns-repeated="2"/>
          <table:table-cell table:style-name="ce20" office:value-type="string" calcext:value-type="string">
            <text:p><text:span text:style-name="T11">勞基法第</text:span><text:span text:style-name="T14">30</text:span><text:span text:style-name="T13">條第</text:span><text:span text:style-name="T14">5</text:span><text:span text:style-name="T13">項</text:span></text:p>
          </table:table-cell>
          <table:table-cell table:style-name="ce19" office:value-type="string" calcext:value-type="string">
            <text:p>未依規定置備勞工出勤紀錄表。</text:p>
          </table:table-cell>
          <table:table-cell table:style-name="ce20" office:value-type="string" calcext:value-type="string">
            <text:p><text:span text:style-name="T11">北府勞條字第</text:span><text:span text:style-name="T12">10315367661</text:span><text:span text:style-name="T13">號</text:span></text:p>
          </table:table-cell>
          <table:table-cell table:style-name="ce20" office:value-type="string" calcext:value-type="string">
            <text:p><text:span text:style-name="T22">103</text:span><text:span text:style-name="T13">年</text:span><text:span text:style-name="T12">08</text:span><text:span text:style-name="T13">月</text:span><text:span text:style-name="T12">25</text:span><text:span text:style-name="T13">日</text:span></text:p>
          </table:table-cell>
          <table:table-cell/>
        </table:table-row>
        <table:table-row table:style-name="ro1">
          <table:table-cell table:style-name="ce8" office:value-type="float" office:value="3" calcext:value-type="float">
            <text:p>3</text:p>
          </table:table-cell>
          <table:table-cell table:style-name="ce19" office:value-type="string" calcext:value-type="string">
            <text:p>證元工業有限公司</text:p>
          </table:table-cell>
          <table:table-cell table:style-name="ce20" office:value-type="string" calcext:value-type="string">
            <text:p><text:span text:style-name="T11">勞基法第</text:span><text:span text:style-name="T14">22</text:span><text:span text:style-name="T13">條第</text:span><text:span text:style-name="T14">2</text:span><text:span text:style-name="T13">項</text:span></text:p>
          </table:table-cell>
          <table:table-cell table:style-name="ce19" office:value-type="string" calcext:value-type="string">
            <text:p>工資未全額直接給付勞工。</text:p>
          </table:table-cell>
          <table:table-cell table:style-name="ce20" office:value-type="string" calcext:value-type="string">
            <text:p><text:span text:style-name="T11">北府勞條字第</text:span><text:span text:style-name="T12">1031595243</text:span><text:span text:style-name="T13">號</text:span></text:p>
          </table:table-cell>
          <table:table-cell table:style-name="ce20" office:value-type="string" calcext:value-type="string">
            <text:p><text:span text:style-name="T22">103</text:span><text:span text:style-name="T13">年</text:span><text:span text:style-name="T12">08</text:span><text:span text:style-name="T13">月</text:span><text:span text:style-name="T12">27</text:span><text:span text:style-name="T13">日</text:span></text:p>
          </table:table-cell>
          <table:table-cell/>
        </table:table-row>
        <table:table-row table:style-name="ro1">
          <table:table-cell table:number-columns-repeated="2"/>
          <table:table-cell table:style-name="ce20" office:value-type="string" calcext:value-type="string">
            <text:p><text:span text:style-name="T11">勞基法第</text:span><text:span text:style-name="T14">24</text:span><text:span text:style-name="T13">條</text:span></text:p>
          </table:table-cell>
          <table:table-cell table:style-name="ce19" office:value-type="string" calcext:value-type="string">
            <text:p>延長工作時間未依規定加給工資。</text:p>
          </table:table-cell>
          <table:table-cell table:style-name="ce20" office:value-type="string" calcext:value-type="string">
            <text:p><text:span text:style-name="T11">北府勞條字第</text:span><text:span text:style-name="T12">10315952431</text:span><text:span text:style-name="T13">號</text:span></text:p>
          </table:table-cell>
          <table:table-cell table:style-name="ce20" office:value-type="string" calcext:value-type="string">
            <text:p><text:span text:style-name="T22">103</text:span><text:span text:style-name="T13">年</text:span><text:span text:style-name="T12">08</text:span><text:span text:style-name="T13">月</text:span><text:span text:style-name="T12">27</text:span><text:span text:style-name="T13">日</text:span></text:p>
          </table:table-cell>
          <table:table-cell/>
        </table:table-row>
        <table:table-row table:style-name="ro1">
          <table:table-cell table:number-columns-repeated="2"/>
          <table:table-cell table:style-name="ce20" office:value-type="string" calcext:value-type="string">
            <text:p><text:span text:style-name="T11">勞基法第</text:span><text:span text:style-name="T14">38</text:span><text:span text:style-name="T13">條</text:span></text:p>
          </table:table-cell>
          <table:table-cell table:style-name="ce19" office:value-type="string" calcext:value-type="string">
            <text:p>未依規定給予特別休假。</text:p>
          </table:table-cell>
          <table:table-cell table:style-name="ce20" office:value-type="string" calcext:value-type="string">
            <text:p><text:span text:style-name="T11">北府勞條字第</text:span><text:span text:style-name="T12">10315952432</text:span><text:span text:style-name="T13">號</text:span></text:p>
          </table:table-cell>
          <table:table-cell table:style-name="ce20" office:value-type="string" calcext:value-type="string">
            <text:p><text:span text:style-name="T22">103</text:span><text:span text:style-name="T13">年</text:span><text:span text:style-name="T12">08</text:span><text:span text:style-name="T13">月</text:span><text:span text:style-name="T12">27</text:span><text:span text:style-name="T13">日</text:span></text:p>
          </table:table-cell>
          <table:table-cell/>
        </table:table-row>
        <table:table-row table:style-name="ro1">
          <table:table-cell table:style-name="ce8" office:value-type="float" office:value="4" calcext:value-type="float">
            <text:p>4</text:p>
          </table:table-cell>
          <table:table-cell table:style-name="ce19" office:value-type="string" calcext:value-type="string">
            <text:p>浩然科技股份有限公司</text:p>
          </table:table-cell>
          <table:table-cell table:style-name="ce20" office:value-type="string" calcext:value-type="string">
            <text:p><text:span text:style-name="T11">勞基法第</text:span><text:span text:style-name="T14">30</text:span><text:span text:style-name="T13">條第</text:span><text:span text:style-name="T14">5</text:span><text:span text:style-name="T13">項</text:span></text:p>
          </table:table-cell>
          <table:table-cell table:style-name="ce19" office:value-type="string" calcext:value-type="string">
            <text:p>未依規定置備勞工出勤紀錄表。</text:p>
          </table:table-cell>
          <table:table-cell table:style-name="ce20" office:value-type="string" calcext:value-type="string">
            <text:p><text:span text:style-name="T11">北府勞條字第</text:span><text:span text:style-name="T12">1031567340</text:span><text:span text:style-name="T13">號</text:span></text:p>
          </table:table-cell>
          <table:table-cell table:style-name="ce20" office:value-type="string" calcext:value-type="string">
            <text:p><text:span text:style-name="T22">103</text:span><text:span text:style-name="T13">年</text:span><text:span text:style-name="T12">08</text:span><text:span text:style-name="T13">月</text:span><text:span text:style-name="T12">27</text:span><text:span text:style-name="T13">日</text:span></text:p>
          </table:table-cell>
          <table:table-cell/>
        </table:table-row>
        <table:table-row table:style-name="ro1">
          <table:table-cell table:style-name="ce8" office:value-type="float" office:value="5" calcext:value-type="float">
            <text:p>5</text:p>
          </table:table-cell>
          <table:table-cell table:style-name="ce19" office:value-type="string" calcext:value-type="string">
            <text:p>嵩台資訊股份有限公司</text:p>
          </table:table-cell>
          <table:table-cell table:style-name="ce20" office:value-type="string" calcext:value-type="string">
            <text:p><text:span text:style-name="T11">勞基法第</text:span><text:span text:style-name="T14">24</text:span><text:span text:style-name="T13">條</text:span></text:p>
          </table:table-cell>
          <table:table-cell table:style-name="ce19" office:value-type="string" calcext:value-type="string">
            <text:p>延長工作時間未依規定加給工資。</text:p>
          </table:table-cell>
          <table:table-cell table:style-name="ce20" office:value-type="string" calcext:value-type="string">
            <text:p><text:span text:style-name="T11">北府勞條字第</text:span><text:span text:style-name="T12">1031621952</text:span><text:span text:style-name="T13">號</text:span></text:p>
          </table:table-cell>
          <table:table-cell table:style-name="ce20" office:value-type="string" calcext:value-type="string">
            <text:p><text:span text:style-name="T22">103</text:span><text:span text:style-name="T13">年</text:span><text:span text:style-name="T12">08</text:span><text:span text:style-name="T13">月</text:span><text:span text:style-name="T12">28</text:span><text:span text:style-name="T13">日</text:span></text:p>
          </table:table-cell>
          <table:table-cell/>
        </table:table-row>
        <table:table-row table:style-name="ro1">
          <table:table-cell table:number-columns-repeated="2"/>
          <table:table-cell table:style-name="ce20" office:value-type="string" calcext:value-type="string">
            <text:p><text:span text:style-name="T11">勞基法第</text:span><text:span text:style-name="T14">32</text:span><text:span text:style-name="T13">條第</text:span><text:span text:style-name="T14">2</text:span><text:span text:style-name="T13">項</text:span></text:p>
          </table:table-cell>
          <table:table-cell table:style-name="ce19" office:value-type="string" calcext:value-type="string">
            <text:p>延長工作時間超過法令規定。</text:p>
          </table:table-cell>
          <table:table-cell table:style-name="ce20" office:value-type="string" calcext:value-type="string">
            <text:p><text:span text:style-name="T11">北府勞條字第</text:span><text:span text:style-name="T12">10316219521</text:span><text:span text:style-name="T13">號</text:span></text:p>
          </table:table-cell>
          <table:table-cell table:style-name="ce20" office:value-type="string" calcext:value-type="string">
            <text:p><text:span text:style-name="T22">103</text:span><text:span text:style-name="T13">年</text:span><text:span text:style-name="T12">08</text:span><text:span text:style-name="T13">月</text:span><text:span text:style-name="T12">28</text:span><text:span text:style-name="T13">日</text:span></text:p>
          </table:table-cell>
          <table:table-cell/>
        </table:table-row>
        <table:table-row table:style-name="ro1">
          <table:table-cell table:number-columns-repeated="2"/>
          <table:table-cell table:style-name="ce20" office:value-type="string" calcext:value-type="string">
            <text:p><text:span text:style-name="T11">勞基法第</text:span><text:span text:style-name="T14">36</text:span><text:span text:style-name="T13">條</text:span></text:p>
          </table:table-cell>
          <table:table-cell table:style-name="ce19" office:value-type="string" calcext:value-type="string">
            <text:p>每七日中未有一日之休息作為例假。</text:p>
          </table:table-cell>
          <table:table-cell table:style-name="ce20" office:value-type="string" calcext:value-type="string">
            <text:p><text:span text:style-name="T11">北府勞條字第</text:span><text:span text:style-name="T12">10316219522</text:span><text:span text:style-name="T13">號</text:span></text:p>
          </table:table-cell>
          <table:table-cell table:style-name="ce20" office:value-type="string" calcext:value-type="string">
            <text:p><text:span text:style-name="T22">103</text:span><text:span text:style-name="T13">年</text:span><text:span text:style-name="T12">08</text:span><text:span text:style-name="T13">月</text:span><text:span text:style-name="T12">28</text:span><text:span text:style-name="T13">日</text:span></text:p>
          </table:table-cell>
          <table:table-cell/>
        </table:table-row>
        <table:table-row table:style-name="ro1">
          <table:table-cell table:style-name="ce8" office:value-type="float" office:value="6" calcext:value-type="float">
            <text:p>6</text:p>
          </table:table-cell>
          <table:table-cell table:style-name="ce19" office:value-type="string" calcext:value-type="string">
            <text:p>廣穎電通股份有限公司</text:p>
          </table:table-cell>
          <table:table-cell table:style-name="ce20" office:value-type="string" calcext:value-type="string">
            <text:p><text:span text:style-name="T11">勞基法第</text:span><text:span text:style-name="T14">32</text:span><text:span text:style-name="T13">條第</text:span><text:span text:style-name="T14">2</text:span><text:span text:style-name="T13">項</text:span></text:p>
          </table:table-cell>
          <table:table-cell table:style-name="ce19" office:value-type="string" calcext:value-type="string">
            <text:p>延長工作時間超過法令規定。</text:p>
          </table:table-cell>
          <table:table-cell table:style-name="ce20" office:value-type="string" calcext:value-type="string">
            <text:p><text:span text:style-name="T11">北府勞條字第</text:span><text:span text:style-name="T12">1031626435</text:span><text:span text:style-name="T13">號</text:span></text:p>
          </table:table-cell>
          <table:table-cell table:style-name="ce20" office:value-type="string" calcext:value-type="string">
            <text:p><text:span text:style-name="T22">103</text:span><text:span text:style-name="T13">年</text:span><text:span text:style-name="T12">08</text:span><text:span text:style-name="T13">月</text:span><text:span text:style-name="T12">29</text:span><text:span text:style-name="T13">日</text:span></text:p>
          </table:table-cell>
          <table:table-cell/>
        </table:table-row>
        <table:table-row table:style-name="ro1">
          <table:table-cell table:style-name="ce8" office:value-type="float" office:value="7" calcext:value-type="float">
            <text:p>7</text:p>
          </table:table-cell>
          <table:table-cell table:style-name="ce19" office:value-type="string" calcext:value-type="string">
            <text:p>家福股份有限公司</text:p>
          </table:table-cell>
          <table:table-cell table:style-name="ce20" office:value-type="string" calcext:value-type="string">
            <text:p><text:span text:style-name="T11">勞基法第</text:span><text:span text:style-name="T14">30</text:span><text:span text:style-name="T13">條第</text:span><text:span text:style-name="T14">5</text:span><text:span text:style-name="T13">項</text:span></text:p>
          </table:table-cell>
          <table:table-cell table:style-name="ce19" office:value-type="string" calcext:value-type="string">
            <text:p>未依規定置備勞工出勤紀錄表。</text:p>
          </table:table-cell>
          <table:table-cell table:style-name="ce20" office:value-type="string" calcext:value-type="string">
            <text:p><text:span text:style-name="T11">北府勞條字第</text:span><text:span text:style-name="T12">1031632462</text:span><text:span text:style-name="T13">號</text:span></text:p>
          </table:table-cell>
          <table:table-cell table:style-name="ce20" office:value-type="string" calcext:value-type="string">
            <text:p><text:span text:style-name="T22">103</text:span><text:span text:style-name="T13">年</text:span><text:span text:style-name="T12">08</text:span><text:span text:style-name="T13">月</text:span><text:span text:style-name="T12">29</text:span><text:span text:style-name="T13">日</text:span></text:p>
          </table:table-cell>
          <table:table-cell/>
        </table:table-row>
        <table:table-row table:style-name="ro1">
          <table:table-cell table:style-name="ce8" office:value-type="float" office:value="8" calcext:value-type="float">
            <text:p>8</text:p>
          </table:table-cell>
          <table:table-cell table:style-name="ce19" office:value-type="string" calcext:value-type="string">
            <text:p>仁欣實業有限公司</text:p>
          </table:table-cell>
          <table:table-cell table:style-name="ce20" office:value-type="string" calcext:value-type="string">
            <text:p><text:span text:style-name="T11">勞基法第</text:span><text:span text:style-name="T14">21</text:span><text:span text:style-name="T13">條第</text:span><text:span text:style-name="T14">1</text:span><text:span text:style-name="T13">項</text:span></text:p>
          </table:table-cell>
          <table:table-cell table:style-name="ce19" office:value-type="string" calcext:value-type="string">
            <text:p>未達基本工資。</text:p>
          </table:table-cell>
          <table:table-cell table:style-name="ce20" office:value-type="string" calcext:value-type="string">
            <text:p><text:span text:style-name="T11">北府勞條字第</text:span><text:span text:style-name="T14">1031587469</text:span><text:span text:style-name="T13">號</text:span></text:p>
          </table:table-cell>
          <table:table-cell table:style-name="ce20" office:value-type="string" calcext:value-type="string">
            <text:p><text:span text:style-name="T22">103</text:span><text:span text:style-name="T13">年</text:span><text:span text:style-name="T12">09</text:span><text:span text:style-name="T13">月</text:span><text:span text:style-name="T12">01</text:span><text:span text:style-name="T13">日</text:span></text:p>
          </table:table-cell>
          <table:table-cell/>
        </table:table-row>
        <table:table-row table:style-name="ro1">
          <table:table-cell table:number-columns-repeated="2"/>
          <table:table-cell table:style-name="ce20" office:value-type="string" calcext:value-type="string">
            <text:p><text:span text:style-name="T11">勞基法第</text:span><text:span text:style-name="T14">22</text:span><text:span text:style-name="T13">條第</text:span><text:span text:style-name="T14">2</text:span><text:span text:style-name="T13">項</text:span></text:p>
          </table:table-cell>
          <table:table-cell table:style-name="ce19" office:value-type="string" calcext:value-type="string">
            <text:p>工資未以法定通用貨幣給付勞工。</text:p>
          </table:table-cell>
          <table:table-cell table:style-name="ce20" office:value-type="string" calcext:value-type="string">
            <text:p><text:span text:style-name="T11">北府勞條字第</text:span><text:span text:style-name="T14">10315874691</text:span><text:span text:style-name="T13">號</text:span></text:p>
          </table:table-cell>
          <table:table-cell table:style-name="ce20" office:value-type="string" calcext:value-type="string">
            <text:p><text:span text:style-name="T22">103</text:span><text:span text:style-name="T13">年</text:span><text:span text:style-name="T12">09</text:span><text:span text:style-name="T13">月</text:span><text:span text:style-name="T12">01</text:span><text:span text:style-name="T13">日</text:span></text:p>
          </table:table-cell>
          <table:table-cell/>
        </table:table-row>
        <table:table-row table:style-name="ro1">
          <table:table-cell table:number-columns-repeated="2"/>
          <table:table-cell table:style-name="ce20" office:value-type="string" calcext:value-type="string">
            <text:p><text:span text:style-name="T11">勞基法第</text:span><text:span text:style-name="T14">38</text:span><text:span text:style-name="T13">條</text:span></text:p>
          </table:table-cell>
          <table:table-cell table:style-name="ce19" office:value-type="string" calcext:value-type="string">
            <text:p>未依規定給予特別休假。</text:p>
          </table:table-cell>
          <table:table-cell table:style-name="ce20" office:value-type="string" calcext:value-type="string">
            <text:p><text:span text:style-name="T11">北府勞條字第</text:span><text:span text:style-name="T14">10315874692</text:span><text:span text:style-name="T13">號</text:span></text:p>
          </table:table-cell>
          <table:table-cell table:style-name="ce20" office:value-type="string" calcext:value-type="string">
            <text:p><text:span text:style-name="T22">103</text:span><text:span text:style-name="T13">年</text:span><text:span text:style-name="T12">09</text:span><text:span text:style-name="T13">月</text:span><text:span text:style-name="T12">01</text:span><text:span text:style-name="T13">日</text:span></text:p>
          </table:table-cell>
          <table:table-cell/>
        </table:table-row>
        <table:table-row table:style-name="ro1">
          <table:table-cell table:style-name="ce8" office:value-type="float" office:value="9" calcext:value-type="float">
            <text:p>9</text:p>
          </table:table-cell>
          <table:table-cell table:style-name="ce19" office:value-type="string" calcext:value-type="string">
            <text:p>匯豐保全股份有限公司</text:p>
          </table:table-cell>
          <table:table-cell table:style-name="ce20" office:value-type="string" calcext:value-type="string">
            <text:p><text:span text:style-name="T11">勞基法第</text:span><text:span text:style-name="T14">24</text:span><text:span text:style-name="T13">條</text:span></text:p>
          </table:table-cell>
          <table:table-cell table:style-name="ce19" office:value-type="string" calcext:value-type="string">
            <text:p>延長工作時間未依規定加給工資。</text:p>
          </table:table-cell>
          <table:table-cell table:style-name="ce20" office:value-type="string" calcext:value-type="string">
            <text:p><text:span text:style-name="T11">北府勞條字第</text:span><text:span text:style-name="T14">1031617784</text:span><text:span text:style-name="T13">號</text:span></text:p>
          </table:table-cell>
          <table:table-cell table:style-name="ce20" office:value-type="string" calcext:value-type="string">
            <text:p><text:span text:style-name="T22">103</text:span><text:span text:style-name="T13">年</text:span><text:span text:style-name="T12">09</text:span><text:span text:style-name="T13">月</text:span><text:span text:style-name="T12">04</text:span><text:span text:style-name="T13">日</text:span></text:p>
          </table:table-cell>
          <table:table-cell/>
        </table:table-row>
        <table:table-row table:style-name="ro1">
          <table:table-cell table:number-columns-repeated="2"/>
          <table:table-cell table:style-name="ce20" office:value-type="string" calcext:value-type="string">
            <text:p><text:span text:style-name="T11">勞基法第</text:span><text:span text:style-name="T14">32</text:span><text:span text:style-name="T13">條第</text:span><text:span text:style-name="T14">2</text:span><text:span text:style-name="T13">項</text:span></text:p>
          </table:table-cell>
          <table:table-cell table:style-name="ce19" office:value-type="string" calcext:value-type="string">
            <text:p>延長工作時間超過法令規定。</text:p>
          </table:table-cell>
          <table:table-cell table:style-name="ce20" office:value-type="string" calcext:value-type="string">
            <text:p><text:span text:style-name="T11">北府勞條字第</text:span><text:span text:style-name="T14">10316177841</text:span><text:span text:style-name="T13">號</text:span></text:p>
          </table:table-cell>
          <table:table-cell table:style-name="ce20" office:value-type="string" calcext:value-type="string">
            <text:p><text:span text:style-name="T22">103</text:span><text:span text:style-name="T13">年</text:span><text:span text:style-name="T12">09</text:span><text:span text:style-name="T13">月</text:span><text:span text:style-name="T12">04</text:span><text:span text:style-name="T13">日</text:span></text:p>
          </table:table-cell>
          <table:table-cell/>
        </table:table-row>
        <table:table-row table:style-name="ro1">
          <table:table-cell table:number-columns-repeated="2"/>
          <table:table-cell table:style-name="ce20" office:value-type="string" calcext:value-type="string">
            <text:p><text:span text:style-name="T11">勞基法第</text:span><text:span text:style-name="T14">36</text:span><text:span text:style-name="T13">條</text:span></text:p>
          </table:table-cell>
          <table:table-cell table:style-name="ce19" office:value-type="string" calcext:value-type="string">
            <text:p>每七日中未有一日之休息作為例假。</text:p>
          </table:table-cell>
          <table:table-cell table:style-name="ce20" office:value-type="string" calcext:value-type="string">
            <text:p><text:span text:style-name="T11">北府勞條字第</text:span><text:span text:style-name="T14">10316177842</text:span><text:span text:style-name="T13">號</text:span></text:p>
          </table:table-cell>
          <table:table-cell table:style-name="ce20" office:value-type="string" calcext:value-type="string">
            <text:p><text:span text:style-name="T22">103</text:span><text:span text:style-name="T13">年</text:span><text:span text:style-name="T12">09</text:span><text:span text:style-name="T13">月</text:span><text:span text:style-name="T12">04</text:span><text:span text:style-name="T13">日</text:span></text:p>
          </table:table-cell>
          <table:table-cell/>
        </table:table-row>
        <table:table-row table:style-name="ro1">
          <table:table-cell table:style-name="ce8" office:value-type="float" office:value="10" calcext:value-type="float">
            <text:p>10</text:p>
          </table:table-cell>
          <table:table-cell table:style-name="ce19" office:value-type="string" calcext:value-type="string">
            <text:p>瑞林科技服務股份有限公司</text:p>
          </table:table-cell>
          <table:table-cell table:style-name="ce20" office:value-type="string" calcext:value-type="string">
            <text:p><text:span text:style-name="T11">勞基法第</text:span><text:span text:style-name="T14">24</text:span><text:span text:style-name="T13">條</text:span></text:p>
          </table:table-cell>
          <table:table-cell table:style-name="ce19" office:value-type="string" calcext:value-type="string">
            <text:p>延長工作時間未依規定加給工資。</text:p>
          </table:table-cell>
          <table:table-cell table:style-name="ce20" office:value-type="string" calcext:value-type="string">
            <text:p><text:span text:style-name="T11">北府勞條字第</text:span><text:span text:style-name="T14">1031650612</text:span><text:span text:style-name="T13">號</text:span></text:p>
          </table:table-cell>
          <table:table-cell table:style-name="ce20" office:value-type="string" calcext:value-type="string">
            <text:p><text:span text:style-name="T22">103</text:span><text:span text:style-name="T13">年</text:span><text:span text:style-name="T12">09</text:span><text:span text:style-name="T13">月</text:span><text:span text:style-name="T12">03</text:span><text:span text:style-name="T13">日</text:span></text:p>
          </table:table-cell>
          <table:table-cell/>
        </table:table-row>
        <table:table-row table:style-name="ro1">
          <table:table-cell table:number-columns-repeated="2"/>
          <table:table-cell table:style-name="ce20" office:value-type="string" calcext:value-type="string">
            <text:p><text:span text:style-name="T11">勞基法第</text:span><text:span text:style-name="T14">30</text:span><text:span text:style-name="T13">條第</text:span><text:span text:style-name="T14">5</text:span><text:span text:style-name="T13">項</text:span></text:p>
          </table:table-cell>
          <table:table-cell table:style-name="ce19" office:value-type="string" calcext:value-type="string">
            <text:p>未依規定置備勞工出勤紀錄表。</text:p>
          </table:table-cell>
          <table:table-cell table:style-name="ce20" office:value-type="string" calcext:value-type="string">
            <text:p><text:span text:style-name="T11">北府勞條字第</text:span><text:span text:style-name="T14">10316506121</text:span><text:span text:style-name="T13">號</text:span></text:p>
          </table:table-cell>
          <table:table-cell table:style-name="ce20" office:value-type="string" calcext:value-type="string">
            <text:p><text:span text:style-name="T22">103</text:span><text:span text:style-name="T13">年</text:span><text:span text:style-name="T12">09</text:span><text:span text:style-name="T13">月</text:span><text:span text:style-name="T12">03</text:span><text:span text:style-name="T13">日</text:span></text:p>
          </table:table-cell>
          <table:table-cell/>
        </table:table-row>
        <table:table-row table:style-name="ro1">
          <table:table-cell table:number-columns-repeated="2"/>
          <table:table-cell table:style-name="ce20" office:value-type="string" calcext:value-type="string">
            <text:p><text:span text:style-name="T11">勞基法第</text:span><text:span text:style-name="T14">38</text:span><text:span text:style-name="T13">條</text:span></text:p>
          </table:table-cell>
          <table:table-cell table:style-name="ce19" office:value-type="string" calcext:value-type="string">
            <text:p>未依規定給予特別休假。</text:p>
          </table:table-cell>
          <table:table-cell table:style-name="ce20" office:value-type="string" calcext:value-type="string">
            <text:p><text:span text:style-name="T11">北府勞條字第</text:span><text:span text:style-name="T14">10316506122</text:span><text:span text:style-name="T13">號</text:span></text:p>
          </table:table-cell>
          <table:table-cell table:style-name="ce20" office:value-type="string" calcext:value-type="string">
            <text:p><text:span text:style-name="T22">103</text:span><text:span text:style-name="T13">年</text:span><text:span text:style-name="T12">09</text:span><text:span text:style-name="T13">月</text:span><text:span text:style-name="T12">03</text:span><text:span text:style-name="T13">日</text:span></text:p>
          </table:table-cell>
          <table:table-cell/>
        </table:table-row>
        <table:table-row table:style-name="ro1">
          <table:table-cell table:style-name="ce8" office:value-type="float" office:value="11" calcext:value-type="float">
            <text:p>11</text:p>
          </table:table-cell>
          <table:table-cell table:style-name="ce19" office:value-type="string" calcext:value-type="string">
            <text:p>勤力國際股份有限公司</text:p>
          </table:table-cell>
          <table:table-cell table:style-name="ce20" office:value-type="string" calcext:value-type="string">
            <text:p><text:span text:style-name="T11">勞基法第</text:span><text:span text:style-name="T14">36</text:span><text:span text:style-name="T13">條</text:span></text:p>
          </table:table-cell>
          <table:table-cell table:style-name="ce19" office:value-type="string" calcext:value-type="string">
            <text:p>每七日中未有一日之休息作為例假。</text:p>
          </table:table-cell>
          <table:table-cell table:style-name="ce20" office:value-type="string" calcext:value-type="string">
            <text:p><text:span text:style-name="T11">北府勞條字第</text:span><text:span text:style-name="T14">1031693789</text:span><text:span text:style-name="T13">號</text:span></text:p>
          </table:table-cell>
          <table:table-cell table:style-name="ce20" office:value-type="string" calcext:value-type="string">
            <text:p><text:span text:style-name="T22">103</text:span><text:span text:style-name="T13">年</text:span><text:span text:style-name="T12">09</text:span><text:span text:style-name="T13">月</text:span><text:span text:style-name="T12">09</text:span><text:span text:style-name="T13">日</text:span></text:p>
          </table:table-cell>
          <table:table-cell/>
        </table:table-row>
        <table:table-row table:style-name="ro1">
          <table:table-cell table:style-name="ce8" office:value-type="float" office:value="12" calcext:value-type="float">
            <text:p>12</text:p>
          </table:table-cell>
          <table:table-cell table:style-name="ce19" office:value-type="string" calcext:value-type="string">
            <text:p>秉瀚食品股份有限公司</text:p>
          </table:table-cell>
          <table:table-cell table:style-name="ce20" office:value-type="string" calcext:value-type="string">
            <text:p><text:span text:style-name="T11">勞基法第</text:span><text:span text:style-name="T14">23</text:span><text:span text:style-name="T13">條第</text:span><text:span text:style-name="T14">1</text:span><text:span text:style-name="T13">項</text:span></text:p>
          </table:table-cell>
          <table:table-cell table:style-name="ce19" office:value-type="string" calcext:value-type="string">
            <text:p>工資未定期給付勞工。</text:p>
          </table:table-cell>
          <table:table-cell table:style-name="ce20" office:value-type="string" calcext:value-type="string">
            <text:p><text:span text:style-name="T11">北府勞條字第</text:span><text:span text:style-name="T14">1031708514</text:span><text:span text:style-name="T13">號</text:span></text:p>
          </table:table-cell>
          <table:table-cell table:style-name="ce20" office:value-type="string" calcext:value-type="string">
            <text:p><text:span text:style-name="T22">103</text:span><text:span text:style-name="T13">年</text:span><text:span text:style-name="T12">09</text:span><text:span text:style-name="T13">月</text:span><text:span text:style-name="T12">18</text:span><text:span text:style-name="T13">日</text:span></text:p>
          </table:table-cell>
          <table:table-cell/>
        </table:table-row>
        <table:table-row table:style-name="ro1">
          <table:table-cell table:number-columns-repeated="2"/>
          <table:table-cell table:style-name="ce20" office:value-type="string" calcext:value-type="string">
            <text:p><text:span text:style-name="T11">勞基法第</text:span><text:span text:style-name="T14">24</text:span><text:span text:style-name="T13">條</text:span></text:p>
          </table:table-cell>
          <table:table-cell table:style-name="ce19" office:value-type="string" calcext:value-type="string">
            <text:p>延長工作時間未依規定加給工資。</text:p>
          </table:table-cell>
          <table:table-cell table:style-name="ce20" office:value-type="string" calcext:value-type="string">
            <text:p><text:span text:style-name="T11">北府勞條字第</text:span><text:span text:style-name="T14">10317085141</text:span><text:span text:style-name="T13">號</text:span></text:p>
          </table:table-cell>
          <table:table-cell table:style-name="ce20" office:value-type="string" calcext:value-type="string">
            <text:p><text:span text:style-name="T22">103</text:span><text:span text:style-name="T13">年</text:span><text:span text:style-name="T12">09</text:span><text:span text:style-name="T13">月</text:span><text:span text:style-name="T12">18</text:span><text:span text:style-name="T13">日</text:span></text:p>
          </table:table-cell>
          <table:table-cell/>
        </table:table-row>
        <table:table-row table:style-name="ro1">
          <table:table-cell table:number-columns-repeated="2"/>
          <table:table-cell table:style-name="ce20" office:value-type="string" calcext:value-type="string">
            <text:p><text:span text:style-name="T11">勞基法第</text:span><text:span text:style-name="T14">30</text:span><text:span text:style-name="T13">條第</text:span><text:span text:style-name="T14">5</text:span><text:span text:style-name="T13">項</text:span></text:p>
          </table:table-cell>
          <table:table-cell table:style-name="ce19" office:value-type="string" calcext:value-type="string">
            <text:p>未依規定置備勞工出勤紀錄表。</text:p>
          </table:table-cell>
          <table:table-cell table:style-name="ce20" office:value-type="string" calcext:value-type="string">
            <text:p><text:span text:style-name="T11">北府勞條字第</text:span><text:span text:style-name="T14">10317085142</text:span><text:span text:style-name="T13">號</text:span></text:p>
          </table:table-cell>
          <table:table-cell table:style-name="ce20" office:value-type="string" calcext:value-type="string">
            <text:p><text:span text:style-name="T22">103</text:span><text:span text:style-name="T13">年</text:span><text:span text:style-name="T12">09</text:span><text:span text:style-name="T13">月</text:span><text:span text:style-name="T12">18</text:span><text:span text:style-name="T13">日</text:span></text:p>
          </table:table-cell>
          <table:table-cell/>
        </table:table-row>
        <table:table-row table:style-name="ro1">
          <table:table-cell table:style-name="ce8" office:value-type="float" office:value="13" calcext:value-type="float">
            <text:p>13</text:p>
          </table:table-cell>
          <table:table-cell table:style-name="ce19" office:value-type="string" calcext:value-type="string">
            <text:p>華冠通訊股份有限公司</text:p>
          </table:table-cell>
          <table:table-cell table:style-name="ce20" office:value-type="string" calcext:value-type="string">
            <text:p><text:span text:style-name="T11">勞基法第</text:span><text:span text:style-name="T14">24</text:span><text:span text:style-name="T13">條</text:span></text:p>
          </table:table-cell>
          <table:table-cell table:style-name="ce19" office:value-type="string" calcext:value-type="string">
            <text:p>延長工作時間未依規定加給工資。</text:p>
          </table:table-cell>
          <table:table-cell table:style-name="ce20" office:value-type="string" calcext:value-type="string">
            <text:p><text:span text:style-name="T11">北府勞條字第</text:span><text:span text:style-name="T14">1031760686</text:span><text:span text:style-name="T13">號</text:span></text:p>
          </table:table-cell>
          <table:table-cell table:style-name="ce20" office:value-type="string" calcext:value-type="string">
            <text:p><text:span text:style-name="T22">103</text:span><text:span text:style-name="T13">年</text:span><text:span text:style-name="T12">09</text:span><text:span text:style-name="T13">月</text:span><text:span text:style-name="T12">18</text:span><text:span text:style-name="T13">日</text:span></text:p>
          </table:table-cell>
          <table:table-cell/>
        </table:table-row>
        <table:table-row table:style-name="ro1">
          <table:table-cell table:style-name="ce8" office:value-type="float" office:value="14" calcext:value-type="float">
            <text:p>14</text:p>
          </table:table-cell>
          <table:table-cell table:style-name="ce19" office:value-type="string" calcext:value-type="string">
            <text:p>萬盛實業股份有限公司</text:p>
          </table:table-cell>
          <table:table-cell table:style-name="ce20" office:value-type="string" calcext:value-type="string">
            <text:p><text:span text:style-name="T11">勞基法第</text:span><text:span text:style-name="T14">32</text:span><text:span text:style-name="T13">條第</text:span><text:span text:style-name="T14">2</text:span><text:span text:style-name="T13">項</text:span></text:p>
          </table:table-cell>
          <table:table-cell table:style-name="ce19" office:value-type="string" calcext:value-type="string">
            <text:p>延長工作時間超過法令規定。</text:p>
          </table:table-cell>
          <table:table-cell table:style-name="ce20" office:value-type="string" calcext:value-type="string">
            <text:p><text:span text:style-name="T11">北府勞條字第</text:span><text:span text:style-name="T14">1031808833</text:span><text:span text:style-name="T13">號</text:span></text:p>
          </table:table-cell>
          <table:table-cell table:style-name="ce20" office:value-type="string" calcext:value-type="string">
            <text:p><text:span text:style-name="T22">103</text:span><text:span text:style-name="T13">年</text:span><text:span text:style-name="T12">09</text:span><text:span text:style-name="T13">月</text:span><text:span text:style-name="T12">24</text:span><text:span text:style-name="T13">日</text:span></text:p>
          </table:table-cell>
          <table:table-cell/>
        </table:table-row>
        <table:table-row table:style-name="ro1">
          <table:table-cell table:style-name="ce8" office:value-type="float" office:value="15" calcext:value-type="float">
            <text:p>15</text:p>
          </table:table-cell>
          <table:table-cell table:style-name="ce19" office:value-type="string" calcext:value-type="string">
            <text:p>統一速達股份有限公司</text:p>
          </table:table-cell>
          <table:table-cell table:style-name="ce20" office:value-type="string" calcext:value-type="string">
            <text:p><text:span text:style-name="T11">勞基法第</text:span><text:span text:style-name="T14">32</text:span><text:span text:style-name="T13">條第</text:span><text:span text:style-name="T14">2</text:span><text:span text:style-name="T13">項</text:span></text:p>
          </table:table-cell>
          <table:table-cell table:style-name="ce19" office:value-type="string" calcext:value-type="string">
            <text:p>延長工作時間超過法令規定。</text:p>
          </table:table-cell>
          <table:table-cell table:style-name="ce20" office:value-type="string" calcext:value-type="string">
            <text:p><text:span text:style-name="T11">北府勞條字第</text:span><text:span text:style-name="T14">1031753718</text:span><text:span text:style-name="T13">號</text:span></text:p>
          </table:table-cell>
          <table:table-cell table:style-name="ce20" office:value-type="string" calcext:value-type="string">
            <text:p><text:span text:style-name="T22">103</text:span><text:span text:style-name="T13">年</text:span><text:span text:style-name="T12">09</text:span><text:span text:style-name="T13">月</text:span><text:span text:style-name="T12">25</text:span><text:span text:style-name="T13">日</text:span></text:p>
          </table:table-cell>
          <table:table-cell/>
        </table:table-row>
        <table:table-row table:style-name="ro1">
          <table:table-cell table:style-name="ce8" office:value-type="float" office:value="16" calcext:value-type="float">
            <text:p>16</text:p>
          </table:table-cell>
          <table:table-cell table:style-name="ce20" office:value-type="string" calcext:value-type="string">
            <text:p><text:span text:style-name="T11">花旗</text:span><text:span text:style-name="T12">(</text:span><text:span text:style-name="T13">台灣</text:span><text:span text:style-name="T12">)</text:span><text:span text:style-name="T13">商業銀行股份有限公司</text:span></text:p>
          </table:table-cell>
          <table:table-cell table:style-name="ce20" office:value-type="string" calcext:value-type="string">
            <text:p><text:span text:style-name="T11">勞基法第</text:span><text:span text:style-name="T14">24</text:span><text:span text:style-name="T13">條</text:span></text:p>
          </table:table-cell>
          <table:table-cell table:style-name="ce19" office:value-type="string" calcext:value-type="string">
            <text:p>延長工作時間未依規定加給工資。</text:p>
          </table:table-cell>
          <table:table-cell table:style-name="ce20" office:value-type="string" calcext:value-type="string">
            <text:p><text:span text:style-name="T11">北府勞條字第</text:span><text:span text:style-name="T14">1031797176</text:span><text:span text:style-name="T13">號</text:span></text:p>
          </table:table-cell>
          <table:table-cell table:style-name="ce20" office:value-type="string" calcext:value-type="string">
            <text:p><text:span text:style-name="T22">103</text:span><text:span text:style-name="T13">年</text:span><text:span text:style-name="T12">09</text:span><text:span text:style-name="T13">月</text:span><text:span text:style-name="T12">30</text:span><text:span text:style-name="T13">日</text:span></text:p>
          </table:table-cell>
          <table:table-cell/>
        </table:table-row>
        <table:table-row table:style-name="ro1">
          <table:table-cell table:style-name="ce8" office:value-type="float" office:value="17" calcext:value-type="float">
            <text:p>17</text:p>
          </table:table-cell>
          <table:table-cell table:style-name="ce19" office:value-type="string" calcext:value-type="string">
            <text:p>洤興金屬有限公司</text:p>
          </table:table-cell>
          <table:table-cell table:style-name="ce20" office:value-type="string" calcext:value-type="string">
            <text:p><text:span text:style-name="T11">勞基法第</text:span><text:span text:style-name="T14">24</text:span><text:span text:style-name="T13">條</text:span></text:p>
          </table:table-cell>
          <table:table-cell table:style-name="ce19" office:value-type="string" calcext:value-type="string">
            <text:p>延長工作時間未依規定加給工資。</text:p>
          </table:table-cell>
          <table:table-cell table:style-name="ce20" office:value-type="string" calcext:value-type="string">
            <text:p><text:span text:style-name="T11">北府勞條字第</text:span><text:span text:style-name="T14">1031814660</text:span><text:span text:style-name="T13">號</text:span></text:p>
          </table:table-cell>
          <table:table-cell table:style-name="ce20" office:value-type="string" calcext:value-type="string">
            <text:p><text:span text:style-name="T22">103</text:span><text:span text:style-name="T13">年</text:span><text:span text:style-name="T14">10</text:span><text:span text:style-name="T13">月</text:span><text:span text:style-name="T14">01</text:span><text:span text:style-name="T13">日</text:span></text:p>
          </table:table-cell>
          <table:table-cell/>
        </table:table-row>
        <table:table-row table:style-name="ro1">
          <table:table-cell table:number-columns-repeated="2"/>
          <table:table-cell table:style-name="ce20" office:value-type="string" calcext:value-type="string">
            <text:p><text:span text:style-name="T11">勞基法第</text:span><text:span text:style-name="T14">32</text:span><text:span text:style-name="T13">條第</text:span><text:span text:style-name="T14">2</text:span><text:span text:style-name="T13">項</text:span></text:p>
          </table:table-cell>
          <table:table-cell table:style-name="ce19" office:value-type="string" calcext:value-type="string">
            <text:p>延長工作時間超過法令規定。</text:p>
          </table:table-cell>
          <table:table-cell table:style-name="ce20" office:value-type="string" calcext:value-type="string">
            <text:p><text:span text:style-name="T11">北府勞條字第</text:span><text:span text:style-name="T14">10318146601</text:span><text:span text:style-name="T13">號</text:span></text:p>
          </table:table-cell>
          <table:table-cell table:style-name="ce20" office:value-type="string" calcext:value-type="string">
            <text:p><text:span text:style-name="T22">103</text:span><text:span text:style-name="T13">年</text:span><text:span text:style-name="T12">10</text:span><text:span text:style-name="T13">月</text:span><text:span text:style-name="T12">01</text:span><text:span text:style-name="T13">日</text:span></text:p>
          </table:table-cell>
          <table:table-cell/>
        </table:table-row>
        <table:table-row table:style-name="ro1">
          <table:table-cell table:number-columns-repeated="2"/>
          <table:table-cell table:style-name="ce20" office:value-type="string" calcext:value-type="string">
            <text:p><text:span text:style-name="T11">勞基法第</text:span><text:span text:style-name="T14">38</text:span><text:span text:style-name="T13">條</text:span></text:p>
          </table:table-cell>
          <table:table-cell table:style-name="ce19" office:value-type="string" calcext:value-type="string">
            <text:p>未依規定給予特別休假。</text:p>
          </table:table-cell>
          <table:table-cell table:style-name="ce20" office:value-type="string" calcext:value-type="string">
            <text:p><text:span text:style-name="T11">北府勞條字第</text:span><text:span text:style-name="T14">10318146602</text:span><text:span text:style-name="T13">號</text:span></text:p>
          </table:table-cell>
          <table:table-cell table:style-name="ce20" office:value-type="string" calcext:value-type="string">
            <text:p><text:span text:style-name="T22">103</text:span><text:span text:style-name="T13">年</text:span><text:span text:style-name="T12">10</text:span><text:span text:style-name="T13">月</text:span><text:span text:style-name="T12">01</text:span><text:span text:style-name="T13">日</text:span></text:p>
          </table:table-cell>
          <table:table-cell/>
        </table:table-row>
        <table:table-row table:style-name="ro1">
          <table:table-cell table:style-name="ce8" office:value-type="float" office:value="18" calcext:value-type="float">
            <text:p>18</text:p>
          </table:table-cell>
          <table:table-cell table:style-name="ce19" office:value-type="string" calcext:value-type="string">
            <text:p>誠信洗染材料有限公司</text:p>
          </table:table-cell>
          <table:table-cell table:style-name="ce20" office:value-type="string" calcext:value-type="string">
            <text:p><text:span text:style-name="T11">勞基法第</text:span><text:span text:style-name="T14">24</text:span><text:span text:style-name="T13">條</text:span></text:p>
          </table:table-cell>
          <table:table-cell table:style-name="ce19" office:value-type="string" calcext:value-type="string">
            <text:p>延長工作時間未依規定加給工資。</text:p>
          </table:table-cell>
          <table:table-cell table:style-name="ce20" office:value-type="string" calcext:value-type="string">
            <text:p><text:span text:style-name="T11">北府勞條字第</text:span><text:span text:style-name="T14">1031852452</text:span><text:span text:style-name="T13">號</text:span></text:p>
          </table:table-cell>
          <table:table-cell table:style-name="ce20" office:value-type="string" calcext:value-type="string">
            <text:p><text:span text:style-name="T22">103</text:span><text:span text:style-name="T13">年</text:span><text:span text:style-name="T12">10</text:span><text:span text:style-name="T13">月</text:span><text:span text:style-name="T12">01</text:span><text:span text:style-name="T13">日</text:span></text:p>
          </table:table-cell>
          <table:table-cell/>
        </table:table-row>
        <table:table-row table:style-name="ro1">
          <table:table-cell table:number-columns-repeated="2"/>
          <table:table-cell table:style-name="ce20" office:value-type="string" calcext:value-type="string">
            <text:p><text:span text:style-name="T11">勞基法第</text:span><text:span text:style-name="T14">32</text:span><text:span text:style-name="T13">條第</text:span><text:span text:style-name="T14">2</text:span><text:span text:style-name="T13">項</text:span></text:p>
          </table:table-cell>
          <table:table-cell table:style-name="ce19" office:value-type="string" calcext:value-type="string">
            <text:p>延長工作時間超過法令規定。</text:p>
          </table:table-cell>
          <table:table-cell table:style-name="ce20" office:value-type="string" calcext:value-type="string">
            <text:p><text:span text:style-name="T11">北府勞條字第</text:span><text:span text:style-name="T14">10318524521</text:span><text:span text:style-name="T13">號</text:span></text:p>
          </table:table-cell>
          <table:table-cell table:style-name="ce20" office:value-type="string" calcext:value-type="string">
            <text:p><text:span text:style-name="T22">103</text:span><text:span text:style-name="T13">年</text:span><text:span text:style-name="T12">10</text:span><text:span text:style-name="T13">月</text:span><text:span text:style-name="T12">01</text:span><text:span text:style-name="T13">日</text:span></text:p>
          </table:table-cell>
          <table:table-cell/>
        </table:table-row>
        <table:table-row table:style-name="ro1">
          <table:table-cell table:number-columns-repeated="2"/>
          <table:table-cell table:style-name="ce20" office:value-type="string" calcext:value-type="string">
            <text:p><text:span text:style-name="T11">勞基法第</text:span><text:span text:style-name="T14">36</text:span><text:span text:style-name="T13">條</text:span></text:p>
          </table:table-cell>
          <table:table-cell table:style-name="ce19" office:value-type="string" calcext:value-type="string">
            <text:p>每七日中未有一日之休息作為例假。</text:p>
          </table:table-cell>
          <table:table-cell table:style-name="ce20" office:value-type="string" calcext:value-type="string">
            <text:p><text:span text:style-name="T11">北府勞條字第</text:span><text:span text:style-name="T14">10318524522</text:span><text:span text:style-name="T13">號</text:span></text:p>
          </table:table-cell>
          <table:table-cell table:style-name="ce20" office:value-type="string" calcext:value-type="string">
            <text:p><text:span text:style-name="T22">103</text:span><text:span text:style-name="T13">年</text:span><text:span text:style-name="T12">10</text:span><text:span text:style-name="T13">月</text:span><text:span text:style-name="T12">01</text:span><text:span text:style-name="T13">日</text:span></text:p>
          </table:table-cell>
          <table:table-cell/>
        </table:table-row>
        <table:table-row table:style-name="ro1">
          <table:table-cell table:style-name="ce8" office:value-type="float" office:value="19" calcext:value-type="float">
            <text:p>19</text:p>
          </table:table-cell>
          <table:table-cell table:style-name="ce19" office:value-type="string" calcext:value-type="string">
            <text:p>興霖事業有限公司</text:p>
          </table:table-cell>
          <table:table-cell table:style-name="ce20" office:value-type="string" calcext:value-type="string">
            <text:p><text:span text:style-name="T11">勞基法第</text:span><text:span text:style-name="T14">24</text:span><text:span text:style-name="T13">條</text:span></text:p>
          </table:table-cell>
          <table:table-cell table:style-name="ce19" office:value-type="string" calcext:value-type="string">
            <text:p>延長工作時間未依規定加給工資。</text:p>
          </table:table-cell>
          <table:table-cell table:style-name="ce20" office:value-type="string" calcext:value-type="string">
            <text:p><text:span text:style-name="T11">北府勞條字第</text:span><text:span text:style-name="T14">1031851919</text:span><text:span text:style-name="T13">號</text:span></text:p>
          </table:table-cell>
          <table:table-cell table:style-name="ce20" office:value-type="string" calcext:value-type="string">
            <text:p><text:span text:style-name="T22">103</text:span><text:span text:style-name="T13">年</text:span><text:span text:style-name="T12">10</text:span><text:span text:style-name="T13">月</text:span><text:span text:style-name="T12">01</text:span><text:span text:style-name="T13">日</text:span></text:p>
          </table:table-cell>
          <table:table-cell/>
        </table:table-row>
        <table:table-row table:style-name="ro1">
          <table:table-cell table:number-columns-repeated="2"/>
          <table:table-cell table:style-name="ce20" office:value-type="string" calcext:value-type="string">
            <text:p><text:span text:style-name="T11">勞基法第</text:span><text:span text:style-name="T14">32</text:span><text:span text:style-name="T13">條第</text:span><text:span text:style-name="T14">2</text:span><text:span text:style-name="T13">項</text:span></text:p>
          </table:table-cell>
          <table:table-cell table:style-name="ce19" office:value-type="string" calcext:value-type="string">
            <text:p>延長工作時間超過法令規定。</text:p>
          </table:table-cell>
          <table:table-cell table:style-name="ce20" office:value-type="string" calcext:value-type="string">
            <text:p><text:span text:style-name="T11">北府勞條字第</text:span><text:span text:style-name="T14">10318519191</text:span><text:span text:style-name="T13">號</text:span></text:p>
          </table:table-cell>
          <table:table-cell table:style-name="ce20" office:value-type="string" calcext:value-type="string">
            <text:p><text:span text:style-name="T22">103</text:span><text:span text:style-name="T13">年</text:span><text:span text:style-name="T12">10</text:span><text:span text:style-name="T13">月</text:span><text:span text:style-name="T12">01</text:span><text:span text:style-name="T13">日</text:span></text:p>
          </table:table-cell>
          <table:table-cell/>
        </table:table-row>
        <table:table-row table:style-name="ro1">
          <table:table-cell table:number-columns-repeated="2"/>
          <table:table-cell table:style-name="ce20" office:value-type="string" calcext:value-type="string">
            <text:p><text:span text:style-name="T11">勞基法第</text:span><text:span text:style-name="T14">36</text:span><text:span text:style-name="T13">條</text:span></text:p>
          </table:table-cell>
          <table:table-cell table:style-name="ce19" office:value-type="string" calcext:value-type="string">
            <text:p>每七日中未有一日之休息作為例假。</text:p>
          </table:table-cell>
          <table:table-cell table:style-name="ce20" office:value-type="string" calcext:value-type="string">
            <text:p><text:span text:style-name="T11">北府勞條字第</text:span><text:span text:style-name="T14">10318519192</text:span><text:span text:style-name="T13">號</text:span></text:p>
          </table:table-cell>
          <table:table-cell table:style-name="ce20" office:value-type="string" calcext:value-type="string">
            <text:p><text:span text:style-name="T22">103</text:span><text:span text:style-name="T13">年</text:span><text:span text:style-name="T12">10</text:span><text:span text:style-name="T13">月</text:span><text:span text:style-name="T12">01</text:span><text:span text:style-name="T13">日</text:span></text:p>
          </table:table-cell>
          <table:table-cell/>
        </table:table-row>
        <table:table-row table:style-name="ro1">
          <table:table-cell table:style-name="ce8" office:value-type="float" office:value="20" calcext:value-type="float">
            <text:p>20</text:p>
          </table:table-cell>
          <table:table-cell table:style-name="ce19" office:value-type="string" calcext:value-type="string">
            <text:p>台灣宅配通股份有限公司</text:p>
          </table:table-cell>
          <table:table-cell table:style-name="ce20" office:value-type="string" calcext:value-type="string">
            <text:p><text:span text:style-name="T11">勞基法第</text:span><text:span text:style-name="T14">22</text:span><text:span text:style-name="T13">條第</text:span><text:span text:style-name="T14">2</text:span><text:span text:style-name="T13">項</text:span></text:p>
          </table:table-cell>
          <table:table-cell table:style-name="ce19" office:value-type="string" calcext:value-type="string">
            <text:p>工資未全額直接給付勞工。</text:p>
          </table:table-cell>
          <table:table-cell table:style-name="ce20" office:value-type="string" calcext:value-type="string">
            <text:p><text:span text:style-name="T11">北府勞條字第</text:span><text:span text:style-name="T14">1031862680</text:span><text:span text:style-name="T13">號</text:span></text:p>
          </table:table-cell>
          <table:table-cell table:style-name="ce20" office:value-type="string" calcext:value-type="string">
            <text:p><text:span text:style-name="T22">103</text:span><text:span text:style-name="T13">年</text:span><text:span text:style-name="T12">10</text:span><text:span text:style-name="T13">月</text:span><text:span text:style-name="T12">02</text:span><text:span text:style-name="T13">日</text:span></text:p>
          </table:table-cell>
          <table:table-cell/>
        </table:table-row>
        <table:table-row table:style-name="ro1">
          <table:table-cell table:number-columns-repeated="2"/>
          <table:table-cell table:style-name="ce20" office:value-type="string" calcext:value-type="string">
            <text:p><text:span text:style-name="T11">勞基法第</text:span><text:span text:style-name="T14">24</text:span><text:span text:style-name="T13">條</text:span></text:p>
          </table:table-cell>
          <table:table-cell table:style-name="ce19" office:value-type="string" calcext:value-type="string">
            <text:p>延長工作時間未依規定加給工資。</text:p>
          </table:table-cell>
          <table:table-cell table:style-name="ce20" office:value-type="string" calcext:value-type="string">
            <text:p><text:span text:style-name="T11">北府勞條字第</text:span><text:span text:style-name="T14">10318626801</text:span><text:span text:style-name="T13">號</text:span></text:p>
          </table:table-cell>
          <table:table-cell table:style-name="ce20" office:value-type="string" calcext:value-type="string">
            <text:p><text:span text:style-name="T22">103</text:span><text:span text:style-name="T13">年</text:span><text:span text:style-name="T12">10</text:span><text:span text:style-name="T13">月</text:span><text:span text:style-name="T12">02</text:span><text:span text:style-name="T13">日</text:span></text:p>
          </table:table-cell>
          <table:table-cell/>
        </table:table-row>
        <table:table-row table:style-name="ro1">
          <table:table-cell table:style-name="ce8" office:value-type="float" office:value="21" calcext:value-type="float">
            <text:p>21</text:p>
          </table:table-cell>
          <table:table-cell table:style-name="ce19" office:value-type="string" calcext:value-type="string">
            <text:p>禾頡物流有限公司</text:p>
          </table:table-cell>
          <table:table-cell table:style-name="ce20" office:value-type="string" calcext:value-type="string">
            <text:p><text:span text:style-name="T11">勞基法第</text:span><text:span text:style-name="T14">24</text:span><text:span text:style-name="T13">條</text:span></text:p>
          </table:table-cell>
          <table:table-cell table:style-name="ce19" office:value-type="string" calcext:value-type="string">
            <text:p>延長工作時間未依規定加給工資。</text:p>
          </table:table-cell>
          <table:table-cell table:style-name="ce20" office:value-type="string" calcext:value-type="string">
            <text:p><text:span text:style-name="T11">北府勞條字第</text:span><text:span text:style-name="T14">1031904438</text:span><text:span text:style-name="T13">號</text:span></text:p>
          </table:table-cell>
          <table:table-cell table:style-name="ce20" office:value-type="string" calcext:value-type="string">
            <text:p><text:span text:style-name="T22">103</text:span><text:span text:style-name="T13">年</text:span><text:span text:style-name="T12">10</text:span><text:span text:style-name="T13">月</text:span><text:span text:style-name="T12">09</text:span><text:span text:style-name="T13">日</text:span></text:p>
          </table:table-cell>
          <table:table-cell/>
        </table:table-row>
        <table:table-row table:style-name="ro1">
          <table:table-cell table:number-columns-repeated="2"/>
          <table:table-cell table:style-name="ce20" office:value-type="string" calcext:value-type="string">
            <text:p><text:span text:style-name="T11">勞基法第</text:span><text:span text:style-name="T14">39</text:span><text:span text:style-name="T13">條</text:span></text:p>
          </table:table-cell>
          <table:table-cell table:style-name="ce19" office:value-type="string" calcext:value-type="string">
            <text:p>假日工資未給或於休假日工作未依規定加給工資。</text:p>
          </table:table-cell>
          <table:table-cell table:style-name="ce20" office:value-type="string" calcext:value-type="string">
            <text:p><text:span text:style-name="T11">北府勞條字第</text:span><text:span text:style-name="T14">10319044381</text:span><text:span text:style-name="T13">號</text:span></text:p>
          </table:table-cell>
          <table:table-cell table:style-name="ce20" office:value-type="string" calcext:value-type="string">
            <text:p><text:span text:style-name="T22">103</text:span><text:span text:style-name="T13">年</text:span><text:span text:style-name="T12">10</text:span><text:span text:style-name="T13">月</text:span><text:span text:style-name="T12">09</text:span><text:span text:style-name="T13">日</text:span></text:p>
          </table:table-cell>
          <table:table-cell/>
        </table:table-row>
        <table:table-row table:style-name="ro1">
          <table:table-cell table:style-name="ce8" office:value-type="float" office:value="22" calcext:value-type="float">
            <text:p>22</text:p>
          </table:table-cell>
          <table:table-cell table:style-name="ce19" office:value-type="string" calcext:value-type="string">
            <text:p>統皓食品股份有限公司</text:p>
          </table:table-cell>
          <table:table-cell table:style-name="ce20" office:value-type="string" calcext:value-type="string">
            <text:p><text:span text:style-name="T11">勞基法第</text:span><text:span text:style-name="T14">32</text:span><text:span text:style-name="T13">條第</text:span><text:span text:style-name="T14">2</text:span><text:span text:style-name="T13">項</text:span></text:p>
          </table:table-cell>
          <table:table-cell table:style-name="ce19" office:value-type="string" calcext:value-type="string">
            <text:p>延長工作時間超過法令規定。</text:p>
          </table:table-cell>
          <table:table-cell table:style-name="ce20" office:value-type="string" calcext:value-type="string">
            <text:p><text:span text:style-name="T11">北府勞條字第</text:span><text:span text:style-name="T14">1031893658</text:span><text:span text:style-name="T13">號</text:span></text:p>
          </table:table-cell>
          <table:table-cell table:style-name="ce20" office:value-type="string" calcext:value-type="string">
            <text:p><text:span text:style-name="T22">103</text:span><text:span text:style-name="T13">年</text:span><text:span text:style-name="T12">10</text:span><text:span text:style-name="T13">月</text:span><text:span text:style-name="T12">09</text:span><text:span text:style-name="T13">日</text:span></text:p>
          </table:table-cell>
          <table:table-cell/>
        </table:table-row>
        <table:table-row table:style-name="ro2">
          <table:table-cell table:style-name="ce6" office:value-type="float" office:value="1" calcext:value-type="float">
            <text:p>1</text:p>
          </table:table-cell>
          <table:table-cell table:style-name="ce16" office:value-type="string" calcext:value-type="string">
            <text:p>泳鑫興業有限公司</text:p>
          </table:table-cell>
          <table:table-cell office:value-type="string" calcext:value-type="string">
            <text:p><text:span text:style-name="T5">勞動基準法第</text:span><text:span text:style-name="T6">21</text:span><text:span text:style-name="T7">條第</text:span><text:span text:style-name="T6">1</text:span><text:span text:style-name="T7">項</text:span></text:p>
          </table:table-cell>
          <table:table-cell office:value-type="string" calcext:value-type="string">
            <text:p>未達基本工資。</text:p>
          </table:table-cell>
          <table:table-cell office:value-type="string" calcext:value-type="string">
            <text:p><text:span text:style-name="T5">北府勞條字第</text:span><text:span text:style-name="T6">1031920888</text:span><text:span text:style-name="T7">號</text:span></text:p>
          </table:table-cell>
          <table:table-cell office:value-type="string" calcext:value-type="string">
            <text:p><text:span text:style-name="T20">103</text:span><text:span text:style-name="T7">年</text:span><text:span text:style-name="T6">10</text:span><text:span text:style-name="T7">月</text:span><text:span text:style-name="T6">15</text:span><text:span text:style-name="T7">日</text:span></text:p>
          </table:table-cell>
          <table:table-cell/>
        </table:table-row>
        <table:table-row table:style-name="ro2">
          <table:table-cell table:style-name="ce6" office:value-type="float" office:value="2" calcext:value-type="float">
            <text:p>2</text:p>
          </table:table-cell>
          <table:table-cell table:style-name="ce16" office:value-type="string" calcext:value-type="string">
            <text:p>泳鑫興業有限公司</text:p>
          </table:table-cell>
          <table:table-cell office:value-type="string" calcext:value-type="string">
            <text:p><text:span text:style-name="T5">勞動基準法第</text:span><text:span text:style-name="T6">22</text:span><text:span text:style-name="T7">條第</text:span><text:span text:style-name="T6">1</text:span><text:span text:style-name="T7">項</text:span></text:p>
          </table:table-cell>
          <table:table-cell office:value-type="string" calcext:value-type="string">
            <text:p>工資未以法定通用貨幣給付勞工。</text:p>
          </table:table-cell>
          <table:table-cell office:value-type="string" calcext:value-type="string">
            <text:p><text:span text:style-name="T5">北府勞條字第</text:span><text:span text:style-name="T6">10319208881</text:span><text:span text:style-name="T7">號</text:span></text:p>
          </table:table-cell>
          <table:table-cell office:value-type="string" calcext:value-type="string">
            <text:p><text:span text:style-name="T20">103</text:span><text:span text:style-name="T7">年</text:span><text:span text:style-name="T6">10</text:span><text:span text:style-name="T7">月</text:span><text:span text:style-name="T6">15</text:span><text:span text:style-name="T7">日</text:span></text:p>
          </table:table-cell>
          <table:table-cell/>
        </table:table-row>
        <table:table-row table:style-name="ro2">
          <table:table-cell table:style-name="ce6" office:value-type="float" office:value="3" calcext:value-type="float">
            <text:p>3</text:p>
          </table:table-cell>
          <table:table-cell table:style-name="ce16" office:value-type="string" calcext:value-type="string">
            <text:p>泳鑫興業有限公司</text:p>
          </table:table-cell>
          <table:table-cell office:value-type="string" calcext:value-type="string">
            <text:p><text:span text:style-name="T5">勞動基準法第</text:span><text:span text:style-name="T6">32</text:span><text:span text:style-name="T7">條第</text:span><text:span text:style-name="T6">2</text:span><text:span text:style-name="T7">項</text:span></text:p>
          </table:table-cell>
          <table:table-cell office:value-type="string" calcext:value-type="string">
            <text:p>延長工作時間超過法令規定。</text:p>
          </table:table-cell>
          <table:table-cell office:value-type="string" calcext:value-type="string">
            <text:p><text:span text:style-name="T5">北府勞條字第</text:span><text:span text:style-name="T6">10319208882</text:span><text:span text:style-name="T7">號</text:span></text:p>
          </table:table-cell>
          <table:table-cell office:value-type="string" calcext:value-type="string">
            <text:p><text:span text:style-name="T20">103</text:span><text:span text:style-name="T7">年</text:span><text:span text:style-name="T6">10</text:span><text:span text:style-name="T7">月</text:span><text:span text:style-name="T6">15</text:span><text:span text:style-name="T7">日</text:span></text:p>
          </table:table-cell>
          <table:table-cell/>
        </table:table-row>
        <table:table-row table:style-name="ro2">
          <table:table-cell table:style-name="ce6" office:value-type="float" office:value="4" calcext:value-type="float">
            <text:p>4</text:p>
          </table:table-cell>
          <table:table-cell table:style-name="ce16" office:value-type="string" calcext:value-type="string">
            <text:p>光鑫精密機械有限公司</text:p>
          </table:table-cell>
          <table:table-cell office:value-type="string" calcext:value-type="string">
            <text:p><text:span text:style-name="T5">勞動基準法第</text:span><text:span text:style-name="T6">22</text:span><text:span text:style-name="T7">條第</text:span><text:span text:style-name="T6">2</text:span><text:span text:style-name="T7">項</text:span></text:p>
          </table:table-cell>
          <table:table-cell office:value-type="string" calcext:value-type="string">
            <text:p>工資未全額直接給付勞工。</text:p>
          </table:table-cell>
          <table:table-cell office:value-type="string" calcext:value-type="string">
            <text:p><text:span text:style-name="T5">北府勞條字第</text:span><text:span text:style-name="T6">1031953597</text:span><text:span text:style-name="T7">號</text:span></text:p>
          </table:table-cell>
          <table:table-cell office:value-type="string" calcext:value-type="string">
            <text:p><text:span text:style-name="T20">103</text:span><text:span text:style-name="T7">年</text:span><text:span text:style-name="T6">10</text:span><text:span text:style-name="T7">月</text:span><text:span text:style-name="T6">16</text:span><text:span text:style-name="T7">日</text:span></text:p>
          </table:table-cell>
          <table:table-cell/>
        </table:table-row>
        <table:table-row table:style-name="ro2">
          <table:table-cell table:style-name="ce6" office:value-type="float" office:value="5" calcext:value-type="float">
            <text:p>5</text:p>
          </table:table-cell>
          <table:table-cell table:style-name="ce16" office:value-type="string" calcext:value-type="string">
            <text:p>光鑫精密機械有限公司</text:p>
          </table:table-cell>
          <table:table-cell office:value-type="string" calcext:value-type="string">
            <text:p><text:span text:style-name="T5">勞動基準法第</text:span><text:span text:style-name="T6">38</text:span><text:span text:style-name="T7">條</text:span></text:p>
          </table:table-cell>
          <table:table-cell office:value-type="string" calcext:value-type="string">
            <text:p>未依規定給予特別休假。</text:p>
          </table:table-cell>
          <table:table-cell office:value-type="string" calcext:value-type="string">
            <text:p><text:span text:style-name="T5">北府勞條字第</text:span><text:span text:style-name="T6">10319535971</text:span><text:span text:style-name="T7">號</text:span></text:p>
          </table:table-cell>
          <table:table-cell office:value-type="string" calcext:value-type="string">
            <text:p><text:span text:style-name="T20">103</text:span><text:span text:style-name="T7">年</text:span><text:span text:style-name="T6">10</text:span><text:span text:style-name="T7">月</text:span><text:span text:style-name="T6">16</text:span><text:span text:style-name="T7">日</text:span></text:p>
          </table:table-cell>
          <table:table-cell/>
        </table:table-row>
        <table:table-row table:style-name="ro2">
          <table:table-cell table:style-name="ce6" office:value-type="float" office:value="6" calcext:value-type="float">
            <text:p>6</text:p>
          </table:table-cell>
          <table:table-cell table:style-name="ce16" office:value-type="string" calcext:value-type="string">
            <text:p>光鑫精密機械有限公司</text:p>
          </table:table-cell>
          <table:table-cell office:value-type="string" calcext:value-type="string">
            <text:p><text:span text:style-name="T5">勞動基準法第</text:span><text:span text:style-name="T6">43</text:span><text:span text:style-name="T7">條</text:span></text:p>
          </table:table-cell>
          <table:table-cell office:value-type="string" calcext:value-type="string">
            <text:p>請假期間未依規定給付工資。</text:p>
          </table:table-cell>
          <table:table-cell office:value-type="string" calcext:value-type="string">
            <text:p><text:span text:style-name="T5">北府勞條字第</text:span><text:span text:style-name="T6">10319535972</text:span><text:span text:style-name="T7">號</text:span></text:p>
          </table:table-cell>
          <table:table-cell office:value-type="string" calcext:value-type="string">
            <text:p><text:span text:style-name="T20">103</text:span><text:span text:style-name="T7">年</text:span><text:span text:style-name="T6">10</text:span><text:span text:style-name="T7">月</text:span><text:span text:style-name="T6">16</text:span><text:span text:style-name="T7">日</text:span></text:p>
          </table:table-cell>
          <table:table-cell/>
        </table:table-row>
        <table:table-row table:style-name="ro2">
          <table:table-cell table:style-name="ce6" office:value-type="float" office:value="7" calcext:value-type="float">
            <text:p>7</text:p>
          </table:table-cell>
          <table:table-cell table:style-name="ce16" office:value-type="string" calcext:value-type="string">
            <text:p>三合泰企業有限公司</text:p>
          </table:table-cell>
          <table:table-cell office:value-type="string" calcext:value-type="string">
            <text:p><text:span text:style-name="T5">勞動基準法第</text:span><text:span text:style-name="T6">22</text:span><text:span text:style-name="T7">條第</text:span><text:span text:style-name="T6">2</text:span><text:span text:style-name="T7">項</text:span></text:p>
          </table:table-cell>
          <table:table-cell office:value-type="string" calcext:value-type="string">
            <text:p>工資未全額直接給付勞工。</text:p>
          </table:table-cell>
          <table:table-cell office:value-type="string" calcext:value-type="string">
            <text:p><text:span text:style-name="T5">北府勞條字第</text:span><text:span text:style-name="T6">1031942523</text:span><text:span text:style-name="T7">號</text:span></text:p>
          </table:table-cell>
          <table:table-cell office:value-type="string" calcext:value-type="string">
            <text:p><text:span text:style-name="T20">103</text:span><text:span text:style-name="T7">年</text:span><text:span text:style-name="T6">10</text:span><text:span text:style-name="T7">月</text:span><text:span text:style-name="T6">21</text:span><text:span text:style-name="T7">日</text:span></text:p>
          </table:table-cell>
          <table:table-cell/>
        </table:table-row>
        <table:table-row table:style-name="ro2">
          <table:table-cell table:style-name="ce6" office:value-type="float" office:value="8" calcext:value-type="float">
            <text:p>8</text:p>
          </table:table-cell>
          <table:table-cell table:style-name="ce16" office:value-type="string" calcext:value-type="string">
            <text:p>三合泰企業有限公司</text:p>
          </table:table-cell>
          <table:table-cell office:value-type="string" calcext:value-type="string">
            <text:p><text:span text:style-name="T5">勞動基準法第</text:span><text:span text:style-name="T6">24</text:span><text:span text:style-name="T7">條</text:span></text:p>
          </table:table-cell>
          <table:table-cell office:value-type="string" calcext:value-type="string">
            <text:p>延長工作時間未依規定加給工資。</text:p>
          </table:table-cell>
          <table:table-cell office:value-type="string" calcext:value-type="string">
            <text:p><text:span text:style-name="T5">北府勞條字第</text:span><text:span text:style-name="T6">10319425231</text:span><text:span text:style-name="T7">號</text:span></text:p>
          </table:table-cell>
          <table:table-cell office:value-type="string" calcext:value-type="string">
            <text:p><text:span text:style-name="T20">103</text:span><text:span text:style-name="T7">年</text:span><text:span text:style-name="T6">10</text:span><text:span text:style-name="T7">月</text:span><text:span text:style-name="T6">21</text:span><text:span text:style-name="T7">日</text:span></text:p>
          </table:table-cell>
          <table:table-cell/>
        </table:table-row>
        <table:table-row table:style-name="ro2">
          <table:table-cell table:style-name="ce6" office:value-type="float" office:value="9" calcext:value-type="float">
            <text:p>9</text:p>
          </table:table-cell>
          <table:table-cell table:style-name="ce16" office:value-type="string" calcext:value-type="string">
            <text:p>三合泰企業有限公司</text:p>
          </table:table-cell>
          <table:table-cell office:value-type="string" calcext:value-type="string">
            <text:p><text:span text:style-name="T5">勞動基準法第</text:span><text:span text:style-name="T6">38</text:span><text:span text:style-name="T7">條</text:span></text:p>
          </table:table-cell>
          <table:table-cell office:value-type="string" calcext:value-type="string">
            <text:p>未依規定給予特別休假。</text:p>
          </table:table-cell>
          <table:table-cell office:value-type="string" calcext:value-type="string">
            <text:p><text:span text:style-name="T5">北府勞條字第</text:span><text:span text:style-name="T6">10319425232</text:span><text:span text:style-name="T7">號</text:span></text:p>
          </table:table-cell>
          <table:table-cell office:value-type="string" calcext:value-type="string">
            <text:p><text:span text:style-name="T20">103</text:span><text:span text:style-name="T7">年</text:span><text:span text:style-name="T6">10</text:span><text:span text:style-name="T7">月</text:span><text:span text:style-name="T6">21</text:span><text:span text:style-name="T7">日</text:span></text:p>
          </table:table-cell>
          <table:table-cell/>
        </table:table-row>
        <table:table-row table:style-name="ro2">
          <table:table-cell table:style-name="ce6" office:value-type="float" office:value="10" calcext:value-type="float">
            <text:p>10</text:p>
          </table:table-cell>
          <table:table-cell table:style-name="ce16" office:value-type="string" calcext:value-type="string">
            <text:p>勝贊行銷有限公司</text:p>
          </table:table-cell>
          <table:table-cell office:value-type="string" calcext:value-type="string">
            <text:p><text:span text:style-name="T5">勞動基準法第</text:span><text:span text:style-name="T6">21</text:span><text:span text:style-name="T7">條第</text:span><text:span text:style-name="T6">1</text:span><text:span text:style-name="T7">項</text:span></text:p>
          </table:table-cell>
          <table:table-cell office:value-type="string" calcext:value-type="string">
            <text:p>未達基本工資。</text:p>
          </table:table-cell>
          <table:table-cell office:value-type="string" calcext:value-type="string">
            <text:p><text:span text:style-name="T5">北府勞條字第</text:span><text:span text:style-name="T6">1031953598</text:span><text:span text:style-name="T7">號</text:span></text:p>
          </table:table-cell>
          <table:table-cell office:value-type="string" calcext:value-type="string">
            <text:p><text:span text:style-name="T20">103</text:span><text:span text:style-name="T7">年</text:span><text:span text:style-name="T6">10</text:span><text:span text:style-name="T7">月</text:span><text:span text:style-name="T6">22</text:span><text:span text:style-name="T7">日</text:span></text:p>
          </table:table-cell>
          <table:table-cell/>
        </table:table-row>
        <table:table-row table:style-name="ro2">
          <table:table-cell table:style-name="ce6" office:value-type="float" office:value="11" calcext:value-type="float">
            <text:p>11</text:p>
          </table:table-cell>
          <table:table-cell table:style-name="ce16" office:value-type="string" calcext:value-type="string">
            <text:p>勝贊行銷有限公司</text:p>
          </table:table-cell>
          <table:table-cell office:value-type="string" calcext:value-type="string">
            <text:p><text:span text:style-name="T5">勞動基準法第</text:span><text:span text:style-name="T6">24</text:span><text:span text:style-name="T7">條</text:span></text:p>
          </table:table-cell>
          <table:table-cell office:value-type="string" calcext:value-type="string">
            <text:p>延長工作時間未依規定加給工資。</text:p>
          </table:table-cell>
          <table:table-cell office:value-type="string" calcext:value-type="string">
            <text:p><text:span text:style-name="T5">北府勞條字第</text:span><text:span text:style-name="T6">10319535981</text:span><text:span text:style-name="T7">號</text:span></text:p>
          </table:table-cell>
          <table:table-cell office:value-type="string" calcext:value-type="string">
            <text:p><text:span text:style-name="T20">103</text:span><text:span text:style-name="T7">年</text:span><text:span text:style-name="T6">10</text:span><text:span text:style-name="T7">月</text:span><text:span text:style-name="T6">22</text:span><text:span text:style-name="T7">日</text:span></text:p>
          </table:table-cell>
          <table:table-cell/>
        </table:table-row>
        <table:table-row table:style-name="ro2">
          <table:table-cell table:style-name="ce6" office:value-type="float" office:value="12" calcext:value-type="float">
            <text:p>12</text:p>
          </table:table-cell>
          <table:table-cell table:style-name="ce16" office:value-type="string" calcext:value-type="string">
            <text:p>勝贊行銷有限公司</text:p>
          </table:table-cell>
          <table:table-cell office:value-type="string" calcext:value-type="string">
            <text:p><text:span text:style-name="T5">勞動基準法第</text:span><text:span text:style-name="T6">32</text:span><text:span text:style-name="T7">條第</text:span><text:span text:style-name="T6">2</text:span><text:span text:style-name="T7">項</text:span></text:p>
          </table:table-cell>
          <table:table-cell office:value-type="string" calcext:value-type="string">
            <text:p>延長工作時間超過法令規定。</text:p>
          </table:table-cell>
          <table:table-cell office:value-type="string" calcext:value-type="string">
            <text:p><text:span text:style-name="T5">北府勞條字第</text:span><text:span text:style-name="T6">10319535982</text:span><text:span text:style-name="T7">號</text:span></text:p>
          </table:table-cell>
          <table:table-cell office:value-type="string" calcext:value-type="string">
            <text:p><text:span text:style-name="T20">103</text:span><text:span text:style-name="T7">年</text:span><text:span text:style-name="T6">10</text:span><text:span text:style-name="T7">月</text:span><text:span text:style-name="T6">22</text:span><text:span text:style-name="T7">日</text:span></text:p>
          </table:table-cell>
          <table:table-cell/>
        </table:table-row>
        <table:table-row table:style-name="ro2">
          <table:table-cell table:style-name="ce6" office:value-type="float" office:value="13" calcext:value-type="float">
            <text:p>13</text:p>
          </table:table-cell>
          <table:table-cell table:style-name="ce16" office:value-type="string" calcext:value-type="string">
            <text:p>勝贊行銷有限公司</text:p>
          </table:table-cell>
          <table:table-cell office:value-type="string" calcext:value-type="string">
            <text:p><text:span text:style-name="T5">勞動基準法第</text:span><text:span text:style-name="T6">38</text:span><text:span text:style-name="T7">條</text:span></text:p>
          </table:table-cell>
          <table:table-cell office:value-type="string" calcext:value-type="string">
            <text:p>未依規定給予特別休假。</text:p>
          </table:table-cell>
          <table:table-cell office:value-type="string" calcext:value-type="string">
            <text:p><text:span text:style-name="T5">北府勞條字第</text:span><text:span text:style-name="T6">10319535983</text:span><text:span text:style-name="T7">號</text:span></text:p>
          </table:table-cell>
          <table:table-cell office:value-type="string" calcext:value-type="string">
            <text:p><text:span text:style-name="T20">103</text:span><text:span text:style-name="T7">年</text:span><text:span text:style-name="T6">10</text:span><text:span text:style-name="T7">月</text:span><text:span text:style-name="T6">22</text:span><text:span text:style-name="T7">日</text:span></text:p>
          </table:table-cell>
          <table:table-cell/>
        </table:table-row>
        <table:table-row table:style-name="ro2">
          <table:table-cell table:style-name="ce6" office:value-type="float" office:value="14" calcext:value-type="float">
            <text:p>14</text:p>
          </table:table-cell>
          <table:table-cell table:style-name="ce16" office:value-type="string" calcext:value-type="string">
            <text:p>勝贊行銷有限公司</text:p>
          </table:table-cell>
          <table:table-cell office:value-type="string" calcext:value-type="string">
            <text:p><text:span text:style-name="T5">勞動基準法第</text:span><text:span text:style-name="T6">39</text:span><text:span text:style-name="T7">條</text:span></text:p>
          </table:table-cell>
          <table:table-cell office:value-type="string" calcext:value-type="string">
            <text:p>假日工資未給或於休假日工作未依規定加給工資。</text:p>
          </table:table-cell>
          <table:table-cell office:value-type="string" calcext:value-type="string">
            <text:p><text:span text:style-name="T5">北府勞條字第</text:span><text:span text:style-name="T6">10319535984</text:span><text:span text:style-name="T7">號</text:span></text:p>
          </table:table-cell>
          <table:table-cell office:value-type="string" calcext:value-type="string">
            <text:p><text:span text:style-name="T20">103</text:span><text:span text:style-name="T7">年</text:span><text:span text:style-name="T6">10</text:span><text:span text:style-name="T7">月</text:span><text:span text:style-name="T6">22</text:span><text:span text:style-name="T7">日</text:span></text:p>
          </table:table-cell>
          <table:table-cell/>
        </table:table-row>
        <table:table-row table:style-name="ro2">
          <table:table-cell table:style-name="ce6" office:value-type="float" office:value="15" calcext:value-type="float">
            <text:p>15</text:p>
          </table:table-cell>
          <table:table-cell table:style-name="ce16" office:value-type="string" calcext:value-type="string">
            <text:p>吉盛興電器有限公司</text:p>
          </table:table-cell>
          <table:table-cell office:value-type="string" calcext:value-type="string">
            <text:p><text:span text:style-name="T5">勞動基準法第</text:span><text:span text:style-name="T6">22</text:span><text:span text:style-name="T7">條第</text:span><text:span text:style-name="T6">2</text:span><text:span text:style-name="T7">項</text:span></text:p>
          </table:table-cell>
          <table:table-cell office:value-type="string" calcext:value-type="string">
            <text:p>工資未全額直接給付勞工。</text:p>
          </table:table-cell>
          <table:table-cell office:value-type="string" calcext:value-type="string">
            <text:p><text:span text:style-name="T5">北府勞條字第</text:span><text:span text:style-name="T6">1031988035</text:span><text:span text:style-name="T7">號</text:span></text:p>
          </table:table-cell>
          <table:table-cell office:value-type="string" calcext:value-type="string">
            <text:p><text:span text:style-name="T20">103</text:span><text:span text:style-name="T7">年</text:span><text:span text:style-name="T6">10</text:span><text:span text:style-name="T7">月</text:span><text:span text:style-name="T6">28</text:span><text:span text:style-name="T7">日</text:span></text:p>
          </table:table-cell>
          <table:table-cell/>
        </table:table-row>
        <table:table-row table:style-name="ro2">
          <table:table-cell table:style-name="ce6" office:value-type="float" office:value="16" calcext:value-type="float">
            <text:p>16</text:p>
          </table:table-cell>
          <table:table-cell table:style-name="ce16" office:value-type="string" calcext:value-type="string">
            <text:p>吉盛興電器有限公司</text:p>
          </table:table-cell>
          <table:table-cell office:value-type="string" calcext:value-type="string">
            <text:p><text:span text:style-name="T5">勞動基準法第</text:span><text:span text:style-name="T6">24</text:span><text:span text:style-name="T7">條</text:span></text:p>
          </table:table-cell>
          <table:table-cell office:value-type="string" calcext:value-type="string">
            <text:p>延長工作時間未依規定加給工資。</text:p>
          </table:table-cell>
          <table:table-cell office:value-type="string" calcext:value-type="string">
            <text:p><text:span text:style-name="T5">北府勞條字第</text:span><text:span text:style-name="T6">10319880351</text:span><text:span text:style-name="T7">號</text:span></text:p>
          </table:table-cell>
          <table:table-cell office:value-type="string" calcext:value-type="string">
            <text:p><text:span text:style-name="T20">103</text:span><text:span text:style-name="T7">年</text:span><text:span text:style-name="T6">10</text:span><text:span text:style-name="T7">月</text:span><text:span text:style-name="T6">28</text:span><text:span text:style-name="T7">日</text:span></text:p>
          </table:table-cell>
          <table:table-cell/>
        </table:table-row>
        <table:table-row table:style-name="ro2">
          <table:table-cell table:style-name="ce6" office:value-type="float" office:value="17" calcext:value-type="float">
            <text:p>17</text:p>
          </table:table-cell>
          <table:table-cell table:style-name="ce16" office:value-type="string" calcext:value-type="string">
            <text:p>吉盛興電器有限公司</text:p>
          </table:table-cell>
          <table:table-cell office:value-type="string" calcext:value-type="string">
            <text:p><text:span text:style-name="T5">勞動基準法第</text:span><text:span text:style-name="T6">39</text:span><text:span text:style-name="T7">條</text:span></text:p>
          </table:table-cell>
          <table:table-cell office:value-type="string" calcext:value-type="string">
            <text:p>假日工資未給或於休假日工作未依規定加給工資。</text:p>
          </table:table-cell>
          <table:table-cell office:value-type="string" calcext:value-type="string">
            <text:p><text:span text:style-name="T5">北府勞條字第</text:span><text:span text:style-name="T6">10319880352</text:span><text:span text:style-name="T7">號</text:span></text:p>
          </table:table-cell>
          <table:table-cell office:value-type="string" calcext:value-type="string">
            <text:p><text:span text:style-name="T20">103</text:span><text:span text:style-name="T7">年</text:span><text:span text:style-name="T6">10</text:span><text:span text:style-name="T7">月</text:span><text:span text:style-name="T6">28</text:span><text:span text:style-name="T7">日</text:span></text:p>
          </table:table-cell>
          <table:table-cell/>
        </table:table-row>
        <table:table-row table:style-name="ro2">
          <table:table-cell table:style-name="ce6" office:value-type="float" office:value="18" calcext:value-type="float">
            <text:p>18</text:p>
          </table:table-cell>
          <table:table-cell table:style-name="ce16" office:value-type="string" calcext:value-type="string">
            <text:p>思源電料商行有限公司</text:p>
          </table:table-cell>
          <table:table-cell office:value-type="string" calcext:value-type="string">
            <text:p><text:span text:style-name="T5">勞動基準法第</text:span><text:span text:style-name="T6">24</text:span><text:span text:style-name="T7">條</text:span></text:p>
          </table:table-cell>
          <table:table-cell office:value-type="string" calcext:value-type="string">
            <text:p>延長工作時間未依規定加給工資。</text:p>
          </table:table-cell>
          <table:table-cell office:value-type="string" calcext:value-type="string">
            <text:p><text:span text:style-name="T5">北府勞條字第</text:span><text:span text:style-name="T6">1032056855</text:span><text:span text:style-name="T7">號</text:span></text:p>
          </table:table-cell>
          <table:table-cell office:value-type="string" calcext:value-type="string">
            <text:p><text:span text:style-name="T20">103</text:span><text:span text:style-name="T7">年</text:span><text:span text:style-name="T6">10</text:span><text:span text:style-name="T7">月</text:span><text:span text:style-name="T6">31</text:span><text:span text:style-name="T7">日</text:span></text:p>
          </table:table-cell>
          <table:table-cell/>
        </table:table-row>
        <table:table-row table:style-name="ro2">
          <table:table-cell table:style-name="ce6" office:value-type="float" office:value="19" calcext:value-type="float">
            <text:p>19</text:p>
          </table:table-cell>
          <table:table-cell table:style-name="ce16" office:value-type="string" calcext:value-type="string">
            <text:p>思源電料商行有限公司</text:p>
          </table:table-cell>
          <table:table-cell office:value-type="string" calcext:value-type="string">
            <text:p><text:span text:style-name="T5">勞動基準法第</text:span><text:span text:style-name="T6">38</text:span><text:span text:style-name="T7">條</text:span></text:p>
          </table:table-cell>
          <table:table-cell office:value-type="string" calcext:value-type="string">
            <text:p>未依規定給予特別休假。</text:p>
          </table:table-cell>
          <table:table-cell office:value-type="string" calcext:value-type="string">
            <text:p><text:span text:style-name="T5">北府勞條字第</text:span><text:span text:style-name="T6">10320568551</text:span><text:span text:style-name="T7">號</text:span></text:p>
          </table:table-cell>
          <table:table-cell office:value-type="string" calcext:value-type="string">
            <text:p><text:span text:style-name="T20">103</text:span><text:span text:style-name="T7">年</text:span><text:span text:style-name="T6">10</text:span><text:span text:style-name="T7">月</text:span><text:span text:style-name="T6">31</text:span><text:span text:style-name="T7">日</text:span></text:p>
          </table:table-cell>
          <table:table-cell/>
        </table:table-row>
        <table:table-row table:style-name="ro2">
          <table:table-cell table:style-name="ce6" office:value-type="float" office:value="20" calcext:value-type="float">
            <text:p>20</text:p>
          </table:table-cell>
          <table:table-cell table:style-name="ce16" office:value-type="string" calcext:value-type="string">
            <text:p>思源電料商行有限公司</text:p>
          </table:table-cell>
          <table:table-cell office:value-type="string" calcext:value-type="string">
            <text:p><text:span text:style-name="T5">勞動基準法第</text:span><text:span text:style-name="T6">39</text:span><text:span text:style-name="T7">條</text:span></text:p>
          </table:table-cell>
          <table:table-cell office:value-type="string" calcext:value-type="string">
            <text:p>假日工資未給或於休假日工作未依規定加給工資。</text:p>
          </table:table-cell>
          <table:table-cell office:value-type="string" calcext:value-type="string">
            <text:p><text:span text:style-name="T5">北府勞條字第</text:span><text:span text:style-name="T6">10320568552</text:span><text:span text:style-name="T7">號</text:span></text:p>
          </table:table-cell>
          <table:table-cell office:value-type="string" calcext:value-type="string">
            <text:p><text:span text:style-name="T20">103</text:span><text:span text:style-name="T7">年</text:span><text:span text:style-name="T6">10</text:span><text:span text:style-name="T7">月</text:span><text:span text:style-name="T6">31</text:span><text:span text:style-name="T7">日</text:span></text:p>
          </table:table-cell>
          <table:table-cell/>
        </table:table-row>
        <table:table-row table:style-name="ro2">
          <table:table-cell table:style-name="ce6" office:value-type="float" office:value="21" calcext:value-type="float">
            <text:p>21</text:p>
          </table:table-cell>
          <table:table-cell table:style-name="ce16" office:value-type="string" calcext:value-type="string">
            <text:p>藝晟實業股份有限公司</text:p>
          </table:table-cell>
          <table:table-cell office:value-type="string" calcext:value-type="string">
            <text:p><text:span text:style-name="T5">勞動基準法第</text:span><text:span text:style-name="T6">21</text:span><text:span text:style-name="T7">條第</text:span><text:span text:style-name="T6">1</text:span><text:span text:style-name="T7">項</text:span></text:p>
          </table:table-cell>
          <table:table-cell office:value-type="string" calcext:value-type="string">
            <text:p>未達基本工資。</text:p>
          </table:table-cell>
          <table:table-cell office:value-type="string" calcext:value-type="string">
            <text:p><text:span text:style-name="T5">北府勞條字第</text:span><text:span text:style-name="T6">1032081125</text:span><text:span text:style-name="T7">號</text:span></text:p>
          </table:table-cell>
          <table:table-cell office:value-type="string" calcext:value-type="string">
            <text:p><text:span text:style-name="T20">103</text:span><text:span text:style-name="T7">年</text:span><text:span text:style-name="T6">11</text:span><text:span text:style-name="T7">月</text:span><text:span text:style-name="T6">06</text:span><text:span text:style-name="T7">日</text:span></text:p>
          </table:table-cell>
          <table:table-cell/>
        </table:table-row>
        <table:table-row table:style-name="ro2">
          <table:table-cell table:style-name="ce6" office:value-type="float" office:value="22" calcext:value-type="float">
            <text:p>22</text:p>
          </table:table-cell>
          <table:table-cell table:style-name="ce16" office:value-type="string" calcext:value-type="string">
            <text:p>藝晟實業股份有限公司</text:p>
          </table:table-cell>
          <table:table-cell office:value-type="string" calcext:value-type="string">
            <text:p><text:span text:style-name="T5">勞動基準法第</text:span><text:span text:style-name="T6">24</text:span><text:span text:style-name="T7">條</text:span></text:p>
          </table:table-cell>
          <table:table-cell office:value-type="string" calcext:value-type="string">
            <text:p>延長工作時間未依規定加給工資。</text:p>
          </table:table-cell>
          <table:table-cell office:value-type="string" calcext:value-type="string">
            <text:p><text:span text:style-name="T5">北府勞條字第</text:span><text:span text:style-name="T6">10320811251</text:span><text:span text:style-name="T7">號</text:span></text:p>
          </table:table-cell>
          <table:table-cell office:value-type="string" calcext:value-type="string">
            <text:p><text:span text:style-name="T20">103</text:span><text:span text:style-name="T7">年</text:span><text:span text:style-name="T6">11</text:span><text:span text:style-name="T7">月</text:span><text:span text:style-name="T6">06</text:span><text:span text:style-name="T7">日</text:span></text:p>
          </table:table-cell>
          <table:table-cell/>
        </table:table-row>
        <table:table-row table:style-name="ro2">
          <table:table-cell table:style-name="ce6" office:value-type="float" office:value="23" calcext:value-type="float">
            <text:p>23</text:p>
          </table:table-cell>
          <table:table-cell table:style-name="ce16" office:value-type="string" calcext:value-type="string">
            <text:p>藝晟實業股份有限公司</text:p>
          </table:table-cell>
          <table:table-cell office:value-type="string" calcext:value-type="string">
            <text:p><text:span text:style-name="T5">勞動基準法第</text:span><text:span text:style-name="T6">38</text:span><text:span text:style-name="T7">條</text:span></text:p>
          </table:table-cell>
          <table:table-cell office:value-type="string" calcext:value-type="string">
            <text:p>未依規定給予特別休假。</text:p>
          </table:table-cell>
          <table:table-cell office:value-type="string" calcext:value-type="string">
            <text:p><text:span text:style-name="T5">北府勞條字第</text:span><text:span text:style-name="T6">10320811252</text:span><text:span text:style-name="T7">號</text:span></text:p>
          </table:table-cell>
          <table:table-cell office:value-type="string" calcext:value-type="string">
            <text:p><text:span text:style-name="T20">103</text:span><text:span text:style-name="T7">年</text:span><text:span text:style-name="T6">11</text:span><text:span text:style-name="T7">月</text:span><text:span text:style-name="T6">06</text:span><text:span text:style-name="T7">日</text:span></text:p>
          </table:table-cell>
          <table:table-cell/>
        </table:table-row>
        <table:table-row table:style-name="ro2">
          <table:table-cell table:style-name="ce6" office:value-type="float" office:value="24" calcext:value-type="float">
            <text:p>24</text:p>
          </table:table-cell>
          <table:table-cell table:style-name="ce16" office:value-type="string" calcext:value-type="string">
            <text:p>錦朋禮品有限公司</text:p>
          </table:table-cell>
          <table:table-cell office:value-type="string" calcext:value-type="string">
            <text:p><text:span text:style-name="T5">勞動基準法第</text:span><text:span text:style-name="T6">23-2</text:span><text:span text:style-name="T7">條</text:span></text:p>
          </table:table-cell>
          <table:table-cell office:value-type="string" calcext:value-type="string">
            <text:p>未依規定置備勞工工資清冊。</text:p>
          </table:table-cell>
          <table:table-cell office:value-type="string" calcext:value-type="string">
            <text:p><text:span text:style-name="T5">北府勞條字第</text:span><text:span text:style-name="T6">1032266402</text:span><text:span text:style-name="T7">號</text:span></text:p>
          </table:table-cell>
          <table:table-cell office:value-type="string" calcext:value-type="string">
            <text:p><text:span text:style-name="T20">103</text:span><text:span text:style-name="T7">年</text:span><text:span text:style-name="T6">12</text:span><text:span text:style-name="T7">月</text:span><text:span text:style-name="T6">01</text:span><text:span text:style-name="T7">日</text:span></text:p>
          </table:table-cell>
          <table:table-cell/>
        </table:table-row>
        <table:table-row table:style-name="ro2">
          <table:table-cell table:style-name="ce6" office:value-type="float" office:value="25" calcext:value-type="float">
            <text:p>25</text:p>
          </table:table-cell>
          <table:table-cell table:style-name="ce16" office:value-type="string" calcext:value-type="string">
            <text:p>錦朋禮品有限公司</text:p>
          </table:table-cell>
          <table:table-cell office:value-type="string" calcext:value-type="string">
            <text:p><text:span text:style-name="T5">勞動基準法第</text:span><text:span text:style-name="T6">30-5</text:span><text:span text:style-name="T7">條</text:span></text:p>
          </table:table-cell>
          <table:table-cell office:value-type="string" calcext:value-type="string">
            <text:p>未依規定置備勞工出勤紀錄表。</text:p>
          </table:table-cell>
          <table:table-cell office:value-type="string" calcext:value-type="string">
            <text:p><text:span text:style-name="T5">北府勞條字第</text:span><text:span text:style-name="T6">10322664021</text:span><text:span text:style-name="T7">號</text:span></text:p>
          </table:table-cell>
          <table:table-cell office:value-type="string" calcext:value-type="string">
            <text:p><text:span text:style-name="T20">103</text:span><text:span text:style-name="T7">年</text:span><text:span text:style-name="T6">12</text:span><text:span text:style-name="T7">月</text:span><text:span text:style-name="T6">01</text:span><text:span text:style-name="T7">日</text:span></text:p>
          </table:table-cell>
          <table:table-cell/>
        </table:table-row>
        <table:table-row table:style-name="ro2">
          <table:table-cell table:style-name="ce6" office:value-type="float" office:value="26" calcext:value-type="float">
            <text:p>26</text:p>
          </table:table-cell>
          <table:table-cell table:style-name="ce16" office:value-type="string" calcext:value-type="string">
            <text:p>錦朋禮品有限公司</text:p>
          </table:table-cell>
          <table:table-cell office:value-type="string" calcext:value-type="string">
            <text:p><text:span text:style-name="T5">勞動基準法第</text:span><text:span text:style-name="T6">38</text:span><text:span text:style-name="T7">條</text:span></text:p>
          </table:table-cell>
          <table:table-cell office:value-type="string" calcext:value-type="string">
            <text:p>未依規定給予特別休假。</text:p>
          </table:table-cell>
          <table:table-cell office:value-type="string" calcext:value-type="string">
            <text:p><text:span text:style-name="T5">北府勞條字第</text:span><text:span text:style-name="T6">10322664022</text:span><text:span text:style-name="T7">號</text:span></text:p>
          </table:table-cell>
          <table:table-cell office:value-type="string" calcext:value-type="string">
            <text:p><text:span text:style-name="T20">103</text:span><text:span text:style-name="T7">年</text:span><text:span text:style-name="T6">12</text:span><text:span text:style-name="T7">月</text:span><text:span text:style-name="T6">01</text:span><text:span text:style-name="T7">日</text:span></text:p>
          </table:table-cell>
          <table:table-cell/>
        </table:table-row>
        <table:table-row table:style-name="ro2">
          <table:table-cell table:style-name="ce6" office:value-type="float" office:value="27" calcext:value-type="float">
            <text:p>27</text:p>
          </table:table-cell>
          <table:table-cell table:style-name="ce14" office:value-type="string" calcext:value-type="string">
            <text:p><text:span text:style-name="T5">楊翠華</text:span><text:span text:style-name="T6">(</text:span><text:span text:style-name="T7">即樹林髮廊</text:span><text:span text:style-name="T6">)</text:span></text:p>
          </table:table-cell>
          <table:table-cell office:value-type="string" calcext:value-type="string">
            <text:p><text:span text:style-name="T5">勞動基準法第</text:span><text:span text:style-name="T6">22</text:span><text:span text:style-name="T7">條第</text:span><text:span text:style-name="T6">2</text:span><text:span text:style-name="T7">項</text:span></text:p>
          </table:table-cell>
          <table:table-cell office:value-type="string" calcext:value-type="string">
            <text:p>工資未全額直接給付勞工。</text:p>
          </table:table-cell>
          <table:table-cell office:value-type="string" calcext:value-type="string">
            <text:p><text:span text:style-name="T5">北府勞條字第</text:span><text:span text:style-name="T6">1032241625</text:span><text:span text:style-name="T7">號</text:span></text:p>
          </table:table-cell>
          <table:table-cell office:value-type="string" calcext:value-type="string">
            <text:p><text:span text:style-name="T20">103</text:span><text:span text:style-name="T7">年</text:span><text:span text:style-name="T6">12</text:span><text:span text:style-name="T7">月</text:span><text:span text:style-name="T6">01</text:span><text:span text:style-name="T7">日</text:span></text:p>
          </table:table-cell>
          <table:table-cell/>
        </table:table-row>
        <table:table-row table:style-name="ro2">
          <table:table-cell table:style-name="ce6" office:value-type="float" office:value="28" calcext:value-type="float">
            <text:p>28</text:p>
          </table:table-cell>
          <table:table-cell table:style-name="ce14" office:value-type="string" calcext:value-type="string">
            <text:p><text:span text:style-name="T5">楊翠華</text:span><text:span text:style-name="T6">(</text:span><text:span text:style-name="T7">即樹林髮廊</text:span><text:span text:style-name="T6">)</text:span></text:p>
          </table:table-cell>
          <table:table-cell office:value-type="string" calcext:value-type="string">
            <text:p><text:span text:style-name="T5">勞動基準法第</text:span><text:span text:style-name="T6">30-5</text:span><text:span text:style-name="T7">條</text:span></text:p>
          </table:table-cell>
          <table:table-cell office:value-type="string" calcext:value-type="string">
            <text:p>未依規定置備勞工出勤紀錄表。</text:p>
          </table:table-cell>
          <table:table-cell office:value-type="string" calcext:value-type="string">
            <text:p><text:span text:style-name="T5">北府勞條字第</text:span><text:span text:style-name="T6">10322416251</text:span><text:span text:style-name="T7">號</text:span></text:p>
          </table:table-cell>
          <table:table-cell office:value-type="string" calcext:value-type="string">
            <text:p><text:span text:style-name="T20">103</text:span><text:span text:style-name="T7">年</text:span><text:span text:style-name="T6">12</text:span><text:span text:style-name="T7">月</text:span><text:span text:style-name="T6">01</text:span><text:span text:style-name="T7">日</text:span></text:p>
          </table:table-cell>
          <table:table-cell/>
        </table:table-row>
        <table:table-row table:style-name="ro2">
          <table:table-cell table:style-name="ce6" office:value-type="float" office:value="29" calcext:value-type="float">
            <text:p>29</text:p>
          </table:table-cell>
          <table:table-cell table:style-name="ce14" office:value-type="string" calcext:value-type="string">
            <text:p><text:span text:style-name="T5">楊翠華</text:span><text:span text:style-name="T6">(</text:span><text:span text:style-name="T7">即樹林髮廊</text:span><text:span text:style-name="T6">)</text:span></text:p>
          </table:table-cell>
          <table:table-cell office:value-type="string" calcext:value-type="string">
            <text:p><text:span text:style-name="T5">勞動基準法第</text:span><text:span text:style-name="T6">38</text:span><text:span text:style-name="T7">條</text:span></text:p>
          </table:table-cell>
          <table:table-cell office:value-type="string" calcext:value-type="string">
            <text:p>未依規定給予特別休假。</text:p>
          </table:table-cell>
          <table:table-cell office:value-type="string" calcext:value-type="string">
            <text:p><text:span text:style-name="T5">北府勞條字第</text:span><text:span text:style-name="T6">10322416252</text:span><text:span text:style-name="T7">號</text:span></text:p>
          </table:table-cell>
          <table:table-cell office:value-type="string" calcext:value-type="string">
            <text:p><text:span text:style-name="T20">103</text:span><text:span text:style-name="T7">年</text:span><text:span text:style-name="T6">12</text:span><text:span text:style-name="T7">月</text:span><text:span text:style-name="T6">01</text:span><text:span text:style-name="T7">日</text:span></text:p>
          </table:table-cell>
          <table:table-cell/>
        </table:table-row>
        <table:table-row table:style-name="ro2">
          <table:table-cell table:style-name="ce6" office:value-type="float" office:value="30" calcext:value-type="float">
            <text:p>30</text:p>
          </table:table-cell>
          <table:table-cell table:style-name="ce16" office:value-type="string" calcext:value-type="string">
            <text:p>青威有限公司</text:p>
          </table:table-cell>
          <table:table-cell office:value-type="string" calcext:value-type="string">
            <text:p><text:span text:style-name="T5">勞動基準法第</text:span><text:span text:style-name="T6">23-2</text:span><text:span text:style-name="T7">條</text:span></text:p>
          </table:table-cell>
          <table:table-cell office:value-type="string" calcext:value-type="string">
            <text:p>未依規定置備勞工工資清冊。</text:p>
          </table:table-cell>
          <table:table-cell office:value-type="string" calcext:value-type="string">
            <text:p><text:span text:style-name="T5">北府勞條字第</text:span><text:span text:style-name="T6">1032310349</text:span><text:span text:style-name="T7">號</text:span></text:p>
          </table:table-cell>
          <table:table-cell office:value-type="string" calcext:value-type="string">
            <text:p><text:span text:style-name="T20">103</text:span><text:span text:style-name="T7">年</text:span><text:span text:style-name="T6">12</text:span><text:span text:style-name="T7">月</text:span><text:span text:style-name="T6">08</text:span><text:span text:style-name="T7">日</text:span></text:p>
          </table:table-cell>
          <table:table-cell/>
        </table:table-row>
        <table:table-row table:style-name="ro2">
          <table:table-cell table:style-name="ce6" office:value-type="float" office:value="31" calcext:value-type="float">
            <text:p>31</text:p>
          </table:table-cell>
          <table:table-cell table:style-name="ce16" office:value-type="string" calcext:value-type="string">
            <text:p>青威有限公司</text:p>
          </table:table-cell>
          <table:table-cell office:value-type="string" calcext:value-type="string">
            <text:p><text:span text:style-name="T5">勞動基準法第</text:span><text:span text:style-name="T6">30-5</text:span><text:span text:style-name="T7">條</text:span></text:p>
          </table:table-cell>
          <table:table-cell office:value-type="string" calcext:value-type="string">
            <text:p>未依規定置備勞工出勤紀錄表。</text:p>
          </table:table-cell>
          <table:table-cell office:value-type="string" calcext:value-type="string">
            <text:p><text:span text:style-name="T5">北府勞條字第</text:span><text:span text:style-name="T6">10323103491</text:span><text:span text:style-name="T7">號</text:span></text:p>
          </table:table-cell>
          <table:table-cell office:value-type="string" calcext:value-type="string">
            <text:p><text:span text:style-name="T20">103</text:span><text:span text:style-name="T7">年</text:span><text:span text:style-name="T6">12</text:span><text:span text:style-name="T7">月</text:span><text:span text:style-name="T6">08</text:span><text:span text:style-name="T7">日</text:span></text:p>
          </table:table-cell>
          <table:table-cell/>
        </table:table-row>
        <table:table-row table:style-name="ro2">
          <table:table-cell table:style-name="ce6" office:value-type="float" office:value="32" calcext:value-type="float">
            <text:p>32</text:p>
          </table:table-cell>
          <table:table-cell table:style-name="ce14" office:value-type="string" calcext:value-type="string">
            <text:p><text:span text:style-name="T5">陳建忠</text:span><text:span text:style-name="T6">(</text:span><text:span text:style-name="T7">即新北市私立永恩老人養護中心</text:span><text:span text:style-name="T6">)</text:span></text:p>
          </table:table-cell>
          <table:table-cell office:value-type="string" calcext:value-type="string">
            <text:p><text:span text:style-name="T5">勞動基準法第</text:span><text:span text:style-name="T6">32</text:span><text:span text:style-name="T7">條第</text:span><text:span text:style-name="T6">2</text:span><text:span text:style-name="T7">項</text:span></text:p>
          </table:table-cell>
          <table:table-cell office:value-type="string" calcext:value-type="string">
            <text:p>延長工作時間超過法令規定。</text:p>
          </table:table-cell>
          <table:table-cell office:value-type="string" calcext:value-type="string">
            <text:p><text:span text:style-name="T5">北府勞條字第</text:span><text:span text:style-name="T6">1031938185</text:span><text:span text:style-name="T7">號</text:span></text:p>
          </table:table-cell>
          <table:table-cell office:value-type="string" calcext:value-type="string">
            <text:p><text:span text:style-name="T20">103</text:span><text:span text:style-name="T7">年</text:span><text:span text:style-name="T6">10</text:span><text:span text:style-name="T7">月</text:span><text:span text:style-name="T6">14</text:span><text:span text:style-name="T7">日</text:span></text:p>
          </table:table-cell>
          <table:table-cell/>
        </table:table-row>
        <table:table-row table:style-name="ro2">
          <table:table-cell table:style-name="ce6" office:value-type="float" office:value="33" calcext:value-type="float">
            <text:p>33</text:p>
          </table:table-cell>
          <table:table-cell table:style-name="ce16" office:value-type="string" calcext:value-type="string">
            <text:p>億通工業股份有限公司</text:p>
          </table:table-cell>
          <table:table-cell office:value-type="string" calcext:value-type="string">
            <text:p><text:span text:style-name="T5">勞動基準法第</text:span><text:span text:style-name="T6">22</text:span><text:span text:style-name="T7">條第</text:span><text:span text:style-name="T6">2</text:span><text:span text:style-name="T7">項</text:span></text:p>
          </table:table-cell>
          <table:table-cell office:value-type="string" calcext:value-type="string">
            <text:p>工資未全額直接給付勞工。</text:p>
          </table:table-cell>
          <table:table-cell office:value-type="string" calcext:value-type="string">
            <text:p><text:span text:style-name="T5">北府勞條字第</text:span><text:span text:style-name="T6">1031973592</text:span><text:span text:style-name="T7">號</text:span></text:p>
          </table:table-cell>
          <table:table-cell office:value-type="string" calcext:value-type="string">
            <text:p><text:span text:style-name="T20">103</text:span><text:span text:style-name="T7">年</text:span><text:span text:style-name="T6">10</text:span><text:span text:style-name="T7">月</text:span><text:span text:style-name="T6">21</text:span><text:span text:style-name="T7">日</text:span></text:p>
          </table:table-cell>
          <table:table-cell/>
        </table:table-row>
        <table:table-row table:style-name="ro2">
          <table:table-cell table:style-name="ce6" office:value-type="float" office:value="34" calcext:value-type="float">
            <text:p>34</text:p>
          </table:table-cell>
          <table:table-cell table:style-name="ce16" office:value-type="string" calcext:value-type="string">
            <text:p>燿華電子股份有限公司</text:p>
          </table:table-cell>
          <table:table-cell office:value-type="string" calcext:value-type="string">
            <text:p><text:span text:style-name="T5">勞動基準法第</text:span><text:span text:style-name="T6">32</text:span><text:span text:style-name="T7">條第</text:span><text:span text:style-name="T6">2</text:span><text:span text:style-name="T7">項</text:span></text:p>
          </table:table-cell>
          <table:table-cell office:value-type="string" calcext:value-type="string">
            <text:p>延長工作時間超過法令規定。</text:p>
          </table:table-cell>
          <table:table-cell office:value-type="string" calcext:value-type="string">
            <text:p><text:span text:style-name="T5">北府勞條字第</text:span><text:span text:style-name="T6">1031977039</text:span><text:span text:style-name="T7">號</text:span></text:p>
          </table:table-cell>
          <table:table-cell office:value-type="string" calcext:value-type="string">
            <text:p><text:span text:style-name="T20">103</text:span><text:span text:style-name="T7">年</text:span><text:span text:style-name="T6">10</text:span><text:span text:style-name="T7">月</text:span><text:span text:style-name="T6">21</text:span><text:span text:style-name="T7">日</text:span></text:p>
          </table:table-cell>
          <table:table-cell/>
        </table:table-row>
        <table:table-row table:style-name="ro2">
          <table:table-cell table:style-name="ce6" office:value-type="float" office:value="35" calcext:value-type="float">
            <text:p>35</text:p>
          </table:table-cell>
          <table:table-cell table:style-name="ce16" office:value-type="string" calcext:value-type="string">
            <text:p>中勤人力資源管理顧問股份有限公司</text:p>
          </table:table-cell>
          <table:table-cell office:value-type="string" calcext:value-type="string">
            <text:p><text:span text:style-name="T5">勞動基準法第</text:span><text:span text:style-name="T6">24</text:span><text:span text:style-name="T7">條</text:span></text:p>
          </table:table-cell>
          <table:table-cell office:value-type="string" calcext:value-type="string">
            <text:p>延長工作時間未依規定加給工資。</text:p>
          </table:table-cell>
          <table:table-cell office:value-type="string" calcext:value-type="string">
            <text:p><text:span text:style-name="T5">北府勞條字第</text:span><text:span text:style-name="T6">1032022926</text:span><text:span text:style-name="T7">號</text:span></text:p>
          </table:table-cell>
          <table:table-cell office:value-type="string" calcext:value-type="string">
            <text:p><text:span text:style-name="T20">103</text:span><text:span text:style-name="T7">年</text:span><text:span text:style-name="T6">10</text:span><text:span text:style-name="T7">月</text:span><text:span text:style-name="T6">30</text:span><text:span text:style-name="T7">日</text:span></text:p>
          </table:table-cell>
          <table:table-cell/>
        </table:table-row>
        <table:table-row table:style-name="ro2">
          <table:table-cell table:style-name="ce6" office:value-type="float" office:value="36" calcext:value-type="float">
            <text:p>36</text:p>
          </table:table-cell>
          <table:table-cell table:style-name="ce16" office:value-type="string" calcext:value-type="string">
            <text:p>錒瑪科技股份有限公司</text:p>
          </table:table-cell>
          <table:table-cell office:value-type="string" calcext:value-type="string">
            <text:p><text:span text:style-name="T5">勞動基準法第</text:span><text:span text:style-name="T6">22</text:span><text:span text:style-name="T7">條第</text:span><text:span text:style-name="T6">2</text:span><text:span text:style-name="T7">項</text:span></text:p>
          </table:table-cell>
          <table:table-cell office:value-type="string" calcext:value-type="string">
            <text:p>工資未全額直接給付勞工。</text:p>
          </table:table-cell>
          <table:table-cell office:value-type="string" calcext:value-type="string">
            <text:p><text:span text:style-name="T5">北府勞條字第</text:span><text:span text:style-name="T6">1032059894</text:span><text:span text:style-name="T7">號</text:span></text:p>
          </table:table-cell>
          <table:table-cell office:value-type="string" calcext:value-type="string">
            <text:p><text:span text:style-name="T20">103</text:span><text:span text:style-name="T7">年</text:span><text:span text:style-name="T6">11</text:span><text:span text:style-name="T7">月</text:span><text:span text:style-name="T6">04</text:span><text:span text:style-name="T7">日</text:span></text:p>
          </table:table-cell>
          <table:table-cell/>
        </table:table-row>
        <table:table-row table:style-name="ro2">
          <table:table-cell table:style-name="ce6" office:value-type="float" office:value="37" calcext:value-type="float">
            <text:p>37</text:p>
          </table:table-cell>
          <table:table-cell table:style-name="ce16" office:value-type="string" calcext:value-type="string">
            <text:p>寶雅國際股份有限公司</text:p>
          </table:table-cell>
          <table:table-cell office:value-type="string" calcext:value-type="string">
            <text:p><text:span text:style-name="T5">勞動基準法第</text:span><text:span text:style-name="T6">24</text:span><text:span text:style-name="T7">條</text:span></text:p>
          </table:table-cell>
          <table:table-cell office:value-type="string" calcext:value-type="string">
            <text:p>延長工作時間未依規定加給工資。</text:p>
          </table:table-cell>
          <table:table-cell office:value-type="string" calcext:value-type="string">
            <text:p><text:span text:style-name="T5">北府勞條字第</text:span><text:span text:style-name="T6">1032101272</text:span><text:span text:style-name="T7">號</text:span></text:p>
          </table:table-cell>
          <table:table-cell office:value-type="string" calcext:value-type="string">
            <text:p><text:span text:style-name="T20">103</text:span><text:span text:style-name="T7">年</text:span><text:span text:style-name="T6">11</text:span><text:span text:style-name="T7">月</text:span><text:span text:style-name="T6">06</text:span><text:span text:style-name="T7">日</text:span></text:p>
          </table:table-cell>
          <table:table-cell/>
        </table:table-row>
        <table:table-row table:style-name="ro2">
          <table:table-cell table:style-name="ce6" office:value-type="float" office:value="38" calcext:value-type="float">
            <text:p>38</text:p>
          </table:table-cell>
          <table:table-cell table:style-name="ce16" office:value-type="string" calcext:value-type="string">
            <text:p>益合國際股份有限公司</text:p>
          </table:table-cell>
          <table:table-cell office:value-type="string" calcext:value-type="string">
            <text:p><text:span text:style-name="T5">勞動基準法第</text:span><text:span text:style-name="T6">24</text:span><text:span text:style-name="T7">條</text:span></text:p>
          </table:table-cell>
          <table:table-cell office:value-type="string" calcext:value-type="string">
            <text:p>延長工作時間未依規定加給工資。</text:p>
          </table:table-cell>
          <table:table-cell office:value-type="string" calcext:value-type="string">
            <text:p><text:span text:style-name="T5">北府勞條字第</text:span><text:span text:style-name="T6">1032122743</text:span><text:span text:style-name="T7">號</text:span></text:p>
          </table:table-cell>
          <table:table-cell office:value-type="string" calcext:value-type="string">
            <text:p><text:span text:style-name="T20">103</text:span><text:span text:style-name="T7">年</text:span><text:span text:style-name="T6">11</text:span><text:span text:style-name="T7">月</text:span><text:span text:style-name="T6">07</text:span><text:span text:style-name="T7">日</text:span></text:p>
          </table:table-cell>
          <table:table-cell/>
        </table:table-row>
        <table:table-row table:style-name="ro2">
          <table:table-cell table:style-name="ce6" office:value-type="float" office:value="39" calcext:value-type="float">
            <text:p>39</text:p>
          </table:table-cell>
          <table:table-cell table:style-name="ce16" office:value-type="string" calcext:value-type="string">
            <text:p>全球傳動科技股份有限公司</text:p>
          </table:table-cell>
          <table:table-cell office:value-type="string" calcext:value-type="string">
            <text:p><text:span text:style-name="T5">勞動基準法第</text:span><text:span text:style-name="T6">32</text:span><text:span text:style-name="T7">條第</text:span><text:span text:style-name="T6">2</text:span><text:span text:style-name="T7">項</text:span></text:p>
          </table:table-cell>
          <table:table-cell office:value-type="string" calcext:value-type="string">
            <text:p>延長工作時間超過法令規定。</text:p>
          </table:table-cell>
          <table:table-cell office:value-type="string" calcext:value-type="string">
            <text:p><text:span text:style-name="T5">北府勞條字第</text:span><text:span text:style-name="T6">1032255100</text:span><text:span text:style-name="T7">號</text:span></text:p>
          </table:table-cell>
          <table:table-cell office:value-type="string" calcext:value-type="string">
            <text:p><text:span text:style-name="T20">103</text:span><text:span text:style-name="T7">年</text:span><text:span text:style-name="T6">11</text:span><text:span text:style-name="T7">月</text:span><text:span text:style-name="T6">26</text:span><text:span text:style-name="T7">日</text:span></text:p>
          </table:table-cell>
          <table:table-cell/>
        </table:table-row>
        <table:table-row table:style-name="ro2">
          <table:table-cell table:style-name="ce6" office:value-type="float" office:value="40" calcext:value-type="float">
            <text:p>40</text:p>
          </table:table-cell>
          <table:table-cell table:style-name="ce16" office:value-type="string" calcext:value-type="string">
            <text:p>嵩台資訊股份有限公司</text:p>
          </table:table-cell>
          <table:table-cell office:value-type="string" calcext:value-type="string">
            <text:p><text:span text:style-name="T5">勞動基準法第</text:span><text:span text:style-name="T6">32</text:span><text:span text:style-name="T7">條第</text:span><text:span text:style-name="T6">2</text:span><text:span text:style-name="T7">項</text:span></text:p>
          </table:table-cell>
          <table:table-cell office:value-type="string" calcext:value-type="string">
            <text:p>延長工作時間超過法令規定。</text:p>
          </table:table-cell>
          <table:table-cell office:value-type="string" calcext:value-type="string">
            <text:p><text:span text:style-name="T5">北府勞條字第</text:span><text:span text:style-name="T6">1032267778</text:span><text:span text:style-name="T7">號</text:span></text:p>
          </table:table-cell>
          <table:table-cell office:value-type="string" calcext:value-type="string">
            <text:p><text:span text:style-name="T20">103</text:span><text:span text:style-name="T7">年</text:span><text:span text:style-name="T6">12</text:span><text:span text:style-name="T7">月</text:span><text:span text:style-name="T6">01</text:span><text:span text:style-name="T7">日</text:span></text:p>
          </table:table-cell>
          <table:table-cell/>
        </table:table-row>
        <table:table-row table:style-name="ro2">
          <table:table-cell table:style-name="ce6" office:value-type="float" office:value="1" calcext:value-type="float">
            <text:p>1</text:p>
          </table:table-cell>
          <table:table-cell table:style-name="ce16" office:value-type="string" calcext:value-type="string">
            <text:p>銘仁國際開發有限公司</text:p>
          </table:table-cell>
          <table:table-cell office:value-type="string" calcext:value-type="string">
            <text:p><text:span text:style-name="T5">勞動基準法第</text:span><text:span text:style-name="T6">22-2</text:span><text:span text:style-name="T7">條</text:span></text:p>
          </table:table-cell>
          <table:table-cell table:style-name="ce13" office:value-type="string" calcext:value-type="string">
            <text:p>工資未全額直接給付勞工。</text:p>
          </table:table-cell>
          <table:table-cell office:value-type="string" calcext:value-type="string">
            <text:p><text:span text:style-name="T5">新北府勞條字第</text:span><text:span text:style-name="T6">11247540009076</text:span><text:span text:style-name="T7">號</text:span></text:p>
          </table:table-cell>
          <table:table-cell office:value-type="string" calcext:value-type="string">
            <text:p><text:span text:style-name="T20">104</text:span><text:span text:style-name="T7">年</text:span><text:span text:style-name="T6">01</text:span><text:span text:style-name="T7">月</text:span><text:span text:style-name="T6">14</text:span><text:span text:style-name="T7">日</text:span></text:p>
          </table:table-cell>
          <table:table-cell/>
        </table:table-row>
        <table:table-row table:style-name="ro2">
          <table:table-cell table:style-name="ce6" office:value-type="float" office:value="2" calcext:value-type="float">
            <text:p>2</text:p>
          </table:table-cell>
          <table:table-cell table:style-name="ce16" office:value-type="string" calcext:value-type="string">
            <text:p>原素食府企業有限公司</text:p>
          </table:table-cell>
          <table:table-cell office:value-type="string" calcext:value-type="string">
            <text:p><text:span text:style-name="T5">勞動基準法第</text:span><text:span text:style-name="T6">24</text:span><text:span text:style-name="T7">條</text:span></text:p>
          </table:table-cell>
          <table:table-cell table:style-name="ce13" office:value-type="string" calcext:value-type="string">
            <text:p>延長工作時間未依規定加給工資。</text:p>
          </table:table-cell>
          <table:table-cell office:value-type="string" calcext:value-type="string">
            <text:p><text:span text:style-name="T5">新北府勞條字第</text:span><text:span text:style-name="T6">11249140004206</text:span><text:span text:style-name="T7">號</text:span></text:p>
          </table:table-cell>
          <table:table-cell office:value-type="string" calcext:value-type="string">
            <text:p><text:span text:style-name="T20">104</text:span><text:span text:style-name="T7">年</text:span><text:span text:style-name="T6">01</text:span><text:span text:style-name="T7">月</text:span><text:span text:style-name="T6">07</text:span><text:span text:style-name="T7">日</text:span></text:p>
          </table:table-cell>
          <table:table-cell/>
        </table:table-row>
        <table:table-row table:style-name="ro2">
          <table:table-cell table:style-name="ce6" office:value-type="float" office:value="3" calcext:value-type="float">
            <text:p>3</text:p>
          </table:table-cell>
          <table:table-cell table:style-name="ce16" office:value-type="string" calcext:value-type="string">
            <text:p>龍達塑膠股份有限公司</text:p>
          </table:table-cell>
          <table:table-cell office:value-type="string" calcext:value-type="string">
            <text:p><text:span text:style-name="T5">勞動基準法第</text:span><text:span text:style-name="T6">22-2</text:span><text:span text:style-name="T7">條</text:span></text:p>
          </table:table-cell>
          <table:table-cell table:style-name="ce13" office:value-type="string" calcext:value-type="string">
            <text:p>工資未全額直接給付勞工。</text:p>
          </table:table-cell>
          <table:table-cell office:value-type="string" calcext:value-type="string">
            <text:p><text:span text:style-name="T5">新北府勞條字第</text:span><text:span text:style-name="T6">11246540032991</text:span><text:span text:style-name="T7">號</text:span></text:p>
          </table:table-cell>
          <table:table-cell office:value-type="string" calcext:value-type="string">
            <text:p><text:span text:style-name="T20">104</text:span><text:span text:style-name="T7">年</text:span><text:span text:style-name="T6">02</text:span><text:span text:style-name="T7">月</text:span><text:span text:style-name="T6">13</text:span><text:span text:style-name="T7">日</text:span></text:p>
          </table:table-cell>
          <table:table-cell/>
        </table:table-row>
        <table:table-row table:style-name="ro2">
          <table:table-cell table:style-name="ce6" office:value-type="float" office:value="4" calcext:value-type="float">
            <text:p>4</text:p>
          </table:table-cell>
          <table:table-cell table:style-name="ce16" office:value-type="string" calcext:value-type="string">
            <text:p>永齡生技股份有限公司</text:p>
          </table:table-cell>
          <table:table-cell office:value-type="string" calcext:value-type="string">
            <text:p><text:span text:style-name="T5">勞動基準法第</text:span><text:span text:style-name="T6">30-5</text:span><text:span text:style-name="T7">條</text:span></text:p>
          </table:table-cell>
          <table:table-cell table:style-name="ce13" office:value-type="string" calcext:value-type="string">
            <text:p>未依規定置備勞工出勤紀錄表。</text:p>
          </table:table-cell>
          <table:table-cell office:value-type="string" calcext:value-type="string">
            <text:p><text:span text:style-name="T5">新北府勞條字第</text:span><text:span text:style-name="T6">11246340017976</text:span><text:span text:style-name="T7">號</text:span></text:p>
          </table:table-cell>
          <table:table-cell office:value-type="string" calcext:value-type="string">
            <text:p><text:span text:style-name="T20">104</text:span><text:span text:style-name="T7">年</text:span><text:span text:style-name="T6">01</text:span><text:span text:style-name="T7">月</text:span><text:span text:style-name="T6">23</text:span><text:span text:style-name="T7">日</text:span></text:p>
          </table:table-cell>
          <table:table-cell/>
        </table:table-row>
        <table:table-row table:style-name="ro2">
          <table:table-cell table:style-name="ce6" office:value-type="float" office:value="5" calcext:value-type="float">
            <text:p>5</text:p>
          </table:table-cell>
          <table:table-cell table:style-name="ce16" office:value-type="string" calcext:value-type="string">
            <text:p>崧豐股份有限公司</text:p>
          </table:table-cell>
          <table:table-cell office:value-type="string" calcext:value-type="string">
            <text:p><text:span text:style-name="T5">勞動基準法第</text:span><text:span text:style-name="T6">24</text:span><text:span text:style-name="T7">條</text:span></text:p>
          </table:table-cell>
          <table:table-cell table:style-name="ce13" office:value-type="string" calcext:value-type="string">
            <text:p>延長工作時間未依規定加給工資。</text:p>
          </table:table-cell>
          <table:table-cell office:value-type="string" calcext:value-type="string">
            <text:p><text:span text:style-name="T5">新北府勞條字第</text:span><text:span text:style-name="T6">11245240017382</text:span><text:span text:style-name="T7">號</text:span></text:p>
          </table:table-cell>
          <table:table-cell office:value-type="string" calcext:value-type="string">
            <text:p><text:span text:style-name="T20">104</text:span><text:span text:style-name="T7">年</text:span><text:span text:style-name="T6">01</text:span><text:span text:style-name="T7">月</text:span><text:span text:style-name="T6">23</text:span><text:span text:style-name="T7">日</text:span></text:p>
          </table:table-cell>
          <table:table-cell/>
        </table:table-row>
        <table:table-row table:style-name="ro2">
          <table:table-cell table:style-name="ce6" office:value-type="float" office:value="6" calcext:value-type="float">
            <text:p>6</text:p>
          </table:table-cell>
          <table:table-cell table:style-name="ce16" office:value-type="string" calcext:value-type="string">
            <text:p>崧豐股份有限公司</text:p>
          </table:table-cell>
          <table:table-cell office:value-type="string" calcext:value-type="string">
            <text:p><text:span text:style-name="T5">勞動基準法第</text:span><text:span text:style-name="T6">32-2</text:span><text:span text:style-name="T7">條</text:span></text:p>
          </table:table-cell>
          <table:table-cell table:style-name="ce13" office:value-type="string" calcext:value-type="string">
            <text:p>延長工作時間超過法令規定。</text:p>
          </table:table-cell>
          <table:table-cell office:value-type="string" calcext:value-type="string">
            <text:p><text:span text:style-name="T5">新北府勞條字第</text:span><text:span text:style-name="T6">11244040017386</text:span><text:span text:style-name="T7">號</text:span></text:p>
          </table:table-cell>
          <table:table-cell office:value-type="string" calcext:value-type="string">
            <text:p><text:span text:style-name="T20">104</text:span><text:span text:style-name="T7">年</text:span><text:span text:style-name="T6">01</text:span><text:span text:style-name="T7">月</text:span><text:span text:style-name="T6">23</text:span><text:span text:style-name="T7">日</text:span></text:p>
          </table:table-cell>
          <table:table-cell/>
        </table:table-row>
        <table:table-row table:style-name="ro2">
          <table:table-cell table:style-name="ce6" office:value-type="float" office:value="7" calcext:value-type="float">
            <text:p>7</text:p>
          </table:table-cell>
          <table:table-cell table:style-name="ce16" office:value-type="string" calcext:value-type="string">
            <text:p>南亞電路板股份有限公司</text:p>
          </table:table-cell>
          <table:table-cell office:value-type="string" calcext:value-type="string">
            <text:p><text:span text:style-name="T5">勞動基準法第</text:span><text:span text:style-name="T6">32-2</text:span><text:span text:style-name="T7">條</text:span></text:p>
          </table:table-cell>
          <table:table-cell table:style-name="ce13" office:value-type="string" calcext:value-type="string">
            <text:p>延長工作時間超過法令規定。</text:p>
          </table:table-cell>
          <table:table-cell office:value-type="string" calcext:value-type="string">
            <text:p><text:span text:style-name="T5">新北府勞條字第</text:span><text:span text:style-name="T6">11244040017999</text:span><text:span text:style-name="T7">號</text:span></text:p>
          </table:table-cell>
          <table:table-cell office:value-type="string" calcext:value-type="string">
            <text:p><text:span text:style-name="T20">104</text:span><text:span text:style-name="T7">年</text:span><text:span text:style-name="T6">01</text:span><text:span text:style-name="T7">月</text:span><text:span text:style-name="T6">23</text:span><text:span text:style-name="T7">日</text:span></text:p>
          </table:table-cell>
          <table:table-cell/>
        </table:table-row>
        <table:table-row table:style-name="ro2">
          <table:table-cell table:style-name="ce6" office:value-type="float" office:value="8" calcext:value-type="float">
            <text:p>8</text:p>
          </table:table-cell>
          <table:table-cell table:style-name="ce16" office:value-type="string" calcext:value-type="string">
            <text:p>大投企業有限公司</text:p>
          </table:table-cell>
          <table:table-cell office:value-type="string" calcext:value-type="string">
            <text:p><text:span text:style-name="T5">勞動基準法第</text:span><text:span text:style-name="T6">24</text:span><text:span text:style-name="T7">條</text:span></text:p>
          </table:table-cell>
          <table:table-cell table:style-name="ce13" office:value-type="string" calcext:value-type="string">
            <text:p>延長工作時間未依規定加給工資。</text:p>
          </table:table-cell>
          <table:table-cell office:value-type="string" calcext:value-type="string">
            <text:p><text:span text:style-name="T5">新北府勞條字第</text:span><text:span text:style-name="T6">11249740020471</text:span><text:span text:style-name="T7">號</text:span></text:p>
          </table:table-cell>
          <table:table-cell office:value-type="string" calcext:value-type="string">
            <text:p><text:span text:style-name="T20">104</text:span><text:span text:style-name="T7">年</text:span><text:span text:style-name="T6">01</text:span><text:span text:style-name="T7">月</text:span><text:span text:style-name="T6">28</text:span><text:span text:style-name="T7">日</text:span></text:p>
          </table:table-cell>
          <table:table-cell/>
        </table:table-row>
        <table:table-row table:style-name="ro2">
          <table:table-cell table:style-name="ce6" office:value-type="float" office:value="9" calcext:value-type="float">
            <text:p>9</text:p>
          </table:table-cell>
          <table:table-cell table:style-name="ce16" office:value-type="string" calcext:value-type="string">
            <text:p>大投企業有限公司</text:p>
          </table:table-cell>
          <table:table-cell office:value-type="string" calcext:value-type="string">
            <text:p><text:span text:style-name="T5">勞動基準法第</text:span><text:span text:style-name="T6">39</text:span><text:span text:style-name="T7">條</text:span></text:p>
          </table:table-cell>
          <table:table-cell table:style-name="ce13" office:value-type="string" calcext:value-type="string">
            <text:p>假日工資未給或於休假日工作未依規定加給工資。</text:p>
          </table:table-cell>
          <table:table-cell office:value-type="string" calcext:value-type="string">
            <text:p><text:span text:style-name="T5">新北府勞條字第</text:span><text:span text:style-name="T6">11243140020473</text:span><text:span text:style-name="T7">號</text:span></text:p>
          </table:table-cell>
          <table:table-cell office:value-type="string" calcext:value-type="string">
            <text:p><text:span text:style-name="T20">104</text:span><text:span text:style-name="T7">年</text:span><text:span text:style-name="T6">01</text:span><text:span text:style-name="T7">月</text:span><text:span text:style-name="T6">28</text:span><text:span text:style-name="T7">日</text:span></text:p>
          </table:table-cell>
          <table:table-cell/>
        </table:table-row>
        <table:table-row table:style-name="ro2">
          <table:table-cell table:style-name="ce6" office:value-type="float" office:value="10" calcext:value-type="float">
            <text:p>10</text:p>
          </table:table-cell>
          <table:table-cell table:style-name="ce16" office:value-type="string" calcext:value-type="string">
            <text:p>永成蛋品股份有限公司</text:p>
          </table:table-cell>
          <table:table-cell office:value-type="string" calcext:value-type="string">
            <text:p><text:span text:style-name="T5">勞動基準法第</text:span><text:span text:style-name="T6">32-2</text:span><text:span text:style-name="T7">條</text:span></text:p>
          </table:table-cell>
          <table:table-cell table:style-name="ce13" office:value-type="string" calcext:value-type="string">
            <text:p>延長工作時間超過法令規定。</text:p>
          </table:table-cell>
          <table:table-cell office:value-type="string" calcext:value-type="string">
            <text:p><text:span text:style-name="T5">新北府勞條字第</text:span><text:span text:style-name="T6">11246040023637</text:span><text:span text:style-name="T7">號</text:span></text:p>
          </table:table-cell>
          <table:table-cell office:value-type="string" calcext:value-type="string">
            <text:p><text:span text:style-name="T20">104</text:span><text:span text:style-name="T7">年</text:span><text:span text:style-name="T6">02</text:span><text:span text:style-name="T7">月</text:span><text:span text:style-name="T6">02</text:span><text:span text:style-name="T7">日</text:span></text:p>
          </table:table-cell>
          <table:table-cell/>
        </table:table-row>
        <table:table-row table:style-name="ro2">
          <table:table-cell table:style-name="ce6" office:value-type="float" office:value="11" calcext:value-type="float">
            <text:p>11</text:p>
          </table:table-cell>
          <table:table-cell table:style-name="ce16" office:value-type="string" calcext:value-type="string">
            <text:p>振專股份有限公司</text:p>
          </table:table-cell>
          <table:table-cell office:value-type="string" calcext:value-type="string">
            <text:p><text:span text:style-name="T5">勞動基準法第</text:span><text:span text:style-name="T6">32-2</text:span><text:span text:style-name="T7">條</text:span></text:p>
          </table:table-cell>
          <table:table-cell table:style-name="ce13" office:value-type="string" calcext:value-type="string">
            <text:p>延長工作時間超過法令規定。</text:p>
          </table:table-cell>
          <table:table-cell office:value-type="string" calcext:value-type="string">
            <text:p><text:span text:style-name="T5">新北府勞條字第</text:span><text:span text:style-name="T6">11246240029957</text:span><text:span text:style-name="T7">號</text:span></text:p>
          </table:table-cell>
          <table:table-cell office:value-type="string" calcext:value-type="string">
            <text:p><text:span text:style-name="T20">104</text:span><text:span text:style-name="T7">年</text:span><text:span text:style-name="T6">02</text:span><text:span text:style-name="T7">月</text:span><text:span text:style-name="T6">10</text:span><text:span text:style-name="T7">日</text:span></text:p>
          </table:table-cell>
          <table:table-cell/>
        </table:table-row>
        <table:table-row table:style-name="ro2">
          <table:table-cell table:style-name="ce6" office:value-type="float" office:value="12" calcext:value-type="float">
            <text:p>12</text:p>
          </table:table-cell>
          <table:table-cell table:style-name="ce16" office:value-type="string" calcext:value-type="string">
            <text:p>永旭物業管理顧問有限公司</text:p>
          </table:table-cell>
          <table:table-cell office:value-type="string" calcext:value-type="string">
            <text:p><text:span text:style-name="T5">勞動基準法第</text:span><text:span text:style-name="T6">24</text:span><text:span text:style-name="T7">條</text:span></text:p>
          </table:table-cell>
          <table:table-cell table:style-name="ce13" office:value-type="string" calcext:value-type="string">
            <text:p>延長工作時間未依規定加給工資。</text:p>
          </table:table-cell>
          <table:table-cell office:value-type="string" calcext:value-type="string">
            <text:p><text:span text:style-name="T5">新北府勞條字第</text:span><text:span text:style-name="T6">11242940016978</text:span><text:span text:style-name="T7">號</text:span></text:p>
          </table:table-cell>
          <table:table-cell office:value-type="string" calcext:value-type="string">
            <text:p><text:span text:style-name="T20">104</text:span><text:span text:style-name="T7">年</text:span><text:span text:style-name="T6">01</text:span><text:span text:style-name="T7">月</text:span><text:span text:style-name="T6">22</text:span><text:span text:style-name="T7">日</text:span></text:p>
          </table:table-cell>
          <table:table-cell/>
        </table:table-row>
        <table:table-row table:style-name="ro2">
          <table:table-cell table:number-columns-repeated="2"/>
          <table:table-cell office:value-type="string" calcext:value-type="string">
            <text:p><text:span text:style-name="T5">勞動基準法第</text:span><text:span text:style-name="T6">39</text:span><text:span text:style-name="T7">條</text:span></text:p>
          </table:table-cell>
          <table:table-cell table:style-name="ce13" office:value-type="string" calcext:value-type="string">
            <text:p>假日工資未給或於休假日工作未依規定加給工資。</text:p>
          </table:table-cell>
          <table:table-cell office:value-type="string" calcext:value-type="string">
            <text:p><text:span text:style-name="T5">新北府勞條字第</text:span><text:span text:style-name="T6">11244640016979</text:span><text:span text:style-name="T7">號</text:span></text:p>
          </table:table-cell>
          <table:table-cell office:value-type="string" calcext:value-type="string">
            <text:p><text:span text:style-name="T20">104</text:span><text:span text:style-name="T7">年</text:span><text:span text:style-name="T6">01</text:span><text:span text:style-name="T7">月</text:span><text:span text:style-name="T6">22</text:span><text:span text:style-name="T7">日</text:span></text:p>
          </table:table-cell>
          <table:table-cell/>
        </table:table-row>
        <table:table-row table:style-name="ro2">
          <table:table-cell table:number-columns-repeated="2"/>
          <table:table-cell office:value-type="string" calcext:value-type="string">
            <text:p><text:span text:style-name="T5">勞動基準法第</text:span><text:span text:style-name="T6">46</text:span><text:span text:style-name="T7">條</text:span></text:p>
          </table:table-cell>
          <table:table-cell table:style-name="ce13" office:value-type="string" calcext:value-type="string">
            <text:p>僱用未滿十六歲之人從事工作未置備其法定代理人同意書及年齡證明文件。</text:p>
          </table:table-cell>
          <table:table-cell office:value-type="string" calcext:value-type="string">
            <text:p><text:span text:style-name="T5">新北府勞條字第</text:span><text:span text:style-name="T6">11240040016982</text:span><text:span text:style-name="T7">號</text:span></text:p>
          </table:table-cell>
          <table:table-cell office:value-type="string" calcext:value-type="string">
            <text:p><text:span text:style-name="T20">104</text:span><text:span text:style-name="T7">年</text:span><text:span text:style-name="T6">01</text:span><text:span text:style-name="T7">月</text:span><text:span text:style-name="T6">22</text:span><text:span text:style-name="T7">日</text:span></text:p>
          </table:table-cell>
          <table:table-cell/>
        </table:table-row>
        <table:table-row table:style-name="ro2">
          <table:table-cell table:style-name="ce6" office:value-type="float" office:value="13" calcext:value-type="float">
            <text:p>13</text:p>
          </table:table-cell>
          <table:table-cell table:style-name="ce14" office:value-type="string" calcext:value-type="string">
            <text:p><text:span text:style-name="T5">黃晢智</text:span><text:span text:style-name="T6">(</text:span><text:span text:style-name="T7">即振豪科技企業社</text:span><text:span text:style-name="T6">)</text:span></text:p>
          </table:table-cell>
          <table:table-cell office:value-type="string" calcext:value-type="string">
            <text:p><text:span text:style-name="T5">勞動基準法第</text:span><text:span text:style-name="T6">24</text:span><text:span text:style-name="T7">條</text:span></text:p>
          </table:table-cell>
          <table:table-cell table:style-name="ce13" office:value-type="string" calcext:value-type="string">
            <text:p>延長工作時間未依規定加給工資。</text:p>
          </table:table-cell>
          <table:table-cell office:value-type="string" calcext:value-type="string">
            <text:p><text:span text:style-name="T5">新北府勞條字第</text:span><text:span text:style-name="T6">11241940002711</text:span><text:span text:style-name="T7">號</text:span></text:p>
          </table:table-cell>
          <table:table-cell office:value-type="string" calcext:value-type="string">
            <text:p><text:span text:style-name="T20">104</text:span><text:span text:style-name="T7">年</text:span><text:span text:style-name="T6">01</text:span><text:span text:style-name="T7">月</text:span><text:span text:style-name="T6">07</text:span><text:span text:style-name="T7">日</text:span></text:p>
          </table:table-cell>
          <table:table-cell/>
        </table:table-row>
        <table:table-row table:style-name="ro2">
          <table:table-cell table:number-columns-repeated="2"/>
          <table:table-cell office:value-type="string" calcext:value-type="string">
            <text:p><text:span text:style-name="T5">勞動基準法第</text:span><text:span text:style-name="T6">32-2</text:span><text:span text:style-name="T7">條</text:span></text:p>
          </table:table-cell>
          <table:table-cell table:style-name="ce13" office:value-type="string" calcext:value-type="string">
            <text:p>延長工作時間超過法令規定。</text:p>
          </table:table-cell>
          <table:table-cell office:value-type="string" calcext:value-type="string">
            <text:p><text:span text:style-name="T5">新北府勞條字第</text:span><text:span text:style-name="T6">11247040002714</text:span><text:span text:style-name="T7">號</text:span></text:p>
          </table:table-cell>
          <table:table-cell office:value-type="string" calcext:value-type="string">
            <text:p><text:span text:style-name="T20">104</text:span><text:span text:style-name="T7">年</text:span><text:span text:style-name="T6">01</text:span><text:span text:style-name="T7">月</text:span><text:span text:style-name="T6">07</text:span><text:span text:style-name="T7">日</text:span></text:p>
          </table:table-cell>
          <table:table-cell/>
        </table:table-row>
        <table:table-row table:style-name="ro2">
          <table:table-cell table:number-columns-repeated="2"/>
          <table:table-cell office:value-type="string" calcext:value-type="string">
            <text:p><text:span text:style-name="T5">勞動基準法第</text:span><text:span text:style-name="T6">39</text:span><text:span text:style-name="T7">條</text:span></text:p>
          </table:table-cell>
          <table:table-cell table:style-name="ce13" office:value-type="string" calcext:value-type="string">
            <text:p>假日工資未給或於休假日工作未依規定加給工資。</text:p>
          </table:table-cell>
          <table:table-cell office:value-type="string" calcext:value-type="string">
            <text:p><text:span text:style-name="T5">新北府勞條字第</text:span><text:span text:style-name="T6">11244140002717</text:span><text:span text:style-name="T7">號</text:span></text:p>
          </table:table-cell>
          <table:table-cell office:value-type="string" calcext:value-type="string">
            <text:p><text:span text:style-name="T20">104</text:span><text:span text:style-name="T7">年</text:span><text:span text:style-name="T6">01</text:span><text:span text:style-name="T7">月</text:span><text:span text:style-name="T6">07</text:span><text:span text:style-name="T7">日</text:span></text:p>
          </table:table-cell>
          <table:table-cell/>
        </table:table-row>
        <table:table-row table:style-name="ro2">
          <table:table-cell table:style-name="ce6" office:value-type="float" office:value="14" calcext:value-type="float">
            <text:p>14</text:p>
          </table:table-cell>
          <table:table-cell table:style-name="ce16" office:value-type="string" calcext:value-type="string">
            <text:p>昶鉅工業有限公司</text:p>
          </table:table-cell>
          <table:table-cell office:value-type="string" calcext:value-type="string">
            <text:p><text:span text:style-name="T5">勞動基準法第</text:span><text:span text:style-name="T6">24</text:span><text:span text:style-name="T7">條</text:span></text:p>
          </table:table-cell>
          <table:table-cell table:style-name="ce13" office:value-type="string" calcext:value-type="string">
            <text:p>延長工作時間未依規定加給工資。</text:p>
          </table:table-cell>
          <table:table-cell office:value-type="string" calcext:value-type="string">
            <text:p><text:span text:style-name="T5">新北府勞條字第</text:span><text:span text:style-name="T6">11248140026782</text:span><text:span text:style-name="T7">號</text:span></text:p>
          </table:table-cell>
          <table:table-cell office:value-type="string" calcext:value-type="string">
            <text:p><text:span text:style-name="T20">104</text:span><text:span text:style-name="T7">年</text:span><text:span text:style-name="T6">02</text:span><text:span text:style-name="T7">月</text:span><text:span text:style-name="T6">04</text:span><text:span text:style-name="T7">日</text:span></text:p>
          </table:table-cell>
          <table:table-cell/>
        </table:table-row>
        <table:table-row table:style-name="ro2">
          <table:table-cell table:number-columns-repeated="2"/>
          <table:table-cell office:value-type="string" calcext:value-type="string">
            <text:p><text:span text:style-name="T5">勞動基準法第</text:span><text:span text:style-name="T6">38</text:span><text:span text:style-name="T7">條</text:span></text:p>
          </table:table-cell>
          <table:table-cell table:style-name="ce13" office:value-type="string" calcext:value-type="string">
            <text:p>未依規定給予特別休假。</text:p>
          </table:table-cell>
          <table:table-cell office:value-type="string" calcext:value-type="string">
            <text:p><text:span text:style-name="T5">新北府勞條字第</text:span><text:span text:style-name="T6">11245240026785</text:span><text:span text:style-name="T7">號</text:span></text:p>
          </table:table-cell>
          <table:table-cell office:value-type="string" calcext:value-type="string">
            <text:p><text:span text:style-name="T20">104</text:span><text:span text:style-name="T7">年</text:span><text:span text:style-name="T6">02</text:span><text:span text:style-name="T7">月</text:span><text:span text:style-name="T6">04</text:span><text:span text:style-name="T7">日</text:span></text:p>
          </table:table-cell>
          <table:table-cell/>
        </table:table-row>
        <table:table-row table:style-name="ro2">
          <table:table-cell table:number-columns-repeated="2"/>
          <table:table-cell office:value-type="string" calcext:value-type="string">
            <text:p><text:span text:style-name="T5">勞動基準法第</text:span><text:span text:style-name="T6">39</text:span><text:span text:style-name="T7">條</text:span></text:p>
          </table:table-cell>
          <table:table-cell table:style-name="ce13" office:value-type="string" calcext:value-type="string">
            <text:p>假日工資未給或於休假日工作未依規定加給工資。</text:p>
          </table:table-cell>
          <table:table-cell office:value-type="string" calcext:value-type="string">
            <text:p><text:span text:style-name="T5">新北府勞條字第</text:span><text:span text:style-name="T6">11249640026787</text:span><text:span text:style-name="T7">號</text:span></text:p>
          </table:table-cell>
          <table:table-cell office:value-type="string" calcext:value-type="string">
            <text:p><text:span text:style-name="T20">104</text:span><text:span text:style-name="T7">年</text:span><text:span text:style-name="T6">02</text:span><text:span text:style-name="T7">月</text:span><text:span text:style-name="T6">04</text:span><text:span text:style-name="T7">日</text:span></text:p>
          </table:table-cell>
          <table:table-cell/>
        </table:table-row>
        <table:table-row table:style-name="ro2">
          <table:table-cell table:style-name="ce6" office:value-type="float" office:value="15" calcext:value-type="float">
            <text:p>15</text:p>
          </table:table-cell>
          <table:table-cell table:style-name="ce16" office:value-type="string" calcext:value-type="string">
            <text:p>柑仔店股份有限公司</text:p>
          </table:table-cell>
          <table:table-cell office:value-type="string" calcext:value-type="string">
            <text:p><text:span text:style-name="T5">勞動基準法第</text:span><text:span text:style-name="T6">24</text:span><text:span text:style-name="T7">條</text:span></text:p>
          </table:table-cell>
          <table:table-cell table:style-name="ce13" office:value-type="string" calcext:value-type="string">
            <text:p>延長工作時間未依規定加給工資。</text:p>
          </table:table-cell>
          <table:table-cell office:value-type="string" calcext:value-type="string">
            <text:p><text:span text:style-name="T5">新北府勞條字第</text:span><text:span text:style-name="T6">11248540031854</text:span><text:span text:style-name="T7">號</text:span></text:p>
          </table:table-cell>
          <table:table-cell office:value-type="string" calcext:value-type="string">
            <text:p><text:span text:style-name="T20">104</text:span><text:span text:style-name="T7">年</text:span><text:span text:style-name="T6">02</text:span><text:span text:style-name="T7">月</text:span><text:span text:style-name="T6">11</text:span><text:span text:style-name="T7">日</text:span></text:p>
          </table:table-cell>
          <table:table-cell/>
        </table:table-row>
        <table:table-row table:style-name="ro2">
          <table:table-cell table:number-columns-repeated="2"/>
          <table:table-cell office:value-type="string" calcext:value-type="string">
            <text:p><text:span text:style-name="T5">勞動基準法第</text:span><text:span text:style-name="T6">32-2</text:span><text:span text:style-name="T7">條</text:span></text:p>
          </table:table-cell>
          <table:table-cell table:style-name="ce13" office:value-type="string" calcext:value-type="string">
            <text:p>延長工作時間超過法令規定。</text:p>
          </table:table-cell>
          <table:table-cell office:value-type="string" calcext:value-type="string">
            <text:p><text:span text:style-name="T5">新北府勞條字第</text:span><text:span text:style-name="T6">11243940031856</text:span><text:span text:style-name="T7">號</text:span></text:p>
          </table:table-cell>
          <table:table-cell office:value-type="string" calcext:value-type="string">
            <text:p><text:span text:style-name="T20">104</text:span><text:span text:style-name="T7">年</text:span><text:span text:style-name="T6">02</text:span><text:span text:style-name="T7">月</text:span><text:span text:style-name="T6">11</text:span><text:span text:style-name="T7">日</text:span></text:p>
          </table:table-cell>
          <table:table-cell/>
        </table:table-row>
        <table:table-row table:style-name="ro2">
          <table:table-cell table:number-columns-repeated="2"/>
          <table:table-cell office:value-type="string" calcext:value-type="string">
            <text:p><text:span text:style-name="T5">勞動基準法第</text:span><text:span text:style-name="T6">35</text:span><text:span text:style-name="T7">條</text:span></text:p>
          </table:table-cell>
          <table:table-cell table:style-name="ce13" office:value-type="string" calcext:value-type="string">
            <text:p>繼續工作四小時未有三十分鐘休息。</text:p>
          </table:table-cell>
          <table:table-cell office:value-type="string" calcext:value-type="string">
            <text:p><text:span text:style-name="T5">新北府勞條字第</text:span><text:span text:style-name="T6">11245640031857</text:span><text:span text:style-name="T7">號</text:span></text:p>
          </table:table-cell>
          <table:table-cell office:value-type="string" calcext:value-type="string">
            <text:p><text:span text:style-name="T20">104</text:span><text:span text:style-name="T7">年</text:span><text:span text:style-name="T6">02</text:span><text:span text:style-name="T7">月</text:span><text:span text:style-name="T6">11</text:span><text:span text:style-name="T7">日</text:span></text:p>
          </table:table-cell>
          <table:table-cell/>
        </table:table-row>
        <table:table-row table:style-name="ro2">
          <table:table-cell table:number-columns-repeated="2"/>
          <table:table-cell office:value-type="string" calcext:value-type="string">
            <text:p><text:span text:style-name="T5">勞動基準法第</text:span><text:span text:style-name="T6">39</text:span><text:span text:style-name="T7">條</text:span></text:p>
          </table:table-cell>
          <table:table-cell table:style-name="ce13" office:value-type="string" calcext:value-type="string">
            <text:p>假日工資未給或於休假日工作未依規定加給工資。</text:p>
          </table:table-cell>
          <table:table-cell office:value-type="string" calcext:value-type="string">
            <text:p><text:span text:style-name="T5">新北府勞條字第</text:span><text:span text:style-name="T6">11247340031858</text:span><text:span text:style-name="T7">號</text:span></text:p>
          </table:table-cell>
          <table:table-cell office:value-type="string" calcext:value-type="string">
            <text:p><text:span text:style-name="T20">104</text:span><text:span text:style-name="T7">年</text:span><text:span text:style-name="T6">02</text:span><text:span text:style-name="T7">月</text:span><text:span text:style-name="T6">11</text:span><text:span text:style-name="T7">日</text:span></text:p>
          </table:table-cell>
          <table:table-cell/>
        </table:table-row>
        <table:table-row table:style-name="ro2">
          <table:table-cell table:style-name="ce6" office:value-type="float" office:value="16" calcext:value-type="float">
            <text:p>16</text:p>
          </table:table-cell>
          <table:table-cell table:style-name="ce14" office:value-type="string" calcext:value-type="string">
            <text:p><text:span text:style-name="T5">林恬瑛</text:span><text:span text:style-name="T6">(</text:span><text:span text:style-name="T7">即新翔護理之家</text:span><text:span text:style-name="T6">)</text:span></text:p>
          </table:table-cell>
          <table:table-cell office:value-type="string" calcext:value-type="string">
            <text:p><text:span text:style-name="T5">勞動基準法第</text:span><text:span text:style-name="T6">30-5</text:span><text:span text:style-name="T7">條</text:span></text:p>
          </table:table-cell>
          <table:table-cell table:style-name="ce13" office:value-type="string" calcext:value-type="string">
            <text:p>未依規定置備勞工出勤紀錄表。</text:p>
          </table:table-cell>
          <table:table-cell office:value-type="string" calcext:value-type="string">
            <text:p><text:span text:style-name="T5">新北府勞條字第</text:span><text:span text:style-name="T6">11241240008930</text:span><text:span text:style-name="T7">號</text:span></text:p>
          </table:table-cell>
          <table:table-cell office:value-type="string" calcext:value-type="string">
            <text:p><text:span text:style-name="T20">104</text:span><text:span text:style-name="T7">年</text:span><text:span text:style-name="T6">01</text:span><text:span text:style-name="T7">月</text:span><text:span text:style-name="T6">14</text:span><text:span text:style-name="T7">日</text:span></text:p>
          </table:table-cell>
          <table:table-cell/>
        </table:table-row>
        <table:table-row table:style-name="ro2">
          <table:table-cell table:number-columns-repeated="2"/>
          <table:table-cell office:value-type="string" calcext:value-type="string">
            <text:p><text:span text:style-name="T5">勞動基準法第</text:span><text:span text:style-name="T6">38</text:span><text:span text:style-name="T7">條</text:span></text:p>
          </table:table-cell>
          <table:table-cell table:style-name="ce13" office:value-type="string" calcext:value-type="string">
            <text:p>未依規定給予特別休假。</text:p>
          </table:table-cell>
          <table:table-cell office:value-type="string" calcext:value-type="string">
            <text:p><text:span text:style-name="T5">新北府勞條字第</text:span><text:span text:style-name="T6">11243940008931</text:span><text:span text:style-name="T7">號</text:span></text:p>
          </table:table-cell>
          <table:table-cell office:value-type="string" calcext:value-type="string">
            <text:p><text:span text:style-name="T20">104</text:span><text:span text:style-name="T7">年</text:span><text:span text:style-name="T6">01</text:span><text:span text:style-name="T7">月</text:span><text:span text:style-name="T6">14</text:span><text:span text:style-name="T7">日</text:span></text:p>
          </table:table-cell>
          <table:table-cell/>
        </table:table-row>
        <table:table-row table:style-name="ro2">
          <table:table-cell table:number-columns-repeated="2"/>
          <table:table-cell office:value-type="string" calcext:value-type="string">
            <text:p><text:span text:style-name="T5">勞動基準法第</text:span><text:span text:style-name="T6">39</text:span><text:span text:style-name="T7">條</text:span></text:p>
          </table:table-cell>
          <table:table-cell table:style-name="ce18" office:value-type="string" calcext:value-type="string">
            <text:p><text:span text:style-name="T15">勞動基準法第</text:span><text:span text:style-name="T16">39</text:span><text:span text:style-name="T17">條</text:span></text:p>
          </table:table-cell>
          <table:table-cell office:value-type="string" calcext:value-type="string">
            <text:p><text:span text:style-name="T5">新北府勞條字第</text:span><text:span text:style-name="T6">11245640008932</text:span><text:span text:style-name="T7">號</text:span></text:p>
          </table:table-cell>
          <table:table-cell office:value-type="string" calcext:value-type="string">
            <text:p><text:span text:style-name="T20">104</text:span><text:span text:style-name="T7">年</text:span><text:span text:style-name="T6">01</text:span><text:span text:style-name="T7">月</text:span><text:span text:style-name="T6">14</text:span><text:span text:style-name="T7">日</text:span></text:p>
          </table:table-cell>
          <table:table-cell/>
        </table:table-row>
        <table:table-row table:style-name="ro2">
          <table:table-cell table:style-name="ce6" office:value-type="float" office:value="17" calcext:value-type="float">
            <text:p>17</text:p>
          </table:table-cell>
          <table:table-cell table:style-name="ce16" office:value-type="string" calcext:value-type="string">
            <text:p>濠國交通器材有限公司</text:p>
          </table:table-cell>
          <table:table-cell office:value-type="string" calcext:value-type="string">
            <text:p><text:span text:style-name="T5">勞動基準法第</text:span><text:span text:style-name="T6">24</text:span><text:span text:style-name="T7">條</text:span></text:p>
          </table:table-cell>
          <table:table-cell table:style-name="ce13" office:value-type="string" calcext:value-type="string">
            <text:p>延長工作時間未依規定加給工資。</text:p>
          </table:table-cell>
          <table:table-cell office:value-type="string" calcext:value-type="string">
            <text:p><text:span text:style-name="T5">新北府勞條字第</text:span><text:span text:style-name="T6">11248340033834</text:span><text:span text:style-name="T7">號</text:span></text:p>
          </table:table-cell>
          <table:table-cell office:value-type="string" calcext:value-type="string">
            <text:p><text:span text:style-name="T20">104</text:span><text:span text:style-name="T7">年</text:span><text:span text:style-name="T6">02</text:span><text:span text:style-name="T7">月</text:span><text:span text:style-name="T6">16</text:span><text:span text:style-name="T7">日</text:span></text:p>
          </table:table-cell>
          <table:table-cell/>
        </table:table-row>
        <table:table-row table:style-name="ro2">
          <table:table-cell table:number-columns-repeated="2"/>
          <table:table-cell office:value-type="string" calcext:value-type="string">
            <text:p><text:span text:style-name="T5">勞動基準法第</text:span><text:span text:style-name="T6">30-5</text:span><text:span text:style-name="T7">條</text:span></text:p>
          </table:table-cell>
          <table:table-cell table:style-name="ce13" office:value-type="string" calcext:value-type="string">
            <text:p>未依規定置備勞工出勤紀錄表。</text:p>
          </table:table-cell>
          <table:table-cell office:value-type="string" calcext:value-type="string">
            <text:p><text:span text:style-name="T5">新北府勞條字第</text:span><text:span text:style-name="T6">11243740033836</text:span><text:span text:style-name="T7">號</text:span></text:p>
          </table:table-cell>
          <table:table-cell office:value-type="string" calcext:value-type="string">
            <text:p><text:span text:style-name="T20">104</text:span><text:span text:style-name="T7">年</text:span><text:span text:style-name="T6">02</text:span><text:span text:style-name="T7">月</text:span><text:span text:style-name="T6">16</text:span><text:span text:style-name="T7">日</text:span></text:p>
          </table:table-cell>
          <table:table-cell/>
        </table:table-row>
        <table:table-row table:style-name="ro2">
          <table:table-cell table:number-columns-repeated="2"/>
          <table:table-cell office:value-type="string" calcext:value-type="string">
            <text:p><text:span text:style-name="T5">勞動基準法第</text:span><text:span text:style-name="T6">39</text:span><text:span text:style-name="T7">條</text:span></text:p>
          </table:table-cell>
          <table:table-cell table:style-name="ce13" office:value-type="string" calcext:value-type="string">
            <text:p>假日工資未給或於休假日工作未依規定加給工資。</text:p>
          </table:table-cell>
          <table:table-cell office:value-type="string" calcext:value-type="string">
            <text:p><text:span text:style-name="T5">新北府勞條字第</text:span><text:span text:style-name="T6">11245440033837</text:span><text:span text:style-name="T7">號</text:span></text:p>
          </table:table-cell>
          <table:table-cell office:value-type="string" calcext:value-type="string">
            <text:p><text:span text:style-name="T20">104</text:span><text:span text:style-name="T7">年</text:span><text:span text:style-name="T6">02</text:span><text:span text:style-name="T7">月</text:span><text:span text:style-name="T6">16</text:span><text:span text:style-name="T7">日</text:span></text:p>
          </table:table-cell>
          <table:table-cell/>
        </table:table-row>
        <table:table-row table:style-name="ro2">
          <table:table-cell table:style-name="ce6" office:value-type="float" office:value="18" calcext:value-type="float">
            <text:p>18</text:p>
          </table:table-cell>
          <table:table-cell table:style-name="ce16" office:value-type="string" calcext:value-type="string">
            <text:p>寶億生技股份有限公司</text:p>
          </table:table-cell>
          <table:table-cell office:value-type="string" calcext:value-type="string">
            <text:p><text:span text:style-name="T5">勞動基準法第</text:span><text:span text:style-name="T6">24</text:span><text:span text:style-name="T7">條</text:span></text:p>
          </table:table-cell>
          <table:table-cell table:style-name="ce13" office:value-type="string" calcext:value-type="string">
            <text:p>延長工作時間未依規定加給工資。</text:p>
          </table:table-cell>
          <table:table-cell office:value-type="string" calcext:value-type="string">
            <text:p><text:span text:style-name="T5">新北府勞條字第</text:span><text:span text:style-name="T6">11242540023709</text:span><text:span text:style-name="T7">號</text:span></text:p>
          </table:table-cell>
          <table:table-cell office:value-type="string" calcext:value-type="string">
            <text:p><text:span text:style-name="T20">104</text:span><text:span text:style-name="T7">年</text:span><text:span text:style-name="T6">02</text:span><text:span text:style-name="T7">月</text:span><text:span text:style-name="T6">02</text:span><text:span text:style-name="T7">日</text:span></text:p>
          </table:table-cell>
          <table:table-cell/>
        </table:table-row>
        <table:table-row table:style-name="ro2">
          <table:table-cell table:number-columns-repeated="2"/>
          <table:table-cell office:value-type="string" calcext:value-type="string">
            <text:p><text:span text:style-name="T5">勞動基準法第</text:span><text:span text:style-name="T6">43</text:span><text:span text:style-name="T7">條</text:span></text:p>
          </table:table-cell>
          <table:table-cell table:style-name="ce13" office:value-type="string" calcext:value-type="string">
            <text:p>請假期間未依規定給付工資。</text:p>
          </table:table-cell>
          <table:table-cell office:value-type="string" calcext:value-type="string">
            <text:p><text:span text:style-name="T5">新北府勞條字第</text:span><text:span text:style-name="T6">11244540023710</text:span><text:span text:style-name="T7">號</text:span></text:p>
          </table:table-cell>
          <table:table-cell office:value-type="string" calcext:value-type="string">
            <text:p><text:span text:style-name="T20">104</text:span><text:span text:style-name="T7">年</text:span><text:span text:style-name="T6">02</text:span><text:span text:style-name="T7">月</text:span><text:span text:style-name="T6">02</text:span><text:span text:style-name="T7">日</text:span></text:p>
          </table:table-cell>
          <table:table-cell/>
        </table:table-row>
        <table:table-row table:style-name="ro2">
          <table:table-cell table:number-columns-repeated="2"/>
          <table:table-cell office:value-type="string" calcext:value-type="string">
            <text:p><text:span text:style-name="T5">勞動基準法第</text:span><text:span text:style-name="T6">70</text:span><text:span text:style-name="T7">條</text:span></text:p>
          </table:table-cell>
          <table:table-cell table:style-name="ce13" office:value-type="string" calcext:value-type="string">
            <text:p>工作規則未依規定報備並公告揭示。</text:p>
          </table:table-cell>
          <table:table-cell office:value-type="string" calcext:value-type="string">
            <text:p><text:span text:style-name="T5">新北府勞條字第</text:span><text:span text:style-name="T6">11246240023711</text:span><text:span text:style-name="T7">號</text:span></text:p>
          </table:table-cell>
          <table:table-cell office:value-type="string" calcext:value-type="string">
            <text:p><text:span text:style-name="T20">104</text:span><text:span text:style-name="T7">年</text:span><text:span text:style-name="T6">02</text:span><text:span text:style-name="T7">月</text:span><text:span text:style-name="T6">02</text:span><text:span text:style-name="T7">日</text:span></text:p>
          </table:table-cell>
          <table:table-cell/>
        </table:table-row>
        <table:table-row table:style-name="ro2">
          <table:table-cell table:style-name="ce6" office:value-type="float" office:value="19" calcext:value-type="float">
            <text:p>19</text:p>
          </table:table-cell>
          <table:table-cell table:style-name="ce16" office:value-type="string" calcext:value-type="string">
            <text:p>鼎天實業有限公司</text:p>
          </table:table-cell>
          <table:table-cell office:value-type="string" calcext:value-type="string">
            <text:p><text:span text:style-name="T5">勞動基準法第</text:span><text:span text:style-name="T6">7</text:span><text:span text:style-name="T7">條</text:span></text:p>
          </table:table-cell>
          <table:table-cell table:style-name="ce13" office:value-type="string" calcext:value-type="string">
            <text:p>未依規定置備勞工名卡。</text:p>
          </table:table-cell>
          <table:table-cell office:value-type="string" calcext:value-type="string">
            <text:p><text:span text:style-name="T5">新北府勞條字第</text:span><text:span text:style-name="T6">11244640030999</text:span><text:span text:style-name="T7">號</text:span></text:p>
          </table:table-cell>
          <table:table-cell office:value-type="string" calcext:value-type="string">
            <text:p><text:span text:style-name="T20">104</text:span><text:span text:style-name="T7">年</text:span><text:span text:style-name="T6">02</text:span><text:span text:style-name="T7">月</text:span><text:span text:style-name="T6">11</text:span><text:span text:style-name="T7">日</text:span></text:p>
          </table:table-cell>
          <table:table-cell/>
        </table:table-row>
        <table:table-row table:style-name="ro2">
          <table:table-cell table:number-columns-repeated="2"/>
          <table:table-cell office:value-type="string" calcext:value-type="string">
            <text:p><text:span text:style-name="T5">勞動基準法第</text:span><text:span text:style-name="T6">22-2</text:span><text:span text:style-name="T7">條</text:span></text:p>
          </table:table-cell>
          <table:table-cell table:style-name="ce13" office:value-type="string" calcext:value-type="string">
            <text:p>工資未全額直接給付勞工。</text:p>
          </table:table-cell>
          <table:table-cell office:value-type="string" calcext:value-type="string">
            <text:p><text:span text:style-name="T5">新北府勞條字第</text:span><text:span text:style-name="T6">11242840031002</text:span><text:span text:style-name="T7">號</text:span></text:p>
          </table:table-cell>
          <table:table-cell office:value-type="string" calcext:value-type="string">
            <text:p><text:span text:style-name="T20">104</text:span><text:span text:style-name="T7">年</text:span><text:span text:style-name="T6">02</text:span><text:span text:style-name="T7">月</text:span><text:span text:style-name="T6">11</text:span><text:span text:style-name="T7">日</text:span></text:p>
          </table:table-cell>
          <table:table-cell/>
        </table:table-row>
        <table:table-row table:style-name="ro2">
          <table:table-cell table:number-columns-repeated="2"/>
          <table:table-cell office:value-type="string" calcext:value-type="string">
            <text:p><text:span text:style-name="T5">勞動基準法第</text:span><text:span text:style-name="T6">23-2</text:span><text:span text:style-name="T7">條</text:span></text:p>
          </table:table-cell>
          <table:table-cell table:style-name="ce13" office:value-type="string" calcext:value-type="string">
            <text:p>未依規定置備勞工工資清冊。</text:p>
          </table:table-cell>
          <table:table-cell office:value-type="string" calcext:value-type="string">
            <text:p><text:span text:style-name="T5">新北府勞條字第</text:span><text:span text:style-name="T6">11244540031003</text:span><text:span text:style-name="T7">號</text:span></text:p>
          </table:table-cell>
          <table:table-cell office:value-type="string" calcext:value-type="string">
            <text:p><text:span text:style-name="T20">104</text:span><text:span text:style-name="T7">年</text:span><text:span text:style-name="T6">02</text:span><text:span text:style-name="T7">月</text:span><text:span text:style-name="T6">11</text:span><text:span text:style-name="T7">日</text:span></text:p>
          </table:table-cell>
          <table:table-cell/>
        </table:table-row>
        <table:table-row table:style-name="ro2">
          <table:table-cell table:number-columns-repeated="2"/>
          <table:table-cell office:value-type="string" calcext:value-type="string">
            <text:p><text:span text:style-name="T5">勞動基準法第</text:span><text:span text:style-name="T6">30-5</text:span><text:span text:style-name="T7">條</text:span></text:p>
          </table:table-cell>
          <table:table-cell table:style-name="ce13" office:value-type="string" calcext:value-type="string">
            <text:p>未依規定置備勞工出勤紀錄表。</text:p>
          </table:table-cell>
          <table:table-cell office:value-type="string" calcext:value-type="string">
            <text:p><text:span text:style-name="T5">新北府勞條字第</text:span><text:span text:style-name="T6">11249940031005</text:span><text:span text:style-name="T7">號</text:span></text:p>
          </table:table-cell>
          <table:table-cell office:value-type="string" calcext:value-type="string">
            <text:p><text:span text:style-name="T20">104</text:span><text:span text:style-name="T7">年</text:span><text:span text:style-name="T6">02</text:span><text:span text:style-name="T7">月</text:span><text:span text:style-name="T6">11</text:span><text:span text:style-name="T7">日</text:span></text:p>
          </table:table-cell>
          <table:table-cell/>
        </table:table-row>
        <table:table-row table:style-name="ro2">
          <table:table-cell table:number-columns-repeated="2"/>
          <table:table-cell office:value-type="string" calcext:value-type="string">
            <text:p><text:span text:style-name="T5">勞動基準法第</text:span><text:span text:style-name="T6">59-2</text:span><text:span text:style-name="T7">條</text:span></text:p>
          </table:table-cell>
          <table:table-cell table:style-name="ce13" office:value-type="string" calcext:value-type="string">
            <text:p>未依規定給予勞工職業災害補償。</text:p>
          </table:table-cell>
          <table:table-cell office:value-type="string" calcext:value-type="string">
            <text:p><text:span text:style-name="T5">新北府勞條字第</text:span><text:span text:style-name="T6">11245040031008</text:span><text:span text:style-name="T7">號</text:span></text:p>
          </table:table-cell>
          <table:table-cell office:value-type="string" calcext:value-type="string">
            <text:p><text:span text:style-name="T20">104</text:span><text:span text:style-name="T7">年</text:span><text:span text:style-name="T6">02</text:span><text:span text:style-name="T7">月</text:span><text:span text:style-name="T6">11</text:span><text:span text:style-name="T7">日</text:span></text:p>
          </table:table-cell>
          <table:table-cell/>
        </table:table-row>
        <table:table-row table:style-name="ro1">
          <table:table-cell table:style-name="ce9" office:value-type="float" office:value="1" calcext:value-type="float">
            <text:p>1</text:p>
          </table:table-cell>
          <table:table-cell table:style-name="ce21" office:value-type="string" calcext:value-type="string">
            <text:p>合發物流有限公司</text:p>
          </table:table-cell>
          <table:table-cell table:style-name="ce22" office:value-type="string" calcext:value-type="string">
            <text:p><text:span text:style-name="T1">勞動基準法第</text:span><text:span text:style-name="T4">30</text:span><text:span text:style-name="T3">條第</text:span><text:span text:style-name="T4">5</text:span><text:span text:style-name="T3">項</text:span></text:p>
          </table:table-cell>
          <table:table-cell table:style-name="ce21" office:value-type="string" calcext:value-type="string">
            <text:p>未依規定置備勞工出勤紀錄表。</text:p>
          </table:table-cell>
          <table:table-cell table:style-name="ce22" office:value-type="string" calcext:value-type="string">
            <text:p><text:span text:style-name="T1">新北府勞條字第</text:span><text:span text:style-name="T4">1040292823</text:span><text:span text:style-name="T3">號</text:span></text:p>
          </table:table-cell>
          <table:table-cell table:style-name="ce22" office:value-type="string" calcext:value-type="string">
            <text:p><text:span text:style-name="T19">104</text:span><text:span text:style-name="T3">年</text:span><text:span text:style-name="T4">2</text:span><text:span text:style-name="T3">月</text:span><text:span text:style-name="T4">24</text:span><text:span text:style-name="T3">日</text:span></text:p>
          </table:table-cell>
          <table:table-cell/>
        </table:table-row>
        <table:table-row table:style-name="ro1">
          <table:table-cell table:style-name="ce9" office:value-type="float" office:value="2" calcext:value-type="float">
            <text:p>2</text:p>
          </table:table-cell>
          <table:table-cell table:style-name="ce21" office:value-type="string" calcext:value-type="string">
            <text:p>啟準精密工業有限公司</text:p>
          </table:table-cell>
          <table:table-cell table:style-name="ce22" office:value-type="string" calcext:value-type="string">
            <text:p><text:span text:style-name="T1">勞動基準法第</text:span><text:span text:style-name="T4">24</text:span><text:span text:style-name="T3">條</text:span></text:p>
          </table:table-cell>
          <table:table-cell table:style-name="ce21" office:value-type="string" calcext:value-type="string">
            <text:p>延長工作時間未依規定加給工資。</text:p>
          </table:table-cell>
          <table:table-cell table:style-name="ce22" office:value-type="string" calcext:value-type="string">
            <text:p><text:span text:style-name="T1">新北府勞條字第</text:span><text:span text:style-name="T4">1040344380</text:span><text:span text:style-name="T3">號</text:span></text:p>
          </table:table-cell>
          <table:table-cell table:style-name="ce22" office:value-type="string" calcext:value-type="string">
            <text:p><text:span text:style-name="T19">104</text:span><text:span text:style-name="T3">年</text:span><text:span text:style-name="T4">3</text:span><text:span text:style-name="T3">月</text:span><text:span text:style-name="T4">3</text:span><text:span text:style-name="T3">日</text:span></text:p>
          </table:table-cell>
          <table:table-cell/>
        </table:table-row>
        <table:table-row table:style-name="ro1">
          <table:table-cell table:style-name="ce10" table:number-columns-repeated="2"/>
          <table:table-cell table:style-name="ce22" office:value-type="string" calcext:value-type="string">
            <text:p><text:span text:style-name="T1">勞動基準法第</text:span><text:span text:style-name="T4">32</text:span><text:span text:style-name="T3">條第</text:span><text:span text:style-name="T4">2</text:span><text:span text:style-name="T3">項</text:span></text:p>
          </table:table-cell>
          <table:table-cell table:style-name="ce21" office:value-type="string" calcext:value-type="string">
            <text:p>延長工作時間超過法令規定。</text:p>
          </table:table-cell>
          <table:table-cell table:style-name="ce22" office:value-type="string" calcext:value-type="string">
            <text:p><text:span text:style-name="T1">新北府勞條字第</text:span><text:span text:style-name="T4">10403443801</text:span><text:span text:style-name="T3">號</text:span></text:p>
          </table:table-cell>
          <table:table-cell table:style-name="ce22" office:value-type="string" calcext:value-type="string">
            <text:p><text:span text:style-name="T19">104</text:span><text:span text:style-name="T3">年</text:span><text:span text:style-name="T4">3</text:span><text:span text:style-name="T3">月</text:span><text:span text:style-name="T4">3</text:span><text:span text:style-name="T3">日</text:span></text:p>
          </table:table-cell>
          <table:table-cell/>
        </table:table-row>
        <table:table-row table:style-name="ro1">
          <table:table-cell table:style-name="ce10" table:number-columns-repeated="2"/>
          <table:table-cell table:style-name="ce22" office:value-type="string" calcext:value-type="string">
            <text:p><text:span text:style-name="T1">勞動基準法第</text:span><text:span text:style-name="T4">39</text:span><text:span text:style-name="T3">條</text:span></text:p>
          </table:table-cell>
          <table:table-cell table:style-name="ce21" office:value-type="string" calcext:value-type="string">
            <text:p>假日工資未給或於休假日工作未依規定加給工資。</text:p>
          </table:table-cell>
          <table:table-cell table:style-name="ce22" office:value-type="string" calcext:value-type="string">
            <text:p><text:span text:style-name="T1">新北府勞條字第</text:span><text:span text:style-name="T4">10403443802</text:span><text:span text:style-name="T3">號</text:span></text:p>
          </table:table-cell>
          <table:table-cell table:style-name="ce22" office:value-type="string" calcext:value-type="string">
            <text:p><text:span text:style-name="T19">104</text:span><text:span text:style-name="T3">年</text:span><text:span text:style-name="T4">3</text:span><text:span text:style-name="T3">月</text:span><text:span text:style-name="T4">3</text:span><text:span text:style-name="T3">日</text:span></text:p>
          </table:table-cell>
          <table:table-cell/>
        </table:table-row>
        <table:table-row table:style-name="ro1">
          <table:table-cell table:style-name="ce9" office:value-type="float" office:value="3" calcext:value-type="float">
            <text:p>3</text:p>
          </table:table-cell>
          <table:table-cell table:style-name="ce21" office:value-type="string" calcext:value-type="string">
            <text:p>鴻卓保全股份有限公司</text:p>
          </table:table-cell>
          <table:table-cell table:style-name="ce22" office:value-type="string" calcext:value-type="string">
            <text:p><text:span text:style-name="T1">勞動基準法第</text:span><text:span text:style-name="T4">30</text:span><text:span text:style-name="T3">條第</text:span><text:span text:style-name="T4">5</text:span><text:span text:style-name="T3">項</text:span></text:p>
          </table:table-cell>
          <table:table-cell table:style-name="ce21" office:value-type="string" calcext:value-type="string">
            <text:p>未依規定置備勞工出勤紀錄表。</text:p>
          </table:table-cell>
          <table:table-cell table:style-name="ce22" office:value-type="string" calcext:value-type="string">
            <text:p><text:span text:style-name="T1">新北府勞條字第</text:span><text:span text:style-name="T4">1040317314</text:span><text:span text:style-name="T3">號</text:span></text:p>
          </table:table-cell>
          <table:table-cell table:style-name="ce22" office:value-type="string" calcext:value-type="string">
            <text:p><text:span text:style-name="T19">104</text:span><text:span text:style-name="T3">年</text:span><text:span text:style-name="T4">3</text:span><text:span text:style-name="T3">月</text:span><text:span text:style-name="T4">4</text:span><text:span text:style-name="T3">日</text:span></text:p>
          </table:table-cell>
          <table:table-cell/>
        </table:table-row>
        <table:table-row table:style-name="ro1">
          <table:table-cell table:style-name="ce9" office:value-type="float" office:value="4" calcext:value-type="float">
            <text:p>4</text:p>
          </table:table-cell>
          <table:table-cell table:style-name="ce21" office:value-type="string" calcext:value-type="string">
            <text:p>新在發環保機具有限公司</text:p>
          </table:table-cell>
          <table:table-cell table:style-name="ce22" office:value-type="string" calcext:value-type="string">
            <text:p><text:span text:style-name="T1">勞動基準法第</text:span><text:span text:style-name="T4">32</text:span><text:span text:style-name="T3">條第</text:span><text:span text:style-name="T4">2</text:span><text:span text:style-name="T3">項</text:span></text:p>
          </table:table-cell>
          <table:table-cell table:style-name="ce21" office:value-type="string" calcext:value-type="string">
            <text:p>延長工作時間超過法令規定。</text:p>
          </table:table-cell>
          <table:table-cell table:style-name="ce22" office:value-type="string" calcext:value-type="string">
            <text:p><text:span text:style-name="T1">新北府勞條字第</text:span><text:span text:style-name="T4">1040388758</text:span><text:span text:style-name="T3">號</text:span></text:p>
          </table:table-cell>
          <table:table-cell table:style-name="ce22" office:value-type="string" calcext:value-type="string">
            <text:p><text:span text:style-name="T19">104</text:span><text:span text:style-name="T3">年</text:span><text:span text:style-name="T4">3</text:span><text:span text:style-name="T3">月</text:span><text:span text:style-name="T4">9</text:span><text:span text:style-name="T3">日</text:span></text:p>
          </table:table-cell>
          <table:table-cell/>
        </table:table-row>
        <table:table-row table:style-name="ro1">
          <table:table-cell table:style-name="ce9" office:value-type="float" office:value="5" calcext:value-type="float">
            <text:p>5</text:p>
          </table:table-cell>
          <table:table-cell table:style-name="ce21" office:value-type="string" calcext:value-type="string">
            <text:p>員全股份有限公司</text:p>
          </table:table-cell>
          <table:table-cell table:style-name="ce22" office:value-type="string" calcext:value-type="string">
            <text:p><text:span text:style-name="T1">勞動基準法第</text:span><text:span text:style-name="T4">32</text:span><text:span text:style-name="T3">條第</text:span><text:span text:style-name="T4">2</text:span><text:span text:style-name="T3">項</text:span></text:p>
          </table:table-cell>
          <table:table-cell table:style-name="ce21" office:value-type="string" calcext:value-type="string">
            <text:p>延長工作時間超過法令規定。</text:p>
          </table:table-cell>
          <table:table-cell table:style-name="ce22" office:value-type="string" calcext:value-type="string">
            <text:p><text:span text:style-name="T1">新北府勞條字第</text:span><text:span text:style-name="T4">1040386980</text:span><text:span text:style-name="T3">號</text:span></text:p>
          </table:table-cell>
          <table:table-cell table:style-name="ce22" office:value-type="string" calcext:value-type="string">
            <text:p><text:span text:style-name="T19">104</text:span><text:span text:style-name="T3">年</text:span><text:span text:style-name="T4">3</text:span><text:span text:style-name="T3">月</text:span><text:span text:style-name="T4">9</text:span><text:span text:style-name="T3">日</text:span></text:p>
          </table:table-cell>
          <table:table-cell/>
        </table:table-row>
        <table:table-row table:style-name="ro1">
          <table:table-cell table:style-name="ce10" table:number-columns-repeated="2"/>
          <table:table-cell table:style-name="ce22" office:value-type="string" calcext:value-type="string">
            <text:p><text:span text:style-name="T1">勞動基準法第</text:span><text:span text:style-name="T4">36</text:span><text:span text:style-name="T3">條</text:span></text:p>
          </table:table-cell>
          <table:table-cell table:style-name="ce21" office:value-type="string" calcext:value-type="string">
            <text:p>每七日中未有一日之休息作為例假。</text:p>
          </table:table-cell>
          <table:table-cell table:style-name="ce22" office:value-type="string" calcext:value-type="string">
            <text:p><text:span text:style-name="T1">新北府勞條字第</text:span><text:span text:style-name="T4">10403869801</text:span><text:span text:style-name="T3">號</text:span></text:p>
          </table:table-cell>
          <table:table-cell table:style-name="ce22" office:value-type="string" calcext:value-type="string">
            <text:p><text:span text:style-name="T19">104</text:span><text:span text:style-name="T3">年</text:span><text:span text:style-name="T4">3</text:span><text:span text:style-name="T3">月</text:span><text:span text:style-name="T4">9</text:span><text:span text:style-name="T3">日</text:span></text:p>
          </table:table-cell>
          <table:table-cell/>
        </table:table-row>
        <table:table-row table:style-name="ro1">
          <table:table-cell table:style-name="ce10" table:number-columns-repeated="2"/>
          <table:table-cell table:style-name="ce22" office:value-type="string" calcext:value-type="string">
            <text:p><text:span text:style-name="T1">勞動基準法第</text:span><text:span text:style-name="T4">39</text:span><text:span text:style-name="T3">條</text:span></text:p>
          </table:table-cell>
          <table:table-cell table:style-name="ce21" office:value-type="string" calcext:value-type="string">
            <text:p>假日工資未給或於休假日工作未依規定加給工資。</text:p>
          </table:table-cell>
          <table:table-cell table:style-name="ce22" office:value-type="string" calcext:value-type="string">
            <text:p><text:span text:style-name="T1">新北府勞條字第</text:span><text:span text:style-name="T4">10403869802</text:span><text:span text:style-name="T3">號</text:span></text:p>
          </table:table-cell>
          <table:table-cell table:style-name="ce22" office:value-type="string" calcext:value-type="string">
            <text:p><text:span text:style-name="T19">104</text:span><text:span text:style-name="T3">年</text:span><text:span text:style-name="T4">3</text:span><text:span text:style-name="T3">月</text:span><text:span text:style-name="T4">9</text:span><text:span text:style-name="T3">日</text:span></text:p>
          </table:table-cell>
          <table:table-cell/>
        </table:table-row>
        <table:table-row table:style-name="ro1">
          <table:table-cell table:style-name="ce9" office:value-type="float" office:value="6" calcext:value-type="float">
            <text:p>6</text:p>
          </table:table-cell>
          <table:table-cell table:style-name="ce21" office:value-type="string" calcext:value-type="string">
            <text:p>寶康企業管理顧問有限公司</text:p>
          </table:table-cell>
          <table:table-cell table:style-name="ce22" office:value-type="string" calcext:value-type="string">
            <text:p><text:span text:style-name="T1">勞動基準法第</text:span><text:span text:style-name="T4">32</text:span><text:span text:style-name="T3">條第</text:span><text:span text:style-name="T4">2</text:span><text:span text:style-name="T3">項</text:span></text:p>
          </table:table-cell>
          <table:table-cell table:style-name="ce21" office:value-type="string" calcext:value-type="string">
            <text:p>延長工作時間超過法令規定。</text:p>
          </table:table-cell>
          <table:table-cell table:style-name="ce22" office:value-type="string" calcext:value-type="string">
            <text:p><text:span text:style-name="T1">新北府勞條字第</text:span><text:span text:style-name="T4">1040412281</text:span><text:span text:style-name="T3">號</text:span></text:p>
          </table:table-cell>
          <table:table-cell table:style-name="ce22" office:value-type="string" calcext:value-type="string">
            <text:p><text:span text:style-name="T19">104</text:span><text:span text:style-name="T3">年</text:span><text:span text:style-name="T4">3</text:span><text:span text:style-name="T3">月</text:span><text:span text:style-name="T4">12</text:span><text:span text:style-name="T3">日</text:span></text:p>
          </table:table-cell>
          <table:table-cell/>
        </table:table-row>
        <table:table-row table:style-name="ro1">
          <table:table-cell table:style-name="ce9" office:value-type="float" office:value="7" calcext:value-type="float">
            <text:p>7</text:p>
          </table:table-cell>
          <table:table-cell table:style-name="ce21" office:value-type="string" calcext:value-type="string">
            <text:p>國倫人力資源管理有限公司</text:p>
          </table:table-cell>
          <table:table-cell table:style-name="ce22" office:value-type="string" calcext:value-type="string">
            <text:p><text:span text:style-name="T1">勞動基準法第</text:span><text:span text:style-name="T4">24</text:span><text:span text:style-name="T3">條</text:span></text:p>
          </table:table-cell>
          <table:table-cell table:style-name="ce21" office:value-type="string" calcext:value-type="string">
            <text:p>延長工作時間未依規定加給工資。</text:p>
          </table:table-cell>
          <table:table-cell table:style-name="ce22" office:value-type="string" calcext:value-type="string">
            <text:p><text:span text:style-name="T1">新北府勞條字第</text:span><text:span text:style-name="T4">1040427821</text:span><text:span text:style-name="T3">號</text:span></text:p>
          </table:table-cell>
          <table:table-cell table:style-name="ce22" office:value-type="string" calcext:value-type="string">
            <text:p><text:span text:style-name="T19">104</text:span><text:span text:style-name="T3">年</text:span><text:span text:style-name="T4">3</text:span><text:span text:style-name="T3">月</text:span><text:span text:style-name="T4">13</text:span><text:span text:style-name="T3">日</text:span></text:p>
          </table:table-cell>
          <table:table-cell/>
        </table:table-row>
        <table:table-row table:style-name="ro1">
          <table:table-cell table:style-name="ce9" office:value-type="float" office:value="8" calcext:value-type="float">
            <text:p>8</text:p>
          </table:table-cell>
          <table:table-cell table:style-name="ce21" office:value-type="string" calcext:value-type="string">
            <text:p>市工工業股份有限公司</text:p>
          </table:table-cell>
          <table:table-cell table:style-name="ce22" office:value-type="string" calcext:value-type="string">
            <text:p><text:span text:style-name="T1">勞動基準法第</text:span><text:span text:style-name="T4">24</text:span><text:span text:style-name="T3">條</text:span></text:p>
          </table:table-cell>
          <table:table-cell table:style-name="ce21" office:value-type="string" calcext:value-type="string">
            <text:p>延長工作時間未依規定加給工資。</text:p>
          </table:table-cell>
          <table:table-cell table:style-name="ce22" office:value-type="string" calcext:value-type="string">
            <text:p><text:span text:style-name="T1">新北府勞條字第</text:span><text:span text:style-name="T4">1040432849</text:span><text:span text:style-name="T3">號</text:span></text:p>
          </table:table-cell>
          <table:table-cell table:style-name="ce22" office:value-type="string" calcext:value-type="string">
            <text:p><text:span text:style-name="T19">104</text:span><text:span text:style-name="T3">年</text:span><text:span text:style-name="T4">3</text:span><text:span text:style-name="T3">月</text:span><text:span text:style-name="T4">16</text:span><text:span text:style-name="T3">日</text:span></text:p>
          </table:table-cell>
          <table:table-cell/>
        </table:table-row>
        <table:table-row table:style-name="ro1">
          <table:table-cell table:style-name="ce10" table:number-columns-repeated="2"/>
          <table:table-cell table:style-name="ce22" office:value-type="string" calcext:value-type="string">
            <text:p><text:span text:style-name="T1">勞動基準法第</text:span><text:span text:style-name="T4">37</text:span><text:span text:style-name="T3">條</text:span></text:p>
          </table:table-cell>
          <table:table-cell table:style-name="ce21" office:value-type="string" calcext:value-type="string">
            <text:p>依規定應放假之日未予休假。</text:p>
          </table:table-cell>
          <table:table-cell table:style-name="ce22" office:value-type="string" calcext:value-type="string">
            <text:p><text:span text:style-name="T1">新北府勞條字第</text:span><text:span text:style-name="T4">10404328491</text:span><text:span text:style-name="T3">號</text:span></text:p>
          </table:table-cell>
          <table:table-cell table:style-name="ce22" office:value-type="string" calcext:value-type="string">
            <text:p><text:span text:style-name="T19">104</text:span><text:span text:style-name="T3">年</text:span><text:span text:style-name="T4">3</text:span><text:span text:style-name="T3">月</text:span><text:span text:style-name="T4">16</text:span><text:span text:style-name="T3">日</text:span></text:p>
          </table:table-cell>
          <table:table-cell/>
        </table:table-row>
        <table:table-row table:style-name="ro1">
          <table:table-cell table:style-name="ce10" table:number-columns-repeated="2"/>
          <table:table-cell table:style-name="ce22" office:value-type="string" calcext:value-type="string">
            <text:p><text:span text:style-name="T1">勞動基準法第</text:span><text:span text:style-name="T4">38</text:span><text:span text:style-name="T3">條</text:span></text:p>
          </table:table-cell>
          <table:table-cell table:style-name="ce21" office:value-type="string" calcext:value-type="string">
            <text:p>未依規定給予特別休假。</text:p>
          </table:table-cell>
          <table:table-cell table:style-name="ce22" office:value-type="string" calcext:value-type="string">
            <text:p><text:span text:style-name="T1">新北府勞條字第</text:span><text:span text:style-name="T4">10404328492</text:span><text:span text:style-name="T3">號</text:span></text:p>
          </table:table-cell>
          <table:table-cell table:style-name="ce22" office:value-type="string" calcext:value-type="string">
            <text:p><text:span text:style-name="T19">104</text:span><text:span text:style-name="T3">年</text:span><text:span text:style-name="T4">3</text:span><text:span text:style-name="T3">月</text:span><text:span text:style-name="T4">16</text:span><text:span text:style-name="T3">日</text:span></text:p>
          </table:table-cell>
          <table:table-cell/>
        </table:table-row>
        <table:table-row table:style-name="ro1">
          <table:table-cell table:style-name="ce9" office:value-type="float" office:value="9" calcext:value-type="float">
            <text:p>9</text:p>
          </table:table-cell>
          <table:table-cell table:style-name="ce22" office:value-type="string" calcext:value-type="string">
            <text:p><text:span text:style-name="T1">林立湘</text:span><text:span text:style-name="T4">(</text:span><text:span text:style-name="T3">即水年華生活美容精品坊</text:span><text:span text:style-name="T4">)</text:span></text:p>
          </table:table-cell>
          <table:table-cell table:style-name="ce22" office:value-type="string" calcext:value-type="string">
            <text:p><text:span text:style-name="T1">勞動基準法第</text:span><text:span text:style-name="T4">22</text:span><text:span text:style-name="T3">條第</text:span><text:span text:style-name="T4">2</text:span><text:span text:style-name="T3">項</text:span></text:p>
          </table:table-cell>
          <table:table-cell table:style-name="ce21" office:value-type="string" calcext:value-type="string">
            <text:p>工資未全額直接給付勞工。</text:p>
          </table:table-cell>
          <table:table-cell table:style-name="ce22" office:value-type="string" calcext:value-type="string">
            <text:p><text:span text:style-name="T1">新北府勞條字第</text:span><text:span text:style-name="T4">1040443319</text:span><text:span text:style-name="T3">號</text:span></text:p>
          </table:table-cell>
          <table:table-cell table:style-name="ce22" office:value-type="string" calcext:value-type="string">
            <text:p><text:span text:style-name="T19">104</text:span><text:span text:style-name="T3">年</text:span><text:span text:style-name="T4">3</text:span><text:span text:style-name="T3">月</text:span><text:span text:style-name="T4">17</text:span><text:span text:style-name="T3">日</text:span></text:p>
          </table:table-cell>
          <table:table-cell/>
        </table:table-row>
        <table:table-row table:style-name="ro1">
          <table:table-cell table:style-name="ce10" table:number-columns-repeated="2"/>
          <table:table-cell table:style-name="ce22" office:value-type="string" calcext:value-type="string">
            <text:p><text:span text:style-name="T1">勞動基準法第</text:span><text:span text:style-name="T4">24</text:span><text:span text:style-name="T3">條</text:span></text:p>
          </table:table-cell>
          <table:table-cell table:style-name="ce21" office:value-type="string" calcext:value-type="string">
            <text:p>延長工作時間未依規定加給工資。</text:p>
          </table:table-cell>
          <table:table-cell table:style-name="ce22" office:value-type="string" calcext:value-type="string">
            <text:p><text:span text:style-name="T1">新北府勞條字第</text:span><text:span text:style-name="T4">10404433191</text:span><text:span text:style-name="T3">號</text:span></text:p>
          </table:table-cell>
          <table:table-cell table:style-name="ce22" office:value-type="string" calcext:value-type="string">
            <text:p><text:span text:style-name="T19">104</text:span><text:span text:style-name="T3">年</text:span><text:span text:style-name="T4">3</text:span><text:span text:style-name="T3">月</text:span><text:span text:style-name="T4">17</text:span><text:span text:style-name="T3">日</text:span></text:p>
          </table:table-cell>
          <table:table-cell/>
        </table:table-row>
        <table:table-row table:style-name="ro1">
          <table:table-cell table:style-name="ce10" table:number-columns-repeated="2"/>
          <table:table-cell table:style-name="ce22" office:value-type="string" calcext:value-type="string">
            <text:p><text:span text:style-name="T1">勞動基準法第</text:span><text:span text:style-name="T4">39</text:span><text:span text:style-name="T3">條</text:span></text:p>
          </table:table-cell>
          <table:table-cell table:style-name="ce21" office:value-type="string" calcext:value-type="string">
            <text:p>假日工資未給或於休假日工作未依規定加給工資。</text:p>
          </table:table-cell>
          <table:table-cell table:style-name="ce22" office:value-type="string" calcext:value-type="string">
            <text:p><text:span text:style-name="T1">新北府勞條字第</text:span><text:span text:style-name="T4">10404433192</text:span><text:span text:style-name="T3">號</text:span></text:p>
          </table:table-cell>
          <table:table-cell table:style-name="ce22" office:value-type="string" calcext:value-type="string">
            <text:p><text:span text:style-name="T19">104</text:span><text:span text:style-name="T3">年</text:span><text:span text:style-name="T4">3</text:span><text:span text:style-name="T3">月</text:span><text:span text:style-name="T4">17</text:span><text:span text:style-name="T3">日</text:span></text:p>
          </table:table-cell>
          <table:table-cell/>
        </table:table-row>
        <table:table-row table:style-name="ro1">
          <table:table-cell table:style-name="ce9" office:value-type="float" office:value="10" calcext:value-type="float">
            <text:p>10</text:p>
          </table:table-cell>
          <table:table-cell table:style-name="ce21" office:value-type="string" calcext:value-type="string">
            <text:p>吉仕達企業有限公司</text:p>
          </table:table-cell>
          <table:table-cell table:style-name="ce22" office:value-type="string" calcext:value-type="string">
            <text:p><text:span text:style-name="T1">勞動基準法第</text:span><text:span text:style-name="T4">19</text:span><text:span text:style-name="T3">條</text:span></text:p>
          </table:table-cell>
          <table:table-cell table:style-name="ce21" office:value-type="string" calcext:value-type="string">
            <text:p>未依規定發給服務證明書。</text:p>
          </table:table-cell>
          <table:table-cell table:style-name="ce22" office:value-type="string" calcext:value-type="string">
            <text:p><text:span text:style-name="T1">新北府勞條字第</text:span><text:span text:style-name="T4">1040474558</text:span><text:span text:style-name="T3">號</text:span></text:p>
          </table:table-cell>
          <table:table-cell table:style-name="ce22" office:value-type="string" calcext:value-type="string">
            <text:p><text:span text:style-name="T19">104</text:span><text:span text:style-name="T3">年</text:span><text:span text:style-name="T4">3</text:span><text:span text:style-name="T3">月</text:span><text:span text:style-name="T4">20</text:span><text:span text:style-name="T3">日</text:span></text:p>
          </table:table-cell>
          <table:table-cell/>
        </table:table-row>
        <table:table-row table:style-name="ro1">
          <table:table-cell table:style-name="ce10" table:number-columns-repeated="2"/>
          <table:table-cell table:style-name="ce22" office:value-type="string" calcext:value-type="string">
            <text:p><text:span text:style-name="T1">勞動基準法第</text:span><text:span text:style-name="T4">30</text:span><text:span text:style-name="T3">條第</text:span><text:span text:style-name="T4">5</text:span><text:span text:style-name="T3">項</text:span></text:p>
          </table:table-cell>
          <table:table-cell table:style-name="ce21" office:value-type="string" calcext:value-type="string">
            <text:p>未依規定置備勞工出勤紀錄表。</text:p>
          </table:table-cell>
          <table:table-cell table:style-name="ce22" office:value-type="string" calcext:value-type="string">
            <text:p><text:span text:style-name="T1">新北府勞條字第</text:span><text:span text:style-name="T4">10404745581</text:span><text:span text:style-name="T3">號</text:span></text:p>
          </table:table-cell>
          <table:table-cell table:style-name="ce22" office:value-type="string" calcext:value-type="string">
            <text:p><text:span text:style-name="T19">104</text:span><text:span text:style-name="T3">年</text:span><text:span text:style-name="T4">3</text:span><text:span text:style-name="T3">月</text:span><text:span text:style-name="T4">20</text:span><text:span text:style-name="T3">日</text:span></text:p>
          </table:table-cell>
          <table:table-cell/>
        </table:table-row>
        <table:table-row table:style-name="ro1">
          <table:table-cell table:style-name="ce9" office:value-type="float" office:value="11" calcext:value-type="float">
            <text:p>11</text:p>
          </table:table-cell>
          <table:table-cell table:style-name="ce21" office:value-type="string" calcext:value-type="string">
            <text:p>法樂琪有限公司</text:p>
          </table:table-cell>
          <table:table-cell table:style-name="ce22" office:value-type="string" calcext:value-type="string">
            <text:p><text:span text:style-name="T1">勞動基準法第</text:span><text:span text:style-name="T4">39</text:span><text:span text:style-name="T3">條</text:span></text:p>
          </table:table-cell>
          <table:table-cell table:style-name="ce21" office:value-type="string" calcext:value-type="string">
            <text:p>假日工資未給或於休假日工作未依規定加給工資。</text:p>
          </table:table-cell>
          <table:table-cell table:style-name="ce22" office:value-type="string" calcext:value-type="string">
            <text:p><text:span text:style-name="T1">新北府勞條字第</text:span><text:span text:style-name="T4">1040491570</text:span><text:span text:style-name="T3">號</text:span></text:p>
          </table:table-cell>
          <table:table-cell table:style-name="ce22" office:value-type="string" calcext:value-type="string">
            <text:p><text:span text:style-name="T19">104</text:span><text:span text:style-name="T3">年</text:span><text:span text:style-name="T4">3</text:span><text:span text:style-name="T3">月</text:span><text:span text:style-name="T4">26</text:span><text:span text:style-name="T3">日</text:span></text:p>
          </table:table-cell>
          <table:table-cell/>
        </table:table-row>
        <table:table-row table:style-name="ro1">
          <table:table-cell table:style-name="ce9" office:value-type="float" office:value="12" calcext:value-type="float">
            <text:p>12</text:p>
          </table:table-cell>
          <table:table-cell table:style-name="ce21" office:value-type="string" calcext:value-type="string">
            <text:p>國翔興工業有限公司</text:p>
          </table:table-cell>
          <table:table-cell table:style-name="ce22" office:value-type="string" calcext:value-type="string">
            <text:p><text:span text:style-name="T1">勞動基準法第</text:span><text:span text:style-name="T4">22</text:span><text:span text:style-name="T3">條第</text:span><text:span text:style-name="T4">2</text:span><text:span text:style-name="T3">項</text:span></text:p>
          </table:table-cell>
          <table:table-cell table:style-name="ce21" office:value-type="string" calcext:value-type="string">
            <text:p>工資未全額直接給付勞工。</text:p>
          </table:table-cell>
          <table:table-cell table:style-name="ce22" office:value-type="string" calcext:value-type="string">
            <text:p><text:span text:style-name="T1">新北府勞條字第</text:span><text:span text:style-name="T4">1040484397</text:span><text:span text:style-name="T3">號</text:span></text:p>
          </table:table-cell>
          <table:table-cell table:style-name="ce22" office:value-type="string" calcext:value-type="string">
            <text:p><text:span text:style-name="T19">104</text:span><text:span text:style-name="T3">年</text:span><text:span text:style-name="T4">3</text:span><text:span text:style-name="T3">月</text:span><text:span text:style-name="T4">27</text:span><text:span text:style-name="T3">日</text:span></text:p>
          </table:table-cell>
          <table:table-cell/>
        </table:table-row>
        <table:table-row table:style-name="ro1">
          <table:table-cell table:style-name="ce10" table:number-columns-repeated="2"/>
          <table:table-cell table:style-name="ce22" office:value-type="string" calcext:value-type="string">
            <text:p><text:span text:style-name="T1">勞動基準法第</text:span><text:span text:style-name="T4">24</text:span><text:span text:style-name="T3">條</text:span></text:p>
          </table:table-cell>
          <table:table-cell table:style-name="ce21" office:value-type="string" calcext:value-type="string">
            <text:p>延長工作時間未依規定加給工資。</text:p>
          </table:table-cell>
          <table:table-cell table:style-name="ce22" office:value-type="string" calcext:value-type="string">
            <text:p><text:span text:style-name="T1">新北府勞條字第</text:span><text:span text:style-name="T4">10404843971</text:span><text:span text:style-name="T3">號</text:span></text:p>
          </table:table-cell>
          <table:table-cell table:style-name="ce22" office:value-type="string" calcext:value-type="string">
            <text:p><text:span text:style-name="T19">104</text:span><text:span text:style-name="T3">年</text:span><text:span text:style-name="T4">3</text:span><text:span text:style-name="T3">月</text:span><text:span text:style-name="T4">27</text:span><text:span text:style-name="T3">日</text:span></text:p>
          </table:table-cell>
          <table:table-cell/>
        </table:table-row>
        <table:table-row table:style-name="ro1">
          <table:table-cell table:style-name="ce10" table:number-columns-repeated="2"/>
          <table:table-cell table:style-name="ce22" office:value-type="string" calcext:value-type="string">
            <text:p><text:span text:style-name="T1">勞動基準法第</text:span><text:span text:style-name="T4">38</text:span><text:span text:style-name="T3">條</text:span></text:p>
          </table:table-cell>
          <table:table-cell table:style-name="ce21" office:value-type="string" calcext:value-type="string">
            <text:p>未依規定給予特別休假。</text:p>
          </table:table-cell>
          <table:table-cell table:style-name="ce22" office:value-type="string" calcext:value-type="string">
            <text:p><text:span text:style-name="T1">新北府勞條字第</text:span><text:span text:style-name="T4">10404843972</text:span><text:span text:style-name="T3">號</text:span></text:p>
          </table:table-cell>
          <table:table-cell table:style-name="ce22" office:value-type="string" calcext:value-type="string">
            <text:p><text:span text:style-name="T19">104</text:span><text:span text:style-name="T3">年</text:span><text:span text:style-name="T4">3</text:span><text:span text:style-name="T3">月</text:span><text:span text:style-name="T4">27</text:span><text:span text:style-name="T3">日</text:span></text:p>
          </table:table-cell>
          <table:table-cell/>
        </table:table-row>
        <table:table-row table:style-name="ro1">
          <table:table-cell table:style-name="ce10" table:number-columns-repeated="2"/>
          <table:table-cell table:style-name="ce22" office:value-type="string" calcext:value-type="string">
            <text:p><text:span text:style-name="T1">勞動基準法第</text:span><text:span text:style-name="T4">39</text:span><text:span text:style-name="T3">條</text:span></text:p>
          </table:table-cell>
          <table:table-cell table:style-name="ce21" office:value-type="string" calcext:value-type="string">
            <text:p>假日工資未給或於休假日工作未依規定加給工資。</text:p>
          </table:table-cell>
          <table:table-cell table:style-name="ce22" office:value-type="string" calcext:value-type="string">
            <text:p><text:span text:style-name="T1">新北府勞條字第</text:span><text:span text:style-name="T4">10404843973</text:span><text:span text:style-name="T3">號</text:span></text:p>
          </table:table-cell>
          <table:table-cell table:style-name="ce22" office:value-type="string" calcext:value-type="string">
            <text:p><text:span text:style-name="T19">104</text:span><text:span text:style-name="T3">年</text:span><text:span text:style-name="T4">3</text:span><text:span text:style-name="T3">月</text:span><text:span text:style-name="T4">27</text:span><text:span text:style-name="T3">日</text:span></text:p>
          </table:table-cell>
          <table:table-cell/>
        </table:table-row>
        <table:table-row table:style-name="ro1">
          <table:table-cell table:style-name="ce9" office:value-type="float" office:value="13" calcext:value-type="float">
            <text:p>13</text:p>
          </table:table-cell>
          <table:table-cell table:style-name="ce21" office:value-type="string" calcext:value-type="string">
            <text:p>偉勝橡膠實業有限公司</text:p>
          </table:table-cell>
          <table:table-cell table:style-name="ce22" office:value-type="string" calcext:value-type="string">
            <text:p><text:span text:style-name="T1">勞動基準法第</text:span><text:span text:style-name="T4">22</text:span><text:span text:style-name="T3">條第</text:span><text:span text:style-name="T4">2</text:span><text:span text:style-name="T3">項</text:span></text:p>
          </table:table-cell>
          <table:table-cell table:style-name="ce21" office:value-type="string" calcext:value-type="string">
            <text:p>工資未全額直接給付勞工。</text:p>
          </table:table-cell>
          <table:table-cell table:style-name="ce22" office:value-type="string" calcext:value-type="string">
            <text:p><text:span text:style-name="T1">新北府勞條字第</text:span><text:span text:style-name="T4">1040540986</text:span><text:span text:style-name="T3">號</text:span></text:p>
          </table:table-cell>
          <table:table-cell table:style-name="ce22" office:value-type="string" calcext:value-type="string">
            <text:p><text:span text:style-name="T19">104</text:span><text:span text:style-name="T3">年</text:span><text:span text:style-name="T4">3</text:span><text:span text:style-name="T3">月</text:span><text:span text:style-name="T4">30</text:span><text:span text:style-name="T3">日</text:span></text:p>
          </table:table-cell>
          <table:table-cell/>
        </table:table-row>
        <table:table-row table:style-name="ro1">
          <table:table-cell table:style-name="ce10" table:number-columns-repeated="2"/>
          <table:table-cell table:style-name="ce22" office:value-type="string" calcext:value-type="string">
            <text:p><text:span text:style-name="T1">勞動基準法第</text:span><text:span text:style-name="T4">30</text:span><text:span text:style-name="T3">條第</text:span><text:span text:style-name="T4">5</text:span><text:span text:style-name="T3">項</text:span></text:p>
          </table:table-cell>
          <table:table-cell table:style-name="ce21" office:value-type="string" calcext:value-type="string">
            <text:p>未依規定置備勞工出勤紀錄表。</text:p>
          </table:table-cell>
          <table:table-cell table:style-name="ce22" office:value-type="string" calcext:value-type="string">
            <text:p><text:span text:style-name="T1">新北府勞條字第</text:span><text:span text:style-name="T4">10405409861</text:span><text:span text:style-name="T3">號</text:span></text:p>
          </table:table-cell>
          <table:table-cell table:style-name="ce22" office:value-type="string" calcext:value-type="string">
            <text:p><text:span text:style-name="T19">104</text:span><text:span text:style-name="T3">年</text:span><text:span text:style-name="T4">3</text:span><text:span text:style-name="T3">月</text:span><text:span text:style-name="T4">30</text:span><text:span text:style-name="T3">日</text:span></text:p>
          </table:table-cell>
          <table:table-cell/>
        </table:table-row>
        <table:table-row table:style-name="ro1">
          <table:table-cell table:style-name="ce10" table:number-columns-repeated="2"/>
          <table:table-cell table:style-name="ce22" office:value-type="string" calcext:value-type="string">
            <text:p><text:span text:style-name="T1">勞動基準法第</text:span><text:span text:style-name="T4">38</text:span><text:span text:style-name="T3">條</text:span></text:p>
          </table:table-cell>
          <table:table-cell table:style-name="ce21" office:value-type="string" calcext:value-type="string">
            <text:p>未依規定給予特別休假。</text:p>
          </table:table-cell>
          <table:table-cell table:style-name="ce22" office:value-type="string" calcext:value-type="string">
            <text:p><text:span text:style-name="T1">新北府勞條字第</text:span><text:span text:style-name="T4">10405409862</text:span><text:span text:style-name="T3">號</text:span></text:p>
          </table:table-cell>
          <table:table-cell table:style-name="ce22" office:value-type="string" calcext:value-type="string">
            <text:p><text:span text:style-name="T19">104</text:span><text:span text:style-name="T3">年</text:span><text:span text:style-name="T4">3</text:span><text:span text:style-name="T3">月</text:span><text:span text:style-name="T4">30</text:span><text:span text:style-name="T3">日</text:span></text:p>
          </table:table-cell>
          <table:table-cell/>
        </table:table-row>
        <table:table-row table:style-name="ro1">
          <table:table-cell table:style-name="ce9" office:value-type="float" office:value="14" calcext:value-type="float">
            <text:p>14</text:p>
          </table:table-cell>
          <table:table-cell table:style-name="ce21" office:value-type="string" calcext:value-type="string">
            <text:p>益盛精密模具有限公司</text:p>
          </table:table-cell>
          <table:table-cell table:style-name="ce22" office:value-type="string" calcext:value-type="string">
            <text:p><text:span text:style-name="T1">勞動基準法第</text:span><text:span text:style-name="T4">22</text:span><text:span text:style-name="T3">條第</text:span><text:span text:style-name="T4">2</text:span><text:span text:style-name="T3">項</text:span></text:p>
          </table:table-cell>
          <table:table-cell table:style-name="ce21" office:value-type="string" calcext:value-type="string">
            <text:p>工資未全額直接給付勞工。</text:p>
          </table:table-cell>
          <table:table-cell table:style-name="ce22" office:value-type="string" calcext:value-type="string">
            <text:p><text:span text:style-name="T1">新北府勞條字第</text:span><text:span text:style-name="T4">1040530635</text:span><text:span text:style-name="T3">號</text:span></text:p>
          </table:table-cell>
          <table:table-cell table:style-name="ce22" office:value-type="string" calcext:value-type="string">
            <text:p><text:span text:style-name="T19">104</text:span><text:span text:style-name="T3">年</text:span><text:span text:style-name="T4">3</text:span><text:span text:style-name="T3">月</text:span><text:span text:style-name="T4">30</text:span><text:span text:style-name="T3">日</text:span></text:p>
          </table:table-cell>
          <table:table-cell/>
        </table:table-row>
        <table:table-row table:style-name="ro1">
          <table:table-cell table:style-name="ce10" table:number-columns-repeated="2"/>
          <table:table-cell table:style-name="ce22" office:value-type="string" calcext:value-type="string">
            <text:p><text:span text:style-name="T1">勞動基準法第</text:span><text:span text:style-name="T4">24</text:span><text:span text:style-name="T3">條</text:span></text:p>
          </table:table-cell>
          <table:table-cell table:style-name="ce21" office:value-type="string" calcext:value-type="string">
            <text:p>延長工作時間未依規定加給工資。</text:p>
          </table:table-cell>
          <table:table-cell table:style-name="ce22" office:value-type="string" calcext:value-type="string">
            <text:p><text:span text:style-name="T1">新北府勞條字第</text:span><text:span text:style-name="T4">10405306351</text:span><text:span text:style-name="T3">號</text:span></text:p>
          </table:table-cell>
          <table:table-cell table:style-name="ce22" office:value-type="string" calcext:value-type="string">
            <text:p><text:span text:style-name="T19">104</text:span><text:span text:style-name="T3">年</text:span><text:span text:style-name="T4">3</text:span><text:span text:style-name="T3">月</text:span><text:span text:style-name="T4">30</text:span><text:span text:style-name="T3">日</text:span></text:p>
          </table:table-cell>
          <table:table-cell/>
        </table:table-row>
        <table:table-row table:style-name="ro1">
          <table:table-cell table:style-name="ce10" table:number-columns-repeated="2"/>
          <table:table-cell table:style-name="ce22" office:value-type="string" calcext:value-type="string">
            <text:p><text:span text:style-name="T1">勞動基準法第</text:span><text:span text:style-name="T4">38</text:span><text:span text:style-name="T3">條</text:span></text:p>
          </table:table-cell>
          <table:table-cell table:style-name="ce21" office:value-type="string" calcext:value-type="string">
            <text:p>未依規定給予特別休假。</text:p>
          </table:table-cell>
          <table:table-cell table:style-name="ce22" office:value-type="string" calcext:value-type="string">
            <text:p><text:span text:style-name="T1">新北府勞條字第</text:span><text:span text:style-name="T4">10405306352</text:span><text:span text:style-name="T3">號</text:span></text:p>
          </table:table-cell>
          <table:table-cell table:style-name="ce22" office:value-type="string" calcext:value-type="string">
            <text:p><text:span text:style-name="T19">104</text:span><text:span text:style-name="T3">年</text:span><text:span text:style-name="T4">3</text:span><text:span text:style-name="T3">月</text:span><text:span text:style-name="T4">30</text:span><text:span text:style-name="T3">日</text:span></text:p>
          </table:table-cell>
          <table:table-cell/>
        </table:table-row>
        <table:table-row table:style-name="ro1">
          <table:table-cell table:style-name="ce10" table:number-columns-repeated="2"/>
          <table:table-cell table:style-name="ce22" office:value-type="string" calcext:value-type="string">
            <text:p><text:span text:style-name="T1">勞動基準法第</text:span><text:span text:style-name="T4">39</text:span><text:span text:style-name="T3">條</text:span></text:p>
          </table:table-cell>
          <table:table-cell table:style-name="ce21" office:value-type="string" calcext:value-type="string">
            <text:p>假日工資未給或於休假日工作未依規定加給工資。</text:p>
          </table:table-cell>
          <table:table-cell table:style-name="ce22" office:value-type="string" calcext:value-type="string">
            <text:p><text:span text:style-name="T1">新北府勞條字第</text:span><text:span text:style-name="T4">10405306353</text:span><text:span text:style-name="T3">號</text:span></text:p>
          </table:table-cell>
          <table:table-cell table:style-name="ce22" office:value-type="string" calcext:value-type="string">
            <text:p><text:span text:style-name="T19">104</text:span><text:span text:style-name="T3">年</text:span><text:span text:style-name="T4">3</text:span><text:span text:style-name="T3">月</text:span><text:span text:style-name="T4">30</text:span><text:span text:style-name="T3">日</text:span></text:p>
          </table:table-cell>
          <table:table-cell/>
        </table:table-row>
        <table:table-row table:style-name="ro1">
          <table:table-cell table:style-name="ce9" office:value-type="float" office:value="15" calcext:value-type="float">
            <text:p>15</text:p>
          </table:table-cell>
          <table:table-cell table:style-name="ce21" office:value-type="string" calcext:value-type="string">
            <text:p>美麗華開發股份有限公司</text:p>
          </table:table-cell>
          <table:table-cell table:style-name="ce22" office:value-type="string" calcext:value-type="string">
            <text:p><text:span text:style-name="T1">勞動基準法第</text:span><text:span text:style-name="T4">7</text:span><text:span text:style-name="T3">條</text:span></text:p>
          </table:table-cell>
          <table:table-cell table:style-name="ce21" office:value-type="string" calcext:value-type="string">
            <text:p>未依規定置備勞工名卡。</text:p>
          </table:table-cell>
          <table:table-cell table:style-name="ce22" office:value-type="string" calcext:value-type="string">
            <text:p><text:span text:style-name="T1">新北府勞條字第</text:span><text:span text:style-name="T4">1040511977</text:span><text:span text:style-name="T3">號</text:span></text:p>
          </table:table-cell>
          <table:table-cell table:style-name="ce22" office:value-type="string" calcext:value-type="string">
            <text:p><text:span text:style-name="T19">104</text:span><text:span text:style-name="T3">年</text:span><text:span text:style-name="T4">4</text:span><text:span text:style-name="T3">月</text:span><text:span text:style-name="T4">1</text:span><text:span text:style-name="T3">日</text:span></text:p>
          </table:table-cell>
          <table:table-cell/>
        </table:table-row>
        <table:table-row table:style-name="ro1">
          <table:table-cell table:style-name="ce10" table:number-columns-repeated="2"/>
          <table:table-cell table:style-name="ce22" office:value-type="string" calcext:value-type="string">
            <text:p><text:span text:style-name="T1">勞動基準法第</text:span><text:span text:style-name="T4">9</text:span><text:span text:style-name="T3">條第</text:span><text:span text:style-name="T4">1</text:span><text:span text:style-name="T3">項</text:span></text:p>
          </table:table-cell>
          <table:table-cell table:style-name="ce21" office:value-type="string" calcext:value-type="string">
            <text:p>違反規定訂定定期契約。</text:p>
          </table:table-cell>
          <table:table-cell table:style-name="ce22" office:value-type="string" calcext:value-type="string">
            <text:p><text:span text:style-name="T1">新北府勞條字第</text:span><text:span text:style-name="T4">10405119771</text:span><text:span text:style-name="T3">號</text:span></text:p>
          </table:table-cell>
          <table:table-cell table:style-name="ce22" office:value-type="string" calcext:value-type="string">
            <text:p><text:span text:style-name="T19">104</text:span><text:span text:style-name="T3">年</text:span><text:span text:style-name="T4">4</text:span><text:span text:style-name="T3">月</text:span><text:span text:style-name="T4">1</text:span><text:span text:style-name="T3">日</text:span></text:p>
          </table:table-cell>
          <table:table-cell/>
        </table:table-row>
        <table:table-row table:style-name="ro1">
          <table:table-cell table:style-name="ce10" table:number-columns-repeated="2"/>
          <table:table-cell table:style-name="ce22" office:value-type="string" calcext:value-type="string">
            <text:p><text:span text:style-name="T1">勞動基準法第</text:span><text:span text:style-name="T4">24</text:span><text:span text:style-name="T3">條</text:span></text:p>
          </table:table-cell>
          <table:table-cell table:style-name="ce21" office:value-type="string" calcext:value-type="string">
            <text:p>延長工作時間未依規定加給工資。</text:p>
          </table:table-cell>
          <table:table-cell table:style-name="ce22" office:value-type="string" calcext:value-type="string">
            <text:p><text:span text:style-name="T1">新北府勞條字第</text:span><text:span text:style-name="T4">10405119772</text:span><text:span text:style-name="T3">號</text:span></text:p>
          </table:table-cell>
          <table:table-cell table:style-name="ce22" office:value-type="string" calcext:value-type="string">
            <text:p><text:span text:style-name="T19">104</text:span><text:span text:style-name="T3">年</text:span><text:span text:style-name="T4">4</text:span><text:span text:style-name="T3">月</text:span><text:span text:style-name="T4">1</text:span><text:span text:style-name="T3">日</text:span></text:p>
          </table:table-cell>
          <table:table-cell/>
        </table:table-row>
        <table:table-row table:style-name="ro1">
          <table:table-cell table:style-name="ce10" table:number-columns-repeated="2"/>
          <table:table-cell table:style-name="ce22" office:value-type="string" calcext:value-type="string">
            <text:p><text:span text:style-name="T1">勞動基準法第</text:span><text:span text:style-name="T4">36</text:span><text:span text:style-name="T3">條</text:span></text:p>
          </table:table-cell>
          <table:table-cell table:style-name="ce21" office:value-type="string" calcext:value-type="string">
            <text:p>每七日中未有一日之休息作為例假。</text:p>
          </table:table-cell>
          <table:table-cell table:style-name="ce22" office:value-type="string" calcext:value-type="string">
            <text:p><text:span text:style-name="T1">新北府勞條字第</text:span><text:span text:style-name="T4">10405119773</text:span><text:span text:style-name="T3">號</text:span></text:p>
          </table:table-cell>
          <table:table-cell table:style-name="ce22" office:value-type="string" calcext:value-type="string">
            <text:p><text:span text:style-name="T19">104</text:span><text:span text:style-name="T3">年</text:span><text:span text:style-name="T4">4</text:span><text:span text:style-name="T3">月</text:span><text:span text:style-name="T4">1</text:span><text:span text:style-name="T3">日</text:span></text:p>
          </table:table-cell>
          <table:table-cell/>
        </table:table-row>
        <table:table-row table:style-name="ro1">
          <table:table-cell table:style-name="ce10" table:number-columns-repeated="2"/>
          <table:table-cell table:style-name="ce22" office:value-type="string" calcext:value-type="string">
            <text:p><text:span text:style-name="T1">勞動基準法第</text:span><text:span text:style-name="T4">39</text:span><text:span text:style-name="T3">條</text:span></text:p>
          </table:table-cell>
          <table:table-cell table:style-name="ce21" office:value-type="string" calcext:value-type="string">
            <text:p>假日工資未給或於休假日工作未依規定加給工資。</text:p>
          </table:table-cell>
          <table:table-cell table:style-name="ce22" office:value-type="string" calcext:value-type="string">
            <text:p><text:span text:style-name="T1">新北府勞條字第</text:span><text:span text:style-name="T4">10405119774</text:span><text:span text:style-name="T3">號</text:span></text:p>
          </table:table-cell>
          <table:table-cell table:style-name="ce22" office:value-type="string" calcext:value-type="string">
            <text:p><text:span text:style-name="T19">104</text:span><text:span text:style-name="T3">年</text:span><text:span text:style-name="T4">4</text:span><text:span text:style-name="T3">月</text:span><text:span text:style-name="T4">1</text:span><text:span text:style-name="T3">日</text:span></text:p>
          </table:table-cell>
          <table:table-cell/>
        </table:table-row>
        <table:table-row table:style-name="ro1">
          <table:table-cell table:style-name="ce9" office:value-type="float" office:value="16" calcext:value-type="float">
            <text:p>16</text:p>
          </table:table-cell>
          <table:table-cell table:style-name="ce22" office:value-type="string" calcext:value-type="string">
            <text:p><text:span text:style-name="T1">丁丹怡</text:span><text:span text:style-name="T4">(</text:span><text:span text:style-name="T3">即上癮小吃店</text:span><text:span text:style-name="T4">)</text:span></text:p>
          </table:table-cell>
          <table:table-cell table:style-name="ce22" office:value-type="string" calcext:value-type="string">
            <text:p><text:span text:style-name="T1">勞動基準法第</text:span><text:span text:style-name="T4">24</text:span><text:span text:style-name="T3">條</text:span></text:p>
          </table:table-cell>
          <table:table-cell table:style-name="ce21" office:value-type="string" calcext:value-type="string">
            <text:p>延長工作時間未依規定加給工資。</text:p>
          </table:table-cell>
          <table:table-cell table:style-name="ce22" office:value-type="string" calcext:value-type="string">
            <text:p><text:span text:style-name="T1">新北府勞條字第</text:span><text:span text:style-name="T4">1040557428</text:span><text:span text:style-name="T3">號</text:span></text:p>
          </table:table-cell>
          <table:table-cell table:style-name="ce22" office:value-type="string" calcext:value-type="string">
            <text:p><text:span text:style-name="T19">104</text:span><text:span text:style-name="T3">年</text:span><text:span text:style-name="T4">4</text:span><text:span text:style-name="T3">月</text:span><text:span text:style-name="T4">1</text:span><text:span text:style-name="T3">日</text:span></text:p>
          </table:table-cell>
          <table:table-cell/>
        </table:table-row>
        <table:table-row table:style-name="ro1">
          <table:table-cell table:style-name="ce10" table:number-columns-repeated="2"/>
          <table:table-cell table:style-name="ce22" office:value-type="string" calcext:value-type="string">
            <text:p><text:span text:style-name="T1">勞動基準法第</text:span><text:span text:style-name="T4">30</text:span><text:span text:style-name="T3">條第</text:span><text:span text:style-name="T4">5</text:span><text:span text:style-name="T3">項</text:span></text:p>
          </table:table-cell>
          <table:table-cell table:style-name="ce21" office:value-type="string" calcext:value-type="string">
            <text:p>未依規定置備勞工出勤紀錄表。</text:p>
          </table:table-cell>
          <table:table-cell table:style-name="ce22" office:value-type="string" calcext:value-type="string">
            <text:p><text:span text:style-name="T1">新北府勞條字第</text:span><text:span text:style-name="T4">10405574281</text:span><text:span text:style-name="T3">號</text:span></text:p>
          </table:table-cell>
          <table:table-cell table:style-name="ce22" office:value-type="string" calcext:value-type="string">
            <text:p><text:span text:style-name="T19">104</text:span><text:span text:style-name="T3">年</text:span><text:span text:style-name="T4">4</text:span><text:span text:style-name="T3">月</text:span><text:span text:style-name="T4">1</text:span><text:span text:style-name="T3">日</text:span></text:p>
          </table:table-cell>
          <table:table-cell/>
        </table:table-row>
        <table:table-row table:style-name="ro1">
          <table:table-cell table:style-name="ce10" table:number-columns-repeated="2"/>
          <table:table-cell table:style-name="ce22" office:value-type="string" calcext:value-type="string">
            <text:p><text:span text:style-name="T1">勞動基準法第</text:span><text:span text:style-name="T4">39</text:span><text:span text:style-name="T3">條</text:span></text:p>
          </table:table-cell>
          <table:table-cell table:style-name="ce21" office:value-type="string" calcext:value-type="string">
            <text:p>假日工資未給或於休假日工作未依規定加給工資。</text:p>
          </table:table-cell>
          <table:table-cell table:style-name="ce22" office:value-type="string" calcext:value-type="string">
            <text:p><text:span text:style-name="T1">新北府勞條字第</text:span><text:span text:style-name="T4">10405574282</text:span><text:span text:style-name="T3">號</text:span></text:p>
          </table:table-cell>
          <table:table-cell table:style-name="ce22" office:value-type="string" calcext:value-type="string">
            <text:p><text:span text:style-name="T19">104</text:span><text:span text:style-name="T3">年</text:span><text:span text:style-name="T4">4</text:span><text:span text:style-name="T3">月</text:span><text:span text:style-name="T4">1</text:span><text:span text:style-name="T3">日</text:span></text:p>
          </table:table-cell>
          <table:table-cell/>
        </table:table-row>
        <table:table-row table:style-name="ro1">
          <table:table-cell table:style-name="ce9" office:value-type="float" office:value="17" calcext:value-type="float">
            <text:p>17</text:p>
          </table:table-cell>
          <table:table-cell table:style-name="ce21" office:value-type="string" calcext:value-type="string">
            <text:p>統皓食品股份有限公司</text:p>
          </table:table-cell>
          <table:table-cell table:style-name="ce22" office:value-type="string" calcext:value-type="string">
            <text:p><text:span text:style-name="T1">勞動基準法第</text:span><text:span text:style-name="T4">24</text:span><text:span text:style-name="T3">條</text:span></text:p>
          </table:table-cell>
          <table:table-cell table:style-name="ce21" office:value-type="string" calcext:value-type="string">
            <text:p>延長工作時間未依規定加給工資。</text:p>
          </table:table-cell>
          <table:table-cell table:style-name="ce22" office:value-type="string" calcext:value-type="string">
            <text:p><text:span text:style-name="T1">新北府勞條字第</text:span><text:span text:style-name="T4">1040539892</text:span><text:span text:style-name="T3">號</text:span></text:p>
          </table:table-cell>
          <table:table-cell table:style-name="ce22" office:value-type="string" calcext:value-type="string">
            <text:p><text:span text:style-name="T19">104</text:span><text:span text:style-name="T3">年</text:span><text:span text:style-name="T4">4</text:span><text:span text:style-name="T3">月</text:span><text:span text:style-name="T4">2</text:span><text:span text:style-name="T3">日</text:span></text:p>
          </table:table-cell>
          <table:table-cell/>
        </table:table-row>
        <table:table-row table:style-name="ro1">
          <table:table-cell table:style-name="ce10" table:number-columns-repeated="2"/>
          <table:table-cell table:style-name="ce22" office:value-type="string" calcext:value-type="string">
            <text:p><text:span text:style-name="T1">勞動基準法第</text:span><text:span text:style-name="T4">32</text:span><text:span text:style-name="T3">條第</text:span><text:span text:style-name="T4">2</text:span><text:span text:style-name="T3">項</text:span></text:p>
          </table:table-cell>
          <table:table-cell table:style-name="ce21" office:value-type="string" calcext:value-type="string">
            <text:p>延長工作時間超過法令規定。</text:p>
          </table:table-cell>
          <table:table-cell table:style-name="ce22" office:value-type="string" calcext:value-type="string">
            <text:p><text:span text:style-name="T1">新北府勞條字第</text:span><text:span text:style-name="T4">10405398921</text:span><text:span text:style-name="T3">號</text:span></text:p>
          </table:table-cell>
          <table:table-cell table:style-name="ce22" office:value-type="string" calcext:value-type="string">
            <text:p><text:span text:style-name="T19">104</text:span><text:span text:style-name="T3">年</text:span><text:span text:style-name="T4">4</text:span><text:span text:style-name="T3">月</text:span><text:span text:style-name="T4">2</text:span><text:span text:style-name="T3">日</text:span></text:p>
          </table:table-cell>
          <table:table-cell/>
        </table:table-row>
        <table:table-row table:style-name="ro1">
          <table:table-cell table:style-name="ce10" table:number-columns-repeated="2"/>
          <table:table-cell table:style-name="ce22" office:value-type="string" calcext:value-type="string">
            <text:p><text:span text:style-name="T1">勞動基準法第</text:span><text:span text:style-name="T4">39</text:span><text:span text:style-name="T3">條</text:span></text:p>
          </table:table-cell>
          <table:table-cell table:style-name="ce21" office:value-type="string" calcext:value-type="string">
            <text:p>假日工資未給或於休假日工作未依規定加給工資。</text:p>
          </table:table-cell>
          <table:table-cell table:style-name="ce22" office:value-type="string" calcext:value-type="string">
            <text:p><text:span text:style-name="T1">新北府勞條字第</text:span><text:span text:style-name="T4">10405398922</text:span><text:span text:style-name="T3">號</text:span></text:p>
          </table:table-cell>
          <table:table-cell table:style-name="ce22" office:value-type="string" calcext:value-type="string">
            <text:p><text:span text:style-name="T19">104</text:span><text:span text:style-name="T3">年</text:span><text:span text:style-name="T4">4</text:span><text:span text:style-name="T3">月</text:span><text:span text:style-name="T4">2</text:span><text:span text:style-name="T3">日</text:span></text:p>
          </table:table-cell>
          <table:table-cell/>
        </table:table-row>
        <table:table-row table:style-name="ro1">
          <table:table-cell table:style-name="ce9" office:value-type="float" office:value="18" calcext:value-type="float">
            <text:p>18</text:p>
          </table:table-cell>
          <table:table-cell table:style-name="ce21" office:value-type="string" calcext:value-type="string">
            <text:p>精浚科技股份有限公司</text:p>
          </table:table-cell>
          <table:table-cell table:style-name="ce22" office:value-type="string" calcext:value-type="string">
            <text:p><text:span text:style-name="T1">勞動基準法第</text:span><text:span text:style-name="T4">32</text:span><text:span text:style-name="T3">條第</text:span><text:span text:style-name="T4">2</text:span><text:span text:style-name="T3">項</text:span></text:p>
          </table:table-cell>
          <table:table-cell table:style-name="ce21" office:value-type="string" calcext:value-type="string">
            <text:p>延長工作時間超過法令規定。</text:p>
          </table:table-cell>
          <table:table-cell table:style-name="ce22" office:value-type="string" calcext:value-type="string">
            <text:p><text:span text:style-name="T1">新北府勞條字第</text:span><text:span text:style-name="T4">1040579708</text:span><text:span text:style-name="T3">號</text:span></text:p>
          </table:table-cell>
          <table:table-cell table:style-name="ce22" office:value-type="string" calcext:value-type="string">
            <text:p><text:span text:style-name="T19">104</text:span><text:span text:style-name="T3">年</text:span><text:span text:style-name="T4">4</text:span><text:span text:style-name="T3">月</text:span><text:span text:style-name="T4">2</text:span><text:span text:style-name="T3">日</text:span></text:p>
          </table:table-cell>
          <table:table-cell/>
        </table:table-row>
        <table:table-row table:style-name="ro1">
          <table:table-cell table:style-name="ce9" office:value-type="float" office:value="19" calcext:value-type="float">
            <text:p>19</text:p>
          </table:table-cell>
          <table:table-cell table:style-name="ce22" office:value-type="string" calcext:value-type="string">
            <text:p><text:span text:style-name="T1">陳清榮</text:span><text:span text:style-name="T4">(</text:span><text:span text:style-name="T3">即祥鈺港式茶樓</text:span><text:span text:style-name="T4">)</text:span></text:p>
          </table:table-cell>
          <table:table-cell table:style-name="ce22" office:value-type="string" calcext:value-type="string">
            <text:p><text:span text:style-name="T1">勞動基準法第</text:span><text:span text:style-name="T4">24</text:span><text:span text:style-name="T3">條</text:span></text:p>
          </table:table-cell>
          <table:table-cell table:style-name="ce21" office:value-type="string" calcext:value-type="string">
            <text:p>延長工作時間未依規定加給工資。</text:p>
          </table:table-cell>
          <table:table-cell table:style-name="ce22" office:value-type="string" calcext:value-type="string">
            <text:p><text:span text:style-name="T1">新北府勞條字第</text:span><text:span text:style-name="T4">1040572921</text:span><text:span text:style-name="T3">號</text:span></text:p>
          </table:table-cell>
          <table:table-cell table:style-name="ce22" office:value-type="string" calcext:value-type="string">
            <text:p><text:span text:style-name="T19">104</text:span><text:span text:style-name="T3">年</text:span><text:span text:style-name="T4">4</text:span><text:span text:style-name="T3">月</text:span><text:span text:style-name="T4">7</text:span><text:span text:style-name="T3">日</text:span></text:p>
          </table:table-cell>
          <table:table-cell/>
        </table:table-row>
        <table:table-row table:style-name="ro1">
          <table:table-cell table:style-name="ce10" table:number-columns-repeated="2"/>
          <table:table-cell table:style-name="ce22" office:value-type="string" calcext:value-type="string">
            <text:p><text:span text:style-name="T1">勞動基準法第</text:span><text:span text:style-name="T4">32</text:span><text:span text:style-name="T3">條第</text:span><text:span text:style-name="T4">1</text:span><text:span text:style-name="T3">項</text:span></text:p>
          </table:table-cell>
          <table:table-cell table:style-name="ce21" office:value-type="string" calcext:value-type="string">
            <text:p>延長工作時間不符法定要件。</text:p>
          </table:table-cell>
          <table:table-cell table:style-name="ce22" office:value-type="string" calcext:value-type="string">
            <text:p><text:span text:style-name="T1">新北府勞條字第</text:span><text:span text:style-name="T4">10405729211</text:span><text:span text:style-name="T3">號</text:span></text:p>
          </table:table-cell>
          <table:table-cell table:style-name="ce22" office:value-type="string" calcext:value-type="string">
            <text:p><text:span text:style-name="T19">104</text:span><text:span text:style-name="T3">年</text:span><text:span text:style-name="T4">4</text:span><text:span text:style-name="T3">月</text:span><text:span text:style-name="T4">7</text:span><text:span text:style-name="T3">日</text:span></text:p>
          </table:table-cell>
          <table:table-cell/>
        </table:table-row>
        <table:table-row table:style-name="ro1">
          <table:table-cell table:style-name="ce10" table:number-columns-repeated="2"/>
          <table:table-cell table:style-name="ce22" office:value-type="string" calcext:value-type="string">
            <text:p><text:span text:style-name="T1">勞動基準法第</text:span><text:span text:style-name="T4">39</text:span><text:span text:style-name="T3">條</text:span></text:p>
          </table:table-cell>
          <table:table-cell table:style-name="ce21" office:value-type="string" calcext:value-type="string">
            <text:p>假日工資未給或於休假日工作未依規定加給工資。</text:p>
          </table:table-cell>
          <table:table-cell table:style-name="ce22" office:value-type="string" calcext:value-type="string">
            <text:p><text:span text:style-name="T1">新北府勞條字第</text:span><text:span text:style-name="T4">10405729212</text:span><text:span text:style-name="T3">號</text:span></text:p>
          </table:table-cell>
          <table:table-cell table:style-name="ce22" office:value-type="string" calcext:value-type="string">
            <text:p><text:span text:style-name="T19">104</text:span><text:span text:style-name="T3">年</text:span><text:span text:style-name="T4">4</text:span><text:span text:style-name="T3">月</text:span><text:span text:style-name="T4">7</text:span><text:span text:style-name="T3">日</text:span></text:p>
          </table:table-cell>
          <table:table-cell/>
        </table:table-row>
        <table:table-row table:style-name="ro1">
          <table:table-cell table:style-name="ce9" office:value-type="float" office:value="20" calcext:value-type="float">
            <text:p>20</text:p>
          </table:table-cell>
          <table:table-cell table:style-name="ce21" office:value-type="string" calcext:value-type="string">
            <text:p>皇翔保全股份有限公司</text:p>
          </table:table-cell>
          <table:table-cell table:style-name="ce22" office:value-type="string" calcext:value-type="string">
            <text:p><text:span text:style-name="T1">勞動基準法第</text:span><text:span text:style-name="T4">32</text:span><text:span text:style-name="T3">條第</text:span><text:span text:style-name="T4">2</text:span><text:span text:style-name="T3">項</text:span></text:p>
          </table:table-cell>
          <table:table-cell table:style-name="ce21" office:value-type="string" calcext:value-type="string">
            <text:p>延長工作時間超過法令規定。</text:p>
          </table:table-cell>
          <table:table-cell table:style-name="ce22" office:value-type="string" calcext:value-type="string">
            <text:p><text:span text:style-name="T1">新北府勞條字第</text:span><text:span text:style-name="T4">1040545825</text:span><text:span text:style-name="T3">號</text:span></text:p>
          </table:table-cell>
          <table:table-cell table:style-name="ce22" office:value-type="string" calcext:value-type="string">
            <text:p><text:span text:style-name="T19">104</text:span><text:span text:style-name="T3">年</text:span><text:span text:style-name="T4">4</text:span><text:span text:style-name="T3">月</text:span><text:span text:style-name="T4">7</text:span><text:span text:style-name="T3">日</text:span></text:p>
          </table:table-cell>
          <table:table-cell/>
        </table:table-row>
        <table:table-row table:style-name="ro1">
          <table:table-cell table:style-name="ce10" table:number-columns-repeated="2"/>
          <table:table-cell table:style-name="ce22" office:value-type="string" calcext:value-type="string">
            <text:p><text:span text:style-name="T1">勞動基準法第</text:span><text:span text:style-name="T4">39</text:span><text:span text:style-name="T3">條</text:span></text:p>
          </table:table-cell>
          <table:table-cell table:style-name="ce21" office:value-type="string" calcext:value-type="string">
            <text:p>假日工資未給或於休假日工作未依規定加給工資。</text:p>
          </table:table-cell>
          <table:table-cell table:style-name="ce22" office:value-type="string" calcext:value-type="string">
            <text:p><text:span text:style-name="T1">新北府勞條字第</text:span><text:span text:style-name="T4">10405458251</text:span><text:span text:style-name="T3">號</text:span></text:p>
          </table:table-cell>
          <table:table-cell table:style-name="ce22" office:value-type="string" calcext:value-type="string">
            <text:p><text:span text:style-name="T19">104</text:span><text:span text:style-name="T3">年</text:span><text:span text:style-name="T4">4</text:span><text:span text:style-name="T3">月</text:span><text:span text:style-name="T4">7</text:span><text:span text:style-name="T3">日</text:span></text:p>
          </table:table-cell>
          <table:table-cell/>
        </table:table-row>
        <table:table-row table:style-name="ro1">
          <table:table-cell table:style-name="ce9" office:value-type="float" office:value="21" calcext:value-type="float">
            <text:p>21</text:p>
          </table:table-cell>
          <table:table-cell table:style-name="ce22" office:value-type="string" calcext:value-type="string">
            <text:p><text:span text:style-name="T1">陳文洲</text:span><text:span text:style-name="T4">(</text:span><text:span text:style-name="T3">即愛麗生婦產科診所</text:span><text:span text:style-name="T4">)</text:span></text:p>
          </table:table-cell>
          <table:table-cell table:style-name="ce22" office:value-type="string" calcext:value-type="string">
            <text:p><text:span text:style-name="T1">勞動基準法第</text:span><text:span text:style-name="T4">22</text:span><text:span text:style-name="T3">條第</text:span><text:span text:style-name="T4">2</text:span><text:span text:style-name="T3">項</text:span></text:p>
          </table:table-cell>
          <table:table-cell table:style-name="ce21" office:value-type="string" calcext:value-type="string">
            <text:p>工資未全額直接給付勞工。</text:p>
          </table:table-cell>
          <table:table-cell table:style-name="ce22" office:value-type="string" calcext:value-type="string">
            <text:p><text:span text:style-name="T1">新北府勞條字第</text:span><text:span text:style-name="T4">1040619269</text:span><text:span text:style-name="T3">號</text:span></text:p>
          </table:table-cell>
          <table:table-cell table:style-name="ce22" office:value-type="string" calcext:value-type="string">
            <text:p><text:span text:style-name="T19">104</text:span><text:span text:style-name="T3">年</text:span><text:span text:style-name="T4">4</text:span><text:span text:style-name="T3">月</text:span><text:span text:style-name="T4">14</text:span><text:span text:style-name="T3">日</text:span></text:p>
          </table:table-cell>
          <table:table-cell/>
        </table:table-row>
        <table:table-row table:style-name="ro1">
          <table:table-cell table:style-name="ce10" table:number-columns-repeated="2"/>
          <table:table-cell table:style-name="ce22" office:value-type="string" calcext:value-type="string">
            <text:p><text:span text:style-name="T1">勞動基準法第</text:span><text:span text:style-name="T4">24</text:span><text:span text:style-name="T3">條</text:span></text:p>
          </table:table-cell>
          <table:table-cell table:style-name="ce21" office:value-type="string" calcext:value-type="string">
            <text:p>延長工作時間未依規定加給工資。</text:p>
          </table:table-cell>
          <table:table-cell table:style-name="ce22" office:value-type="string" calcext:value-type="string">
            <text:p><text:span text:style-name="T1">新北府勞條字第</text:span><text:span text:style-name="T4">10406192691</text:span><text:span text:style-name="T3">號</text:span></text:p>
          </table:table-cell>
          <table:table-cell table:style-name="ce22" office:value-type="string" calcext:value-type="string">
            <text:p><text:span text:style-name="T19">104</text:span><text:span text:style-name="T3">年</text:span><text:span text:style-name="T4">4</text:span><text:span text:style-name="T3">月</text:span><text:span text:style-name="T4">14</text:span><text:span text:style-name="T3">日</text:span></text:p>
          </table:table-cell>
          <table:table-cell/>
        </table:table-row>
        <table:table-row table:style-name="ro1">
          <table:table-cell table:style-name="ce10" table:number-columns-repeated="2"/>
          <table:table-cell table:style-name="ce22" office:value-type="string" calcext:value-type="string">
            <text:p><text:span text:style-name="T1">勞動基準法第</text:span><text:span text:style-name="T4">36</text:span><text:span text:style-name="T3">條</text:span></text:p>
          </table:table-cell>
          <table:table-cell table:style-name="ce21" office:value-type="string" calcext:value-type="string">
            <text:p>每七日中未有一日之休息作為例假。</text:p>
          </table:table-cell>
          <table:table-cell table:style-name="ce22" office:value-type="string" calcext:value-type="string">
            <text:p><text:span text:style-name="T1">新北府勞條字第</text:span><text:span text:style-name="T4">10406192692</text:span><text:span text:style-name="T3">號</text:span></text:p>
          </table:table-cell>
          <table:table-cell table:style-name="ce22" office:value-type="string" calcext:value-type="string">
            <text:p><text:span text:style-name="T19">104</text:span><text:span text:style-name="T3">年</text:span><text:span text:style-name="T4">4</text:span><text:span text:style-name="T3">月</text:span><text:span text:style-name="T4">14</text:span><text:span text:style-name="T3">日</text:span></text:p>
          </table:table-cell>
          <table:table-cell/>
        </table:table-row>
        <table:table-row table:style-name="ro1">
          <table:table-cell table:style-name="ce9" office:value-type="float" office:value="22" calcext:value-type="float">
            <text:p>22</text:p>
          </table:table-cell>
          <table:table-cell table:style-name="ce21" office:value-type="string" calcext:value-type="string">
            <text:p>人利有限公司</text:p>
          </table:table-cell>
          <table:table-cell table:style-name="ce22" office:value-type="string" calcext:value-type="string">
            <text:p><text:span text:style-name="T1">勞動基準法第</text:span><text:span text:style-name="T4">24</text:span><text:span text:style-name="T3">條</text:span></text:p>
          </table:table-cell>
          <table:table-cell table:style-name="ce21" office:value-type="string" calcext:value-type="string">
            <text:p>延長工作時間未依規定加給工資。</text:p>
          </table:table-cell>
          <table:table-cell table:style-name="ce22" office:value-type="string" calcext:value-type="string">
            <text:p><text:span text:style-name="T1">新北府勞條字第</text:span><text:span text:style-name="T4">1040629957</text:span><text:span text:style-name="T3">號</text:span></text:p>
          </table:table-cell>
          <table:table-cell table:style-name="ce22" office:value-type="string" calcext:value-type="string">
            <text:p><text:span text:style-name="T19">104</text:span><text:span text:style-name="T3">年</text:span><text:span text:style-name="T4">4</text:span><text:span text:style-name="T3">月</text:span><text:span text:style-name="T4">15</text:span><text:span text:style-name="T3">日</text:span></text:p>
          </table:table-cell>
          <table:table-cell/>
        </table:table-row>
        <table:table-row table:style-name="ro1">
          <table:table-cell table:style-name="ce9" office:value-type="float" office:value="23" calcext:value-type="float">
            <text:p>23</text:p>
          </table:table-cell>
          <table:table-cell table:style-name="ce22" office:value-type="string" calcext:value-type="string">
            <text:p><text:span text:style-name="T1">鄭一宇</text:span><text:span text:style-name="T4">(</text:span><text:span text:style-name="T3">即小頭目小吃店</text:span><text:span text:style-name="T4">)</text:span></text:p>
          </table:table-cell>
          <table:table-cell table:style-name="ce22" office:value-type="string" calcext:value-type="string">
            <text:p><text:span text:style-name="T1">勞動基準法第</text:span><text:span text:style-name="T4">24</text:span><text:span text:style-name="T3">條</text:span></text:p>
          </table:table-cell>
          <table:table-cell table:style-name="ce21" office:value-type="string" calcext:value-type="string">
            <text:p>延長工作時間未依規定加給工資。</text:p>
          </table:table-cell>
          <table:table-cell table:style-name="ce22" office:value-type="string" calcext:value-type="string">
            <text:p><text:span text:style-name="T1">新北府勞條字第</text:span><text:span text:style-name="T4">1040639445</text:span><text:span text:style-name="T3">號</text:span></text:p>
          </table:table-cell>
          <table:table-cell table:style-name="ce22" office:value-type="string" calcext:value-type="string">
            <text:p><text:span text:style-name="T19">104</text:span><text:span text:style-name="T3">年</text:span><text:span text:style-name="T4">4</text:span><text:span text:style-name="T3">月</text:span><text:span text:style-name="T4">15</text:span><text:span text:style-name="T3">日</text:span></text:p>
          </table:table-cell>
          <table:table-cell/>
        </table:table-row>
        <table:table-row table:style-name="ro1">
          <table:table-cell table:style-name="ce10" table:number-columns-repeated="2"/>
          <table:table-cell table:style-name="ce22" office:value-type="string" calcext:value-type="string">
            <text:p><text:span text:style-name="T1">勞動基準法第</text:span><text:span text:style-name="T4">30</text:span><text:span text:style-name="T3">條第</text:span><text:span text:style-name="T4">5</text:span><text:span text:style-name="T3">項</text:span></text:p>
          </table:table-cell>
          <table:table-cell table:style-name="ce21" office:value-type="string" calcext:value-type="string">
            <text:p>未依規定置備勞工出勤紀錄表。</text:p>
          </table:table-cell>
          <table:table-cell table:style-name="ce22" office:value-type="string" calcext:value-type="string">
            <text:p><text:span text:style-name="T1">新北府勞條字第</text:span><text:span text:style-name="T4">10406394451</text:span><text:span text:style-name="T3">號</text:span></text:p>
          </table:table-cell>
          <table:table-cell table:style-name="ce22" office:value-type="string" calcext:value-type="string">
            <text:p><text:span text:style-name="T19">104</text:span><text:span text:style-name="T3">年</text:span><text:span text:style-name="T4">4</text:span><text:span text:style-name="T3">月</text:span><text:span text:style-name="T4">15</text:span><text:span text:style-name="T3">日</text:span></text:p>
          </table:table-cell>
          <table:table-cell/>
        </table:table-row>
        <table:table-row table:style-name="ro1">
          <table:table-cell table:style-name="ce10" table:number-columns-repeated="2"/>
          <table:table-cell table:style-name="ce22" office:value-type="string" calcext:value-type="string">
            <text:p><text:span text:style-name="T1">勞動基準法第</text:span><text:span text:style-name="T4">32</text:span><text:span text:style-name="T3">條第</text:span><text:span text:style-name="T4">1</text:span><text:span text:style-name="T3">項</text:span></text:p>
          </table:table-cell>
          <table:table-cell table:style-name="ce21" office:value-type="string" calcext:value-type="string">
            <text:p>延長工作時間不符法定要件。</text:p>
          </table:table-cell>
          <table:table-cell table:style-name="ce22" office:value-type="string" calcext:value-type="string">
            <text:p><text:span text:style-name="T1">新北府勞條字第</text:span><text:span text:style-name="T4">10406394452</text:span><text:span text:style-name="T3">號</text:span></text:p>
          </table:table-cell>
          <table:table-cell table:style-name="ce22" office:value-type="string" calcext:value-type="string">
            <text:p><text:span text:style-name="T19">104</text:span><text:span text:style-name="T3">年</text:span><text:span text:style-name="T4">4</text:span><text:span text:style-name="T3">月</text:span><text:span text:style-name="T4">15</text:span><text:span text:style-name="T3">日</text:span></text:p>
          </table:table-cell>
          <table:table-cell/>
        </table:table-row>
        <table:table-row table:style-name="ro1">
          <table:table-cell table:style-name="ce10" table:number-columns-repeated="2"/>
          <table:table-cell table:style-name="ce22" office:value-type="string" calcext:value-type="string">
            <text:p><text:span text:style-name="T1">勞動基準法第</text:span><text:span text:style-name="T4">39</text:span><text:span text:style-name="T3">條</text:span></text:p>
          </table:table-cell>
          <table:table-cell table:style-name="ce21" office:value-type="string" calcext:value-type="string">
            <text:p>假日工資未給或於休假日工作未依規定加給工資。</text:p>
          </table:table-cell>
          <table:table-cell table:style-name="ce22" office:value-type="string" calcext:value-type="string">
            <text:p><text:span text:style-name="T1">新北府勞條字第</text:span><text:span text:style-name="T4">10406394453</text:span><text:span text:style-name="T3">號</text:span></text:p>
          </table:table-cell>
          <table:table-cell table:style-name="ce22" office:value-type="string" calcext:value-type="string">
            <text:p><text:span text:style-name="T19">104</text:span><text:span text:style-name="T3">年</text:span><text:span text:style-name="T4">4</text:span><text:span text:style-name="T3">月</text:span><text:span text:style-name="T4">15</text:span><text:span text:style-name="T3">日</text:span></text:p>
          </table:table-cell>
          <table:table-cell/>
        </table:table-row>
        <table:table-row table:style-name="ro1">
          <table:table-cell table:style-name="ce10" table:number-columns-repeated="2"/>
          <table:table-cell table:style-name="ce22" office:value-type="string" calcext:value-type="string">
            <text:p><text:span text:style-name="T1">勞動基準法第</text:span><text:span text:style-name="T4">49</text:span><text:span text:style-name="T3">條第</text:span><text:span text:style-name="T4">1</text:span><text:span text:style-name="T3">項</text:span></text:p>
          </table:table-cell>
          <table:table-cell table:style-name="ce21" office:value-type="string" calcext:value-type="string">
            <text:p>使女工從事夜間工作不符法定要件。</text:p>
          </table:table-cell>
          <table:table-cell table:style-name="ce22" office:value-type="string" calcext:value-type="string">
            <text:p><text:span text:style-name="T1">新北府勞條字第</text:span><text:span text:style-name="T4">10406394454</text:span><text:span text:style-name="T3">號</text:span></text:p>
          </table:table-cell>
          <table:table-cell table:style-name="ce22" office:value-type="string" calcext:value-type="string">
            <text:p><text:span text:style-name="T19">104</text:span><text:span text:style-name="T3">年</text:span><text:span text:style-name="T4">4</text:span><text:span text:style-name="T3">月</text:span><text:span text:style-name="T4">15</text:span><text:span text:style-name="T3">日</text:span></text:p>
          </table:table-cell>
          <table:table-cell/>
        </table:table-row>
        <table:table-row table:style-name="ro1">
          <table:table-cell table:style-name="ce9" office:value-type="float" office:value="24" calcext:value-type="float">
            <text:p>24</text:p>
          </table:table-cell>
          <table:table-cell table:style-name="ce21" office:value-type="string" calcext:value-type="string">
            <text:p>一之軒食品有限公司</text:p>
          </table:table-cell>
          <table:table-cell table:style-name="ce22" office:value-type="string" calcext:value-type="string">
            <text:p><text:span text:style-name="T1">勞動基準法第</text:span><text:span text:style-name="T4">24</text:span><text:span text:style-name="T3">條</text:span></text:p>
          </table:table-cell>
          <table:table-cell table:style-name="ce21" office:value-type="string" calcext:value-type="string">
            <text:p>延長工作時間未依規定加給工資。</text:p>
          </table:table-cell>
          <table:table-cell table:style-name="ce22" office:value-type="string" calcext:value-type="string">
            <text:p><text:span text:style-name="T1">新北府勞條字第</text:span><text:span text:style-name="T4">1040619691</text:span><text:span text:style-name="T3">號</text:span></text:p>
          </table:table-cell>
          <table:table-cell table:style-name="ce22" office:value-type="string" calcext:value-type="string">
            <text:p><text:span text:style-name="T19">104</text:span><text:span text:style-name="T3">年</text:span><text:span text:style-name="T4">4</text:span><text:span text:style-name="T3">月</text:span><text:span text:style-name="T4">15</text:span><text:span text:style-name="T3">日</text:span></text:p>
          </table:table-cell>
          <table:table-cell/>
        </table:table-row>
        <table:table-row table:style-name="ro1">
          <table:table-cell table:style-name="ce9" office:value-type="float" office:value="25" calcext:value-type="float">
            <text:p>25</text:p>
          </table:table-cell>
          <table:table-cell table:style-name="ce22" office:value-type="string" calcext:value-type="string">
            <text:p><text:span text:style-name="T1">黃俊宏</text:span><text:span text:style-name="T4">(</text:span><text:span text:style-name="T3">即鐵三角食品行</text:span><text:span text:style-name="T4">)</text:span></text:p>
          </table:table-cell>
          <table:table-cell table:style-name="ce22" office:value-type="string" calcext:value-type="string">
            <text:p><text:span text:style-name="T1">勞動基準法第</text:span><text:span text:style-name="T4">22</text:span><text:span text:style-name="T3">條第</text:span><text:span text:style-name="T4">2</text:span><text:span text:style-name="T3">項</text:span></text:p>
          </table:table-cell>
          <table:table-cell table:style-name="ce21" office:value-type="string" calcext:value-type="string">
            <text:p>工資未全額直接給付勞工。</text:p>
          </table:table-cell>
          <table:table-cell table:style-name="ce22" office:value-type="string" calcext:value-type="string">
            <text:p><text:span text:style-name="T1">新北府勞條字第</text:span><text:span text:style-name="T4">1040659127</text:span><text:span text:style-name="T3">號</text:span></text:p>
          </table:table-cell>
          <table:table-cell table:style-name="ce22" office:value-type="string" calcext:value-type="string">
            <text:p><text:span text:style-name="T19">104</text:span><text:span text:style-name="T3">年</text:span><text:span text:style-name="T4">4</text:span><text:span text:style-name="T3">月</text:span><text:span text:style-name="T4">21</text:span><text:span text:style-name="T3">日</text:span></text:p>
          </table:table-cell>
          <table:table-cell/>
        </table:table-row>
        <table:table-row table:style-name="ro1">
          <table:table-cell table:style-name="ce10" table:number-columns-repeated="2"/>
          <table:table-cell table:style-name="ce22" office:value-type="string" calcext:value-type="string">
            <text:p><text:span text:style-name="T1">勞動基準法第</text:span><text:span text:style-name="T4">30</text:span><text:span text:style-name="T3">條第</text:span><text:span text:style-name="T4">5</text:span><text:span text:style-name="T3">項</text:span></text:p>
          </table:table-cell>
          <table:table-cell table:style-name="ce21" office:value-type="string" calcext:value-type="string">
            <text:p>未依規定置備勞工出勤紀錄表。</text:p>
          </table:table-cell>
          <table:table-cell table:style-name="ce22" office:value-type="string" calcext:value-type="string">
            <text:p><text:span text:style-name="T1">新北府勞條字第</text:span><text:span text:style-name="T4">10406591271</text:span><text:span text:style-name="T3">號</text:span></text:p>
          </table:table-cell>
          <table:table-cell table:style-name="ce22" office:value-type="string" calcext:value-type="string">
            <text:p><text:span text:style-name="T19">104</text:span><text:span text:style-name="T3">年</text:span><text:span text:style-name="T4">4</text:span><text:span text:style-name="T3">月</text:span><text:span text:style-name="T4">21</text:span><text:span text:style-name="T3">日</text:span></text:p>
          </table:table-cell>
          <table:table-cell/>
        </table:table-row>
        <table:table-row table:style-name="ro1">
          <table:table-cell table:style-name="ce10" table:number-columns-repeated="2"/>
          <table:table-cell table:style-name="ce22" office:value-type="string" calcext:value-type="string">
            <text:p><text:span text:style-name="T1">勞動基準法第</text:span><text:span text:style-name="T4">39</text:span><text:span text:style-name="T3">條</text:span></text:p>
          </table:table-cell>
          <table:table-cell table:style-name="ce21" office:value-type="string" calcext:value-type="string">
            <text:p>假日工資未給或於休假日工作未依規定加給工資。</text:p>
          </table:table-cell>
          <table:table-cell table:style-name="ce22" office:value-type="string" calcext:value-type="string">
            <text:p><text:span text:style-name="T1">新北府勞條字第</text:span><text:span text:style-name="T4">10406591272</text:span><text:span text:style-name="T3">號</text:span></text:p>
          </table:table-cell>
          <table:table-cell table:style-name="ce22" office:value-type="string" calcext:value-type="string">
            <text:p><text:span text:style-name="T19">104</text:span><text:span text:style-name="T3">年</text:span><text:span text:style-name="T4">4</text:span><text:span text:style-name="T3">月</text:span><text:span text:style-name="T4">21</text:span><text:span text:style-name="T3">日</text:span></text:p>
          </table:table-cell>
          <table:table-cell/>
        </table:table-row>
        <table:table-row table:style-name="ro1">
          <table:table-cell table:style-name="ce9" office:value-type="float" office:value="26" calcext:value-type="float">
            <text:p>26</text:p>
          </table:table-cell>
          <table:table-cell table:style-name="ce21" office:value-type="string" calcext:value-type="string">
            <text:p>統一武藏野股份有限公司</text:p>
          </table:table-cell>
          <table:table-cell table:style-name="ce22" office:value-type="string" calcext:value-type="string">
            <text:p><text:span text:style-name="T1">勞動基準法第</text:span><text:span text:style-name="T4">32</text:span><text:span text:style-name="T3">條第</text:span><text:span text:style-name="T4">2</text:span><text:span text:style-name="T3">項</text:span></text:p>
          </table:table-cell>
          <table:table-cell table:style-name="ce21" office:value-type="string" calcext:value-type="string">
            <text:p>延長工作時間超過法令規定。</text:p>
          </table:table-cell>
          <table:table-cell table:style-name="ce22" office:value-type="string" calcext:value-type="string">
            <text:p><text:span text:style-name="T1">新北府勞條字第</text:span><text:span text:style-name="T4">1040683308</text:span><text:span text:style-name="T3">號</text:span></text:p>
          </table:table-cell>
          <table:table-cell table:style-name="ce22" office:value-type="string" calcext:value-type="string">
            <text:p><text:span text:style-name="T19">104</text:span><text:span text:style-name="T3">年</text:span><text:span text:style-name="T4">4</text:span><text:span text:style-name="T3">月</text:span><text:span text:style-name="T4">22</text:span><text:span text:style-name="T3">日</text:span></text:p>
          </table:table-cell>
          <table:table-cell/>
        </table:table-row>
        <table:table-row table:style-name="ro1">
          <table:table-cell table:style-name="ce9" office:value-type="float" office:value="27" calcext:value-type="float">
            <text:p>27</text:p>
          </table:table-cell>
          <table:table-cell table:style-name="ce21" office:value-type="string" calcext:value-type="string">
            <text:p>進聯工業股份有限公司</text:p>
          </table:table-cell>
          <table:table-cell table:style-name="ce22" office:value-type="string" calcext:value-type="string">
            <text:p><text:span text:style-name="T1">勞動基準法第</text:span><text:span text:style-name="T4">24</text:span><text:span text:style-name="T3">條</text:span></text:p>
          </table:table-cell>
          <table:table-cell table:style-name="ce21" office:value-type="string" calcext:value-type="string">
            <text:p>延長工作時間未依規定加給工資。</text:p>
          </table:table-cell>
          <table:table-cell table:style-name="ce22" office:value-type="string" calcext:value-type="string">
            <text:p><text:span text:style-name="T1">新北府勞條字第</text:span><text:span text:style-name="T4">1040692624</text:span><text:span text:style-name="T3">號</text:span></text:p>
          </table:table-cell>
          <table:table-cell table:style-name="ce22" office:value-type="string" calcext:value-type="string">
            <text:p><text:span text:style-name="T19">104</text:span><text:span text:style-name="T3">年</text:span><text:span text:style-name="T4">4</text:span><text:span text:style-name="T3">月</text:span><text:span text:style-name="T4">23</text:span><text:span text:style-name="T3">日</text:span></text:p>
          </table:table-cell>
          <table:table-cell/>
        </table:table-row>
        <table:table-row table:style-name="ro1">
          <table:table-cell table:style-name="ce9" office:value-type="float" office:value="28" calcext:value-type="float">
            <text:p>28</text:p>
          </table:table-cell>
          <table:table-cell table:style-name="ce21" office:value-type="string" calcext:value-type="string">
            <text:p>嵩隆電子股份有限公司</text:p>
          </table:table-cell>
          <table:table-cell table:style-name="ce22" office:value-type="string" calcext:value-type="string">
            <text:p><text:span text:style-name="T1">勞動基準法第</text:span><text:span text:style-name="T4">22</text:span><text:span text:style-name="T3">條第</text:span><text:span text:style-name="T4">2</text:span><text:span text:style-name="T3">項</text:span></text:p>
          </table:table-cell>
          <table:table-cell table:style-name="ce21" office:value-type="string" calcext:value-type="string">
            <text:p>工資未全額直接給付勞工。</text:p>
          </table:table-cell>
          <table:table-cell table:style-name="ce22" office:value-type="string" calcext:value-type="string">
            <text:p><text:span text:style-name="T1">新北府勞條字第</text:span><text:span text:style-name="T4">1040736047</text:span><text:span text:style-name="T3">號</text:span></text:p>
          </table:table-cell>
          <table:table-cell table:style-name="ce22" office:value-type="string" calcext:value-type="string">
            <text:p><text:span text:style-name="T19">104</text:span><text:span text:style-name="T3">年</text:span><text:span text:style-name="T4">4</text:span><text:span text:style-name="T3">月</text:span><text:span text:style-name="T4">29</text:span><text:span text:style-name="T3">日</text:span></text:p>
          </table:table-cell>
          <table:table-cell/>
        </table:table-row>
        <table:table-row table:style-name="ro1">
          <table:table-cell table:style-name="ce9" office:value-type="float" office:value="29" calcext:value-type="float">
            <text:p>29</text:p>
          </table:table-cell>
          <table:table-cell table:style-name="ce21" office:value-type="string" calcext:value-type="string">
            <text:p>宏偉科技有限公司</text:p>
          </table:table-cell>
          <table:table-cell table:style-name="ce22" office:value-type="string" calcext:value-type="string">
            <text:p><text:span text:style-name="T1">勞動基準法第</text:span><text:span text:style-name="T4">24</text:span><text:span text:style-name="T3">條</text:span></text:p>
          </table:table-cell>
          <table:table-cell table:style-name="ce21" office:value-type="string" calcext:value-type="string">
            <text:p>延長工作時間未依規定加給工資。</text:p>
          </table:table-cell>
          <table:table-cell table:style-name="ce22" office:value-type="string" calcext:value-type="string">
            <text:p><text:span text:style-name="T1">新北府勞條字第</text:span><text:span text:style-name="T4">1040726123</text:span><text:span text:style-name="T3">號</text:span></text:p>
          </table:table-cell>
          <table:table-cell table:style-name="ce22" office:value-type="string" calcext:value-type="string">
            <text:p><text:span text:style-name="T19">104</text:span><text:span text:style-name="T3">年</text:span><text:span text:style-name="T4">4</text:span><text:span text:style-name="T3">月</text:span><text:span text:style-name="T4">29</text:span><text:span text:style-name="T3">日</text:span></text:p>
          </table:table-cell>
          <table:table-cell/>
        </table:table-row>
        <table:table-row table:style-name="ro1">
          <table:table-cell table:style-name="ce10" table:number-columns-repeated="2"/>
          <table:table-cell table:style-name="ce22" office:value-type="string" calcext:value-type="string">
            <text:p><text:span text:style-name="T1">勞動基準法第</text:span><text:span text:style-name="T4">37</text:span><text:span text:style-name="T3">條</text:span></text:p>
          </table:table-cell>
          <table:table-cell table:style-name="ce21" office:value-type="string" calcext:value-type="string">
            <text:p>依規定應放假之日未予休假。</text:p>
          </table:table-cell>
          <table:table-cell table:style-name="ce22" office:value-type="string" calcext:value-type="string">
            <text:p><text:span text:style-name="T1">新北府勞條字第</text:span><text:span text:style-name="T4">10407261231</text:span><text:span text:style-name="T3">號</text:span></text:p>
          </table:table-cell>
          <table:table-cell table:style-name="ce22" office:value-type="string" calcext:value-type="string">
            <text:p><text:span text:style-name="T19">104</text:span><text:span text:style-name="T3">年</text:span><text:span text:style-name="T4">4</text:span><text:span text:style-name="T3">月</text:span><text:span text:style-name="T4">29</text:span><text:span text:style-name="T3">日</text:span></text:p>
          </table:table-cell>
          <table:table-cell/>
        </table:table-row>
        <table:table-row table:style-name="ro1">
          <table:table-cell table:style-name="ce9" office:value-type="float" office:value="30" calcext:value-type="float">
            <text:p>30</text:p>
          </table:table-cell>
          <table:table-cell table:style-name="ce21" office:value-type="string" calcext:value-type="string">
            <text:p>特級猛餐飲有限公司</text:p>
          </table:table-cell>
          <table:table-cell table:style-name="ce22" office:value-type="string" calcext:value-type="string">
            <text:p><text:span text:style-name="T1">勞動基準法第</text:span><text:span text:style-name="T4">23</text:span><text:span text:style-name="T3">條第</text:span><text:span text:style-name="T4">2</text:span><text:span text:style-name="T3">項</text:span></text:p>
          </table:table-cell>
          <table:table-cell table:style-name="ce21" office:value-type="string" calcext:value-type="string">
            <text:p>未依規定置備勞工工資清冊。</text:p>
          </table:table-cell>
          <table:table-cell table:style-name="ce22" office:value-type="string" calcext:value-type="string">
            <text:p><text:span text:style-name="T1">新北府勞條字第</text:span><text:span text:style-name="T4">1040745777</text:span><text:span text:style-name="T3">號</text:span></text:p>
          </table:table-cell>
          <table:table-cell table:style-name="ce22" office:value-type="string" calcext:value-type="string">
            <text:p><text:span text:style-name="T19">104</text:span><text:span text:style-name="T3">年</text:span><text:span text:style-name="T4">4</text:span><text:span text:style-name="T3">月</text:span><text:span text:style-name="T4">29</text:span><text:span text:style-name="T3">日</text:span></text:p>
          </table:table-cell>
          <table:table-cell/>
        </table:table-row>
        <table:table-row table:style-name="ro1">
          <table:table-cell table:style-name="ce10" table:number-columns-repeated="2"/>
          <table:table-cell table:style-name="ce22" office:value-type="string" calcext:value-type="string">
            <text:p><text:span text:style-name="T1">勞動基準法第</text:span><text:span text:style-name="T4">32</text:span><text:span text:style-name="T3">條第</text:span><text:span text:style-name="T4">2</text:span><text:span text:style-name="T3">項</text:span></text:p>
          </table:table-cell>
          <table:table-cell table:style-name="ce21" office:value-type="string" calcext:value-type="string">
            <text:p>延長工作時間超過法令規定。</text:p>
          </table:table-cell>
          <table:table-cell table:style-name="ce22" office:value-type="string" calcext:value-type="string">
            <text:p><text:span text:style-name="T1">新北府勞條字第</text:span><text:span text:style-name="T4">10407457771</text:span><text:span text:style-name="T3">號</text:span></text:p>
          </table:table-cell>
          <table:table-cell table:style-name="ce22" office:value-type="string" calcext:value-type="string">
            <text:p><text:span text:style-name="T19">104</text:span><text:span text:style-name="T3">年</text:span><text:span text:style-name="T4">4</text:span><text:span text:style-name="T3">月</text:span><text:span text:style-name="T4">29</text:span><text:span text:style-name="T3">日</text:span></text:p>
          </table:table-cell>
          <table:table-cell/>
        </table:table-row>
        <table:table-row table:style-name="ro1">
          <table:table-cell table:style-name="ce10" table:number-columns-repeated="2"/>
          <table:table-cell table:style-name="ce22" office:value-type="string" calcext:value-type="string">
            <text:p><text:span text:style-name="T1">勞動基準法第</text:span><text:span text:style-name="T4">36</text:span><text:span text:style-name="T3">條</text:span></text:p>
          </table:table-cell>
          <table:table-cell table:style-name="ce21" office:value-type="string" calcext:value-type="string">
            <text:p>每七日中未有一日之休息作為例假。</text:p>
          </table:table-cell>
          <table:table-cell table:style-name="ce22" office:value-type="string" calcext:value-type="string">
            <text:p><text:span text:style-name="T1">新北府勞條字第</text:span><text:span text:style-name="T4">10407457772</text:span><text:span text:style-name="T3">號</text:span></text:p>
          </table:table-cell>
          <table:table-cell table:style-name="ce22" office:value-type="string" calcext:value-type="string">
            <text:p><text:span text:style-name="T19">104</text:span><text:span text:style-name="T3">年</text:span><text:span text:style-name="T4">4</text:span><text:span text:style-name="T3">月</text:span><text:span text:style-name="T4">29</text:span><text:span text:style-name="T3">日</text:span></text:p>
          </table:table-cell>
          <table:table-cell/>
        </table:table-row>
        <table:table-row table:style-name="ro1">
          <table:table-cell table:style-name="ce10" table:number-columns-repeated="2"/>
          <table:table-cell table:style-name="ce22" office:value-type="string" calcext:value-type="string">
            <text:p><text:span text:style-name="T1">勞動基準法第</text:span><text:span text:style-name="T4">38</text:span><text:span text:style-name="T3">條</text:span></text:p>
          </table:table-cell>
          <table:table-cell table:style-name="ce21" office:value-type="string" calcext:value-type="string">
            <text:p>未依規定給予特別休假。</text:p>
          </table:table-cell>
          <table:table-cell table:style-name="ce22" office:value-type="string" calcext:value-type="string">
            <text:p><text:span text:style-name="T1">新北府勞條字第</text:span><text:span text:style-name="T4">10407457773</text:span><text:span text:style-name="T3">號</text:span></text:p>
          </table:table-cell>
          <table:table-cell table:style-name="ce22" office:value-type="string" calcext:value-type="string">
            <text:p><text:span text:style-name="T19">104</text:span><text:span text:style-name="T3">年</text:span><text:span text:style-name="T4">4</text:span><text:span text:style-name="T3">月</text:span><text:span text:style-name="T4">29</text:span><text:span text:style-name="T3">日</text:span></text:p>
          </table:table-cell>
          <table:table-cell/>
        </table:table-row>
        <table:table-row table:style-name="ro1">
          <table:table-cell table:style-name="ce9" office:value-type="float" office:value="31" calcext:value-type="float">
            <text:p>31</text:p>
          </table:table-cell>
          <table:table-cell table:style-name="ce21" office:value-type="string" calcext:value-type="string">
            <text:p>凌華科技股份有限公司</text:p>
          </table:table-cell>
          <table:table-cell table:style-name="ce22" office:value-type="string" calcext:value-type="string">
            <text:p><text:span text:style-name="T1">勞動基準法第</text:span><text:span text:style-name="T4">32</text:span><text:span text:style-name="T3">條第</text:span><text:span text:style-name="T4">2</text:span><text:span text:style-name="T3">項</text:span></text:p>
          </table:table-cell>
          <table:table-cell table:style-name="ce21" office:value-type="string" calcext:value-type="string">
            <text:p>延長工作時間超過法令規定。</text:p>
          </table:table-cell>
          <table:table-cell table:style-name="ce22" office:value-type="string" calcext:value-type="string">
            <text:p><text:span text:style-name="T1">新北府勞條字第</text:span><text:span text:style-name="T4">1040745791</text:span><text:span text:style-name="T3">號</text:span></text:p>
          </table:table-cell>
          <table:table-cell table:style-name="ce22" office:value-type="string" calcext:value-type="string">
            <text:p><text:span text:style-name="T19">104</text:span><text:span text:style-name="T3">年</text:span><text:span text:style-name="T4">4</text:span><text:span text:style-name="T3">月</text:span><text:span text:style-name="T4">29</text:span><text:span text:style-name="T3">日</text:span></text:p>
          </table:table-cell>
          <table:table-cell/>
        </table:table-row>
        <table:table-row table:style-name="ro1">
          <table:table-cell table:style-name="ce9" office:value-type="float" office:value="32" calcext:value-type="float">
            <text:p>32</text:p>
          </table:table-cell>
          <table:table-cell table:style-name="ce21" office:value-type="string" calcext:value-type="string">
            <text:p>台灣宅配通股份有限公司</text:p>
          </table:table-cell>
          <table:table-cell table:style-name="ce22" office:value-type="string" calcext:value-type="string">
            <text:p><text:span text:style-name="T1">勞動基準法第</text:span><text:span text:style-name="T4">24</text:span><text:span text:style-name="T3">條</text:span></text:p>
          </table:table-cell>
          <table:table-cell table:style-name="ce21" office:value-type="string" calcext:value-type="string">
            <text:p>延長工作時間未依規定加給工資。</text:p>
          </table:table-cell>
          <table:table-cell table:style-name="ce22" office:value-type="string" calcext:value-type="string">
            <text:p><text:span text:style-name="T1">新北府勞條字第</text:span><text:span text:style-name="T4">1040745789</text:span><text:span text:style-name="T3">號</text:span></text:p>
          </table:table-cell>
          <table:table-cell table:style-name="ce22" office:value-type="string" calcext:value-type="string">
            <text:p><text:span text:style-name="T19">104</text:span><text:span text:style-name="T3">年</text:span><text:span text:style-name="T4">4</text:span><text:span text:style-name="T3">月</text:span><text:span text:style-name="T4">30</text:span><text:span text:style-name="T3">日</text:span></text:p>
          </table:table-cell>
          <table:table-cell/>
        </table:table-row>
        <table:table-row table:style-name="ro1">
          <table:table-cell table:style-name="ce9" office:value-type="float" office:value="33" calcext:value-type="float">
            <text:p>33</text:p>
          </table:table-cell>
          <table:table-cell table:style-name="ce21" office:value-type="string" calcext:value-type="string">
            <text:p>泓展國際物流有限公司</text:p>
          </table:table-cell>
          <table:table-cell table:style-name="ce22" office:value-type="string" calcext:value-type="string">
            <text:p><text:span text:style-name="T1">勞動基準法第</text:span><text:span text:style-name="T4">24</text:span><text:span text:style-name="T3">條</text:span></text:p>
          </table:table-cell>
          <table:table-cell table:style-name="ce21" office:value-type="string" calcext:value-type="string">
            <text:p>延長工作時間未依規定加給工資。</text:p>
          </table:table-cell>
          <table:table-cell table:style-name="ce22" office:value-type="string" calcext:value-type="string">
            <text:p><text:span text:style-name="T1">新北府勞條字第</text:span><text:span text:style-name="T4">1040768111</text:span><text:span text:style-name="T3">號</text:span></text:p>
          </table:table-cell>
          <table:table-cell table:style-name="ce22" office:value-type="string" calcext:value-type="string">
            <text:p><text:span text:style-name="T19">104</text:span><text:span text:style-name="T3">年</text:span><text:span text:style-name="T4">5</text:span><text:span text:style-name="T3">月</text:span><text:span text:style-name="T4">4</text:span><text:span text:style-name="T3">日</text:span></text:p>
          </table:table-cell>
          <table:table-cell/>
        </table:table-row>
        <table:table-row table:style-name="ro1">
          <table:table-cell table:style-name="ce10" table:number-columns-repeated="2"/>
          <table:table-cell table:style-name="ce22" office:value-type="string" calcext:value-type="string">
            <text:p><text:span text:style-name="T1">勞動基準法第</text:span><text:span text:style-name="T4">32</text:span><text:span text:style-name="T3">條第</text:span><text:span text:style-name="T4">2</text:span><text:span text:style-name="T3">項</text:span></text:p>
          </table:table-cell>
          <table:table-cell table:style-name="ce21" office:value-type="string" calcext:value-type="string">
            <text:p>延長工作時間超過法令規定。</text:p>
          </table:table-cell>
          <table:table-cell table:style-name="ce22" office:value-type="string" calcext:value-type="string">
            <text:p><text:span text:style-name="T1">新北府勞條字第</text:span><text:span text:style-name="T4">10407681111</text:span><text:span text:style-name="T3">號</text:span></text:p>
          </table:table-cell>
          <table:table-cell table:style-name="ce22" office:value-type="string" calcext:value-type="string">
            <text:p><text:span text:style-name="T19">104</text:span><text:span text:style-name="T3">年</text:span><text:span text:style-name="T4">5</text:span><text:span text:style-name="T3">月</text:span><text:span text:style-name="T4">4</text:span><text:span text:style-name="T3">日</text:span></text:p>
          </table:table-cell>
          <table:table-cell/>
        </table:table-row>
        <table:table-row table:style-name="ro1">
          <table:table-cell table:style-name="ce9" office:value-type="float" office:value="34" calcext:value-type="float">
            <text:p>34</text:p>
          </table:table-cell>
          <table:table-cell table:style-name="ce21" office:value-type="string" calcext:value-type="string">
            <text:p>新北市立蘆洲國民中學</text:p>
          </table:table-cell>
          <table:table-cell table:style-name="ce22" office:value-type="string" calcext:value-type="string">
            <text:p><text:span text:style-name="T1">勞動基準法第</text:span><text:span text:style-name="T4">24</text:span><text:span text:style-name="T3">條</text:span></text:p>
          </table:table-cell>
          <table:table-cell table:style-name="ce21" office:value-type="string" calcext:value-type="string">
            <text:p>延長工作時間未依規定加給工資。</text:p>
          </table:table-cell>
          <table:table-cell table:style-name="ce22" office:value-type="string" calcext:value-type="string">
            <text:p><text:span text:style-name="T1">新北府勞條字第</text:span><text:span text:style-name="T4">1040801670</text:span><text:span text:style-name="T3">號</text:span></text:p>
          </table:table-cell>
          <table:table-cell table:style-name="ce22" office:value-type="string" calcext:value-type="string">
            <text:p><text:span text:style-name="T19">104</text:span><text:span text:style-name="T3">年</text:span><text:span text:style-name="T4">5</text:span><text:span text:style-name="T3">月</text:span><text:span text:style-name="T4">12</text:span><text:span text:style-name="T3">日</text:span></text:p>
          </table:table-cell>
          <table:table-cell/>
        </table:table-row>
        <table:table-row table:style-name="ro1">
          <table:table-cell table:style-name="ce10" table:number-columns-repeated="2"/>
          <table:table-cell table:style-name="ce22" office:value-type="string" calcext:value-type="string">
            <text:p><text:span text:style-name="T1">勞動基準法第</text:span><text:span text:style-name="T4">30</text:span><text:span text:style-name="T3">條第</text:span><text:span text:style-name="T4">5</text:span><text:span text:style-name="T3">項</text:span></text:p>
          </table:table-cell>
          <table:table-cell table:style-name="ce21" office:value-type="string" calcext:value-type="string">
            <text:p>未依規定置備勞工出勤紀錄表。</text:p>
          </table:table-cell>
          <table:table-cell table:style-name="ce22" office:value-type="string" calcext:value-type="string">
            <text:p><text:span text:style-name="T1">新北府勞條字第</text:span><text:span text:style-name="T4">10408016701</text:span><text:span text:style-name="T3">號</text:span></text:p>
          </table:table-cell>
          <table:table-cell table:style-name="ce22" office:value-type="string" calcext:value-type="string">
            <text:p><text:span text:style-name="T19">104</text:span><text:span text:style-name="T3">年</text:span><text:span text:style-name="T4">5</text:span><text:span text:style-name="T3">月</text:span><text:span text:style-name="T4">12</text:span><text:span text:style-name="T3">日</text:span></text:p>
          </table:table-cell>
          <table:table-cell/>
        </table:table-row>
        <table:table-row table:style-name="ro1">
          <table:table-cell table:style-name="ce10" table:number-columns-repeated="2"/>
          <table:table-cell table:style-name="ce22" office:value-type="string" calcext:value-type="string">
            <text:p><text:span text:style-name="T1">勞動基準法第</text:span><text:span text:style-name="T4">32</text:span><text:span text:style-name="T3">條第</text:span><text:span text:style-name="T4">2</text:span><text:span text:style-name="T3">項</text:span></text:p>
          </table:table-cell>
          <table:table-cell table:style-name="ce21" office:value-type="string" calcext:value-type="string">
            <text:p>延長工作時間超過法令規定。</text:p>
          </table:table-cell>
          <table:table-cell table:style-name="ce22" office:value-type="string" calcext:value-type="string">
            <text:p><text:span text:style-name="T1">新北府勞條字第</text:span><text:span text:style-name="T4">10408016702</text:span><text:span text:style-name="T3">號</text:span></text:p>
          </table:table-cell>
          <table:table-cell table:style-name="ce22" office:value-type="string" calcext:value-type="string">
            <text:p><text:span text:style-name="T19">104</text:span><text:span text:style-name="T3">年</text:span><text:span text:style-name="T4">5</text:span><text:span text:style-name="T3">月</text:span><text:span text:style-name="T4">12</text:span><text:span text:style-name="T3">日</text:span></text:p>
          </table:table-cell>
          <table:table-cell/>
        </table:table-row>
        <table:table-row table:style-name="ro1">
          <table:table-cell table:style-name="ce9" office:value-type="float" office:value="35" calcext:value-type="float">
            <text:p>35</text:p>
          </table:table-cell>
          <table:table-cell table:style-name="ce22" office:value-type="string" calcext:value-type="string">
            <text:p><text:span text:style-name="T1">林進龍</text:span><text:span text:style-name="T4">(</text:span><text:span text:style-name="T3">即萬金溫泉會館</text:span><text:span text:style-name="T4">)</text:span></text:p>
          </table:table-cell>
          <table:table-cell table:style-name="ce22" office:value-type="string" calcext:value-type="string">
            <text:p><text:span text:style-name="T1">勞動基準法第</text:span><text:span text:style-name="T4">24</text:span><text:span text:style-name="T3">條</text:span></text:p>
          </table:table-cell>
          <table:table-cell table:style-name="ce21" office:value-type="string" calcext:value-type="string">
            <text:p>延長工作時間未依規定加給工資。</text:p>
          </table:table-cell>
          <table:table-cell table:style-name="ce22" office:value-type="string" calcext:value-type="string">
            <text:p><text:span text:style-name="T1">新北府勞條字第</text:span><text:span text:style-name="T4">1040828569</text:span><text:span text:style-name="T3">號</text:span></text:p>
          </table:table-cell>
          <table:table-cell table:style-name="ce22" office:value-type="string" calcext:value-type="string">
            <text:p><text:span text:style-name="T19">104</text:span><text:span text:style-name="T3">年</text:span><text:span text:style-name="T4">5</text:span><text:span text:style-name="T3">月</text:span><text:span text:style-name="T4">15</text:span><text:span text:style-name="T3">日</text:span></text:p>
          </table:table-cell>
          <table:table-cell/>
        </table:table-row>
        <table:table-row table:style-name="ro1">
          <table:table-cell table:style-name="ce10" table:number-columns-repeated="2"/>
          <table:table-cell table:style-name="ce22" office:value-type="string" calcext:value-type="string">
            <text:p><text:span text:style-name="T1">勞動基準法第</text:span><text:span text:style-name="T4">30</text:span><text:span text:style-name="T3">條第</text:span><text:span text:style-name="T4">5</text:span><text:span text:style-name="T3">項</text:span></text:p>
          </table:table-cell>
          <table:table-cell table:style-name="ce21" office:value-type="string" calcext:value-type="string">
            <text:p>未依規定置備勞工出勤紀錄表。</text:p>
          </table:table-cell>
          <table:table-cell table:style-name="ce22" office:value-type="string" calcext:value-type="string">
            <text:p><text:span text:style-name="T1">新北府勞條字第</text:span><text:span text:style-name="T4">10408285691</text:span><text:span text:style-name="T3">號</text:span></text:p>
          </table:table-cell>
          <table:table-cell table:style-name="ce22" office:value-type="string" calcext:value-type="string">
            <text:p><text:span text:style-name="T19">104</text:span><text:span text:style-name="T3">年</text:span><text:span text:style-name="T4">5</text:span><text:span text:style-name="T3">月</text:span><text:span text:style-name="T4">15</text:span><text:span text:style-name="T3">日</text:span></text:p>
          </table:table-cell>
          <table:table-cell/>
        </table:table-row>
        <table:table-row table:style-name="ro1">
          <table:table-cell table:style-name="ce10" table:number-columns-repeated="2"/>
          <table:table-cell table:style-name="ce22" office:value-type="string" calcext:value-type="string">
            <text:p><text:span text:style-name="T1">勞動基準法第</text:span><text:span text:style-name="T4">32</text:span><text:span text:style-name="T3">條第</text:span><text:span text:style-name="T4">2</text:span><text:span text:style-name="T3">項</text:span></text:p>
          </table:table-cell>
          <table:table-cell table:style-name="ce21" office:value-type="string" calcext:value-type="string">
            <text:p>延長工作時間超過法令規定。</text:p>
          </table:table-cell>
          <table:table-cell table:style-name="ce22" office:value-type="string" calcext:value-type="string">
            <text:p><text:span text:style-name="T1">新北府勞條字第</text:span><text:span text:style-name="T4">10408285692</text:span><text:span text:style-name="T3">號</text:span></text:p>
          </table:table-cell>
          <table:table-cell table:style-name="ce22" office:value-type="string" calcext:value-type="string">
            <text:p><text:span text:style-name="T19">104</text:span><text:span text:style-name="T3">年</text:span><text:span text:style-name="T4">5</text:span><text:span text:style-name="T3">月</text:span><text:span text:style-name="T4">15</text:span><text:span text:style-name="T3">日</text:span></text:p>
          </table:table-cell>
          <table:table-cell/>
        </table:table-row>
        <table:table-row table:style-name="ro1">
          <table:table-cell table:style-name="ce10" table:number-columns-repeated="2"/>
          <table:table-cell table:style-name="ce22" office:value-type="string" calcext:value-type="string">
            <text:p><text:span text:style-name="T1">勞動基準法第</text:span><text:span text:style-name="T4">38</text:span><text:span text:style-name="T3">條</text:span></text:p>
          </table:table-cell>
          <table:table-cell table:style-name="ce21" office:value-type="string" calcext:value-type="string">
            <text:p>未依規定給予特別休假。</text:p>
          </table:table-cell>
          <table:table-cell table:style-name="ce22" office:value-type="string" calcext:value-type="string">
            <text:p><text:span text:style-name="T1">新北府勞條字第</text:span><text:span text:style-name="T4">10408285693</text:span><text:span text:style-name="T3">號</text:span></text:p>
          </table:table-cell>
          <table:table-cell table:style-name="ce22" office:value-type="string" calcext:value-type="string">
            <text:p><text:span text:style-name="T19">104</text:span><text:span text:style-name="T3">年</text:span><text:span text:style-name="T4">5</text:span><text:span text:style-name="T3">月</text:span><text:span text:style-name="T4">15</text:span><text:span text:style-name="T3">日</text:span></text:p>
          </table:table-cell>
          <table:table-cell/>
        </table:table-row>
        <table:table-row table:style-name="ro1">
          <table:table-cell table:style-name="ce9" office:value-type="float" office:value="36" calcext:value-type="float">
            <text:p>36</text:p>
          </table:table-cell>
          <table:table-cell table:style-name="ce21" office:value-type="string" calcext:value-type="string">
            <text:p>伍聯電子廠股份有限公司</text:p>
          </table:table-cell>
          <table:table-cell table:style-name="ce22" office:value-type="string" calcext:value-type="string">
            <text:p><text:span text:style-name="T1">勞動基準法第</text:span><text:span text:style-name="T4">24</text:span><text:span text:style-name="T3">條</text:span></text:p>
          </table:table-cell>
          <table:table-cell table:style-name="ce21" office:value-type="string" calcext:value-type="string">
            <text:p>延長工作時間未依規定加給工資。</text:p>
          </table:table-cell>
          <table:table-cell table:style-name="ce22" office:value-type="string" calcext:value-type="string">
            <text:p><text:span text:style-name="T1">新北府勞條字第</text:span><text:span text:style-name="T4">1040871333</text:span><text:span text:style-name="T3">號</text:span></text:p>
          </table:table-cell>
          <table:table-cell table:style-name="ce22" office:value-type="string" calcext:value-type="string">
            <text:p><text:span text:style-name="T19">104</text:span><text:span text:style-name="T3">年</text:span><text:span text:style-name="T4">5</text:span><text:span text:style-name="T3">月</text:span><text:span text:style-name="T4">19</text:span><text:span text:style-name="T3">日</text:span></text:p>
          </table:table-cell>
          <table:table-cell/>
        </table:table-row>
        <table:table-row table:style-name="ro1">
          <table:table-cell table:style-name="ce10" table:number-columns-repeated="2"/>
          <table:table-cell table:style-name="ce22" office:value-type="string" calcext:value-type="string">
            <text:p><text:span text:style-name="T1">勞動基準法第</text:span><text:span text:style-name="T4">32</text:span><text:span text:style-name="T3">條第</text:span><text:span text:style-name="T4">2</text:span><text:span text:style-name="T3">項</text:span></text:p>
          </table:table-cell>
          <table:table-cell table:style-name="ce21" office:value-type="string" calcext:value-type="string">
            <text:p>延長工作時間超過法令規定。</text:p>
          </table:table-cell>
          <table:table-cell table:style-name="ce22" office:value-type="string" calcext:value-type="string">
            <text:p><text:span text:style-name="T1">新北府勞條字第</text:span><text:span text:style-name="T4">10408713331</text:span><text:span text:style-name="T3">號</text:span></text:p>
          </table:table-cell>
          <table:table-cell table:style-name="ce22" office:value-type="string" calcext:value-type="string">
            <text:p><text:span text:style-name="T19">104</text:span><text:span text:style-name="T3">年</text:span><text:span text:style-name="T4">5</text:span><text:span text:style-name="T3">月</text:span><text:span text:style-name="T4">19</text:span><text:span text:style-name="T3">日</text:span></text:p>
          </table:table-cell>
          <table:table-cell/>
        </table:table-row>
        <table:table-row table:style-name="ro1">
          <table:table-cell table:style-name="ce10" table:number-columns-repeated="2"/>
          <table:table-cell table:style-name="ce22" office:value-type="string" calcext:value-type="string">
            <text:p><text:span text:style-name="T1">勞動基準法第</text:span><text:span text:style-name="T4">37</text:span><text:span text:style-name="T3">條</text:span></text:p>
          </table:table-cell>
          <table:table-cell table:style-name="ce21" office:value-type="string" calcext:value-type="string">
            <text:p>依規定應放假之日未予休假。</text:p>
          </table:table-cell>
          <table:table-cell table:style-name="ce22" office:value-type="string" calcext:value-type="string">
            <text:p><text:span text:style-name="T1">新北府勞條字第</text:span><text:span text:style-name="T4">10408713332</text:span><text:span text:style-name="T3">號</text:span></text:p>
          </table:table-cell>
          <table:table-cell table:style-name="ce22" office:value-type="string" calcext:value-type="string">
            <text:p><text:span text:style-name="T19">104</text:span><text:span text:style-name="T3">年</text:span><text:span text:style-name="T4">5</text:span><text:span text:style-name="T3">月</text:span><text:span text:style-name="T4">19</text:span><text:span text:style-name="T3">日</text:span></text:p>
          </table:table-cell>
          <table:table-cell/>
        </table:table-row>
        <table:table-row table:style-name="ro1">
          <table:table-cell table:style-name="ce10" table:number-columns-repeated="2"/>
          <table:table-cell table:style-name="ce22" office:value-type="string" calcext:value-type="string">
            <text:p><text:span text:style-name="T1">勞動基準法第</text:span><text:span text:style-name="T4">38</text:span><text:span text:style-name="T3">條</text:span></text:p>
          </table:table-cell>
          <table:table-cell table:style-name="ce21" office:value-type="string" calcext:value-type="string">
            <text:p>未依規定給予特別休假。</text:p>
          </table:table-cell>
          <table:table-cell table:style-name="ce22" office:value-type="string" calcext:value-type="string">
            <text:p><text:span text:style-name="T1">新北府勞條字第</text:span><text:span text:style-name="T4">10408713333</text:span><text:span text:style-name="T3">號</text:span></text:p>
          </table:table-cell>
          <table:table-cell table:style-name="ce22" office:value-type="string" calcext:value-type="string">
            <text:p><text:span text:style-name="T19">104</text:span><text:span text:style-name="T3">年</text:span><text:span text:style-name="T4">5</text:span><text:span text:style-name="T3">月</text:span><text:span text:style-name="T4">19</text:span><text:span text:style-name="T3">日</text:span></text:p>
          </table:table-cell>
          <table:table-cell/>
        </table:table-row>
        <table:table-row table:style-name="ro1">
          <table:table-cell table:style-name="ce9" office:value-type="float" office:value="37" calcext:value-type="float">
            <text:p>37</text:p>
          </table:table-cell>
          <table:table-cell table:style-name="ce21" office:value-type="string" calcext:value-type="string">
            <text:p>精華光學股份有限公司</text:p>
          </table:table-cell>
          <table:table-cell table:style-name="ce22" office:value-type="string" calcext:value-type="string">
            <text:p><text:span text:style-name="T1">勞動基準法第</text:span><text:span text:style-name="T4">32</text:span><text:span text:style-name="T3">條第</text:span><text:span text:style-name="T4">2</text:span><text:span text:style-name="T3">項</text:span></text:p>
          </table:table-cell>
          <table:table-cell table:style-name="ce21" office:value-type="string" calcext:value-type="string">
            <text:p>延長工作時間超過法令規定。</text:p>
          </table:table-cell>
          <table:table-cell table:style-name="ce22" office:value-type="string" calcext:value-type="string">
            <text:p><text:span text:style-name="T1">新北府勞條字第</text:span><text:span text:style-name="T4">1040899937</text:span><text:span text:style-name="T3">號</text:span></text:p>
          </table:table-cell>
          <table:table-cell table:style-name="ce22" office:value-type="string" calcext:value-type="string">
            <text:p><text:span text:style-name="T19">104</text:span><text:span text:style-name="T3">年</text:span><text:span text:style-name="T4">5</text:span><text:span text:style-name="T3">月</text:span><text:span text:style-name="T4">20</text:span><text:span text:style-name="T3">日</text:span></text:p>
          </table:table-cell>
          <table:table-cell/>
        </table:table-row>
        <table:table-row table:style-name="ro1">
          <table:table-cell table:style-name="ce9" office:value-type="float" office:value="38" calcext:value-type="float">
            <text:p>38</text:p>
          </table:table-cell>
          <table:table-cell table:style-name="ce21" office:value-type="string" calcext:value-type="string">
            <text:p>新竹物流股份有限公司</text:p>
          </table:table-cell>
          <table:table-cell table:style-name="ce22" office:value-type="string" calcext:value-type="string">
            <text:p><text:span text:style-name="T1">勞動基準法第</text:span><text:span text:style-name="T4">30</text:span><text:span text:style-name="T3">條第</text:span><text:span text:style-name="T4">5</text:span><text:span text:style-name="T3">項</text:span></text:p>
          </table:table-cell>
          <table:table-cell table:style-name="ce21" office:value-type="string" calcext:value-type="string">
            <text:p>未依規定置備勞工出勤紀錄表。</text:p>
          </table:table-cell>
          <table:table-cell table:style-name="ce22" office:value-type="string" calcext:value-type="string">
            <text:p><text:span text:style-name="T1">新北府勞條字第</text:span><text:span text:style-name="T4">1040920831</text:span><text:span text:style-name="T3">號</text:span></text:p>
          </table:table-cell>
          <table:table-cell table:style-name="ce22" office:value-type="string" calcext:value-type="string">
            <text:p><text:span text:style-name="T19">104</text:span><text:span text:style-name="T3">年</text:span><text:span text:style-name="T4">5</text:span><text:span text:style-name="T3">月</text:span><text:span text:style-name="T4">25</text:span><text:span text:style-name="T3">日</text:span></text:p>
          </table:table-cell>
          <table:table-cell/>
        </table:table-row>
        <table:table-row table:style-name="ro1">
          <table:table-cell table:style-name="ce9" office:value-type="float" office:value="39" calcext:value-type="float">
            <text:p>39</text:p>
          </table:table-cell>
          <table:table-cell table:style-name="ce21" office:value-type="string" calcext:value-type="string">
            <text:p>家福股份有限公司</text:p>
          </table:table-cell>
          <table:table-cell table:style-name="ce22" office:value-type="string" calcext:value-type="string">
            <text:p><text:span text:style-name="T1">勞動基準法第</text:span><text:span text:style-name="T4">30</text:span><text:span text:style-name="T3">條第</text:span><text:span text:style-name="T4">5</text:span><text:span text:style-name="T3">項</text:span></text:p>
          </table:table-cell>
          <table:table-cell table:style-name="ce21" office:value-type="string" calcext:value-type="string">
            <text:p>未依規定置備勞工出勤紀錄表。</text:p>
          </table:table-cell>
          <table:table-cell table:style-name="ce22" office:value-type="string" calcext:value-type="string">
            <text:p><text:span text:style-name="T1">新北府勞條字第</text:span><text:span text:style-name="T4">1040943622</text:span><text:span text:style-name="T3">號</text:span></text:p>
          </table:table-cell>
          <table:table-cell table:style-name="ce22" office:value-type="string" calcext:value-type="string">
            <text:p><text:span text:style-name="T19">104</text:span><text:span text:style-name="T3">年</text:span><text:span text:style-name="T4">5</text:span><text:span text:style-name="T3">月</text:span><text:span text:style-name="T4">27</text:span><text:span text:style-name="T3">日</text:span></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HeitiTC-Light" svg:font-family="STHeitiTC-Light"/>
    <style:font-face style:name="STSongti-TC-Regular" svg:font-family="STSongti-TC-Regular"/>
    <style:font-face style:name="F" svg:font-family="" style:font-family-generic="roman"/>
    <style:font-face style:name="Times-Roman" svg:font-family="Times-Roman" style:font-family-generic="roman"/>
    <style:font-face style:name="TimesNewRomanPSMT" svg:font-family="TimesNewRomanPSMT" style:font-family-generic="roman"/>
    <style:font-face style:name="Helvetica" svg:font-family="Helvetica"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0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6T00:39:16.659163000</meta:creation-date>
    <dc:date>2016-09-06T00:40:33.797835000</dc:date>
    <meta:editing-duration>PT1M17S</meta:editing-duration>
    <meta:editing-cycles>1</meta:editing-cycles>
    <meta:document-statistic meta:table-count="1" meta:cell-count="2079" meta:object-count="0"/>
    <meta:generator>LibreOffice/4.4.5.2$MacOSX_X86_64 LibreOffice_project/a22f674fd25a3b6f45bdebf25400ed2adff0ff99</meta:generator>
  </office:meta>
</office:document-meta>
</file>